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58.9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457718" calcext:value-type="float">
            <text:p>0.004577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7718" calcext:value-type="float">
            <text:p>4.57718E-06</text:p>
          </table:table-cell>
          <table:table-cell office:value-type="float" office:value="0.000004205" calcext:value-type="float">
            <text:p>4.205E-06</text:p>
          </table:table-cell>
          <table:table-cell office:value-type="float" office:value="0.000021856" calcext:value-type="float">
            <text:p>2.1856E-05</text:p>
          </table:table-cell>
          <table:table-cell office:value-type="float" office:value="10914" calcext:value-type="float">
            <text:p>1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.914" calcext:value-type="float">
            <text:p>10.9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42" calcext:value-type="float">
            <text:p>1642</text:p>
          </table:table-cell>
          <table:table-cell office:value-type="float" office:value="1000" calcext:value-type="float">
            <text:p>1000</text:p>
          </table:table-cell>
          <table:table-cell office:value-type="float" office:value="1.642" calcext:value-type="float">
            <text:p>1.6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467711" calcext:value-type="float">
            <text:p>0.00467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7711" calcext:value-type="float">
            <text:p>4.67711E-06</text:p>
          </table:table-cell>
          <table:table-cell office:value-type="float" office:value="0.000004265" calcext:value-type="float">
            <text:p>4.265E-06</text:p>
          </table:table-cell>
          <table:table-cell office:value-type="float" office:value="0.000021532" calcext:value-type="float">
            <text:p>2.1532E-05</text:p>
          </table:table-cell>
          <table:table-cell office:value-type="float" office:value="11768" calcext:value-type="float">
            <text:p>11768</text:p>
          </table:table-cell>
          <table:table-cell office:value-type="float" office:value="1000" calcext:value-type="float">
            <text:p>1000</text:p>
          </table:table-cell>
          <table:table-cell office:value-type="float" office:value="11.768" calcext:value-type="float">
            <text:p>11.76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65" calcext:value-type="float">
            <text:p>1965</text:p>
          </table:table-cell>
          <table:table-cell office:value-type="float" office:value="1000" calcext:value-type="float">
            <text:p>1000</text:p>
          </table:table-cell>
          <table:table-cell office:value-type="float" office:value="1.965" calcext:value-type="float">
            <text:p>1.9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0466359" calcext:value-type="float">
            <text:p>0.004663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6359" calcext:value-type="float">
            <text:p>4.66359E-06</text:p>
          </table:table-cell>
          <table:table-cell office:value-type="float" office:value="0.00000429" calcext:value-type="float">
            <text:p>4.29E-06</text:p>
          </table:table-cell>
          <table:table-cell office:value-type="float" office:value="0.000022367" calcext:value-type="float">
            <text:p>2.2367E-05</text:p>
          </table:table-cell>
          <table:table-cell office:value-type="float" office:value="12519" calcext:value-type="float">
            <text:p>12519</text:p>
          </table:table-cell>
          <table:table-cell office:value-type="float" office:value="1000" calcext:value-type="float">
            <text:p>1000</text:p>
          </table:table-cell>
          <table:table-cell office:value-type="float" office:value="12.519" calcext:value-type="float">
            <text:p>12.5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88" calcext:value-type="float">
            <text:p>2188</text:p>
          </table:table-cell>
          <table:table-cell office:value-type="float" office:value="1000" calcext:value-type="float">
            <text:p>1000</text:p>
          </table:table-cell>
          <table:table-cell office:value-type="float" office:value="2.188" calcext:value-type="float">
            <text:p>2.1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467028" calcext:value-type="float">
            <text:p>0.004670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7028" calcext:value-type="float">
            <text:p>4.67028E-06</text:p>
          </table:table-cell>
          <table:table-cell office:value-type="float" office:value="0.000004315" calcext:value-type="float">
            <text:p>4.315E-06</text:p>
          </table:table-cell>
          <table:table-cell office:value-type="float" office:value="0.000021499" calcext:value-type="float">
            <text:p>2.1499E-05</text:p>
          </table:table-cell>
          <table:table-cell office:value-type="float" office:value="13346" calcext:value-type="float">
            <text:p>13346</text:p>
          </table:table-cell>
          <table:table-cell office:value-type="float" office:value="1000" calcext:value-type="float">
            <text:p>1000</text:p>
          </table:table-cell>
          <table:table-cell office:value-type="float" office:value="13.346" calcext:value-type="float">
            <text:p>13.34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0476048" calcext:value-type="float">
            <text:p>0.004760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6048" calcext:value-type="float">
            <text:p>4.76048E-06</text:p>
          </table:table-cell>
          <table:table-cell office:value-type="float" office:value="0.000004392" calcext:value-type="float">
            <text:p>4.392E-06</text:p>
          </table:table-cell>
          <table:table-cell office:value-type="float" office:value="0.000021648" calcext:value-type="float">
            <text:p>2.1648E-05</text:p>
          </table:table-cell>
          <table:table-cell office:value-type="float" office:value="14058" calcext:value-type="float">
            <text:p>14058</text:p>
          </table:table-cell>
          <table:table-cell office:value-type="float" office:value="1000" calcext:value-type="float">
            <text:p>1000</text:p>
          </table:table-cell>
          <table:table-cell office:value-type="float" office:value="14.058" calcext:value-type="float">
            <text:p>14.05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71" calcext:value-type="float">
            <text:p>2671</text:p>
          </table:table-cell>
          <table:table-cell office:value-type="float" office:value="1000" calcext:value-type="float">
            <text:p>1000</text:p>
          </table:table-cell>
          <table:table-cell office:value-type="float" office:value="2.671" calcext:value-type="float">
            <text:p>2.6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0482846" calcext:value-type="float">
            <text:p>0.004828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2846" calcext:value-type="float">
            <text:p>4.82846E-06</text:p>
          </table:table-cell>
          <table:table-cell office:value-type="float" office:value="0.000004411" calcext:value-type="float">
            <text:p>4.411E-06</text:p>
          </table:table-cell>
          <table:table-cell office:value-type="float" office:value="0.000021975" calcext:value-type="float">
            <text:p>2.1975E-05</text:p>
          </table:table-cell>
          <table:table-cell office:value-type="float" office:value="15116" calcext:value-type="float">
            <text:p>15116</text:p>
          </table:table-cell>
          <table:table-cell office:value-type="float" office:value="1000" calcext:value-type="float">
            <text:p>1000</text:p>
          </table:table-cell>
          <table:table-cell office:value-type="float" office:value="15.116" calcext:value-type="float">
            <text:p>15.1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998" calcext:value-type="float">
            <text:p>2998</text:p>
          </table:table-cell>
          <table:table-cell office:value-type="float" office:value="1000" calcext:value-type="float">
            <text:p>1000</text:p>
          </table:table-cell>
          <table:table-cell office:value-type="float" office:value="2.998" calcext:value-type="float">
            <text:p>2.9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0494761" calcext:value-type="float">
            <text:p>0.00494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4761" calcext:value-type="float">
            <text:p>4.94761E-06</text:p>
          </table:table-cell>
          <table:table-cell office:value-type="float" office:value="0.000004443" calcext:value-type="float">
            <text:p>4.443E-06</text:p>
          </table:table-cell>
          <table:table-cell office:value-type="float" office:value="0.00002737" calcext:value-type="float">
            <text:p>2.737E-05</text:p>
          </table:table-cell>
          <table:table-cell office:value-type="float" office:value="16152" calcext:value-type="float">
            <text:p>16152</text:p>
          </table:table-cell>
          <table:table-cell office:value-type="float" office:value="1000" calcext:value-type="float">
            <text:p>1000</text:p>
          </table:table-cell>
          <table:table-cell office:value-type="float" office:value="16.152" calcext:value-type="float">
            <text:p>16.1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309" calcext:value-type="float">
            <text:p>3309</text:p>
          </table:table-cell>
          <table:table-cell office:value-type="float" office:value="1000" calcext:value-type="float">
            <text:p>1000</text:p>
          </table:table-cell>
          <table:table-cell office:value-type="float" office:value="3.309" calcext:value-type="float">
            <text:p>3.3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0511881" calcext:value-type="float">
            <text:p>0.005118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1881" calcext:value-type="float">
            <text:p>5.11881E-06</text:p>
          </table:table-cell>
          <table:table-cell office:value-type="float" office:value="0.000004515" calcext:value-type="float">
            <text:p>4.515E-06</text:p>
          </table:table-cell>
          <table:table-cell office:value-type="float" office:value="0.000022374" calcext:value-type="float">
            <text:p>2.2374E-05</text:p>
          </table:table-cell>
          <table:table-cell office:value-type="float" office:value="17458" calcext:value-type="float">
            <text:p>17458</text:p>
          </table:table-cell>
          <table:table-cell office:value-type="float" office:value="1000" calcext:value-type="float">
            <text:p>1000</text:p>
          </table:table-cell>
          <table:table-cell office:value-type="float" office:value="17.458" calcext:value-type="float">
            <text:p>17.4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716" calcext:value-type="float">
            <text:p>3716</text:p>
          </table:table-cell>
          <table:table-cell office:value-type="float" office:value="1000" calcext:value-type="float">
            <text:p>1000</text:p>
          </table:table-cell>
          <table:table-cell office:value-type="float" office:value="3.716" calcext:value-type="float">
            <text:p>3.7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0502109" calcext:value-type="float">
            <text:p>0.005021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2109" calcext:value-type="float">
            <text:p>5.02109E-06</text:p>
          </table:table-cell>
          <table:table-cell office:value-type="float" office:value="0.000004552" calcext:value-type="float">
            <text:p>4.552E-06</text:p>
          </table:table-cell>
          <table:table-cell office:value-type="float" office:value="0.000022429" calcext:value-type="float">
            <text:p>2.2429E-05</text:p>
          </table:table-cell>
          <table:table-cell office:value-type="float" office:value="18747" calcext:value-type="float">
            <text:p>18747</text:p>
          </table:table-cell>
          <table:table-cell office:value-type="float" office:value="1000" calcext:value-type="float">
            <text:p>1000</text:p>
          </table:table-cell>
          <table:table-cell office:value-type="float" office:value="18.747" calcext:value-type="float">
            <text:p>18.74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225" calcext:value-type="float">
            <text:p>4225</text:p>
          </table:table-cell>
          <table:table-cell office:value-type="float" office:value="1000" calcext:value-type="float">
            <text:p>1000</text:p>
          </table:table-cell>
          <table:table-cell office:value-type="float" office:value="4.225" calcext:value-type="float">
            <text:p>4.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567384" calcext:value-type="float">
            <text:p>0.005673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7384" calcext:value-type="float">
            <text:p>5.67384E-06</text:p>
          </table:table-cell>
          <table:table-cell office:value-type="float" office:value="0.000005118" calcext:value-type="float">
            <text:p>5.118E-06</text:p>
          </table:table-cell>
          <table:table-cell office:value-type="float" office:value="0.000023118" calcext:value-type="float">
            <text:p>2.3118E-05</text:p>
          </table:table-cell>
          <table:table-cell office:value-type="float" office:value="16408" calcext:value-type="float">
            <text:p>16408</text:p>
          </table:table-cell>
          <table:table-cell office:value-type="float" office:value="1000" calcext:value-type="float">
            <text:p>1000</text:p>
          </table:table-cell>
          <table:table-cell office:value-type="float" office:value="16.408" calcext:value-type="float">
            <text:p>16.40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09" calcext:value-type="float">
            <text:p>1809</text:p>
          </table:table-cell>
          <table:table-cell office:value-type="float" office:value="1000" calcext:value-type="float">
            <text:p>1000</text:p>
          </table:table-cell>
          <table:table-cell office:value-type="float" office:value="1.809" calcext:value-type="float">
            <text:p>1.8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577112" calcext:value-type="float">
            <text:p>0.005771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7112" calcext:value-type="float">
            <text:p>5.77112E-06</text:p>
          </table:table-cell>
          <table:table-cell office:value-type="float" office:value="0.000005217" calcext:value-type="float">
            <text:p>5.217E-06</text:p>
          </table:table-cell>
          <table:table-cell office:value-type="float" office:value="0.00002313" calcext:value-type="float">
            <text:p>2.313E-05</text:p>
          </table:table-cell>
          <table:table-cell office:value-type="float" office:value="17545" calcext:value-type="float">
            <text:p>17545</text:p>
          </table:table-cell>
          <table:table-cell office:value-type="float" office:value="1000" calcext:value-type="float">
            <text:p>1000</text:p>
          </table:table-cell>
          <table:table-cell office:value-type="float" office:value="17.545" calcext:value-type="float">
            <text:p>17.54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12" calcext:value-type="float">
            <text:p>2112</text:p>
          </table:table-cell>
          <table:table-cell office:value-type="float" office:value="1000" calcext:value-type="float">
            <text:p>1000</text:p>
          </table:table-cell>
          <table:table-cell office:value-type="float" office:value="2.112" calcext:value-type="float">
            <text:p>2.1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0586547" calcext:value-type="float">
            <text:p>0.005865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6547" calcext:value-type="float">
            <text:p>5.86547E-06</text:p>
          </table:table-cell>
          <table:table-cell office:value-type="float" office:value="0.000005194" calcext:value-type="float">
            <text:p>5.194E-06</text:p>
          </table:table-cell>
          <table:table-cell office:value-type="float" office:value="0.000022931" calcext:value-type="float">
            <text:p>2.2931E-05</text:p>
          </table:table-cell>
          <table:table-cell office:value-type="float" office:value="18539" calcext:value-type="float">
            <text:p>18539</text:p>
          </table:table-cell>
          <table:table-cell office:value-type="float" office:value="1000" calcext:value-type="float">
            <text:p>1000</text:p>
          </table:table-cell>
          <table:table-cell office:value-type="float" office:value="18.539" calcext:value-type="float">
            <text:p>18.53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380" calcext:value-type="float">
            <text:p>2380</text:p>
          </table:table-cell>
          <table:table-cell office:value-type="float" office:value="1000" calcext:value-type="float">
            <text:p>1000</text:p>
          </table:table-cell>
          <table:table-cell office:value-type="float" office:value="2.38" calcext:value-type="float">
            <text:p>2.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594887" calcext:value-type="float">
            <text:p>0.005948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4887" calcext:value-type="float">
            <text:p>5.94887E-06</text:p>
          </table:table-cell>
          <table:table-cell office:value-type="float" office:value="0.000005352" calcext:value-type="float">
            <text:p>5.352E-06</text:p>
          </table:table-cell>
          <table:table-cell office:value-type="float" office:value="0.000032816" calcext:value-type="float">
            <text:p>3.2816E-05</text:p>
          </table:table-cell>
          <table:table-cell office:value-type="float" office:value="19583" calcext:value-type="float">
            <text:p>19583</text:p>
          </table:table-cell>
          <table:table-cell office:value-type="float" office:value="1000" calcext:value-type="float">
            <text:p>1000</text:p>
          </table:table-cell>
          <table:table-cell office:value-type="float" office:value="19.583" calcext:value-type="float">
            <text:p>19.58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86" calcext:value-type="float">
            <text:p>2686</text:p>
          </table:table-cell>
          <table:table-cell office:value-type="float" office:value="1000" calcext:value-type="float">
            <text:p>1000</text:p>
          </table:table-cell>
          <table:table-cell office:value-type="float" office:value="2.686" calcext:value-type="float">
            <text:p>2.6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0603251" calcext:value-type="float">
            <text:p>0.006032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3251" calcext:value-type="float">
            <text:p>6.03251E-06</text:p>
          </table:table-cell>
          <table:table-cell office:value-type="float" office:value="0.000005401" calcext:value-type="float">
            <text:p>5.401E-06</text:p>
          </table:table-cell>
          <table:table-cell office:value-type="float" office:value="0.000052284" calcext:value-type="float">
            <text:p>5.2284E-05</text:p>
          </table:table-cell>
          <table:table-cell office:value-type="float" office:value="20669" calcext:value-type="float">
            <text:p>20669</text:p>
          </table:table-cell>
          <table:table-cell office:value-type="float" office:value="1000" calcext:value-type="float">
            <text:p>1000</text:p>
          </table:table-cell>
          <table:table-cell office:value-type="float" office:value="20.669" calcext:value-type="float">
            <text:p>20.66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985" calcext:value-type="float">
            <text:p>2985</text:p>
          </table:table-cell>
          <table:table-cell office:value-type="float" office:value="1000" calcext:value-type="float">
            <text:p>1000</text:p>
          </table:table-cell>
          <table:table-cell office:value-type="float" office:value="2.985" calcext:value-type="float">
            <text:p>2.9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00604568" calcext:value-type="float">
            <text:p>0.006045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4568" calcext:value-type="float">
            <text:p>6.04568E-06</text:p>
          </table:table-cell>
          <table:table-cell office:value-type="float" office:value="0.000005417" calcext:value-type="float">
            <text:p>5.417E-06</text:p>
          </table:table-cell>
          <table:table-cell office:value-type="float" office:value="0.000030622" calcext:value-type="float">
            <text:p>3.0622E-05</text:p>
          </table:table-cell>
          <table:table-cell office:value-type="float" office:value="21955" calcext:value-type="float">
            <text:p>21955</text:p>
          </table:table-cell>
          <table:table-cell office:value-type="float" office:value="1000" calcext:value-type="float">
            <text:p>1000</text:p>
          </table:table-cell>
          <table:table-cell office:value-type="float" office:value="21.955" calcext:value-type="float">
            <text:p>21.95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341" calcext:value-type="float">
            <text:p>3341</text:p>
          </table:table-cell>
          <table:table-cell office:value-type="float" office:value="1000" calcext:value-type="float">
            <text:p>1000</text:p>
          </table:table-cell>
          <table:table-cell office:value-type="float" office:value="3.341" calcext:value-type="float">
            <text:p>3.3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00603029" calcext:value-type="float">
            <text:p>0.006030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3029" calcext:value-type="float">
            <text:p>6.03029E-06</text:p>
          </table:table-cell>
          <table:table-cell office:value-type="float" office:value="0.000005558" calcext:value-type="float">
            <text:p>5.558E-06</text:p>
          </table:table-cell>
          <table:table-cell office:value-type="float" office:value="0.000023391" calcext:value-type="float">
            <text:p>2.3391E-05</text:p>
          </table:table-cell>
          <table:table-cell office:value-type="float" office:value="23557" calcext:value-type="float">
            <text:p>23557</text:p>
          </table:table-cell>
          <table:table-cell office:value-type="float" office:value="1000" calcext:value-type="float">
            <text:p>1000</text:p>
          </table:table-cell>
          <table:table-cell office:value-type="float" office:value="23.557" calcext:value-type="float">
            <text:p>23.55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722" calcext:value-type="float">
            <text:p>3722</text:p>
          </table:table-cell>
          <table:table-cell office:value-type="float" office:value="1000" calcext:value-type="float">
            <text:p>1000</text:p>
          </table:table-cell>
          <table:table-cell office:value-type="float" office:value="3.722" calcext:value-type="float">
            <text:p>3.7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0061066" calcext:value-type="float">
            <text:p>0.00610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066" calcext:value-type="float">
            <text:p>6.1066E-06</text:p>
          </table:table-cell>
          <table:table-cell office:value-type="float" office:value="0.000005597" calcext:value-type="float">
            <text:p>5.597E-06</text:p>
          </table:table-cell>
          <table:table-cell office:value-type="float" office:value="0.00004312" calcext:value-type="float">
            <text:p>4.312E-05</text:p>
          </table:table-cell>
          <table:table-cell office:value-type="float" office:value="25601" calcext:value-type="float">
            <text:p>25601</text:p>
          </table:table-cell>
          <table:table-cell office:value-type="float" office:value="1000" calcext:value-type="float">
            <text:p>1000</text:p>
          </table:table-cell>
          <table:table-cell office:value-type="float" office:value="25.601" calcext:value-type="float">
            <text:p>25.60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226" calcext:value-type="float">
            <text:p>4226</text:p>
          </table:table-cell>
          <table:table-cell office:value-type="float" office:value="1000" calcext:value-type="float">
            <text:p>1000</text:p>
          </table:table-cell>
          <table:table-cell office:value-type="float" office:value="4.226" calcext:value-type="float">
            <text:p>4.2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0061635" calcext:value-type="float">
            <text:p>0.00616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635" calcext:value-type="float">
            <text:p>6.1635E-06</text:p>
          </table:table-cell>
          <table:table-cell office:value-type="float" office:value="0.000005705" calcext:value-type="float">
            <text:p>5.705E-06</text:p>
          </table:table-cell>
          <table:table-cell office:value-type="float" office:value="0.000023613" calcext:value-type="float">
            <text:p>2.3613E-05</text:p>
          </table:table-cell>
          <table:table-cell office:value-type="float" office:value="28037" calcext:value-type="float">
            <text:p>28037</text:p>
          </table:table-cell>
          <table:table-cell office:value-type="float" office:value="1000" calcext:value-type="float">
            <text:p>1000</text:p>
          </table:table-cell>
          <table:table-cell office:value-type="float" office:value="28.037" calcext:value-type="float">
            <text:p>28.03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925" calcext:value-type="float">
            <text:p>4925</text:p>
          </table:table-cell>
          <table:table-cell office:value-type="float" office:value="1000" calcext:value-type="float">
            <text:p>1000</text:p>
          </table:table-cell>
          <table:table-cell office:value-type="float" office:value="4.925" calcext:value-type="float">
            <text:p>4.9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67539" calcext:value-type="float">
            <text:p>0.00675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539" calcext:value-type="float">
            <text:p>6.7539E-06</text:p>
          </table:table-cell>
          <table:table-cell office:value-type="float" office:value="0.000006203" calcext:value-type="float">
            <text:p>6.203E-06</text:p>
          </table:table-cell>
          <table:table-cell office:value-type="float" office:value="0.000023933" calcext:value-type="float">
            <text:p>2.3933E-05</text:p>
          </table:table-cell>
          <table:table-cell office:value-type="float" office:value="22869" calcext:value-type="float">
            <text:p>22869</text:p>
          </table:table-cell>
          <table:table-cell office:value-type="float" office:value="1000" calcext:value-type="float">
            <text:p>1000</text:p>
          </table:table-cell>
          <table:table-cell office:value-type="float" office:value="22.869" calcext:value-type="float">
            <text:p>22.86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18" calcext:value-type="float">
            <text:p>1918</text:p>
          </table:table-cell>
          <table:table-cell office:value-type="float" office:value="1000" calcext:value-type="float">
            <text:p>1000</text:p>
          </table:table-cell>
          <table:table-cell office:value-type="float" office:value="1.918" calcext:value-type="float">
            <text:p>1.9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700453" calcext:value-type="float">
            <text:p>0.007004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0453" calcext:value-type="float">
            <text:p>7.00453E-06</text:p>
          </table:table-cell>
          <table:table-cell office:value-type="float" office:value="0.000006314" calcext:value-type="float">
            <text:p>6.314E-06</text:p>
          </table:table-cell>
          <table:table-cell office:value-type="float" office:value="0.000023792" calcext:value-type="float">
            <text:p>2.3792E-05</text:p>
          </table:table-cell>
          <table:table-cell office:value-type="float" office:value="24398" calcext:value-type="float">
            <text:p>24398</text:p>
          </table:table-cell>
          <table:table-cell office:value-type="float" office:value="1000" calcext:value-type="float">
            <text:p>1000</text:p>
          </table:table-cell>
          <table:table-cell office:value-type="float" office:value="24.398" calcext:value-type="float">
            <text:p>24.39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258" calcext:value-type="float">
            <text:p>2258</text:p>
          </table:table-cell>
          <table:table-cell office:value-type="float" office:value="1000" calcext:value-type="float">
            <text:p>1000</text:p>
          </table:table-cell>
          <table:table-cell office:value-type="float" office:value="2.258" calcext:value-type="float">
            <text:p>2.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0712292" calcext:value-type="float">
            <text:p>0.00712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2292" calcext:value-type="float">
            <text:p>7.12292E-06</text:p>
          </table:table-cell>
          <table:table-cell office:value-type="float" office:value="0.000006429" calcext:value-type="float">
            <text:p>6.429E-06</text:p>
          </table:table-cell>
          <table:table-cell office:value-type="float" office:value="0.000024849" calcext:value-type="float">
            <text:p>2.4849E-05</text:p>
          </table:table-cell>
          <table:table-cell office:value-type="float" office:value="25717" calcext:value-type="float">
            <text:p>25717</text:p>
          </table:table-cell>
          <table:table-cell office:value-type="float" office:value="1000" calcext:value-type="float">
            <text:p>1000</text:p>
          </table:table-cell>
          <table:table-cell office:value-type="float" office:value="25.717" calcext:value-type="float">
            <text:p>25.71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94" calcext:value-type="float">
            <text:p>2594</text:p>
          </table:table-cell>
          <table:table-cell office:value-type="float" office:value="1000" calcext:value-type="float">
            <text:p>1000</text:p>
          </table:table-cell>
          <table:table-cell office:value-type="float" office:value="2.594" calcext:value-type="float">
            <text:p>2.5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707696" calcext:value-type="float">
            <text:p>0.007076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7696" calcext:value-type="float">
            <text:p>7.07696E-06</text:p>
          </table:table-cell>
          <table:table-cell office:value-type="float" office:value="0.000006469" calcext:value-type="float">
            <text:p>6.469E-06</text:p>
          </table:table-cell>
          <table:table-cell office:value-type="float" office:value="0.000024145" calcext:value-type="float">
            <text:p>2.4145E-05</text:p>
          </table:table-cell>
          <table:table-cell office:value-type="float" office:value="27097" calcext:value-type="float">
            <text:p>27097</text:p>
          </table:table-cell>
          <table:table-cell office:value-type="float" office:value="1000" calcext:value-type="float">
            <text:p>1000</text:p>
          </table:table-cell>
          <table:table-cell office:value-type="float" office:value="27.097" calcext:value-type="float">
            <text:p>27.09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957" calcext:value-type="float">
            <text:p>2957</text:p>
          </table:table-cell>
          <table:table-cell office:value-type="float" office:value="1000" calcext:value-type="float">
            <text:p>1000</text:p>
          </table:table-cell>
          <table:table-cell office:value-type="float" office:value="2.957" calcext:value-type="float">
            <text:p>2.9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00724313" calcext:value-type="float">
            <text:p>0.007243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24313" calcext:value-type="float">
            <text:p>7.24313E-06</text:p>
          </table:table-cell>
          <table:table-cell office:value-type="float" office:value="0.000006614" calcext:value-type="float">
            <text:p>6.614E-06</text:p>
          </table:table-cell>
          <table:table-cell office:value-type="float" office:value="0.000024481" calcext:value-type="float">
            <text:p>2.4481E-05</text:p>
          </table:table-cell>
          <table:table-cell office:value-type="float" office:value="28305" calcext:value-type="float">
            <text:p>28305</text:p>
          </table:table-cell>
          <table:table-cell office:value-type="float" office:value="1000" calcext:value-type="float">
            <text:p>1000</text:p>
          </table:table-cell>
          <table:table-cell office:value-type="float" office:value="28.305" calcext:value-type="float">
            <text:p>28.30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256" calcext:value-type="float">
            <text:p>3256</text:p>
          </table:table-cell>
          <table:table-cell office:value-type="float" office:value="1000" calcext:value-type="float">
            <text:p>1000</text:p>
          </table:table-cell>
          <table:table-cell office:value-type="float" office:value="3.256" calcext:value-type="float">
            <text:p>3.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00737027" calcext:value-type="float">
            <text:p>0.007370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7027" calcext:value-type="float">
            <text:p>7.37027E-06</text:p>
          </table:table-cell>
          <table:table-cell office:value-type="float" office:value="0.00000675" calcext:value-type="float">
            <text:p>6.75E-06</text:p>
          </table:table-cell>
          <table:table-cell office:value-type="float" office:value="0.000034783" calcext:value-type="float">
            <text:p>3.4783E-05</text:p>
          </table:table-cell>
          <table:table-cell office:value-type="float" office:value="30337" calcext:value-type="float">
            <text:p>30337</text:p>
          </table:table-cell>
          <table:table-cell office:value-type="float" office:value="1000" calcext:value-type="float">
            <text:p>1000</text:p>
          </table:table-cell>
          <table:table-cell office:value-type="float" office:value="30.337" calcext:value-type="float">
            <text:p>30.33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01" calcext:value-type="float">
            <text:p>3701</text:p>
          </table:table-cell>
          <table:table-cell office:value-type="float" office:value="1000" calcext:value-type="float">
            <text:p>1000</text:p>
          </table:table-cell>
          <table:table-cell office:value-type="float" office:value="3.701" calcext:value-type="float">
            <text:p>3.7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00755486" calcext:value-type="float">
            <text:p>0.00755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55486" calcext:value-type="float">
            <text:p>7.55486E-06</text:p>
          </table:table-cell>
          <table:table-cell office:value-type="float" office:value="0.00000684" calcext:value-type="float">
            <text:p>6.84E-06</text:p>
          </table:table-cell>
          <table:table-cell office:value-type="float" office:value="0.000033704" calcext:value-type="float">
            <text:p>3.3704E-05</text:p>
          </table:table-cell>
          <table:table-cell office:value-type="float" office:value="32327" calcext:value-type="float">
            <text:p>32327</text:p>
          </table:table-cell>
          <table:table-cell office:value-type="float" office:value="1000" calcext:value-type="float">
            <text:p>1000</text:p>
          </table:table-cell>
          <table:table-cell office:value-type="float" office:value="32.327" calcext:value-type="float">
            <text:p>32.32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152" calcext:value-type="float">
            <text:p>4152</text:p>
          </table:table-cell>
          <table:table-cell office:value-type="float" office:value="1000" calcext:value-type="float">
            <text:p>1000</text:p>
          </table:table-cell>
          <table:table-cell office:value-type="float" office:value="4.152" calcext:value-type="float">
            <text:p>4.1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00758463" calcext:value-type="float">
            <text:p>0.007584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58463" calcext:value-type="float">
            <text:p>7.58463E-06</text:p>
          </table:table-cell>
          <table:table-cell office:value-type="float" office:value="0.000006922" calcext:value-type="float">
            <text:p>6.922E-06</text:p>
          </table:table-cell>
          <table:table-cell office:value-type="float" office:value="0.000024957" calcext:value-type="float">
            <text:p>2.4957E-05</text:p>
          </table:table-cell>
          <table:table-cell office:value-type="float" office:value="35159" calcext:value-type="float">
            <text:p>35159</text:p>
          </table:table-cell>
          <table:table-cell office:value-type="float" office:value="1000" calcext:value-type="float">
            <text:p>1000</text:p>
          </table:table-cell>
          <table:table-cell office:value-type="float" office:value="35.159" calcext:value-type="float">
            <text:p>35.15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743" calcext:value-type="float">
            <text:p>4743</text:p>
          </table:table-cell>
          <table:table-cell office:value-type="float" office:value="1000" calcext:value-type="float">
            <text:p>1000</text:p>
          </table:table-cell>
          <table:table-cell office:value-type="float" office:value="4.743" calcext:value-type="float">
            <text:p>4.7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00761508" calcext:value-type="float">
            <text:p>0.00761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1508" calcext:value-type="float">
            <text:p>7.61508E-06</text:p>
          </table:table-cell>
          <table:table-cell office:value-type="float" office:value="0.000007021" calcext:value-type="float">
            <text:p>7.021E-06</text:p>
          </table:table-cell>
          <table:table-cell office:value-type="float" office:value="0.000035407" calcext:value-type="float">
            <text:p>3.5407E-05</text:p>
          </table:table-cell>
          <table:table-cell office:value-type="float" office:value="38747" calcext:value-type="float">
            <text:p>38747</text:p>
          </table:table-cell>
          <table:table-cell office:value-type="float" office:value="1000" calcext:value-type="float">
            <text:p>1000</text:p>
          </table:table-cell>
          <table:table-cell office:value-type="float" office:value="38.747" calcext:value-type="float">
            <text:p>38.74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553" calcext:value-type="float">
            <text:p>5553</text:p>
          </table:table-cell>
          <table:table-cell office:value-type="float" office:value="1000" calcext:value-type="float">
            <text:p>1000</text:p>
          </table:table-cell>
          <table:table-cell office:value-type="float" office:value="5.553" calcext:value-type="float">
            <text:p>5.5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821769" calcext:value-type="float">
            <text:p>0.008217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1769" calcext:value-type="float">
            <text:p>8.21769E-06</text:p>
          </table:table-cell>
          <table:table-cell office:value-type="float" office:value="0.000007402" calcext:value-type="float">
            <text:p>7.402E-06</text:p>
          </table:table-cell>
          <table:table-cell office:value-type="float" office:value="0.000025553" calcext:value-type="float">
            <text:p>2.5553E-05</text:p>
          </table:table-cell>
          <table:table-cell office:value-type="float" office:value="30480" calcext:value-type="float">
            <text:p>30480</text:p>
          </table:table-cell>
          <table:table-cell office:value-type="float" office:value="1000" calcext:value-type="float">
            <text:p>1000</text:p>
          </table:table-cell>
          <table:table-cell office:value-type="float" office:value="30.48" calcext:value-type="float">
            <text:p>30.4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1000" calcext:value-type="float">
            <text:p>1000</text:p>
          </table:table-cell>
          <table:table-cell office:value-type="float" office:value="2.016" calcext:value-type="float">
            <text:p>2.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845197" calcext:value-type="float">
            <text:p>0.00845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45197" calcext:value-type="float">
            <text:p>8.45197E-06</text:p>
          </table:table-cell>
          <table:table-cell office:value-type="float" office:value="0.000007518" calcext:value-type="float">
            <text:p>7.518E-06</text:p>
          </table:table-cell>
          <table:table-cell office:value-type="float" office:value="0.000025833" calcext:value-type="float">
            <text:p>2.5833E-05</text:p>
          </table:table-cell>
          <table:table-cell office:value-type="float" office:value="32290" calcext:value-type="float">
            <text:p>32290</text:p>
          </table:table-cell>
          <table:table-cell office:value-type="float" office:value="1000" calcext:value-type="float">
            <text:p>1000</text:p>
          </table:table-cell>
          <table:table-cell office:value-type="float" office:value="32.29" calcext:value-type="float">
            <text:p>32.2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389" calcext:value-type="float">
            <text:p>2389</text:p>
          </table:table-cell>
          <table:table-cell office:value-type="float" office:value="1000" calcext:value-type="float">
            <text:p>1000</text:p>
          </table:table-cell>
          <table:table-cell office:value-type="float" office:value="2.389" calcext:value-type="float">
            <text:p>2.3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0862448" calcext:value-type="float">
            <text:p>0.008624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2448" calcext:value-type="float">
            <text:p>8.62448E-06</text:p>
          </table:table-cell>
          <table:table-cell office:value-type="float" office:value="0.000007675" calcext:value-type="float">
            <text:p>7.675E-06</text:p>
          </table:table-cell>
          <table:table-cell office:value-type="float" office:value="0.00002596" calcext:value-type="float">
            <text:p>2.596E-05</text:p>
          </table:table-cell>
          <table:table-cell office:value-type="float" office:value="33862" calcext:value-type="float">
            <text:p>33862</text:p>
          </table:table-cell>
          <table:table-cell office:value-type="float" office:value="1000" calcext:value-type="float">
            <text:p>1000</text:p>
          </table:table-cell>
          <table:table-cell office:value-type="float" office:value="33.862" calcext:value-type="float">
            <text:p>33.86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780" calcext:value-type="float">
            <text:p>2780</text:p>
          </table:table-cell>
          <table:table-cell office:value-type="float" office:value="1000" calcext:value-type="float">
            <text:p>1000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885955" calcext:value-type="float">
            <text:p>0.008859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5955" calcext:value-type="float">
            <text:p>8.85955E-06</text:p>
          </table:table-cell>
          <table:table-cell office:value-type="float" office:value="0.000007831" calcext:value-type="float">
            <text:p>7.831E-06</text:p>
          </table:table-cell>
          <table:table-cell office:value-type="float" office:value="0.000028724" calcext:value-type="float">
            <text:p>2.8724E-05</text:p>
          </table:table-cell>
          <table:table-cell office:value-type="float" office:value="35662" calcext:value-type="float">
            <text:p>35662</text:p>
          </table:table-cell>
          <table:table-cell office:value-type="float" office:value="1000" calcext:value-type="float">
            <text:p>1000</text:p>
          </table:table-cell>
          <table:table-cell office:value-type="float" office:value="35.662" calcext:value-type="float">
            <text:p>35.66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180" calcext:value-type="float">
            <text:p>3180</text:p>
          </table:table-cell>
          <table:table-cell office:value-type="float" office:value="1000" calcext:value-type="float">
            <text:p>1000</text:p>
          </table:table-cell>
          <table:table-cell office:value-type="float" office:value="3.18" calcext:value-type="float">
            <text:p>3.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0089417" calcext:value-type="float">
            <text:p>0.00894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9417" calcext:value-type="float">
            <text:p>8.9417E-06</text:p>
          </table:table-cell>
          <table:table-cell office:value-type="float" office:value="0.000007921" calcext:value-type="float">
            <text:p>7.921E-06</text:p>
          </table:table-cell>
          <table:table-cell office:value-type="float" office:value="0.000051466" calcext:value-type="float">
            <text:p>5.1466E-05</text:p>
          </table:table-cell>
          <table:table-cell office:value-type="float" office:value="37530" calcext:value-type="float">
            <text:p>37530</text:p>
          </table:table-cell>
          <table:table-cell office:value-type="float" office:value="1000" calcext:value-type="float">
            <text:p>1000</text:p>
          </table:table-cell>
          <table:table-cell office:value-type="float" office:value="37.53" calcext:value-type="float">
            <text:p>37.5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547" calcext:value-type="float">
            <text:p>3547</text:p>
          </table:table-cell>
          <table:table-cell office:value-type="float" office:value="1000" calcext:value-type="float">
            <text:p>1000</text:p>
          </table:table-cell>
          <table:table-cell office:value-type="float" office:value="3.547" calcext:value-type="float">
            <text:p>3.5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0088815" calcext:value-type="float">
            <text:p>0.00888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815" calcext:value-type="float">
            <text:p>8.8815E-06</text:p>
          </table:table-cell>
          <table:table-cell office:value-type="float" office:value="0.000008111" calcext:value-type="float">
            <text:p>8.111E-06</text:p>
          </table:table-cell>
          <table:table-cell office:value-type="float" office:value="0.000025946" calcext:value-type="float">
            <text:p>2.5946E-05</text:p>
          </table:table-cell>
          <table:table-cell office:value-type="float" office:value="39594" calcext:value-type="float">
            <text:p>39594</text:p>
          </table:table-cell>
          <table:table-cell office:value-type="float" office:value="1000" calcext:value-type="float">
            <text:p>1000</text:p>
          </table:table-cell>
          <table:table-cell office:value-type="float" office:value="39.594" calcext:value-type="float">
            <text:p>39.594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015" calcext:value-type="float">
            <text:p>4015</text:p>
          </table:table-cell>
          <table:table-cell office:value-type="float" office:value="1000" calcext:value-type="float">
            <text:p>1000</text:p>
          </table:table-cell>
          <table:table-cell office:value-type="float" office:value="4.015" calcext:value-type="float">
            <text:p>4.0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00910639" calcext:value-type="float">
            <text:p>0.00910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0639" calcext:value-type="float">
            <text:p>9.10639E-06</text:p>
          </table:table-cell>
          <table:table-cell office:value-type="float" office:value="0.000008098" calcext:value-type="float">
            <text:p>8.098E-06</text:p>
          </table:table-cell>
          <table:table-cell office:value-type="float" office:value="0.000042543" calcext:value-type="float">
            <text:p>4.2543E-05</text:p>
          </table:table-cell>
          <table:table-cell office:value-type="float" office:value="42257" calcext:value-type="float">
            <text:p>42257</text:p>
          </table:table-cell>
          <table:table-cell office:value-type="float" office:value="1000" calcext:value-type="float">
            <text:p>1000</text:p>
          </table:table-cell>
          <table:table-cell office:value-type="float" office:value="42.257" calcext:value-type="float">
            <text:p>42.25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530" calcext:value-type="float">
            <text:p>4530</text:p>
          </table:table-cell>
          <table:table-cell office:value-type="float" office:value="1000" calcext:value-type="float">
            <text:p>1000</text:p>
          </table:table-cell>
          <table:table-cell office:value-type="float" office:value="4.53" calcext:value-type="float">
            <text:p>4.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00925673" calcext:value-type="float">
            <text:p>0.009256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5673" calcext:value-type="float">
            <text:p>9.25673E-06</text:p>
          </table:table-cell>
          <table:table-cell office:value-type="float" office:value="0.000008308" calcext:value-type="float">
            <text:p>8.308E-06</text:p>
          </table:table-cell>
          <table:table-cell office:value-type="float" office:value="0.000045036" calcext:value-type="float">
            <text:p>4.5036E-05</text:p>
          </table:table-cell>
          <table:table-cell office:value-type="float" office:value="45954" calcext:value-type="float">
            <text:p>45954</text:p>
          </table:table-cell>
          <table:table-cell office:value-type="float" office:value="1000" calcext:value-type="float">
            <text:p>1000</text:p>
          </table:table-cell>
          <table:table-cell office:value-type="float" office:value="45.954" calcext:value-type="float">
            <text:p>45.95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205" calcext:value-type="float">
            <text:p>5205</text:p>
          </table:table-cell>
          <table:table-cell office:value-type="float" office:value="1000" calcext:value-type="float">
            <text:p>1000</text:p>
          </table:table-cell>
          <table:table-cell office:value-type="float" office:value="5.205" calcext:value-type="float">
            <text:p>5.2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00945887" calcext:value-type="float">
            <text:p>0.009458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5887" calcext:value-type="float">
            <text:p>9.45887E-06</text:p>
          </table:table-cell>
          <table:table-cell office:value-type="float" office:value="0.000008385" calcext:value-type="float">
            <text:p>8.385E-06</text:p>
          </table:table-cell>
          <table:table-cell office:value-type="float" office:value="0.000026429" calcext:value-type="float">
            <text:p>2.6429E-05</text:p>
          </table:table-cell>
          <table:table-cell office:value-type="float" office:value="51046" calcext:value-type="float">
            <text:p>51046</text:p>
          </table:table-cell>
          <table:table-cell office:value-type="float" office:value="1000" calcext:value-type="float">
            <text:p>1000</text:p>
          </table:table-cell>
          <table:table-cell office:value-type="float" office:value="51.046" calcext:value-type="float">
            <text:p>51.04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6186" calcext:value-type="float">
            <text:p>6186</text:p>
          </table:table-cell>
          <table:table-cell office:value-type="float" office:value="1000" calcext:value-type="float">
            <text:p>1000</text:p>
          </table:table-cell>
          <table:table-cell office:value-type="float" office:value="6.186" calcext:value-type="float">
            <text:p>6.1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9653" calcext:value-type="float">
            <text:p>0.0096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53" calcext:value-type="float">
            <text:p>9.653E-06</text:p>
          </table:table-cell>
          <table:table-cell office:value-type="float" office:value="0.000008601" calcext:value-type="float">
            <text:p>8.601E-06</text:p>
          </table:table-cell>
          <table:table-cell office:value-type="float" office:value="0.000028472" calcext:value-type="float">
            <text:p>2.8472E-05</text:p>
          </table:table-cell>
          <table:table-cell office:value-type="float" office:value="39009" calcext:value-type="float">
            <text:p>39009</text:p>
          </table:table-cell>
          <table:table-cell office:value-type="float" office:value="1000" calcext:value-type="float">
            <text:p>1000</text:p>
          </table:table-cell>
          <table:table-cell office:value-type="float" office:value="39.009" calcext:value-type="float">
            <text:p>39.00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056" calcext:value-type="float">
            <text:p>2056</text:p>
          </table:table-cell>
          <table:table-cell office:value-type="float" office:value="1000" calcext:value-type="float">
            <text:p>1000</text:p>
          </table:table-cell>
          <table:table-cell office:value-type="float" office:value="2.056" calcext:value-type="float">
            <text:p>2.0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987823" calcext:value-type="float">
            <text:p>0.009878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7823" calcext:value-type="float">
            <text:p>9.87823E-06</text:p>
          </table:table-cell>
          <table:table-cell office:value-type="float" office:value="0.00000888" calcext:value-type="float">
            <text:p>8.88E-06</text:p>
          </table:table-cell>
          <table:table-cell office:value-type="float" office:value="0.00004207" calcext:value-type="float">
            <text:p>4.207E-05</text:p>
          </table:table-cell>
          <table:table-cell office:value-type="float" office:value="41240" calcext:value-type="float">
            <text:p>41240</text:p>
          </table:table-cell>
          <table:table-cell office:value-type="float" office:value="1000" calcext:value-type="float">
            <text:p>1000</text:p>
          </table:table-cell>
          <table:table-cell office:value-type="float" office:value="41.24" calcext:value-type="float">
            <text:p>41.2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526" calcext:value-type="float">
            <text:p>2526</text:p>
          </table:table-cell>
          <table:table-cell office:value-type="float" office:value="1000" calcext:value-type="float">
            <text:p>1000</text:p>
          </table:table-cell>
          <table:table-cell office:value-type="float" office:value="2.526" calcext:value-type="float">
            <text:p>2.5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0269" calcext:value-type="float">
            <text:p>0.010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69" calcext:value-type="float">
            <text:p>1.0269E-05</text:p>
          </table:table-cell>
          <table:table-cell office:value-type="float" office:value="0.000008918" calcext:value-type="float">
            <text:p>8.918E-06</text:p>
          </table:table-cell>
          <table:table-cell office:value-type="float" office:value="0.000050917" calcext:value-type="float">
            <text:p>5.0917E-05</text:p>
          </table:table-cell>
          <table:table-cell office:value-type="float" office:value="43300" calcext:value-type="float">
            <text:p>43300</text:p>
          </table:table-cell>
          <table:table-cell office:value-type="float" office:value="1000" calcext:value-type="float">
            <text:p>1000</text:p>
          </table:table-cell>
          <table:table-cell office:value-type="float" office:value="43.3" calcext:value-type="float">
            <text:p>43.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968" calcext:value-type="float">
            <text:p>2968</text:p>
          </table:table-cell>
          <table:table-cell office:value-type="float" office:value="1000" calcext:value-type="float">
            <text:p>1000</text:p>
          </table:table-cell>
          <table:table-cell office:value-type="float" office:value="2.968" calcext:value-type="float">
            <text:p>2.9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102684" calcext:value-type="float">
            <text:p>0.01026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684" calcext:value-type="float">
            <text:p>1.02684E-05</text:p>
          </table:table-cell>
          <table:table-cell office:value-type="float" office:value="0.000009234" calcext:value-type="float">
            <text:p>9.234E-06</text:p>
          </table:table-cell>
          <table:table-cell office:value-type="float" office:value="0.000030314" calcext:value-type="float">
            <text:p>3.0314E-05</text:p>
          </table:table-cell>
          <table:table-cell office:value-type="float" office:value="45428" calcext:value-type="float">
            <text:p>45428</text:p>
          </table:table-cell>
          <table:table-cell office:value-type="float" office:value="1000" calcext:value-type="float">
            <text:p>1000</text:p>
          </table:table-cell>
          <table:table-cell office:value-type="float" office:value="45.428" calcext:value-type="float">
            <text:p>45.42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372" calcext:value-type="float">
            <text:p>3372</text:p>
          </table:table-cell>
          <table:table-cell office:value-type="float" office:value="1000" calcext:value-type="float">
            <text:p>1000</text:p>
          </table:table-cell>
          <table:table-cell office:value-type="float" office:value="3.372" calcext:value-type="float">
            <text:p>3.3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10513" calcext:value-type="float">
            <text:p>0.010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13" calcext:value-type="float">
            <text:p>1.0513E-05</text:p>
          </table:table-cell>
          <table:table-cell office:value-type="float" office:value="0.0000094" calcext:value-type="float">
            <text:p>9.4E-06</text:p>
          </table:table-cell>
          <table:table-cell office:value-type="float" office:value="0.000040439" calcext:value-type="float">
            <text:p>4.0439E-05</text:p>
          </table:table-cell>
          <table:table-cell office:value-type="float" office:value="47581" calcext:value-type="float">
            <text:p>47581</text:p>
          </table:table-cell>
          <table:table-cell office:value-type="float" office:value="1000" calcext:value-type="float">
            <text:p>1000</text:p>
          </table:table-cell>
          <table:table-cell office:value-type="float" office:value="47.581" calcext:value-type="float">
            <text:p>47.581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806" calcext:value-type="float">
            <text:p>3806</text:p>
          </table:table-cell>
          <table:table-cell office:value-type="float" office:value="1000" calcext:value-type="float">
            <text:p>1000</text:p>
          </table:table-cell>
          <table:table-cell office:value-type="float" office:value="3.806" calcext:value-type="float">
            <text:p>3.8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0104539" calcext:value-type="float">
            <text:p>0.01045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539" calcext:value-type="float">
            <text:p>1.04539E-05</text:p>
          </table:table-cell>
          <table:table-cell office:value-type="float" office:value="0.00000951" calcext:value-type="float">
            <text:p>9.51E-06</text:p>
          </table:table-cell>
          <table:table-cell office:value-type="float" office:value="0.00002779" calcext:value-type="float">
            <text:p>2.779E-05</text:p>
          </table:table-cell>
          <table:table-cell office:value-type="float" office:value="50147" calcext:value-type="float">
            <text:p>50147</text:p>
          </table:table-cell>
          <table:table-cell office:value-type="float" office:value="1000" calcext:value-type="float">
            <text:p>1000</text:p>
          </table:table-cell>
          <table:table-cell office:value-type="float" office:value="50.147" calcext:value-type="float">
            <text:p>50.147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290" calcext:value-type="float">
            <text:p>4290</text:p>
          </table:table-cell>
          <table:table-cell office:value-type="float" office:value="1000" calcext:value-type="float">
            <text:p>1000</text:p>
          </table:table-cell>
          <table:table-cell office:value-type="float" office:value="4.29" calcext:value-type="float">
            <text:p>4.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.0106471" calcext:value-type="float">
            <text:p>0.01064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471" calcext:value-type="float">
            <text:p>1.06471E-05</text:p>
          </table:table-cell>
          <table:table-cell office:value-type="float" office:value="0.000009516" calcext:value-type="float">
            <text:p>9.516E-06</text:p>
          </table:table-cell>
          <table:table-cell office:value-type="float" office:value="0.000028075" calcext:value-type="float">
            <text:p>2.8075E-05</text:p>
          </table:table-cell>
          <table:table-cell office:value-type="float" office:value="53531" calcext:value-type="float">
            <text:p>53531</text:p>
          </table:table-cell>
          <table:table-cell office:value-type="float" office:value="1000" calcext:value-type="float">
            <text:p>1000</text:p>
          </table:table-cell>
          <table:table-cell office:value-type="float" office:value="53.531" calcext:value-type="float">
            <text:p>53.53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921" calcext:value-type="float">
            <text:p>4921</text:p>
          </table:table-cell>
          <table:table-cell office:value-type="float" office:value="1000" calcext:value-type="float">
            <text:p>1000</text:p>
          </table:table-cell>
          <table:table-cell office:value-type="float" office:value="4.921" calcext:value-type="float">
            <text:p>4.9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0108564" calcext:value-type="float">
            <text:p>0.01085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564" calcext:value-type="float">
            <text:p>1.08564E-05</text:p>
          </table:table-cell>
          <table:table-cell office:value-type="float" office:value="0.000009638" calcext:value-type="float">
            <text:p>9.638E-06</text:p>
          </table:table-cell>
          <table:table-cell office:value-type="float" office:value="0.000044723" calcext:value-type="float">
            <text:p>4.4723E-05</text:p>
          </table:table-cell>
          <table:table-cell office:value-type="float" office:value="58118" calcext:value-type="float">
            <text:p>58118</text:p>
          </table:table-cell>
          <table:table-cell office:value-type="float" office:value="1000" calcext:value-type="float">
            <text:p>1000</text:p>
          </table:table-cell>
          <table:table-cell office:value-type="float" office:value="58.118" calcext:value-type="float">
            <text:p>58.11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5631" calcext:value-type="float">
            <text:p>5631</text:p>
          </table:table-cell>
          <table:table-cell office:value-type="float" office:value="1000" calcext:value-type="float">
            <text:p>1000</text:p>
          </table:table-cell>
          <table:table-cell office:value-type="float" office:value="5.631" calcext:value-type="float">
            <text:p>5.6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0110086" calcext:value-type="float">
            <text:p>0.01100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0086" calcext:value-type="float">
            <text:p>1.10086E-05</text:p>
          </table:table-cell>
          <table:table-cell office:value-type="float" office:value="0.000009776" calcext:value-type="float">
            <text:p>9.776E-06</text:p>
          </table:table-cell>
          <table:table-cell office:value-type="float" office:value="0.000028813" calcext:value-type="float">
            <text:p>2.8813E-05</text:p>
          </table:table-cell>
          <table:table-cell office:value-type="float" office:value="64720" calcext:value-type="float">
            <text:p>64720</text:p>
          </table:table-cell>
          <table:table-cell office:value-type="float" office:value="1000" calcext:value-type="float">
            <text:p>1000</text:p>
          </table:table-cell>
          <table:table-cell office:value-type="float" office:value="64.72" calcext:value-type="float">
            <text:p>64.72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755" calcext:value-type="float">
            <text:p>6755</text:p>
          </table:table-cell>
          <table:table-cell office:value-type="float" office:value="1000" calcext:value-type="float">
            <text:p>1000</text:p>
          </table:table-cell>
          <table:table-cell office:value-type="float" office:value="6.755" calcext:value-type="float">
            <text:p>6.7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111894" calcext:value-type="float">
            <text:p>0.01118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894" calcext:value-type="float">
            <text:p>1.11894E-05</text:p>
          </table:table-cell>
          <table:table-cell office:value-type="float" office:value="0.000009993" calcext:value-type="float">
            <text:p>9.993E-06</text:p>
          </table:table-cell>
          <table:table-cell office:value-type="float" office:value="0.000030433" calcext:value-type="float">
            <text:p>3.0433E-05</text:p>
          </table:table-cell>
          <table:table-cell office:value-type="float" office:value="48665" calcext:value-type="float">
            <text:p>48665</text:p>
          </table:table-cell>
          <table:table-cell office:value-type="float" office:value="1000" calcext:value-type="float">
            <text:p>1000</text:p>
          </table:table-cell>
          <table:table-cell office:value-type="float" office:value="48.665" calcext:value-type="float">
            <text:p>48.66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136" calcext:value-type="float">
            <text:p>2136</text:p>
          </table:table-cell>
          <table:table-cell office:value-type="float" office:value="1000" calcext:value-type="float">
            <text:p>1000</text:p>
          </table:table-cell>
          <table:table-cell office:value-type="float" office:value="2.136" calcext:value-type="float">
            <text:p>2.1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118286" calcext:value-type="float">
            <text:p>0.01182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8286" calcext:value-type="float">
            <text:p>1.18286E-05</text:p>
          </table:table-cell>
          <table:table-cell office:value-type="float" office:value="0.000010276" calcext:value-type="float">
            <text:p>1.0276E-05</text:p>
          </table:table-cell>
          <table:table-cell office:value-type="float" office:value="0.000055816" calcext:value-type="float">
            <text:p>5.5816E-05</text:p>
          </table:table-cell>
          <table:table-cell office:value-type="float" office:value="51266" calcext:value-type="float">
            <text:p>51266</text:p>
          </table:table-cell>
          <table:table-cell office:value-type="float" office:value="1000" calcext:value-type="float">
            <text:p>1000</text:p>
          </table:table-cell>
          <table:table-cell office:value-type="float" office:value="51.266" calcext:value-type="float">
            <text:p>51.26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653" calcext:value-type="float">
            <text:p>2653</text:p>
          </table:table-cell>
          <table:table-cell office:value-type="float" office:value="1000" calcext:value-type="float">
            <text:p>1000</text:p>
          </table:table-cell>
          <table:table-cell office:value-type="float" office:value="2.653" calcext:value-type="float">
            <text:p>2.6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12265" calcext:value-type="float">
            <text:p>0.0122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265" calcext:value-type="float">
            <text:p>1.2265E-05</text:p>
          </table:table-cell>
          <table:table-cell office:value-type="float" office:value="0.00001058" calcext:value-type="float">
            <text:p>1.058E-05</text:p>
          </table:table-cell>
          <table:table-cell office:value-type="float" office:value="0.000040301" calcext:value-type="float">
            <text:p>4.0301E-05</text:p>
          </table:table-cell>
          <table:table-cell office:value-type="float" office:value="53761" calcext:value-type="float">
            <text:p>53761</text:p>
          </table:table-cell>
          <table:table-cell office:value-type="float" office:value="1000" calcext:value-type="float">
            <text:p>1000</text:p>
          </table:table-cell>
          <table:table-cell office:value-type="float" office:value="53.761" calcext:value-type="float">
            <text:p>53.76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40" calcext:value-type="float">
            <text:p>3140</text:p>
          </table:table-cell>
          <table:table-cell office:value-type="float" office:value="1000" calcext:value-type="float">
            <text:p>1000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124292" calcext:value-type="float">
            <text:p>0.0124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292" calcext:value-type="float">
            <text:p>1.24292E-05</text:p>
          </table:table-cell>
          <table:table-cell office:value-type="float" office:value="0.000010772" calcext:value-type="float">
            <text:p>1.0772E-05</text:p>
          </table:table-cell>
          <table:table-cell office:value-type="float" office:value="0.000029906" calcext:value-type="float">
            <text:p>2.9906E-05</text:p>
          </table:table-cell>
          <table:table-cell office:value-type="float" office:value="56320" calcext:value-type="float">
            <text:p>56320</text:p>
          </table:table-cell>
          <table:table-cell office:value-type="float" office:value="1000" calcext:value-type="float">
            <text:p>1000</text:p>
          </table:table-cell>
          <table:table-cell office:value-type="float" office:value="56.32" calcext:value-type="float">
            <text:p>56.32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3597" calcext:value-type="float">
            <text:p>3597</text:p>
          </table:table-cell>
          <table:table-cell office:value-type="float" office:value="1000" calcext:value-type="float">
            <text:p>1000</text:p>
          </table:table-cell>
          <table:table-cell office:value-type="float" office:value="3.597" calcext:value-type="float">
            <text:p>3.5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23178" calcext:value-type="float">
            <text:p>0.01231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178" calcext:value-type="float">
            <text:p>1.23178E-05</text:p>
          </table:table-cell>
          <table:table-cell office:value-type="float" office:value="0.000011037" calcext:value-type="float">
            <text:p>1.1037E-05</text:p>
          </table:table-cell>
          <table:table-cell office:value-type="float" office:value="0.000029449" calcext:value-type="float">
            <text:p>2.9449E-05</text:p>
          </table:table-cell>
          <table:table-cell office:value-type="float" office:value="59189" calcext:value-type="float">
            <text:p>59189</text:p>
          </table:table-cell>
          <table:table-cell office:value-type="float" office:value="1000" calcext:value-type="float">
            <text:p>1000</text:p>
          </table:table-cell>
          <table:table-cell office:value-type="float" office:value="59.189" calcext:value-type="float">
            <text:p>59.189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.096" calcext:value-type="float">
            <text:p>4.0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0124165" calcext:value-type="float">
            <text:p>0.0124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165" calcext:value-type="float">
            <text:p>1.24165E-05</text:p>
          </table:table-cell>
          <table:table-cell office:value-type="float" office:value="0.000011148" calcext:value-type="float">
            <text:p>1.1148E-05</text:p>
          </table:table-cell>
          <table:table-cell office:value-type="float" office:value="0.000067058" calcext:value-type="float">
            <text:p>6.7058E-05</text:p>
          </table:table-cell>
          <table:table-cell office:value-type="float" office:value="62022" calcext:value-type="float">
            <text:p>62022</text:p>
          </table:table-cell>
          <table:table-cell office:value-type="float" office:value="1000" calcext:value-type="float">
            <text:p>1000</text:p>
          </table:table-cell>
          <table:table-cell office:value-type="float" office:value="62.022" calcext:value-type="float">
            <text:p>62.022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4609" calcext:value-type="float">
            <text:p>4609</text:p>
          </table:table-cell>
          <table:table-cell office:value-type="float" office:value="1000" calcext:value-type="float">
            <text:p>1000</text:p>
          </table:table-cell>
          <table:table-cell office:value-type="float" office:value="4.609" calcext:value-type="float">
            <text:p>4.6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72" calcext:value-type="float">
            <text:p>1.2372E-05</text:p>
          </table:table-cell>
          <table:table-cell office:value-type="float" office:value="0.000011166" calcext:value-type="float">
            <text:p>1.1166E-05</text:p>
          </table:table-cell>
          <table:table-cell office:value-type="float" office:value="0.000039144" calcext:value-type="float">
            <text:p>3.9144E-05</text:p>
          </table:table-cell>
          <table:table-cell office:value-type="float" office:value="65919" calcext:value-type="float">
            <text:p>65919</text:p>
          </table:table-cell>
          <table:table-cell office:value-type="float" office:value="1000" calcext:value-type="float">
            <text:p>1000</text:p>
          </table:table-cell>
          <table:table-cell office:value-type="float" office:value="65.919" calcext:value-type="float">
            <text:p>65.919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5228" calcext:value-type="float">
            <text:p>5228</text:p>
          </table:table-cell>
          <table:table-cell office:value-type="float" office:value="1000" calcext:value-type="float">
            <text:p>1000</text:p>
          </table:table-cell>
          <table:table-cell office:value-type="float" office:value="5.228" calcext:value-type="float">
            <text:p>5.2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0125997" calcext:value-type="float">
            <text:p>0.01259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997" calcext:value-type="float">
            <text:p>1.25997E-05</text:p>
          </table:table-cell>
          <table:table-cell office:value-type="float" office:value="0.000011347" calcext:value-type="float">
            <text:p>1.1347E-05</text:p>
          </table:table-cell>
          <table:table-cell office:value-type="float" office:value="0.000039727" calcext:value-type="float">
            <text:p>3.9727E-05</text:p>
          </table:table-cell>
          <table:table-cell office:value-type="float" office:value="71325" calcext:value-type="float">
            <text:p>71325</text:p>
          </table:table-cell>
          <table:table-cell office:value-type="float" office:value="1000" calcext:value-type="float">
            <text:p>1000</text:p>
          </table:table-cell>
          <table:table-cell office:value-type="float" office:value="71.325" calcext:value-type="float">
            <text:p>71.325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6068" calcext:value-type="float">
            <text:p>6068</text:p>
          </table:table-cell>
          <table:table-cell office:value-type="float" office:value="1000" calcext:value-type="float">
            <text:p>1000</text:p>
          </table:table-cell>
          <table:table-cell office:value-type="float" office:value="6.068" calcext:value-type="float">
            <text:p>6.06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0128598" calcext:value-type="float">
            <text:p>0.01285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8598" calcext:value-type="float">
            <text:p>1.28598E-05</text:p>
          </table:table-cell>
          <table:table-cell office:value-type="float" office:value="0.000011374" calcext:value-type="float">
            <text:p>1.1374E-05</text:p>
          </table:table-cell>
          <table:table-cell office:value-type="float" office:value="0.000039637" calcext:value-type="float">
            <text:p>3.9637E-05</text:p>
          </table:table-cell>
          <table:table-cell office:value-type="float" office:value="80421" calcext:value-type="float">
            <text:p>80421</text:p>
          </table:table-cell>
          <table:table-cell office:value-type="float" office:value="1000" calcext:value-type="float">
            <text:p>1000</text:p>
          </table:table-cell>
          <table:table-cell office:value-type="float" office:value="80.421" calcext:value-type="float">
            <text:p>80.421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7389" calcext:value-type="float">
            <text:p>7389</text:p>
          </table:table-cell>
          <table:table-cell office:value-type="float" office:value="1000" calcext:value-type="float">
            <text:p>1000</text:p>
          </table:table-cell>
          <table:table-cell office:value-type="float" office:value="7.389" calcext:value-type="float">
            <text:p>7.38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ummary_11" table:style-name="ta1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130961" calcext:value-type="float">
            <text:p>0.01309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961" calcext:value-type="float">
            <text:p>1.30961E-05</text:p>
          </table:table-cell>
          <table:table-cell office:value-type="float" office:value="0.000011461" calcext:value-type="float">
            <text:p>1.1461E-05</text:p>
          </table:table-cell>
          <table:table-cell office:value-type="float" office:value="0.000030648" calcext:value-type="float">
            <text:p>3.0648E-05</text:p>
          </table:table-cell>
          <table:table-cell office:value-type="float" office:value="59362" calcext:value-type="float">
            <text:p>59362</text:p>
          </table:table-cell>
          <table:table-cell office:value-type="float" office:value="1000" calcext:value-type="float">
            <text:p>1000</text:p>
          </table:table-cell>
          <table:table-cell office:value-type="float" office:value="59.362" calcext:value-type="float">
            <text:p>59.36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189" calcext:value-type="float">
            <text:p>2189</text:p>
          </table:table-cell>
          <table:table-cell office:value-type="float" office:value="1000" calcext:value-type="float">
            <text:p>1000</text:p>
          </table:table-cell>
          <table:table-cell office:value-type="float" office:value="2.189" calcext:value-type="float">
            <text:p>2.1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134319" calcext:value-type="float">
            <text:p>0.0134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4319" calcext:value-type="float">
            <text:p>1.34319E-05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0.000041503" calcext:value-type="float">
            <text:p>4.1503E-05</text:p>
          </table:table-cell>
          <table:table-cell office:value-type="float" office:value="62505" calcext:value-type="float">
            <text:p>62505</text:p>
          </table:table-cell>
          <table:table-cell office:value-type="float" office:value="1000" calcext:value-type="float">
            <text:p>1000</text:p>
          </table:table-cell>
          <table:table-cell office:value-type="float" office:value="62.505" calcext:value-type="float">
            <text:p>62.505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798" calcext:value-type="float">
            <text:p>2798</text:p>
          </table:table-cell>
          <table:table-cell office:value-type="float" office:value="1000" calcext:value-type="float">
            <text:p>1000</text:p>
          </table:table-cell>
          <table:table-cell office:value-type="float" office:value="2.798" calcext:value-type="float">
            <text:p>2.7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0135959" calcext:value-type="float">
            <text:p>0.01359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5959" calcext:value-type="float">
            <text:p>1.35959E-05</text:p>
          </table:table-cell>
          <table:table-cell office:value-type="float" office:value="0.000012134" calcext:value-type="float">
            <text:p>1.2134E-05</text:p>
          </table:table-cell>
          <table:table-cell office:value-type="float" office:value="0.000045565" calcext:value-type="float">
            <text:p>4.5565E-05</text:p>
          </table:table-cell>
          <table:table-cell office:value-type="float" office:value="65467" calcext:value-type="float">
            <text:p>65467</text:p>
          </table:table-cell>
          <table:table-cell office:value-type="float" office:value="1000" calcext:value-type="float">
            <text:p>1000</text:p>
          </table:table-cell>
          <table:table-cell office:value-type="float" office:value="65.467" calcext:value-type="float">
            <text:p>65.467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3281" calcext:value-type="float">
            <text:p>3281</text:p>
          </table:table-cell>
          <table:table-cell office:value-type="float" office:value="1000" calcext:value-type="float">
            <text:p>1000</text:p>
          </table:table-cell>
          <table:table-cell office:value-type="float" office:value="3.281" calcext:value-type="float">
            <text:p>3.2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137135" calcext:value-type="float">
            <text:p>0.01371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135" calcext:value-type="float">
            <text:p>1.37135E-05</text:p>
          </table:table-cell>
          <table:table-cell office:value-type="float" office:value="0.000012415" calcext:value-type="float">
            <text:p>1.2415E-05</text:p>
          </table:table-cell>
          <table:table-cell office:value-type="float" office:value="0.000039016" calcext:value-type="float">
            <text:p>3.9016E-05</text:p>
          </table:table-cell>
          <table:table-cell office:value-type="float" office:value="68465" calcext:value-type="float">
            <text:p>68465</text:p>
          </table:table-cell>
          <table:table-cell office:value-type="float" office:value="1000" calcext:value-type="float">
            <text:p>1000</text:p>
          </table:table-cell>
          <table:table-cell office:value-type="float" office:value="68.465" calcext:value-type="float">
            <text:p>68.465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3788" calcext:value-type="float">
            <text:p>3788</text:p>
          </table:table-cell>
          <table:table-cell office:value-type="float" office:value="1000" calcext:value-type="float">
            <text:p>1000</text:p>
          </table:table-cell>
          <table:table-cell office:value-type="float" office:value="3.788" calcext:value-type="float">
            <text:p>3.7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0137807" calcext:value-type="float">
            <text:p>0.01378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807" calcext:value-type="float">
            <text:p>1.37807E-05</text:p>
          </table:table-cell>
          <table:table-cell office:value-type="float" office:value="0.000012361" calcext:value-type="float">
            <text:p>1.2361E-05</text:p>
          </table:table-cell>
          <table:table-cell office:value-type="float" office:value="0.000031055" calcext:value-type="float">
            <text:p>3.1055E-05</text:p>
          </table:table-cell>
          <table:table-cell office:value-type="float" office:value="71524" calcext:value-type="float">
            <text:p>71524</text:p>
          </table:table-cell>
          <table:table-cell office:value-type="float" office:value="1000" calcext:value-type="float">
            <text:p>1000</text:p>
          </table:table-cell>
          <table:table-cell office:value-type="float" office:value="71.524" calcext:value-type="float">
            <text:p>71.524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4295" calcext:value-type="float">
            <text:p>4295</text:p>
          </table:table-cell>
          <table:table-cell office:value-type="float" office:value="1000" calcext:value-type="float">
            <text:p>1000</text:p>
          </table:table-cell>
          <table:table-cell office:value-type="float" office:value="4.295" calcext:value-type="float">
            <text:p>4.2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.0138775" calcext:value-type="float">
            <text:p>0.01387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775" calcext:value-type="float">
            <text:p>1.38775E-05</text:p>
          </table:table-cell>
          <table:table-cell office:value-type="float" office:value="0.000012754" calcext:value-type="float">
            <text:p>1.2754E-05</text:p>
          </table:table-cell>
          <table:table-cell office:value-type="float" office:value="0.00003179" calcext:value-type="float">
            <text:p>3.179E-05</text:p>
          </table:table-cell>
          <table:table-cell office:value-type="float" office:value="75126" calcext:value-type="float">
            <text:p>75126</text:p>
          </table:table-cell>
          <table:table-cell office:value-type="float" office:value="1000" calcext:value-type="float">
            <text:p>1000</text:p>
          </table:table-cell>
          <table:table-cell office:value-type="float" office:value="75.126" calcext:value-type="float">
            <text:p>75.126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4876" calcext:value-type="float">
            <text:p>4876</text:p>
          </table:table-cell>
          <table:table-cell office:value-type="float" office:value="1000" calcext:value-type="float">
            <text:p>1000</text:p>
          </table:table-cell>
          <table:table-cell office:value-type="float" office:value="4.876" calcext:value-type="float">
            <text:p>4.8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0139952" calcext:value-type="float">
            <text:p>0.01399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9952" calcext:value-type="float">
            <text:p>1.39952E-05</text:p>
          </table:table-cell>
          <table:table-cell office:value-type="float" office:value="0.000012803" calcext:value-type="float">
            <text:p>1.2803E-05</text:p>
          </table:table-cell>
          <table:table-cell office:value-type="float" office:value="0.000035491" calcext:value-type="float">
            <text:p>3.5491E-05</text:p>
          </table:table-cell>
          <table:table-cell office:value-type="float" office:value="79673" calcext:value-type="float">
            <text:p>79673</text:p>
          </table:table-cell>
          <table:table-cell office:value-type="float" office:value="1000" calcext:value-type="float">
            <text:p>1000</text:p>
          </table:table-cell>
          <table:table-cell office:value-type="float" office:value="79.673" calcext:value-type="float">
            <text:p>79.67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5564" calcext:value-type="float">
            <text:p>5564</text:p>
          </table:table-cell>
          <table:table-cell office:value-type="float" office:value="1000" calcext:value-type="float">
            <text:p>1000</text:p>
          </table:table-cell>
          <table:table-cell office:value-type="float" office:value="5.564" calcext:value-type="float">
            <text:p>5.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0144257" calcext:value-type="float">
            <text:p>0.01442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4257" calcext:value-type="float">
            <text:p>1.44257E-05</text:p>
          </table:table-cell>
          <table:table-cell office:value-type="float" office:value="0.000012991" calcext:value-type="float">
            <text:p>1.2991E-05</text:p>
          </table:table-cell>
          <table:table-cell office:value-type="float" office:value="0.000047739" calcext:value-type="float">
            <text:p>4.7739E-05</text:p>
          </table:table-cell>
          <table:table-cell office:value-type="float" office:value="86145" calcext:value-type="float">
            <text:p>86145</text:p>
          </table:table-cell>
          <table:table-cell office:value-type="float" office:value="1000" calcext:value-type="float">
            <text:p>1000</text:p>
          </table:table-cell>
          <table:table-cell office:value-type="float" office:value="86.145" calcext:value-type="float">
            <text:p>86.145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6499" calcext:value-type="float">
            <text:p>6499</text:p>
          </table:table-cell>
          <table:table-cell office:value-type="float" office:value="1000" calcext:value-type="float">
            <text:p>1000</text:p>
          </table:table-cell>
          <table:table-cell office:value-type="float" office:value="6.499" calcext:value-type="float">
            <text:p>6.4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.0145724" calcext:value-type="float">
            <text:p>0.01457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5724" calcext:value-type="float">
            <text:p>1.45724E-05</text:p>
          </table:table-cell>
          <table:table-cell office:value-type="float" office:value="0.000013045" calcext:value-type="float">
            <text:p>1.3045E-05</text:p>
          </table:table-cell>
          <table:table-cell office:value-type="float" office:value="0.000032303" calcext:value-type="float">
            <text:p>3.2303E-05</text:p>
          </table:table-cell>
          <table:table-cell office:value-type="float" office:value="96678" calcext:value-type="float">
            <text:p>96678</text:p>
          </table:table-cell>
          <table:table-cell office:value-type="float" office:value="1000" calcext:value-type="float">
            <text:p>1000</text:p>
          </table:table-cell>
          <table:table-cell office:value-type="float" office:value="96.678" calcext:value-type="float">
            <text:p>96.678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7830" calcext:value-type="float">
            <text:p>7830</text:p>
          </table:table-cell>
          <table:table-cell office:value-type="float" office:value="1000" calcext:value-type="float">
            <text:p>1000</text:p>
          </table:table-cell>
          <table:table-cell office:value-type="float" office:value="7.83" calcext:value-type="float">
            <text:p>7.8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143647" calcext:value-type="float">
            <text:p>0.0143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3647" calcext:value-type="float">
            <text:p>1.43647E-05</text:p>
          </table:table-cell>
          <table:table-cell office:value-type="float" office:value="0.00001291" calcext:value-type="float">
            <text:p>1.291E-05</text:p>
          </table:table-cell>
          <table:table-cell office:value-type="float" office:value="0.00004911" calcext:value-type="float">
            <text:p>4.911E-05</text:p>
          </table:table-cell>
          <table:table-cell office:value-type="float" office:value="71144" calcext:value-type="float">
            <text:p>71144</text:p>
          </table:table-cell>
          <table:table-cell office:value-type="float" office:value="1000" calcext:value-type="float">
            <text:p>1000</text:p>
          </table:table-cell>
          <table:table-cell office:value-type="float" office:value="71.144" calcext:value-type="float">
            <text:p>71.14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2258" calcext:value-type="float">
            <text:p>2258</text:p>
          </table:table-cell>
          <table:table-cell office:value-type="float" office:value="1000" calcext:value-type="float">
            <text:p>1000</text:p>
          </table:table-cell>
          <table:table-cell office:value-type="float" office:value="2.258" calcext:value-type="float">
            <text:p>2.2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146435" calcext:value-type="float">
            <text:p>0.01464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6435" calcext:value-type="float">
            <text:p>1.46435E-05</text:p>
          </table:table-cell>
          <table:table-cell office:value-type="float" office:value="0.000013264" calcext:value-type="float">
            <text:p>1.3264E-05</text:p>
          </table:table-cell>
          <table:table-cell office:value-type="float" office:value="0.000032429" calcext:value-type="float">
            <text:p>3.2429E-05</text:p>
          </table:table-cell>
          <table:table-cell office:value-type="float" office:value="74768" calcext:value-type="float">
            <text:p>74768</text:p>
          </table:table-cell>
          <table:table-cell office:value-type="float" office:value="1000" calcext:value-type="float">
            <text:p>1000</text:p>
          </table:table-cell>
          <table:table-cell office:value-type="float" office:value="74.768" calcext:value-type="float">
            <text:p>74.768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2926" calcext:value-type="float">
            <text:p>2926</text:p>
          </table:table-cell>
          <table:table-cell office:value-type="float" office:value="1000" calcext:value-type="float">
            <text:p>1000</text:p>
          </table:table-cell>
          <table:table-cell office:value-type="float" office:value="2.926" calcext:value-type="float">
            <text:p>2.9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0151326" calcext:value-type="float">
            <text:p>0.01513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326" calcext:value-type="float">
            <text:p>1.51326E-05</text:p>
          </table:table-cell>
          <table:table-cell office:value-type="float" office:value="0.000013821" calcext:value-type="float">
            <text:p>1.3821E-05</text:p>
          </table:table-cell>
          <table:table-cell office:value-type="float" office:value="0.000056937" calcext:value-type="float">
            <text:p>5.6937E-05</text:p>
          </table:table-cell>
          <table:table-cell office:value-type="float" office:value="78136" calcext:value-type="float">
            <text:p>78136</text:p>
          </table:table-cell>
          <table:table-cell office:value-type="float" office:value="1000" calcext:value-type="float">
            <text:p>1000</text:p>
          </table:table-cell>
          <table:table-cell office:value-type="float" office:value="78.136" calcext:value-type="float">
            <text:p>78.136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3419" calcext:value-type="float">
            <text:p>3419</text:p>
          </table:table-cell>
          <table:table-cell office:value-type="float" office:value="1000" calcext:value-type="float">
            <text:p>1000</text:p>
          </table:table-cell>
          <table:table-cell office:value-type="float" office:value="3.419" calcext:value-type="float">
            <text:p>3.4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152543" calcext:value-type="float">
            <text:p>0.01525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2543" calcext:value-type="float">
            <text:p>1.52543E-05</text:p>
          </table:table-cell>
          <table:table-cell office:value-type="float" office:value="0.000013923" calcext:value-type="float">
            <text:p>1.3923E-05</text:p>
          </table:table-cell>
          <table:table-cell office:value-type="float" office:value="0.000034214" calcext:value-type="float">
            <text:p>3.4214E-05</text:p>
          </table:table-cell>
          <table:table-cell office:value-type="float" office:value="81687" calcext:value-type="float">
            <text:p>81687</text:p>
          </table:table-cell>
          <table:table-cell office:value-type="float" office:value="1000" calcext:value-type="float">
            <text:p>1000</text:p>
          </table:table-cell>
          <table:table-cell office:value-type="float" office:value="81.687" calcext:value-type="float">
            <text:p>81.687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3995" calcext:value-type="float">
            <text:p>3995</text:p>
          </table:table-cell>
          <table:table-cell office:value-type="float" office:value="1000" calcext:value-type="float">
            <text:p>1000</text:p>
          </table:table-cell>
          <table:table-cell office:value-type="float" office:value="3.995" calcext:value-type="float">
            <text:p>3.9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0155961" calcext:value-type="float">
            <text:p>0.01559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961" calcext:value-type="float">
            <text:p>1.55961E-05</text:p>
          </table:table-cell>
          <table:table-cell office:value-type="float" office:value="0.000014313" calcext:value-type="float">
            <text:p>1.4313E-05</text:p>
          </table:table-cell>
          <table:table-cell office:value-type="float" office:value="0.000059165" calcext:value-type="float">
            <text:p>5.9165E-05</text:p>
          </table:table-cell>
          <table:table-cell office:value-type="float" office:value="85437" calcext:value-type="float">
            <text:p>85437</text:p>
          </table:table-cell>
          <table:table-cell office:value-type="float" office:value="1000" calcext:value-type="float">
            <text:p>1000</text:p>
          </table:table-cell>
          <table:table-cell office:value-type="float" office:value="85.437" calcext:value-type="float">
            <text:p>85.437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4582" calcext:value-type="float">
            <text:p>4582</text:p>
          </table:table-cell>
          <table:table-cell office:value-type="float" office:value="1000" calcext:value-type="float">
            <text:p>1000</text:p>
          </table:table-cell>
          <table:table-cell office:value-type="float" office:value="4.582" calcext:value-type="float">
            <text:p>4.5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0157741" calcext:value-type="float">
            <text:p>0.01577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7741" calcext:value-type="float">
            <text:p>1.57741E-05</text:p>
          </table:table-cell>
          <table:table-cell office:value-type="float" office:value="0.000014627" calcext:value-type="float">
            <text:p>1.4627E-05</text:p>
          </table:table-cell>
          <table:table-cell office:value-type="float" office:value="0.000036855" calcext:value-type="float">
            <text:p>3.6855E-05</text:p>
          </table:table-cell>
          <table:table-cell office:value-type="float" office:value="89599" calcext:value-type="float">
            <text:p>89599</text:p>
          </table:table-cell>
          <table:table-cell office:value-type="float" office:value="1000" calcext:value-type="float">
            <text:p>1000</text:p>
          </table:table-cell>
          <table:table-cell office:value-type="float" office:value="89.599" calcext:value-type="float">
            <text:p>89.599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5183" calcext:value-type="float">
            <text:p>5183</text:p>
          </table:table-cell>
          <table:table-cell office:value-type="float" office:value="1000" calcext:value-type="float">
            <text:p>1000</text:p>
          </table:table-cell>
          <table:table-cell office:value-type="float" office:value="5.183" calcext:value-type="float">
            <text:p>5.18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0159953" calcext:value-type="float">
            <text:p>0.01599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9953" calcext:value-type="float">
            <text:p>1.59953E-05</text:p>
          </table:table-cell>
          <table:table-cell office:value-type="float" office:value="0.000014517" calcext:value-type="float">
            <text:p>1.4517E-05</text:p>
          </table:table-cell>
          <table:table-cell office:value-type="float" office:value="0.000042666" calcext:value-type="float">
            <text:p>4.2666E-05</text:p>
          </table:table-cell>
          <table:table-cell office:value-type="float" office:value="94829" calcext:value-type="float">
            <text:p>94829</text:p>
          </table:table-cell>
          <table:table-cell office:value-type="float" office:value="1000" calcext:value-type="float">
            <text:p>1000</text:p>
          </table:table-cell>
          <table:table-cell office:value-type="float" office:value="94.829" calcext:value-type="float">
            <text:p>94.829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5945" calcext:value-type="float">
            <text:p>5945</text:p>
          </table:table-cell>
          <table:table-cell office:value-type="float" office:value="1000" calcext:value-type="float">
            <text:p>1000</text:p>
          </table:table-cell>
          <table:table-cell office:value-type="float" office:value="5.945" calcext:value-type="float">
            <text:p>5.9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0162776" calcext:value-type="float">
            <text:p>0.01627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776" calcext:value-type="float">
            <text:p>1.62776E-05</text:p>
          </table:table-cell>
          <table:table-cell office:value-type="float" office:value="0.000014795" calcext:value-type="float">
            <text:p>1.4795E-05</text:p>
          </table:table-cell>
          <table:table-cell office:value-type="float" office:value="0.000033716" calcext:value-type="float">
            <text:p>3.3716E-05</text:p>
          </table:table-cell>
          <table:table-cell office:value-type="float" office:value="102253" calcext:value-type="float">
            <text:p>102253</text:p>
          </table:table-cell>
          <table:table-cell office:value-type="float" office:value="1000" calcext:value-type="float">
            <text:p>1000</text:p>
          </table:table-cell>
          <table:table-cell office:value-type="float" office:value="102.253" calcext:value-type="float">
            <text:p>102.253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6902" calcext:value-type="float">
            <text:p>6902</text:p>
          </table:table-cell>
          <table:table-cell office:value-type="float" office:value="1000" calcext:value-type="float">
            <text:p>1000</text:p>
          </table:table-cell>
          <table:table-cell office:value-type="float" office:value="6.902" calcext:value-type="float">
            <text:p>6.90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0165283" calcext:value-type="float">
            <text:p>0.0165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5283" calcext:value-type="float">
            <text:p>1.65283E-05</text:p>
          </table:table-cell>
          <table:table-cell office:value-type="float" office:value="0.000014983" calcext:value-type="float">
            <text:p>1.4983E-05</text:p>
          </table:table-cell>
          <table:table-cell office:value-type="float" office:value="0.000034112" calcext:value-type="float">
            <text:p>3.4112E-05</text:p>
          </table:table-cell>
          <table:table-cell office:value-type="float" office:value="115063" calcext:value-type="float">
            <text:p>115063</text:p>
          </table:table-cell>
          <table:table-cell office:value-type="float" office:value="1000" calcext:value-type="float">
            <text:p>1000</text:p>
          </table:table-cell>
          <table:table-cell office:value-type="float" office:value="115.063" calcext:value-type="float">
            <text:p>115.063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office:value-type="float" office:value="8440" calcext:value-type="float">
            <text:p>8440</text:p>
          </table:table-cell>
          <table:table-cell office:value-type="float" office:value="1000" calcext:value-type="float">
            <text:p>1000</text:p>
          </table:table-cell>
          <table:table-cell office:value-type="float" office:value="8.44" calcext:value-type="float">
            <text:p>8.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161901" calcext:value-type="float">
            <text:p>0.01619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1901" calcext:value-type="float">
            <text:p>1.61901E-05</text:p>
          </table:table-cell>
          <table:table-cell office:value-type="float" office:value="0.00001471" calcext:value-type="float">
            <text:p>1.471E-05</text:p>
          </table:table-cell>
          <table:table-cell office:value-type="float" office:value="0.000036972" calcext:value-type="float">
            <text:p>3.6972E-05</text:p>
          </table:table-cell>
          <table:table-cell office:value-type="float" office:value="83873" calcext:value-type="float">
            <text:p>83873</text:p>
          </table:table-cell>
          <table:table-cell office:value-type="float" office:value="1000" calcext:value-type="float">
            <text:p>1000</text:p>
          </table:table-cell>
          <table:table-cell office:value-type="float" office:value="83.873" calcext:value-type="float">
            <text:p>83.873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2336" calcext:value-type="float">
            <text:p>2336</text:p>
          </table:table-cell>
          <table:table-cell office:value-type="float" office:value="1000" calcext:value-type="float">
            <text:p>1000</text:p>
          </table:table-cell>
          <table:table-cell office:value-type="float" office:value="2.336" calcext:value-type="float">
            <text:p>2.3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0165217" calcext:value-type="float">
            <text:p>0.01652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5217" calcext:value-type="float">
            <text:p>1.65217E-05</text:p>
          </table:table-cell>
          <table:table-cell office:value-type="float" office:value="0.00001516" calcext:value-type="float">
            <text:p>1.516E-05</text:p>
          </table:table-cell>
          <table:table-cell office:value-type="float" office:value="0.000033789" calcext:value-type="float">
            <text:p>3.3789E-05</text:p>
          </table:table-cell>
          <table:table-cell office:value-type="float" office:value="87988" calcext:value-type="float">
            <text:p>87988</text:p>
          </table:table-cell>
          <table:table-cell office:value-type="float" office:value="1000" calcext:value-type="float">
            <text:p>1000</text:p>
          </table:table-cell>
          <table:table-cell office:value-type="float" office:value="87.988" calcext:value-type="float">
            <text:p>87.988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3009" calcext:value-type="float">
            <text:p>3009</text:p>
          </table:table-cell>
          <table:table-cell office:value-type="float" office:value="1000" calcext:value-type="float">
            <text:p>1000</text:p>
          </table:table-cell>
          <table:table-cell office:value-type="float" office:value="3.009" calcext:value-type="float">
            <text:p>3.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016975" calcext:value-type="float">
            <text:p>0.0169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975" calcext:value-type="float">
            <text:p>1.6975E-05</text:p>
          </table:table-cell>
          <table:table-cell office:value-type="float" office:value="0.000015456" calcext:value-type="float">
            <text:p>1.5456E-05</text:p>
          </table:table-cell>
          <table:table-cell office:value-type="float" office:value="0.000034475" calcext:value-type="float">
            <text:p>3.4475E-05</text:p>
          </table:table-cell>
          <table:table-cell office:value-type="float" office:value="91897" calcext:value-type="float">
            <text:p>91897</text:p>
          </table:table-cell>
          <table:table-cell office:value-type="float" office:value="1000" calcext:value-type="float">
            <text:p>1000</text:p>
          </table:table-cell>
          <table:table-cell office:value-type="float" office:value="91.897" calcext:value-type="float">
            <text:p>91.897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3603" calcext:value-type="float">
            <text:p>3603</text:p>
          </table:table-cell>
          <table:table-cell office:value-type="float" office:value="1000" calcext:value-type="float">
            <text:p>1000</text:p>
          </table:table-cell>
          <table:table-cell office:value-type="float" office:value="3.603" calcext:value-type="float">
            <text:p>3.6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172883" calcext:value-type="float">
            <text:p>0.0172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2883" calcext:value-type="float">
            <text:p>1.72883E-05</text:p>
          </table:table-cell>
          <table:table-cell office:value-type="float" office:value="0.000015962" calcext:value-type="float">
            <text:p>1.5962E-05</text:p>
          </table:table-cell>
          <table:table-cell office:value-type="float" office:value="0.000035017" calcext:value-type="float">
            <text:p>3.5017E-05</text:p>
          </table:table-cell>
          <table:table-cell office:value-type="float" office:value="96059" calcext:value-type="float">
            <text:p>96059</text:p>
          </table:table-cell>
          <table:table-cell office:value-type="float" office:value="1000" calcext:value-type="float">
            <text:p>1000</text:p>
          </table:table-cell>
          <table:table-cell office:value-type="float" office:value="96.059" calcext:value-type="float">
            <text:p>96.059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4199" calcext:value-type="float">
            <text:p>4199</text:p>
          </table:table-cell>
          <table:table-cell office:value-type="float" office:value="1000" calcext:value-type="float">
            <text:p>1000</text:p>
          </table:table-cell>
          <table:table-cell office:value-type="float" office:value="4.199" calcext:value-type="float">
            <text:p>4.1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0176119" calcext:value-type="float">
            <text:p>0.01761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6119" calcext:value-type="float">
            <text:p>1.76119E-05</text:p>
          </table:table-cell>
          <table:table-cell office:value-type="float" office:value="0.000015907" calcext:value-type="float">
            <text:p>1.5907E-05</text:p>
          </table:table-cell>
          <table:table-cell office:value-type="float" office:value="0.000040567" calcext:value-type="float">
            <text:p>4.0567E-05</text:p>
          </table:table-cell>
          <table:table-cell office:value-type="float" office:value="100221" calcext:value-type="float">
            <text:p>100221</text:p>
          </table:table-cell>
          <table:table-cell office:value-type="float" office:value="1000" calcext:value-type="float">
            <text:p>1000</text:p>
          </table:table-cell>
          <table:table-cell office:value-type="float" office:value="100.221" calcext:value-type="float">
            <text:p>100.221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782" calcext:value-type="float">
            <text:p>4782</text:p>
          </table:table-cell>
          <table:table-cell office:value-type="float" office:value="1000" calcext:value-type="float">
            <text:p>1000</text:p>
          </table:table-cell>
          <table:table-cell office:value-type="float" office:value="4.782" calcext:value-type="float">
            <text:p>4.7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.0179384" calcext:value-type="float">
            <text:p>0.01793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9384" calcext:value-type="float">
            <text:p>1.79384E-05</text:p>
          </table:table-cell>
          <table:table-cell office:value-type="float" office:value="0.00001638" calcext:value-type="float">
            <text:p>1.638E-05</text:p>
          </table:table-cell>
          <table:table-cell office:value-type="float" office:value="0.000038706" calcext:value-type="float">
            <text:p>3.8706E-05</text:p>
          </table:table-cell>
          <table:table-cell office:value-type="float" office:value="105339" calcext:value-type="float">
            <text:p>105339</text:p>
          </table:table-cell>
          <table:table-cell office:value-type="float" office:value="1000" calcext:value-type="float">
            <text:p>1000</text:p>
          </table:table-cell>
          <table:table-cell office:value-type="float" office:value="105.339" calcext:value-type="float">
            <text:p>105.339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5475" calcext:value-type="float">
            <text:p>5475</text:p>
          </table:table-cell>
          <table:table-cell office:value-type="float" office:value="1000" calcext:value-type="float">
            <text:p>1000</text:p>
          </table:table-cell>
          <table:table-cell office:value-type="float" office:value="5.475" calcext:value-type="float">
            <text:p>5.4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.0181724" calcext:value-type="float">
            <text:p>0.01817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1724" calcext:value-type="float">
            <text:p>1.81724E-05</text:p>
          </table:table-cell>
          <table:table-cell office:value-type="float" office:value="0.000016386" calcext:value-type="float">
            <text:p>1.6386E-05</text:p>
          </table:table-cell>
          <table:table-cell office:value-type="float" office:value="0.00004796" calcext:value-type="float">
            <text:p>4.796E-05</text:p>
          </table:table-cell>
          <table:table-cell office:value-type="float" office:value="111025" calcext:value-type="float">
            <text:p>111025</text:p>
          </table:table-cell>
          <table:table-cell office:value-type="float" office:value="1000" calcext:value-type="float">
            <text:p>1000</text:p>
          </table:table-cell>
          <table:table-cell office:value-type="float" office:value="111.025" calcext:value-type="float">
            <text:p>111.025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float" office:value="6259" calcext:value-type="float">
            <text:p>6259</text:p>
          </table:table-cell>
          <table:table-cell office:value-type="float" office:value="1000" calcext:value-type="float">
            <text:p>1000</text:p>
          </table:table-cell>
          <table:table-cell office:value-type="float" office:value="6.259" calcext:value-type="float">
            <text:p>6.25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.0183857" calcext:value-type="float">
            <text:p>0.01838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857" calcext:value-type="float">
            <text:p>1.83857E-05</text:p>
          </table:table-cell>
          <table:table-cell office:value-type="float" office:value="0.000016446" calcext:value-type="float">
            <text:p>1.6446E-05</text:p>
          </table:table-cell>
          <table:table-cell office:value-type="float" office:value="0.000036032" calcext:value-type="float">
            <text:p>3.6032E-05</text:p>
          </table:table-cell>
          <table:table-cell office:value-type="float" office:value="119619" calcext:value-type="float">
            <text:p>119619</text:p>
          </table:table-cell>
          <table:table-cell office:value-type="float" office:value="1000" calcext:value-type="float">
            <text:p>1000</text:p>
          </table:table-cell>
          <table:table-cell office:value-type="float" office:value="119.619" calcext:value-type="float">
            <text:p>119.619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7321" calcext:value-type="float">
            <text:p>7321</text:p>
          </table:table-cell>
          <table:table-cell office:value-type="float" office:value="1000" calcext:value-type="float">
            <text:p>1000</text:p>
          </table:table-cell>
          <table:table-cell office:value-type="float" office:value="7.321" calcext:value-type="float">
            <text:p>7.3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0.0187992" calcext:value-type="float">
            <text:p>0.01879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7992" calcext:value-type="float">
            <text:p>1.87992E-05</text:p>
          </table:table-cell>
          <table:table-cell office:value-type="float" office:value="0.00001692" calcext:value-type="float">
            <text:p>1.692E-05</text:p>
          </table:table-cell>
          <table:table-cell office:value-type="float" office:value="0.000037218" calcext:value-type="float">
            <text:p>3.7218E-05</text:p>
          </table:table-cell>
          <table:table-cell office:value-type="float" office:value="134318" calcext:value-type="float">
            <text:p>134318</text:p>
          </table:table-cell>
          <table:table-cell office:value-type="float" office:value="1000" calcext:value-type="float">
            <text:p>1000</text:p>
          </table:table-cell>
          <table:table-cell office:value-type="float" office:value="134.318" calcext:value-type="float">
            <text:p>134.318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8918" calcext:value-type="float">
            <text:p>8918</text:p>
          </table:table-cell>
          <table:table-cell office:value-type="float" office:value="1000" calcext:value-type="float">
            <text:p>1000</text:p>
          </table:table-cell>
          <table:table-cell office:value-type="float" office:value="8.918" calcext:value-type="float">
            <text:p>8.9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0180119" calcext:value-type="float">
            <text:p>0.01801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0119" calcext:value-type="float">
            <text:p>1.80119E-05</text:p>
          </table:table-cell>
          <table:table-cell office:value-type="float" office:value="0.000016338" calcext:value-type="float">
            <text:p>1.6338E-05</text:p>
          </table:table-cell>
          <table:table-cell office:value-type="float" office:value="0.000034799" calcext:value-type="float">
            <text:p>3.4799E-05</text:p>
          </table:table-cell>
          <table:table-cell office:value-type="float" office:value="97599" calcext:value-type="float">
            <text:p>97599</text:p>
          </table:table-cell>
          <table:table-cell office:value-type="float" office:value="1000" calcext:value-type="float">
            <text:p>1000</text:p>
          </table:table-cell>
          <table:table-cell office:value-type="float" office:value="97.599" calcext:value-type="float">
            <text:p>97.599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2406" calcext:value-type="float">
            <text:p>2406</text:p>
          </table:table-cell>
          <table:table-cell office:value-type="float" office:value="1000" calcext:value-type="float">
            <text:p>1000</text:p>
          </table:table-cell>
          <table:table-cell office:value-type="float" office:value="2.406" calcext:value-type="float">
            <text:p>2.4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0184853" calcext:value-type="float">
            <text:p>0.01848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4853" calcext:value-type="float">
            <text:p>1.84853E-05</text:p>
          </table:table-cell>
          <table:table-cell office:value-type="float" office:value="0.000017113" calcext:value-type="float">
            <text:p>1.7113E-05</text:p>
          </table:table-cell>
          <table:table-cell office:value-type="float" office:value="0.000036054" calcext:value-type="float">
            <text:p>3.6054E-05</text:p>
          </table:table-cell>
          <table:table-cell office:value-type="float" office:value="102432" calcext:value-type="float">
            <text:p>102432</text:p>
          </table:table-cell>
          <table:table-cell office:value-type="float" office:value="1000" calcext:value-type="float">
            <text:p>1000</text:p>
          </table:table-cell>
          <table:table-cell office:value-type="float" office:value="102.432" calcext:value-type="float">
            <text:p>102.432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3123" calcext:value-type="float">
            <text:p>3123</text:p>
          </table:table-cell>
          <table:table-cell office:value-type="float" office:value="1000" calcext:value-type="float">
            <text:p>1000</text:p>
          </table:table-cell>
          <table:table-cell office:value-type="float" office:value="3.123" calcext:value-type="float">
            <text:p>3.1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.0189812" calcext:value-type="float">
            <text:p>0.01898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9812" calcext:value-type="float">
            <text:p>1.89812E-05</text:p>
          </table:table-cell>
          <table:table-cell office:value-type="float" office:value="0.000017487" calcext:value-type="float">
            <text:p>1.7487E-05</text:p>
          </table:table-cell>
          <table:table-cell office:value-type="float" office:value="0.000038361" calcext:value-type="float">
            <text:p>3.8361E-05</text:p>
          </table:table-cell>
          <table:table-cell office:value-type="float" office:value="106917" calcext:value-type="float">
            <text:p>106917</text:p>
          </table:table-cell>
          <table:table-cell office:value-type="float" office:value="1000" calcext:value-type="float">
            <text:p>1000</text:p>
          </table:table-cell>
          <table:table-cell office:value-type="float" office:value="106.917" calcext:value-type="float">
            <text:p>106.917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3733" calcext:value-type="float">
            <text:p>3733</text:p>
          </table:table-cell>
          <table:table-cell office:value-type="float" office:value="1000" calcext:value-type="float">
            <text:p>1000</text:p>
          </table:table-cell>
          <table:table-cell office:value-type="float" office:value="3.733" calcext:value-type="float">
            <text:p>3.7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.0193291" calcext:value-type="float">
            <text:p>0.01932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3291" calcext:value-type="float">
            <text:p>1.93291E-05</text:p>
          </table:table-cell>
          <table:table-cell office:value-type="float" office:value="0.000017761" calcext:value-type="float">
            <text:p>1.7761E-05</text:p>
          </table:table-cell>
          <table:table-cell office:value-type="float" office:value="0.000045506" calcext:value-type="float">
            <text:p>4.5506E-05</text:p>
          </table:table-cell>
          <table:table-cell office:value-type="float" office:value="111700" calcext:value-type="float">
            <text:p>111700</text:p>
          </table:table-cell>
          <table:table-cell office:value-type="float" office:value="1000" calcext:value-type="float">
            <text:p>1000</text:p>
          </table:table-cell>
          <table:table-cell office:value-type="float" office:value="111.7" calcext:value-type="float">
            <text:p>111.7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4388" calcext:value-type="float">
            <text:p>4388</text:p>
          </table:table-cell>
          <table:table-cell office:value-type="float" office:value="1000" calcext:value-type="float">
            <text:p>1000</text:p>
          </table:table-cell>
          <table:table-cell office:value-type="float" office:value="4.388" calcext:value-type="float">
            <text:p>4.3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0197501" calcext:value-type="float">
            <text:p>0.01975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7501" calcext:value-type="float">
            <text:p>1.97501E-05</text:p>
          </table:table-cell>
          <table:table-cell office:value-type="float" office:value="0.000017865" calcext:value-type="float">
            <text:p>1.7865E-05</text:p>
          </table:table-cell>
          <table:table-cell office:value-type="float" office:value="0.000043751" calcext:value-type="float">
            <text:p>4.3751E-05</text:p>
          </table:table-cell>
          <table:table-cell office:value-type="float" office:value="116601" calcext:value-type="float">
            <text:p>116601</text:p>
          </table:table-cell>
          <table:table-cell office:value-type="float" office:value="1000" calcext:value-type="float">
            <text:p>1000</text:p>
          </table:table-cell>
          <table:table-cell office:value-type="float" office:value="116.601" calcext:value-type="float">
            <text:p>116.601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5020" calcext:value-type="float">
            <text:p>5020</text:p>
          </table:table-cell>
          <table:table-cell office:value-type="float" office:value="1000" calcext:value-type="float">
            <text:p>1000</text:p>
          </table:table-cell>
          <table:table-cell office:value-type="float" office:value="5.02" calcext:value-type="float">
            <text:p>5.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.0199951" calcext:value-type="float">
            <text:p>0.01999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9951" calcext:value-type="float">
            <text:p>1.99951E-05</text:p>
          </table:table-cell>
          <table:table-cell office:value-type="float" office:value="0.000018489" calcext:value-type="float">
            <text:p>1.8489E-05</text:p>
          </table:table-cell>
          <table:table-cell office:value-type="float" office:value="0.000038139" calcext:value-type="float">
            <text:p>3.8139E-05</text:p>
          </table:table-cell>
          <table:table-cell office:value-type="float" office:value="121934" calcext:value-type="float">
            <text:p>121934</text:p>
          </table:table-cell>
          <table:table-cell office:value-type="float" office:value="1000" calcext:value-type="float">
            <text:p>1000</text:p>
          </table:table-cell>
          <table:table-cell office:value-type="float" office:value="121.934" calcext:value-type="float">
            <text:p>121.934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5752" calcext:value-type="float">
            <text:p>5752</text:p>
          </table:table-cell>
          <table:table-cell office:value-type="float" office:value="1000" calcext:value-type="float">
            <text:p>1000</text:p>
          </table:table-cell>
          <table:table-cell office:value-type="float" office:value="5.752" calcext:value-type="float">
            <text:p>5.7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.0203536" calcext:value-type="float">
            <text:p>0.02035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536" calcext:value-type="float">
            <text:p>2.03536E-05</text:p>
          </table:table-cell>
          <table:table-cell office:value-type="float" office:value="0.00001879" calcext:value-type="float">
            <text:p>1.879E-05</text:p>
          </table:table-cell>
          <table:table-cell office:value-type="float" office:value="0.000038833" calcext:value-type="float">
            <text:p>3.8833E-05</text:p>
          </table:table-cell>
          <table:table-cell office:value-type="float" office:value="128612" calcext:value-type="float">
            <text:p>128612</text:p>
          </table:table-cell>
          <table:table-cell office:value-type="float" office:value="1000" calcext:value-type="float">
            <text:p>1000</text:p>
          </table:table-cell>
          <table:table-cell office:value-type="float" office:value="128.612" calcext:value-type="float">
            <text:p>128.612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6583" calcext:value-type="float">
            <text:p>6583</text:p>
          </table:table-cell>
          <table:table-cell office:value-type="float" office:value="1000" calcext:value-type="float">
            <text:p>1000</text:p>
          </table:table-cell>
          <table:table-cell office:value-type="float" office:value="6.583" calcext:value-type="float">
            <text:p>6.5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0.0205647" calcext:value-type="float">
            <text:p>0.0205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5647" calcext:value-type="float">
            <text:p>2.05647E-05</text:p>
          </table:table-cell>
          <table:table-cell office:value-type="float" office:value="0.000018885" calcext:value-type="float">
            <text:p>1.8885E-05</text:p>
          </table:table-cell>
          <table:table-cell office:value-type="float" office:value="0.000039201" calcext:value-type="float">
            <text:p>3.9201E-05</text:p>
          </table:table-cell>
          <table:table-cell office:value-type="float" office:value="137561" calcext:value-type="float">
            <text:p>137561</text:p>
          </table:table-cell>
          <table:table-cell office:value-type="float" office:value="1000" calcext:value-type="float">
            <text:p>1000</text:p>
          </table:table-cell>
          <table:table-cell office:value-type="float" office:value="137.561" calcext:value-type="float">
            <text:p>137.561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7596" calcext:value-type="float">
            <text:p>7596</text:p>
          </table:table-cell>
          <table:table-cell office:value-type="float" office:value="1000" calcext:value-type="float">
            <text:p>1000</text:p>
          </table:table-cell>
          <table:table-cell office:value-type="float" office:value="7.596" calcext:value-type="float">
            <text:p>7.5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.0211323" calcext:value-type="float">
            <text:p>0.02113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323" calcext:value-type="float">
            <text:p>2.11323E-05</text:p>
          </table:table-cell>
          <table:table-cell office:value-type="float" office:value="0.000019301" calcext:value-type="float">
            <text:p>1.9301E-05</text:p>
          </table:table-cell>
          <table:table-cell office:value-type="float" office:value="0.00004125" calcext:value-type="float">
            <text:p>4.125E-05</text:p>
          </table:table-cell>
          <table:table-cell office:value-type="float" office:value="155580" calcext:value-type="float">
            <text:p>155580</text:p>
          </table:table-cell>
          <table:table-cell office:value-type="float" office:value="1000" calcext:value-type="float">
            <text:p>1000</text:p>
          </table:table-cell>
          <table:table-cell office:value-type="float" office:value="155.58" calcext:value-type="float">
            <text:p>155.58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  <table:table-cell office:value-type="float" office:value="9452" calcext:value-type="float">
            <text:p>9452</text:p>
          </table:table-cell>
          <table:table-cell office:value-type="float" office:value="1000" calcext:value-type="float">
            <text:p>1000</text:p>
          </table:table-cell>
          <table:table-cell office:value-type="float" office:value="9.452" calcext:value-type="float">
            <text:p>9.45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01003" calcext:value-type="float">
            <text:p>0.0201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1003" calcext:value-type="float">
            <text:p>2.01003E-05</text:p>
          </table:table-cell>
          <table:table-cell office:value-type="float" office:value="0.000018192" calcext:value-type="float">
            <text:p>1.8192E-05</text:p>
          </table:table-cell>
          <table:table-cell office:value-type="float" office:value="0.000038194" calcext:value-type="float">
            <text:p>3.8194E-05</text:p>
          </table:table-cell>
          <table:table-cell office:value-type="float" office:value="112557" calcext:value-type="float">
            <text:p>112557</text:p>
          </table:table-cell>
          <table:table-cell office:value-type="float" office:value="1000" calcext:value-type="float">
            <text:p>1000</text:p>
          </table:table-cell>
          <table:table-cell office:value-type="float" office:value="112.557" calcext:value-type="float">
            <text:p>112.557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2497" calcext:value-type="float">
            <text:p>2497</text:p>
          </table:table-cell>
          <table:table-cell office:value-type="float" office:value="1000" calcext:value-type="float">
            <text:p>1000</text:p>
          </table:table-cell>
          <table:table-cell office:value-type="float" office:value="2.497" calcext:value-type="float">
            <text:p>2.4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20721" calcext:value-type="float">
            <text:p>0.020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21" calcext:value-type="float">
            <text:p>2.0721E-05</text:p>
          </table:table-cell>
          <table:table-cell office:value-type="float" office:value="0.000018957" calcext:value-type="float">
            <text:p>1.8957E-05</text:p>
          </table:table-cell>
          <table:table-cell office:value-type="float" office:value="0.000038812" calcext:value-type="float">
            <text:p>3.8812E-05</text:p>
          </table:table-cell>
          <table:table-cell office:value-type="float" office:value="117856" calcext:value-type="float">
            <text:p>117856</text:p>
          </table:table-cell>
          <table:table-cell office:value-type="float" office:value="1000" calcext:value-type="float">
            <text:p>1000</text:p>
          </table:table-cell>
          <table:table-cell office:value-type="float" office:value="117.856" calcext:value-type="float">
            <text:p>117.856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3203" calcext:value-type="float">
            <text:p>3203</text:p>
          </table:table-cell>
          <table:table-cell office:value-type="float" office:value="1000" calcext:value-type="float">
            <text:p>1000</text:p>
          </table:table-cell>
          <table:table-cell office:value-type="float" office:value="3.203" calcext:value-type="float">
            <text:p>3.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11754" calcext:value-type="float">
            <text:p>0.02117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754" calcext:value-type="float">
            <text:p>2.11754E-05</text:p>
          </table:table-cell>
          <table:table-cell office:value-type="float" office:value="0.000019511" calcext:value-type="float">
            <text:p>1.9511E-05</text:p>
          </table:table-cell>
          <table:table-cell office:value-type="float" office:value="0.000045704" calcext:value-type="float">
            <text:p>4.5704E-05</text:p>
          </table:table-cell>
          <table:table-cell office:value-type="float" office:value="122987" calcext:value-type="float">
            <text:p>122987</text:p>
          </table:table-cell>
          <table:table-cell office:value-type="float" office:value="1000" calcext:value-type="float">
            <text:p>1000</text:p>
          </table:table-cell>
          <table:table-cell office:value-type="float" office:value="122.987" calcext:value-type="float">
            <text:p>122.987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3902" calcext:value-type="float">
            <text:p>3902</text:p>
          </table:table-cell>
          <table:table-cell office:value-type="float" office:value="1000" calcext:value-type="float">
            <text:p>1000</text:p>
          </table:table-cell>
          <table:table-cell office:value-type="float" office:value="3.902" calcext:value-type="float">
            <text:p>3.9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0216347" calcext:value-type="float">
            <text:p>0.0216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347" calcext:value-type="float">
            <text:p>2.16347E-05</text:p>
          </table:table-cell>
          <table:table-cell office:value-type="float" office:value="0.00001946" calcext:value-type="float">
            <text:p>1.946E-05</text:p>
          </table:table-cell>
          <table:table-cell office:value-type="float" office:value="0.000039568" calcext:value-type="float">
            <text:p>3.9568E-05</text:p>
          </table:table-cell>
          <table:table-cell office:value-type="float" office:value="128382" calcext:value-type="float">
            <text:p>128382</text:p>
          </table:table-cell>
          <table:table-cell office:value-type="float" office:value="1000" calcext:value-type="float">
            <text:p>1000</text:p>
          </table:table-cell>
          <table:table-cell office:value-type="float" office:value="128.382" calcext:value-type="float">
            <text:p>128.382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4558" calcext:value-type="float">
            <text:p>4558</text:p>
          </table:table-cell>
          <table:table-cell office:value-type="float" office:value="1000" calcext:value-type="float">
            <text:p>1000</text:p>
          </table:table-cell>
          <table:table-cell office:value-type="float" office:value="4.558" calcext:value-type="float">
            <text:p>4.5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0219833" calcext:value-type="float">
            <text:p>0.02198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9833" calcext:value-type="float">
            <text:p>2.19833E-05</text:p>
          </table:table-cell>
          <table:table-cell office:value-type="float" office:value="0.000020113" calcext:value-type="float">
            <text:p>2.0113E-05</text:p>
          </table:table-cell>
          <table:table-cell office:value-type="float" office:value="0.000039762" calcext:value-type="float">
            <text:p>3.9762E-05</text:p>
          </table:table-cell>
          <table:table-cell office:value-type="float" office:value="133763" calcext:value-type="float">
            <text:p>133763</text:p>
          </table:table-cell>
          <table:table-cell office:value-type="float" office:value="1000" calcext:value-type="float">
            <text:p>1000</text:p>
          </table:table-cell>
          <table:table-cell office:value-type="float" office:value="133.763" calcext:value-type="float">
            <text:p>133.763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5221" calcext:value-type="float">
            <text:p>5221</text:p>
          </table:table-cell>
          <table:table-cell office:value-type="float" office:value="1000" calcext:value-type="float">
            <text:p>1000</text:p>
          </table:table-cell>
          <table:table-cell office:value-type="float" office:value="5.221" calcext:value-type="float">
            <text:p>5.2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0224767" calcext:value-type="float">
            <text:p>0.02247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767" calcext:value-type="float">
            <text:p>2.24767E-05</text:p>
          </table:table-cell>
          <table:table-cell office:value-type="float" office:value="0.000020469" calcext:value-type="float">
            <text:p>2.0469E-05</text:p>
          </table:table-cell>
          <table:table-cell office:value-type="float" office:value="0.000040889" calcext:value-type="float">
            <text:p>4.0889E-05</text:p>
          </table:table-cell>
          <table:table-cell office:value-type="float" office:value="140517" calcext:value-type="float">
            <text:p>140517</text:p>
          </table:table-cell>
          <table:table-cell office:value-type="float" office:value="1000" calcext:value-type="float">
            <text:p>1000</text:p>
          </table:table-cell>
          <table:table-cell office:value-type="float" office:value="140.517" calcext:value-type="float">
            <text:p>140.517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6066" calcext:value-type="float">
            <text:p>6066</text:p>
          </table:table-cell>
          <table:table-cell office:value-type="float" office:value="1000" calcext:value-type="float">
            <text:p>1000</text:p>
          </table:table-cell>
          <table:table-cell office:value-type="float" office:value="6.066" calcext:value-type="float">
            <text:p>6.0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.0226706" calcext:value-type="float">
            <text:p>0.02267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706" calcext:value-type="float">
            <text:p>2.26706E-05</text:p>
          </table:table-cell>
          <table:table-cell office:value-type="float" office:value="0.000020975" calcext:value-type="float">
            <text:p>2.0975E-05</text:p>
          </table:table-cell>
          <table:table-cell office:value-type="float" office:value="0.000040591" calcext:value-type="float">
            <text:p>4.0591E-05</text:p>
          </table:table-cell>
          <table:table-cell office:value-type="float" office:value="147480" calcext:value-type="float">
            <text:p>147480</text:p>
          </table:table-cell>
          <table:table-cell office:value-type="float" office:value="1000" calcext:value-type="float">
            <text:p>1000</text:p>
          </table:table-cell>
          <table:table-cell office:value-type="float" office:value="147.48" calcext:value-type="float">
            <text:p>147.48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  <table:table-cell office:value-type="float" office:value="6882" calcext:value-type="float">
            <text:p>6882</text:p>
          </table:table-cell>
          <table:table-cell office:value-type="float" office:value="1000" calcext:value-type="float">
            <text:p>1000</text:p>
          </table:table-cell>
          <table:table-cell office:value-type="float" office:value="6.882" calcext:value-type="float">
            <text:p>6.88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0230324" calcext:value-type="float">
            <text:p>0.02303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0324" calcext:value-type="float">
            <text:p>2.30324E-05</text:p>
          </table:table-cell>
          <table:table-cell office:value-type="float" office:value="0.000021172" calcext:value-type="float">
            <text:p>2.1172E-05</text:p>
          </table:table-cell>
          <table:table-cell office:value-type="float" office:value="0.00004244" calcext:value-type="float">
            <text:p>4.244E-05</text:p>
          </table:table-cell>
          <table:table-cell office:value-type="float" office:value="157261" calcext:value-type="float">
            <text:p>157261</text:p>
          </table:table-cell>
          <table:table-cell office:value-type="float" office:value="1000" calcext:value-type="float">
            <text:p>1000</text:p>
          </table:table-cell>
          <table:table-cell office:value-type="float" office:value="157.261" calcext:value-type="float">
            <text:p>157.261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7981" calcext:value-type="float">
            <text:p>7981</text:p>
          </table:table-cell>
          <table:table-cell office:value-type="float" office:value="1000" calcext:value-type="float">
            <text:p>1000</text:p>
          </table:table-cell>
          <table:table-cell office:value-type="float" office:value="7.981" calcext:value-type="float">
            <text:p>7.98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.0235032" calcext:value-type="float">
            <text:p>0.02350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5032" calcext:value-type="float">
            <text:p>2.35032E-05</text:p>
          </table:table-cell>
          <table:table-cell office:value-type="float" office:value="0.000021405" calcext:value-type="float">
            <text:p>2.1405E-05</text:p>
          </table:table-cell>
          <table:table-cell office:value-type="float" office:value="0.000041345" calcext:value-type="float">
            <text:p>4.1345E-05</text:p>
          </table:table-cell>
          <table:table-cell office:value-type="float" office:value="177710" calcext:value-type="float">
            <text:p>177710</text:p>
          </table:table-cell>
          <table:table-cell office:value-type="float" office:value="1000" calcext:value-type="float">
            <text:p>1000</text:p>
          </table:table-cell>
          <table:table-cell office:value-type="float" office:value="177.71" calcext:value-type="float">
            <text:p>177.71</text:p>
          </table:table-cell>
          <table:table-cell office:value-type="float" office:value="152" calcext:value-type="float">
            <text:p>152</text:p>
          </table:table-cell>
          <table:table-cell office:value-type="float" office:value="206" calcext:value-type="float">
            <text:p>206</text:p>
          </table:table-cell>
          <table:table-cell office:value-type="float" office:value="9945" calcext:value-type="float">
            <text:p>9945</text:p>
          </table:table-cell>
          <table:table-cell office:value-type="float" office:value="1000" calcext:value-type="float">
            <text:p>1000</text:p>
          </table:table-cell>
          <table:table-cell office:value-type="float" office:value="9.945" calcext:value-type="float">
            <text:p>9.94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223702" calcext:value-type="float">
            <text:p>0.02237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3702" calcext:value-type="float">
            <text:p>2.23702E-05</text:p>
          </table:table-cell>
          <table:table-cell office:value-type="float" office:value="0.00002054" calcext:value-type="float">
            <text:p>2.054E-05</text:p>
          </table:table-cell>
          <table:table-cell office:value-type="float" office:value="0.000046423" calcext:value-type="float">
            <text:p>4.6423E-05</text:p>
          </table:table-cell>
          <table:table-cell office:value-type="float" office:value="128397" calcext:value-type="float">
            <text:p>128397</text:p>
          </table:table-cell>
          <table:table-cell office:value-type="float" office:value="1000" calcext:value-type="float">
            <text:p>1000</text:p>
          </table:table-cell>
          <table:table-cell office:value-type="float" office:value="128.397" calcext:value-type="float">
            <text:p>128.397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2593" calcext:value-type="float">
            <text:p>2593</text:p>
          </table:table-cell>
          <table:table-cell office:value-type="float" office:value="1000" calcext:value-type="float">
            <text:p>1000</text:p>
          </table:table-cell>
          <table:table-cell office:value-type="float" office:value="2.593" calcext:value-type="float">
            <text:p>2.5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0229126" calcext:value-type="float">
            <text:p>0.02291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9126" calcext:value-type="float">
            <text:p>2.29126E-05</text:p>
          </table:table-cell>
          <table:table-cell office:value-type="float" office:value="0.000021088" calcext:value-type="float">
            <text:p>2.1088E-05</text:p>
          </table:table-cell>
          <table:table-cell office:value-type="float" office:value="0.000042867" calcext:value-type="float">
            <text:p>4.2867E-05</text:p>
          </table:table-cell>
          <table:table-cell office:value-type="float" office:value="134699" calcext:value-type="float">
            <text:p>134699</text:p>
          </table:table-cell>
          <table:table-cell office:value-type="float" office:value="1000" calcext:value-type="float">
            <text:p>1000</text:p>
          </table:table-cell>
          <table:table-cell office:value-type="float" office:value="134.699" calcext:value-type="float">
            <text:p>134.699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3364" calcext:value-type="float">
            <text:p>3364</text:p>
          </table:table-cell>
          <table:table-cell office:value-type="float" office:value="1000" calcext:value-type="float">
            <text:p>1000</text:p>
          </table:table-cell>
          <table:table-cell office:value-type="float" office:value="3.364" calcext:value-type="float">
            <text:p>3.3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.0234819" calcext:value-type="float">
            <text:p>0.02348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4819" calcext:value-type="float">
            <text:p>2.34819E-05</text:p>
          </table:table-cell>
          <table:table-cell office:value-type="float" office:value="0.000021659" calcext:value-type="float">
            <text:p>2.1659E-05</text:p>
          </table:table-cell>
          <table:table-cell office:value-type="float" office:value="0.000058617" calcext:value-type="float">
            <text:p>5.8617E-05</text:p>
          </table:table-cell>
          <table:table-cell office:value-type="float" office:value="140370" calcext:value-type="float">
            <text:p>140370</text:p>
          </table:table-cell>
          <table:table-cell office:value-type="float" office:value="1000" calcext:value-type="float">
            <text:p>1000</text:p>
          </table:table-cell>
          <table:table-cell office:value-type="float" office:value="140.37" calcext:value-type="float">
            <text:p>140.37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4092" calcext:value-type="float">
            <text:p>4092</text:p>
          </table:table-cell>
          <table:table-cell office:value-type="float" office:value="1000" calcext:value-type="float">
            <text:p>1000</text:p>
          </table:table-cell>
          <table:table-cell office:value-type="float" office:value="4.092" calcext:value-type="float">
            <text:p>4.0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0239531" calcext:value-type="float">
            <text:p>0.0239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9531" calcext:value-type="float">
            <text:p>2.39531E-05</text:p>
          </table:table-cell>
          <table:table-cell office:value-type="float" office:value="0.000021837" calcext:value-type="float">
            <text:p>2.1837E-05</text:p>
          </table:table-cell>
          <table:table-cell office:value-type="float" office:value="0.000043344" calcext:value-type="float">
            <text:p>4.3344E-05</text:p>
          </table:table-cell>
          <table:table-cell office:value-type="float" office:value="146180" calcext:value-type="float">
            <text:p>146180</text:p>
          </table:table-cell>
          <table:table-cell office:value-type="float" office:value="1000" calcext:value-type="float">
            <text:p>1000</text:p>
          </table:table-cell>
          <table:table-cell office:value-type="float" office:value="146.18" calcext:value-type="float">
            <text:p>146.18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4739" calcext:value-type="float">
            <text:p>4739</text:p>
          </table:table-cell>
          <table:table-cell office:value-type="float" office:value="1000" calcext:value-type="float">
            <text:p>1000</text:p>
          </table:table-cell>
          <table:table-cell office:value-type="float" office:value="4.739" calcext:value-type="float">
            <text:p>4.7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0244422" calcext:value-type="float">
            <text:p>0.02444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4422" calcext:value-type="float">
            <text:p>2.44422E-05</text:p>
          </table:table-cell>
          <table:table-cell office:value-type="float" office:value="0.00002252" calcext:value-type="float">
            <text:p>2.252E-05</text:p>
          </table:table-cell>
          <table:table-cell office:value-type="float" office:value="0.000042789" calcext:value-type="float">
            <text:p>4.2789E-05</text:p>
          </table:table-cell>
          <table:table-cell office:value-type="float" office:value="152390" calcext:value-type="float">
            <text:p>152390</text:p>
          </table:table-cell>
          <table:table-cell office:value-type="float" office:value="1000" calcext:value-type="float">
            <text:p>1000</text:p>
          </table:table-cell>
          <table:table-cell office:value-type="float" office:value="152.39" calcext:value-type="float">
            <text:p>152.39</text:p>
          </table:table-cell>
          <table:table-cell office:value-type="float" office:value="140" calcext:value-type="float">
            <text:p>140</text:p>
          </table:table-cell>
          <table:table-cell office:value-type="float" office:value="171" calcext:value-type="float">
            <text:p>171</text:p>
          </table:table-cell>
          <table:table-cell office:value-type="float" office:value="5444" calcext:value-type="float">
            <text:p>5444</text:p>
          </table:table-cell>
          <table:table-cell office:value-type="float" office:value="1000" calcext:value-type="float">
            <text:p>1000</text:p>
          </table:table-cell>
          <table:table-cell office:value-type="float" office:value="5.444" calcext:value-type="float">
            <text:p>5.44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0.0250348" calcext:value-type="float">
            <text:p>0.0250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0348" calcext:value-type="float">
            <text:p>2.50348E-05</text:p>
          </table:table-cell>
          <table:table-cell office:value-type="float" office:value="0.000022999" calcext:value-type="float">
            <text:p>2.2999E-05</text:p>
          </table:table-cell>
          <table:table-cell office:value-type="float" office:value="0.000047747" calcext:value-type="float">
            <text:p>4.7747E-05</text:p>
          </table:table-cell>
          <table:table-cell office:value-type="float" office:value="159071" calcext:value-type="float">
            <text:p>159071</text:p>
          </table:table-cell>
          <table:table-cell office:value-type="float" office:value="1000" calcext:value-type="float">
            <text:p>1000</text:p>
          </table:table-cell>
          <table:table-cell office:value-type="float" office:value="159.071" calcext:value-type="float">
            <text:p>159.071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6239" calcext:value-type="float">
            <text:p>6239</text:p>
          </table:table-cell>
          <table:table-cell office:value-type="float" office:value="1000" calcext:value-type="float">
            <text:p>1000</text:p>
          </table:table-cell>
          <table:table-cell office:value-type="float" office:value="6.239" calcext:value-type="float">
            <text:p>6.2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.0253549" calcext:value-type="float">
            <text:p>0.02535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3549" calcext:value-type="float">
            <text:p>2.53549E-05</text:p>
          </table:table-cell>
          <table:table-cell office:value-type="float" office:value="0.00002351" calcext:value-type="float">
            <text:p>2.351E-05</text:p>
          </table:table-cell>
          <table:table-cell office:value-type="float" office:value="0.000043751" calcext:value-type="float">
            <text:p>4.3751E-05</text:p>
          </table:table-cell>
          <table:table-cell office:value-type="float" office:value="167997" calcext:value-type="float">
            <text:p>167997</text:p>
          </table:table-cell>
          <table:table-cell office:value-type="float" office:value="1000" calcext:value-type="float">
            <text:p>1000</text:p>
          </table:table-cell>
          <table:table-cell office:value-type="float" office:value="167.997" calcext:value-type="float">
            <text:p>167.997</text:p>
          </table:table-cell>
          <table:table-cell office:value-type="float" office:value="154" calcext:value-type="float">
            <text:p>154</text:p>
          </table:table-cell>
          <table:table-cell office:value-type="float" office:value="195" calcext:value-type="float">
            <text:p>195</text:p>
          </table:table-cell>
          <table:table-cell office:value-type="float" office:value="7253" calcext:value-type="float">
            <text:p>7253</text:p>
          </table:table-cell>
          <table:table-cell office:value-type="float" office:value="1000" calcext:value-type="float">
            <text:p>1000</text:p>
          </table:table-cell>
          <table:table-cell office:value-type="float" office:value="7.253" calcext:value-type="float">
            <text:p>7.2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0258424" calcext:value-type="float">
            <text:p>0.02584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8424" calcext:value-type="float">
            <text:p>2.58424E-05</text:p>
          </table:table-cell>
          <table:table-cell office:value-type="float" office:value="0.000023492" calcext:value-type="float">
            <text:p>2.3492E-05</text:p>
          </table:table-cell>
          <table:table-cell office:value-type="float" office:value="0.000052331" calcext:value-type="float">
            <text:p>5.2331E-05</text:p>
          </table:table-cell>
          <table:table-cell office:value-type="float" office:value="179152" calcext:value-type="float">
            <text:p>179152</text:p>
          </table:table-cell>
          <table:table-cell office:value-type="float" office:value="1000" calcext:value-type="float">
            <text:p>1000</text:p>
          </table:table-cell>
          <table:table-cell office:value-type="float" office:value="179.152" calcext:value-type="float">
            <text:p>179.152</text:p>
          </table:table-cell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office:value-type="float" office:value="8454" calcext:value-type="float">
            <text:p>8454</text:p>
          </table:table-cell>
          <table:table-cell office:value-type="float" office:value="1000" calcext:value-type="float">
            <text:p>1000</text:p>
          </table:table-cell>
          <table:table-cell office:value-type="float" office:value="8.454" calcext:value-type="float">
            <text:p>8.45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.0267243" calcext:value-type="float">
            <text:p>0.02672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243" calcext:value-type="float">
            <text:p>2.67243E-05</text:p>
          </table:table-cell>
          <table:table-cell office:value-type="float" office:value="0.000024104" calcext:value-type="float">
            <text:p>2.4104E-05</text:p>
          </table:table-cell>
          <table:table-cell office:value-type="float" office:value="0.000061712" calcext:value-type="float">
            <text:p>6.1712E-05</text:p>
          </table:table-cell>
          <table:table-cell office:value-type="float" office:value="201062" calcext:value-type="float">
            <text:p>201062</text:p>
          </table:table-cell>
          <table:table-cell office:value-type="float" office:value="1000" calcext:value-type="float">
            <text:p>1000</text:p>
          </table:table-cell>
          <table:table-cell office:value-type="float" office:value="201.062" calcext:value-type="float">
            <text:p>201.062</text:p>
          </table:table-cell>
          <table:table-cell office:value-type="float" office:value="174" calcext:value-type="float">
            <text:p>174</text:p>
          </table:table-cell>
          <table:table-cell office:value-type="float" office:value="232" calcext:value-type="float">
            <text:p>232</text:p>
          </table:table-cell>
          <table:table-cell office:value-type="float" office:value="10421" calcext:value-type="float">
            <text:p>10421</text:p>
          </table:table-cell>
          <table:table-cell office:value-type="float" office:value="1000" calcext:value-type="float">
            <text:p>1000</text:p>
          </table:table-cell>
          <table:table-cell office:value-type="float" office:value="10.421" calcext:value-type="float">
            <text:p>10.4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63878" calcext:value-type="float">
            <text:p>0.02638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3878" calcext:value-type="float">
            <text:p>2.63878E-05</text:p>
          </table:table-cell>
          <table:table-cell office:value-type="float" office:value="0.000023232" calcext:value-type="float">
            <text:p>2.3232E-05</text:p>
          </table:table-cell>
          <table:table-cell office:value-type="float" office:value="0.000068985" calcext:value-type="float">
            <text:p>6.8985E-05</text:p>
          </table:table-cell>
          <table:table-cell office:value-type="float" office:value="145409" calcext:value-type="float">
            <text:p>145409</text:p>
          </table:table-cell>
          <table:table-cell office:value-type="float" office:value="1000" calcext:value-type="float">
            <text:p>1000</text:p>
          </table:table-cell>
          <table:table-cell office:value-type="float" office:value="145.409" calcext:value-type="float">
            <text:p>145.409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2695" calcext:value-type="float">
            <text:p>2695</text:p>
          </table:table-cell>
          <table:table-cell office:value-type="float" office:value="1000" calcext:value-type="float">
            <text:p>1000</text:p>
          </table:table-cell>
          <table:table-cell office:value-type="float" office:value="2.695" calcext:value-type="float">
            <text:p>2.6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0268061" calcext:value-type="float">
            <text:p>0.02680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8061" calcext:value-type="float">
            <text:p>2.68061E-05</text:p>
          </table:table-cell>
          <table:table-cell office:value-type="float" office:value="0.000024003" calcext:value-type="float">
            <text:p>2.4003E-05</text:p>
          </table:table-cell>
          <table:table-cell office:value-type="float" office:value="0.000051032" calcext:value-type="float">
            <text:p>5.1032E-05</text:p>
          </table:table-cell>
          <table:table-cell office:value-type="float" office:value="152287" calcext:value-type="float">
            <text:p>152287</text:p>
          </table:table-cell>
          <table:table-cell office:value-type="float" office:value="1000" calcext:value-type="float">
            <text:p>1000</text:p>
          </table:table-cell>
          <table:table-cell office:value-type="float" office:value="152.287" calcext:value-type="float">
            <text:p>152.287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3470" calcext:value-type="float">
            <text:p>3470</text:p>
          </table:table-cell>
          <table:table-cell office:value-type="float" office:value="1000" calcext:value-type="float">
            <text:p>1000</text:p>
          </table:table-cell>
          <table:table-cell office:value-type="float" office:value="3.47" calcext:value-type="float">
            <text:p>3.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.0267386" calcext:value-type="float">
            <text:p>0.0267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386" calcext:value-type="float">
            <text:p>2.67386E-05</text:p>
          </table:table-cell>
          <table:table-cell office:value-type="float" office:value="0.000024453" calcext:value-type="float">
            <text:p>2.4453E-05</text:p>
          </table:table-cell>
          <table:table-cell office:value-type="float" office:value="0.000054191" calcext:value-type="float">
            <text:p>5.4191E-05</text:p>
          </table:table-cell>
          <table:table-cell office:value-type="float" office:value="158557" calcext:value-type="float">
            <text:p>158557</text:p>
          </table:table-cell>
          <table:table-cell office:value-type="float" office:value="1000" calcext:value-type="float">
            <text:p>1000</text:p>
          </table:table-cell>
          <table:table-cell office:value-type="float" office:value="158.557" calcext:value-type="float">
            <text:p>158.557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4189" calcext:value-type="float">
            <text:p>4189</text:p>
          </table:table-cell>
          <table:table-cell office:value-type="float" office:value="1000" calcext:value-type="float">
            <text:p>1000</text:p>
          </table:table-cell>
          <table:table-cell office:value-type="float" office:value="4.189" calcext:value-type="float">
            <text:p>4.18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0269927" calcext:value-type="float">
            <text:p>0.02699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927" calcext:value-type="float">
            <text:p>2.69927E-05</text:p>
          </table:table-cell>
          <table:table-cell office:value-type="float" office:value="0.000024835" calcext:value-type="float">
            <text:p>2.4835E-05</text:p>
          </table:table-cell>
          <table:table-cell office:value-type="float" office:value="0.000052118" calcext:value-type="float">
            <text:p>5.2118E-05</text:p>
          </table:table-cell>
          <table:table-cell office:value-type="float" office:value="165029" calcext:value-type="float">
            <text:p>165029</text:p>
          </table:table-cell>
          <table:table-cell office:value-type="float" office:value="1000" calcext:value-type="float">
            <text:p>1000</text:p>
          </table:table-cell>
          <table:table-cell office:value-type="float" office:value="165.029" calcext:value-type="float">
            <text:p>165.029</text:p>
          </table:table-cell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  <table:table-cell office:value-type="float" office:value="4912" calcext:value-type="float">
            <text:p>4912</text:p>
          </table:table-cell>
          <table:table-cell office:value-type="float" office:value="1000" calcext:value-type="float">
            <text:p>1000</text:p>
          </table:table-cell>
          <table:table-cell office:value-type="float" office:value="4.912" calcext:value-type="float">
            <text:p>4.9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0269608" calcext:value-type="float">
            <text:p>0.02696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608" calcext:value-type="float">
            <text:p>2.69608E-05</text:p>
          </table:table-cell>
          <table:table-cell office:value-type="float" office:value="0.000025391" calcext:value-type="float">
            <text:p>2.5391E-05</text:p>
          </table:table-cell>
          <table:table-cell office:value-type="float" office:value="0.000045065" calcext:value-type="float">
            <text:p>4.5065E-05</text:p>
          </table:table-cell>
          <table:table-cell office:value-type="float" office:value="172098" calcext:value-type="float">
            <text:p>172098</text:p>
          </table:table-cell>
          <table:table-cell office:value-type="float" office:value="1000" calcext:value-type="float">
            <text:p>1000</text:p>
          </table:table-cell>
          <table:table-cell office:value-type="float" office:value="172.098" calcext:value-type="float">
            <text:p>172.098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5719" calcext:value-type="float">
            <text:p>5719</text:p>
          </table:table-cell>
          <table:table-cell office:value-type="float" office:value="1000" calcext:value-type="float">
            <text:p>1000</text:p>
          </table:table-cell>
          <table:table-cell office:value-type="float" office:value="5.719" calcext:value-type="float">
            <text:p>5.7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.0275473" calcext:value-type="float">
            <text:p>0.0275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5473" calcext:value-type="float">
            <text:p>2.75473E-05</text:p>
          </table:table-cell>
          <table:table-cell office:value-type="float" office:value="0.000025946" calcext:value-type="float">
            <text:p>2.5946E-05</text:p>
          </table:table-cell>
          <table:table-cell office:value-type="float" office:value="0.000049385" calcext:value-type="float">
            <text:p>4.9385E-05</text:p>
          </table:table-cell>
          <table:table-cell office:value-type="float" office:value="180021" calcext:value-type="float">
            <text:p>180021</text:p>
          </table:table-cell>
          <table:table-cell office:value-type="float" office:value="1000" calcext:value-type="float">
            <text:p>1000</text:p>
          </table:table-cell>
          <table:table-cell office:value-type="float" office:value="180.021" calcext:value-type="float">
            <text:p>180.021</text:p>
          </table:table-cell>
          <table:table-cell office:value-type="float" office:value="164" calcext:value-type="float">
            <text:p>164</text:p>
          </table:table-cell>
          <table:table-cell office:value-type="float" office:value="197" calcext:value-type="float">
            <text:p>197</text:p>
          </table:table-cell>
          <table:table-cell office:value-type="float" office:value="6554" calcext:value-type="float">
            <text:p>6554</text:p>
          </table:table-cell>
          <table:table-cell office:value-type="float" office:value="1000" calcext:value-type="float">
            <text:p>1000</text:p>
          </table:table-cell>
          <table:table-cell office:value-type="float" office:value="6.554" calcext:value-type="float">
            <text:p>6.5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0.027893" calcext:value-type="float">
            <text:p>0.0278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93" calcext:value-type="float">
            <text:p>2.7893E-05</text:p>
          </table:table-cell>
          <table:table-cell office:value-type="float" office:value="0.000026119" calcext:value-type="float">
            <text:p>2.6119E-05</text:p>
          </table:table-cell>
          <table:table-cell office:value-type="float" office:value="0.000046672" calcext:value-type="float">
            <text:p>4.6672E-05</text:p>
          </table:table-cell>
          <table:table-cell office:value-type="float" office:value="188665" calcext:value-type="float">
            <text:p>188665</text:p>
          </table:table-cell>
          <table:table-cell office:value-type="float" office:value="1000" calcext:value-type="float">
            <text:p>1000</text:p>
          </table:table-cell>
          <table:table-cell office:value-type="float" office:value="188.665" calcext:value-type="float">
            <text:p>188.665</text:p>
          </table:table-cell>
          <table:table-cell office:value-type="float" office:value="173" calcext:value-type="float">
            <text:p>173</text:p>
          </table:table-cell>
          <table:table-cell office:value-type="float" office:value="212" calcext:value-type="float">
            <text:p>212</text:p>
          </table:table-cell>
          <table:table-cell office:value-type="float" office:value="7536" calcext:value-type="float">
            <text:p>7536</text:p>
          </table:table-cell>
          <table:table-cell office:value-type="float" office:value="1000" calcext:value-type="float">
            <text:p>1000</text:p>
          </table:table-cell>
          <table:table-cell office:value-type="float" office:value="7.536" calcext:value-type="float">
            <text:p>7.5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.0282964" calcext:value-type="float">
            <text:p>0.0282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2964" calcext:value-type="float">
            <text:p>2.82964E-05</text:p>
          </table:table-cell>
          <table:table-cell office:value-type="float" office:value="0.000026511" calcext:value-type="float">
            <text:p>2.6511E-05</text:p>
          </table:table-cell>
          <table:table-cell office:value-type="float" office:value="0.000047258" calcext:value-type="float">
            <text:p>4.7258E-05</text:p>
          </table:table-cell>
          <table:table-cell office:value-type="float" office:value="201122" calcext:value-type="float">
            <text:p>201122</text:p>
          </table:table-cell>
          <table:table-cell office:value-type="float" office:value="1000" calcext:value-type="float">
            <text:p>1000</text:p>
          </table:table-cell>
          <table:table-cell office:value-type="float" office:value="201.122" calcext:value-type="float">
            <text:p>201.122</text:p>
          </table:table-cell>
          <table:table-cell office:value-type="float" office:value="179" calcext:value-type="float">
            <text:p>179</text:p>
          </table:table-cell>
          <table:table-cell office:value-type="float" office:value="234" calcext:value-type="float">
            <text:p>234</text:p>
          </table:table-cell>
          <table:table-cell office:value-type="float" office:value="8767" calcext:value-type="float">
            <text:p>8767</text:p>
          </table:table-cell>
          <table:table-cell office:value-type="float" office:value="1000" calcext:value-type="float">
            <text:p>1000</text:p>
          </table:table-cell>
          <table:table-cell office:value-type="float" office:value="8.767" calcext:value-type="float">
            <text:p>8.76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.0289496" calcext:value-type="float">
            <text:p>0.02894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9496" calcext:value-type="float">
            <text:p>2.89496E-05</text:p>
          </table:table-cell>
          <table:table-cell office:value-type="float" office:value="0.000026794" calcext:value-type="float">
            <text:p>2.6794E-05</text:p>
          </table:table-cell>
          <table:table-cell office:value-type="float" office:value="0.000061761" calcext:value-type="float">
            <text:p>6.1761E-05</text:p>
          </table:table-cell>
          <table:table-cell office:value-type="float" office:value="226273" calcext:value-type="float">
            <text:p>226273</text:p>
          </table:table-cell>
          <table:table-cell office:value-type="float" office:value="1000" calcext:value-type="float">
            <text:p>1000</text:p>
          </table:table-cell>
          <table:table-cell office:value-type="float" office:value="226.273" calcext:value-type="float">
            <text:p>226.273</text:p>
          </table:table-cell>
          <table:table-cell office:value-type="float" office:value="198" calcext:value-type="float">
            <text:p>198</text:p>
          </table:table-cell>
          <table:table-cell office:value-type="float" office:value="261" calcext:value-type="float">
            <text:p>261</text:p>
          </table:table-cell>
          <table:table-cell office:value-type="float" office:value="10908" calcext:value-type="float">
            <text:p>10908</text:p>
          </table:table-cell>
          <table:table-cell office:value-type="float" office:value="1000" calcext:value-type="float">
            <text:p>1000</text:p>
          </table:table-cell>
          <table:table-cell office:value-type="float" office:value="10.908" calcext:value-type="float">
            <text:p>10.90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0267848" calcext:value-type="float">
            <text:p>0.0267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848" calcext:value-type="float">
            <text:p>2.67848E-05</text:p>
          </table:table-cell>
          <table:table-cell office:value-type="float" office:value="0.000025199" calcext:value-type="float">
            <text:p>2.5199E-05</text:p>
          </table:table-cell>
          <table:table-cell office:value-type="float" office:value="0.000043612" calcext:value-type="float">
            <text:p>4.3612E-05</text:p>
          </table:table-cell>
          <table:table-cell office:value-type="float" office:value="163436" calcext:value-type="float">
            <text:p>163436</text:p>
          </table:table-cell>
          <table:table-cell office:value-type="float" office:value="1000" calcext:value-type="float">
            <text:p>1000</text:p>
          </table:table-cell>
          <table:table-cell office:value-type="float" office:value="163.436" calcext:value-type="float">
            <text:p>163.436</text:p>
          </table:table-cell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float" office:value="2789" calcext:value-type="float">
            <text:p>2789</text:p>
          </table:table-cell>
          <table:table-cell office:value-type="float" office:value="1000" calcext:value-type="float">
            <text:p>1000</text:p>
          </table:table-cell>
          <table:table-cell office:value-type="float" office:value="2.789" calcext:value-type="float">
            <text:p>2.7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0276927" calcext:value-type="float">
            <text:p>0.02769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927" calcext:value-type="float">
            <text:p>2.76927E-05</text:p>
          </table:table-cell>
          <table:table-cell office:value-type="float" office:value="0.000025745" calcext:value-type="float">
            <text:p>2.5745E-05</text:p>
          </table:table-cell>
          <table:table-cell office:value-type="float" office:value="0.000045711" calcext:value-type="float">
            <text:p>4.5711E-05</text:p>
          </table:table-cell>
          <table:table-cell office:value-type="float" office:value="170889" calcext:value-type="float">
            <text:p>170889</text:p>
          </table:table-cell>
          <table:table-cell office:value-type="float" office:value="1000" calcext:value-type="float">
            <text:p>1000</text:p>
          </table:table-cell>
          <table:table-cell office:value-type="float" office:value="170.889" calcext:value-type="float">
            <text:p>170.889</text:p>
          </table:table-cell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  <table:table-cell office:value-type="float" office:value="3552" calcext:value-type="float">
            <text:p>3552</text:p>
          </table:table-cell>
          <table:table-cell office:value-type="float" office:value="1000" calcext:value-type="float">
            <text:p>1000</text:p>
          </table:table-cell>
          <table:table-cell office:value-type="float" office:value="3.552" calcext:value-type="float">
            <text:p>3.5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0285932" calcext:value-type="float">
            <text:p>0.02859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932" calcext:value-type="float">
            <text:p>2.85932E-05</text:p>
          </table:table-cell>
          <table:table-cell office:value-type="float" office:value="0.000026471" calcext:value-type="float">
            <text:p>2.6471E-05</text:p>
          </table:table-cell>
          <table:table-cell office:value-type="float" office:value="0.000055368" calcext:value-type="float">
            <text:p>5.5368E-05</text:p>
          </table:table-cell>
          <table:table-cell office:value-type="float" office:value="177821" calcext:value-type="float">
            <text:p>177821</text:p>
          </table:table-cell>
          <table:table-cell office:value-type="float" office:value="1000" calcext:value-type="float">
            <text:p>1000</text:p>
          </table:table-cell>
          <table:table-cell office:value-type="float" office:value="177.821" calcext:value-type="float">
            <text:p>177.821</text:p>
          </table:table-cell>
          <table:table-cell office:value-type="float" office:value="167" calcext:value-type="float">
            <text:p>167</text:p>
          </table:table-cell>
          <table:table-cell office:value-type="float" office:value="191" calcext:value-type="float">
            <text:p>191</text:p>
          </table:table-cell>
          <table:table-cell office:value-type="float" office:value="4280" calcext:value-type="float">
            <text:p>4280</text:p>
          </table:table-cell>
          <table:table-cell office:value-type="float" office:value="1000" calcext:value-type="float">
            <text:p>10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029188" calcext:value-type="float">
            <text:p>0.0291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88" calcext:value-type="float">
            <text:p>2.9188E-05</text:p>
          </table:table-cell>
          <table:table-cell office:value-type="float" office:value="0.000027351" calcext:value-type="float">
            <text:p>2.7351E-05</text:p>
          </table:table-cell>
          <table:table-cell office:value-type="float" office:value="0.000047175" calcext:value-type="float">
            <text:p>4.7175E-05</text:p>
          </table:table-cell>
          <table:table-cell office:value-type="float" office:value="185079" calcext:value-type="float">
            <text:p>185079</text:p>
          </table:table-cell>
          <table:table-cell office:value-type="float" office:value="1000" calcext:value-type="float">
            <text:p>1000</text:p>
          </table:table-cell>
          <table:table-cell office:value-type="float" office:value="185.079" calcext:value-type="float">
            <text:p>185.079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  <table:table-cell office:value-type="float" office:value="5110" calcext:value-type="float">
            <text:p>5110</text:p>
          </table:table-cell>
          <table:table-cell office:value-type="float" office:value="1000" calcext:value-type="float">
            <text:p>1000</text:p>
          </table:table-cell>
          <table:table-cell office:value-type="float" office:value="5.11" calcext:value-type="float">
            <text:p>5.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0295304" calcext:value-type="float">
            <text:p>0.02953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5304" calcext:value-type="float">
            <text:p>2.95304E-05</text:p>
          </table:table-cell>
          <table:table-cell office:value-type="float" office:value="0.00002759" calcext:value-type="float">
            <text:p>2.759E-05</text:p>
          </table:table-cell>
          <table:table-cell office:value-type="float" office:value="0.000046127" calcext:value-type="float">
            <text:p>4.6127E-05</text:p>
          </table:table-cell>
          <table:table-cell office:value-type="float" office:value="192859" calcext:value-type="float">
            <text:p>192859</text:p>
          </table:table-cell>
          <table:table-cell office:value-type="float" office:value="1000" calcext:value-type="float">
            <text:p>1000</text:p>
          </table:table-cell>
          <table:table-cell office:value-type="float" office:value="192.859" calcext:value-type="float">
            <text:p>192.859</text:p>
          </table:table-cell>
          <table:table-cell office:value-type="float" office:value="175" calcext:value-type="float">
            <text:p>175</text:p>
          </table:table-cell>
          <table:table-cell office:value-type="float" office:value="213" calcext:value-type="float">
            <text:p>213</text:p>
          </table:table-cell>
          <table:table-cell office:value-type="float" office:value="5907" calcext:value-type="float">
            <text:p>5907</text:p>
          </table:table-cell>
          <table:table-cell office:value-type="float" office:value="1000" calcext:value-type="float">
            <text:p>1000</text:p>
          </table:table-cell>
          <table:table-cell office:value-type="float" office:value="5.907" calcext:value-type="float">
            <text:p>5.9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.0299675" calcext:value-type="float">
            <text:p>0.0299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675" calcext:value-type="float">
            <text:p>2.99675E-05</text:p>
          </table:table-cell>
          <table:table-cell office:value-type="float" office:value="0.000028178" calcext:value-type="float">
            <text:p>2.8178E-05</text:p>
          </table:table-cell>
          <table:table-cell office:value-type="float" office:value="0.000054754" calcext:value-type="float">
            <text:p>5.4754E-05</text:p>
          </table:table-cell>
          <table:table-cell office:value-type="float" office:value="201521" calcext:value-type="float">
            <text:p>201521</text:p>
          </table:table-cell>
          <table:table-cell office:value-type="float" office:value="1000" calcext:value-type="float">
            <text:p>1000</text:p>
          </table:table-cell>
          <table:table-cell office:value-type="float" office:value="201.521" calcext:value-type="float">
            <text:p>201.521</text:p>
          </table:table-cell>
          <table:table-cell office:value-type="float" office:value="185" calcext:value-type="float">
            <text:p>185</text:p>
          </table:table-cell>
          <table:table-cell office:value-type="float" office:value="219" calcext:value-type="float">
            <text:p>219</text:p>
          </table:table-cell>
          <table:table-cell office:value-type="float" office:value="6804" calcext:value-type="float">
            <text:p>6804</text:p>
          </table:table-cell>
          <table:table-cell office:value-type="float" office:value="1000" calcext:value-type="float">
            <text:p>1000</text:p>
          </table:table-cell>
          <table:table-cell office:value-type="float" office:value="6.804" calcext:value-type="float">
            <text:p>6.8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0.0305157" calcext:value-type="float">
            <text:p>0.03051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5157" calcext:value-type="float">
            <text:p>3.05157E-05</text:p>
          </table:table-cell>
          <table:table-cell office:value-type="float" office:value="0.000028699" calcext:value-type="float">
            <text:p>2.8699E-05</text:p>
          </table:table-cell>
          <table:table-cell office:value-type="float" office:value="0.000057448" calcext:value-type="float">
            <text:p>5.7448E-05</text:p>
          </table:table-cell>
          <table:table-cell office:value-type="float" office:value="211690" calcext:value-type="float">
            <text:p>211690</text:p>
          </table:table-cell>
          <table:table-cell office:value-type="float" office:value="1000" calcext:value-type="float">
            <text:p>1000</text:p>
          </table:table-cell>
          <table:table-cell office:value-type="float" office:value="211.69" calcext:value-type="float">
            <text:p>211.69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  <table:table-cell office:value-type="float" office:value="7827" calcext:value-type="float">
            <text:p>7827</text:p>
          </table:table-cell>
          <table:table-cell office:value-type="float" office:value="1000" calcext:value-type="float">
            <text:p>1000</text:p>
          </table:table-cell>
          <table:table-cell office:value-type="float" office:value="7.827" calcext:value-type="float">
            <text:p>7.8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.0309667" calcext:value-type="float">
            <text:p>0.030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9667" calcext:value-type="float">
            <text:p>3.09667E-05</text:p>
          </table:table-cell>
          <table:table-cell office:value-type="float" office:value="0.000029045" calcext:value-type="float">
            <text:p>2.9045E-05</text:p>
          </table:table-cell>
          <table:table-cell office:value-type="float" office:value="0.000052804" calcext:value-type="float">
            <text:p>5.2804E-05</text:p>
          </table:table-cell>
          <table:table-cell office:value-type="float" office:value="224875" calcext:value-type="float">
            <text:p>224875</text:p>
          </table:table-cell>
          <table:table-cell office:value-type="float" office:value="1000" calcext:value-type="float">
            <text:p>1000</text:p>
          </table:table-cell>
          <table:table-cell office:value-type="float" office:value="224.875" calcext:value-type="float">
            <text:p>224.875</text:p>
          </table:table-cell>
          <table:table-cell office:value-type="float" office:value="201" calcext:value-type="float">
            <text:p>201</text:p>
          </table:table-cell>
          <table:table-cell office:value-type="float" office:value="258" calcext:value-type="float">
            <text:p>258</text:p>
          </table:table-cell>
          <table:table-cell office:value-type="float" office:value="9120" calcext:value-type="float">
            <text:p>9120</text:p>
          </table:table-cell>
          <table:table-cell office:value-type="float" office:value="1000" calcext:value-type="float">
            <text:p>1000</text:p>
          </table:table-cell>
          <table:table-cell office:value-type="float" office:value="9.12" calcext:value-type="float">
            <text:p>9.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0.0315802" calcext:value-type="float">
            <text:p>0.0315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5802" calcext:value-type="float">
            <text:p>3.15802E-05</text:p>
          </table:table-cell>
          <table:table-cell office:value-type="float" office:value="0.000029216" calcext:value-type="float">
            <text:p>2.9216E-05</text:p>
          </table:table-cell>
          <table:table-cell office:value-type="float" office:value="0.000050499" calcext:value-type="float">
            <text:p>5.0499E-05</text:p>
          </table:table-cell>
          <table:table-cell office:value-type="float" office:value="251919" calcext:value-type="float">
            <text:p>251919</text:p>
          </table:table-cell>
          <table:table-cell office:value-type="float" office:value="1000" calcext:value-type="float">
            <text:p>1000</text:p>
          </table:table-cell>
          <table:table-cell office:value-type="float" office:value="251.919" calcext:value-type="float">
            <text:p>251.919</text:p>
          </table:table-cell>
          <table:table-cell office:value-type="float" office:value="219" calcext:value-type="float">
            <text:p>219</text:p>
          </table:table-cell>
          <table:table-cell office:value-type="float" office:value="294" calcext:value-type="float">
            <text:p>294</text:p>
          </table:table-cell>
          <table:table-cell office:value-type="float" office:value="11353" calcext:value-type="float">
            <text:p>11353</text:p>
          </table:table-cell>
          <table:table-cell office:value-type="float" office:value="1000" calcext:value-type="float">
            <text:p>1000</text:p>
          </table:table-cell>
          <table:table-cell office:value-type="float" office:value="11.353" calcext:value-type="float">
            <text:p>11.35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0292054" calcext:value-type="float">
            <text:p>0.0292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054" calcext:value-type="float">
            <text:p>2.92054E-05</text:p>
          </table:table-cell>
          <table:table-cell office:value-type="float" office:value="0.000027343" calcext:value-type="float">
            <text:p>2.7343E-05</text:p>
          </table:table-cell>
          <table:table-cell office:value-type="float" office:value="0.000047972" calcext:value-type="float">
            <text:p>4.7972E-05</text:p>
          </table:table-cell>
          <table:table-cell office:value-type="float" office:value="182479" calcext:value-type="float">
            <text:p>182479</text:p>
          </table:table-cell>
          <table:table-cell office:value-type="float" office:value="1000" calcext:value-type="float">
            <text:p>1000</text:p>
          </table:table-cell>
          <table:table-cell office:value-type="float" office:value="182.479" calcext:value-type="float">
            <text:p>182.479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2851" calcext:value-type="float">
            <text:p>2851</text:p>
          </table:table-cell>
          <table:table-cell office:value-type="float" office:value="1000" calcext:value-type="float">
            <text:p>1000</text:p>
          </table:table-cell>
          <table:table-cell office:value-type="float" office:value="2.851" calcext:value-type="float">
            <text:p>2.8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0301556" calcext:value-type="float">
            <text:p>0.03015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556" calcext:value-type="float">
            <text:p>3.01556E-05</text:p>
          </table:table-cell>
          <table:table-cell office:value-type="float" office:value="0.000028276" calcext:value-type="float">
            <text:p>2.8276E-05</text:p>
          </table:table-cell>
          <table:table-cell office:value-type="float" office:value="0.000052078" calcext:value-type="float">
            <text:p>5.2078E-05</text:p>
          </table:table-cell>
          <table:table-cell office:value-type="float" office:value="190705" calcext:value-type="float">
            <text:p>190705</text:p>
          </table:table-cell>
          <table:table-cell office:value-type="float" office:value="1000" calcext:value-type="float">
            <text:p>1000</text:p>
          </table:table-cell>
          <table:table-cell office:value-type="float" office:value="190.705" calcext:value-type="float">
            <text:p>190.705</text:p>
          </table:table-cell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office:value-type="float" office:value="3671" calcext:value-type="float">
            <text:p>3671</text:p>
          </table:table-cell>
          <table:table-cell office:value-type="float" office:value="1000" calcext:value-type="float">
            <text:p>1000</text:p>
          </table:table-cell>
          <table:table-cell office:value-type="float" office:value="3.671" calcext:value-type="float">
            <text:p>3.6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.0317219" calcext:value-type="float">
            <text:p>0.03172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7219" calcext:value-type="float">
            <text:p>3.17219E-05</text:p>
          </table:table-cell>
          <table:table-cell office:value-type="float" office:value="0.000028921" calcext:value-type="float">
            <text:p>2.8921E-05</text:p>
          </table:table-cell>
          <table:table-cell office:value-type="float" office:value="0.000057088" calcext:value-type="float">
            <text:p>5.7088E-05</text:p>
          </table:table-cell>
          <table:table-cell office:value-type="float" office:value="198435" calcext:value-type="float">
            <text:p>198435</text:p>
          </table:table-cell>
          <table:table-cell office:value-type="float" office:value="1000" calcext:value-type="float">
            <text:p>1000</text:p>
          </table:table-cell>
          <table:table-cell office:value-type="float" office:value="198.435" calcext:value-type="float">
            <text:p>198.435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4469" calcext:value-type="float">
            <text:p>4469</text:p>
          </table:table-cell>
          <table:table-cell office:value-type="float" office:value="1000" calcext:value-type="float">
            <text:p>1000</text:p>
          </table:table-cell>
          <table:table-cell office:value-type="float" office:value="4.469" calcext:value-type="float">
            <text:p>4.4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0325127" calcext:value-type="float">
            <text:p>0.03251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127" calcext:value-type="float">
            <text:p>3.25127E-05</text:p>
          </table:table-cell>
          <table:table-cell office:value-type="float" office:value="0.000029708" calcext:value-type="float">
            <text:p>2.9708E-05</text:p>
          </table:table-cell>
          <table:table-cell office:value-type="float" office:value="0.000052591" calcext:value-type="float">
            <text:p>5.2591E-05</text:p>
          </table:table-cell>
          <table:table-cell office:value-type="float" office:value="206616" calcext:value-type="float">
            <text:p>206616</text:p>
          </table:table-cell>
          <table:table-cell office:value-type="float" office:value="1000" calcext:value-type="float">
            <text:p>1000</text:p>
          </table:table-cell>
          <table:table-cell office:value-type="float" office:value="206.616" calcext:value-type="float">
            <text:p>206.616</text:p>
          </table:table-cell>
          <table:table-cell office:value-type="float" office:value="195" calcext:value-type="float">
            <text:p>195</text:p>
          </table:table-cell>
          <table:table-cell office:value-type="float" office:value="225" calcext:value-type="float">
            <text:p>225</text:p>
          </table:table-cell>
          <table:table-cell office:value-type="float" office:value="5284" calcext:value-type="float">
            <text:p>5284</text:p>
          </table:table-cell>
          <table:table-cell office:value-type="float" office:value="1000" calcext:value-type="float">
            <text:p>1000</text:p>
          </table:table-cell>
          <table:table-cell office:value-type="float" office:value="5.284" calcext:value-type="float">
            <text:p>5.2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0327564" calcext:value-type="float">
            <text:p>0.03275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564" calcext:value-type="float">
            <text:p>3.27564E-05</text:p>
          </table:table-cell>
          <table:table-cell office:value-type="float" office:value="0.000030413" calcext:value-type="float">
            <text:p>3.0413E-05</text:p>
          </table:table-cell>
          <table:table-cell office:value-type="float" office:value="0.00005306" calcext:value-type="float">
            <text:p>5.306E-05</text:p>
          </table:table-cell>
          <table:table-cell office:value-type="float" office:value="215185" calcext:value-type="float">
            <text:p>215185</text:p>
          </table:table-cell>
          <table:table-cell office:value-type="float" office:value="1000" calcext:value-type="float">
            <text:p>1000</text:p>
          </table:table-cell>
          <table:table-cell office:value-type="float" office:value="215.185" calcext:value-type="float">
            <text:p>215.185</text:p>
          </table:table-cell>
          <table:table-cell office:value-type="float" office:value="202" calcext:value-type="float">
            <text:p>202</text:p>
          </table:table-cell>
          <table:table-cell office:value-type="float" office:value="234" calcext:value-type="float">
            <text:p>234</text:p>
          </table:table-cell>
          <table:table-cell office:value-type="float" office:value="6158" calcext:value-type="float">
            <text:p>6158</text:p>
          </table:table-cell>
          <table:table-cell office:value-type="float" office:value="1000" calcext:value-type="float">
            <text:p>1000</text:p>
          </table:table-cell>
          <table:table-cell office:value-type="float" office:value="6.158" calcext:value-type="float">
            <text:p>6.1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0.0329427" calcext:value-type="float">
            <text:p>0.03294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9427" calcext:value-type="float">
            <text:p>3.29427E-05</text:p>
          </table:table-cell>
          <table:table-cell office:value-type="float" office:value="0.000030891" calcext:value-type="float">
            <text:p>3.0891E-05</text:p>
          </table:table-cell>
          <table:table-cell office:value-type="float" office:value="0.00005181" calcext:value-type="float">
            <text:p>5.181E-05</text:p>
          </table:table-cell>
          <table:table-cell office:value-type="float" office:value="224527" calcext:value-type="float">
            <text:p>224527</text:p>
          </table:table-cell>
          <table:table-cell office:value-type="float" office:value="1000" calcext:value-type="float">
            <text:p>1000</text:p>
          </table:table-cell>
          <table:table-cell office:value-type="float" office:value="224.527" calcext:value-type="float">
            <text:p>224.527</text:p>
          </table:table-cell>
          <table:table-cell office:value-type="float" office:value="206" calcext:value-type="float">
            <text:p>206</text:p>
          </table:table-cell>
          <table:table-cell office:value-type="float" office:value="246" calcext:value-type="float">
            <text:p>246</text:p>
          </table:table-cell>
          <table:table-cell office:value-type="float" office:value="7061" calcext:value-type="float">
            <text:p>7061</text:p>
          </table:table-cell>
          <table:table-cell office:value-type="float" office:value="1000" calcext:value-type="float">
            <text:p>1000</text:p>
          </table:table-cell>
          <table:table-cell office:value-type="float" office:value="7.061" calcext:value-type="float">
            <text:p>7.0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0.0334073" calcext:value-type="float">
            <text:p>0.03340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4073" calcext:value-type="float">
            <text:p>3.34073E-05</text:p>
          </table:table-cell>
          <table:table-cell office:value-type="float" office:value="0.000031044" calcext:value-type="float">
            <text:p>3.1044E-05</text:p>
          </table:table-cell>
          <table:table-cell office:value-type="float" office:value="0.000057691" calcext:value-type="float">
            <text:p>5.7691E-05</text:p>
          </table:table-cell>
          <table:table-cell office:value-type="float" office:value="235559" calcext:value-type="float">
            <text:p>235559</text:p>
          </table:table-cell>
          <table:table-cell office:value-type="float" office:value="1000" calcext:value-type="float">
            <text:p>1000</text:p>
          </table:table-cell>
          <table:table-cell office:value-type="float" office:value="235.559" calcext:value-type="float">
            <text:p>235.559</text:p>
          </table:table-cell>
          <table:table-cell office:value-type="float" office:value="208" calcext:value-type="float">
            <text:p>208</text:p>
          </table:table-cell>
          <table:table-cell office:value-type="float" office:value="265" calcext:value-type="float">
            <text:p>265</text:p>
          </table:table-cell>
          <table:table-cell office:value-type="float" office:value="8104" calcext:value-type="float">
            <text:p>8104</text:p>
          </table:table-cell>
          <table:table-cell office:value-type="float" office:value="1000" calcext:value-type="float">
            <text:p>1000</text:p>
          </table:table-cell>
          <table:table-cell office:value-type="float" office:value="8.104" calcext:value-type="float">
            <text:p>8.10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0.0339529" calcext:value-type="float">
            <text:p>0.03395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9529" calcext:value-type="float">
            <text:p>3.39529E-05</text:p>
          </table:table-cell>
          <table:table-cell office:value-type="float" office:value="0.00003184" calcext:value-type="float">
            <text:p>3.184E-05</text:p>
          </table:table-cell>
          <table:table-cell office:value-type="float" office:value="0.00006724" calcext:value-type="float">
            <text:p>6.724E-05</text:p>
          </table:table-cell>
          <table:table-cell office:value-type="float" office:value="250546" calcext:value-type="float">
            <text:p>250546</text:p>
          </table:table-cell>
          <table:table-cell office:value-type="float" office:value="1000" calcext:value-type="float">
            <text:p>1000</text:p>
          </table:table-cell>
          <table:table-cell office:value-type="float" office:value="250.546" calcext:value-type="float">
            <text:p>250.546</text:p>
          </table:table-cell>
          <table:table-cell office:value-type="float" office:value="227" calcext:value-type="float">
            <text:p>227</text:p>
          </table:table-cell>
          <table:table-cell office:value-type="float" office:value="289" calcext:value-type="float">
            <text:p>289</text:p>
          </table:table-cell>
          <table:table-cell office:value-type="float" office:value="9536" calcext:value-type="float">
            <text:p>9536</text:p>
          </table:table-cell>
          <table:table-cell office:value-type="float" office:value="1000" calcext:value-type="float">
            <text:p>1000</text:p>
          </table:table-cell>
          <table:table-cell office:value-type="float" office:value="9.536" calcext:value-type="float">
            <text:p>9.53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0.0344658" calcext:value-type="float">
            <text:p>0.03446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658" calcext:value-type="float">
            <text:p>3.44658E-05</text:p>
          </table:table-cell>
          <table:table-cell office:value-type="float" office:value="0.000031901" calcext:value-type="float">
            <text:p>3.1901E-05</text:p>
          </table:table-cell>
          <table:table-cell office:value-type="float" office:value="0.00005296" calcext:value-type="float">
            <text:p>5.296E-05</text:p>
          </table:table-cell>
          <table:table-cell office:value-type="float" office:value="279846" calcext:value-type="float">
            <text:p>279846</text:p>
          </table:table-cell>
          <table:table-cell office:value-type="float" office:value="1000" calcext:value-type="float">
            <text:p>1000</text:p>
          </table:table-cell>
          <table:table-cell office:value-type="float" office:value="279.846" calcext:value-type="float">
            <text:p>279.846</text:p>
          </table:table-cell>
          <table:table-cell office:value-type="float" office:value="241" calcext:value-type="float">
            <text:p>241</text:p>
          </table:table-cell>
          <table:table-cell office:value-type="float" office:value="331" calcext:value-type="float">
            <text:p>331</text:p>
          </table:table-cell>
          <table:table-cell office:value-type="float" office:value="11805" calcext:value-type="float">
            <text:p>11805</text:p>
          </table:table-cell>
          <table:table-cell office:value-type="float" office:value="1000" calcext:value-type="float">
            <text:p>1000</text:p>
          </table:table-cell>
          <table:table-cell office:value-type="float" office:value="11.805" calcext:value-type="float">
            <text:p>11.80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0319454" calcext:value-type="float">
            <text:p>0.03194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454" calcext:value-type="float">
            <text:p>3.19454E-05</text:p>
          </table:table-cell>
          <table:table-cell office:value-type="float" office:value="0.000029857" calcext:value-type="float">
            <text:p>2.9857E-05</text:p>
          </table:table-cell>
          <table:table-cell office:value-type="float" office:value="0.000054066" calcext:value-type="float">
            <text:p>5.4066E-05</text:p>
          </table:table-cell>
          <table:table-cell office:value-type="float" office:value="202473" calcext:value-type="float">
            <text:p>202473</text:p>
          </table:table-cell>
          <table:table-cell office:value-type="float" office:value="1000" calcext:value-type="float">
            <text:p>1000</text:p>
          </table:table-cell>
          <table:table-cell office:value-type="float" office:value="202.473" calcext:value-type="float">
            <text:p>202.473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2884" calcext:value-type="float">
            <text:p>2884</text:p>
          </table:table-cell>
          <table:table-cell office:value-type="float" office:value="1000" calcext:value-type="float">
            <text:p>1000</text:p>
          </table:table-cell>
          <table:table-cell office:value-type="float" office:value="2.884" calcext:value-type="float">
            <text:p>2.8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0329197" calcext:value-type="float">
            <text:p>0.0329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9197" calcext:value-type="float">
            <text:p>3.29197E-05</text:p>
          </table:table-cell>
          <table:table-cell office:value-type="float" office:value="0.000030748" calcext:value-type="float">
            <text:p>3.0748E-05</text:p>
          </table:table-cell>
          <table:table-cell office:value-type="float" office:value="0.000052288" calcext:value-type="float">
            <text:p>5.2288E-05</text:p>
          </table:table-cell>
          <table:table-cell office:value-type="float" office:value="211489" calcext:value-type="float">
            <text:p>211489</text:p>
          </table:table-cell>
          <table:table-cell office:value-type="float" office:value="1000" calcext:value-type="float">
            <text:p>1000</text:p>
          </table:table-cell>
          <table:table-cell office:value-type="float" office:value="211.489" calcext:value-type="float">
            <text:p>211.489</text:p>
          </table:table-cell>
          <table:table-cell office:value-type="float" office:value="203" calcext:value-type="float">
            <text:p>203</text:p>
          </table:table-cell>
          <table:table-cell office:value-type="float" office:value="223" calcext:value-type="float">
            <text:p>223</text:p>
          </table:table-cell>
          <table:table-cell office:value-type="float" office:value="3761" calcext:value-type="float">
            <text:p>3761</text:p>
          </table:table-cell>
          <table:table-cell office:value-type="float" office:value="1000" calcext:value-type="float">
            <text:p>1000</text:p>
          </table:table-cell>
          <table:table-cell office:value-type="float" office:value="3.761" calcext:value-type="float">
            <text:p>3.7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0338235" calcext:value-type="float">
            <text:p>0.03382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8235" calcext:value-type="float">
            <text:p>3.38235E-05</text:p>
          </table:table-cell>
          <table:table-cell office:value-type="float" office:value="0.0000317" calcext:value-type="float">
            <text:p>3.17E-05</text:p>
          </table:table-cell>
          <table:table-cell office:value-type="float" office:value="0.000068239" calcext:value-type="float">
            <text:p>6.8239E-05</text:p>
          </table:table-cell>
          <table:table-cell office:value-type="float" office:value="220217" calcext:value-type="float">
            <text:p>220217</text:p>
          </table:table-cell>
          <table:table-cell office:value-type="float" office:value="1000" calcext:value-type="float">
            <text:p>1000</text:p>
          </table:table-cell>
          <table:table-cell office:value-type="float" office:value="220.217" calcext:value-type="float">
            <text:p>220.217</text:p>
          </table:table-cell>
          <table:table-cell office:value-type="float" office:value="209" calcext:value-type="float">
            <text:p>209</text:p>
          </table:table-cell>
          <table:table-cell office:value-type="float" office:value="241" calcext:value-type="float">
            <text:p>241</text:p>
          </table:table-cell>
          <table:table-cell office:value-type="float" office:value="4634" calcext:value-type="float">
            <text:p>4634</text:p>
          </table:table-cell>
          <table:table-cell office:value-type="float" office:value="1000" calcext:value-type="float">
            <text:p>1000</text:p>
          </table:table-cell>
          <table:table-cell office:value-type="float" office:value="4.634" calcext:value-type="float">
            <text:p>4.6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0345587" calcext:value-type="float">
            <text:p>0.0345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5587" calcext:value-type="float">
            <text:p>3.45587E-05</text:p>
          </table:table-cell>
          <table:table-cell office:value-type="float" office:value="0.00003204" calcext:value-type="float">
            <text:p>3.204E-05</text:p>
          </table:table-cell>
          <table:table-cell office:value-type="float" office:value="0.000052989" calcext:value-type="float">
            <text:p>5.2989E-05</text:p>
          </table:table-cell>
          <table:table-cell office:value-type="float" office:value="228682" calcext:value-type="float">
            <text:p>228682</text:p>
          </table:table-cell>
          <table:table-cell office:value-type="float" office:value="1000" calcext:value-type="float">
            <text:p>1000</text:p>
          </table:table-cell>
          <table:table-cell office:value-type="float" office:value="228.682" calcext:value-type="float">
            <text:p>228.682</text:p>
          </table:table-cell>
          <table:table-cell office:value-type="float" office:value="214" calcext:value-type="float">
            <text:p>214</text:p>
          </table:table-cell>
          <table:table-cell office:value-type="float" office:value="246" calcext:value-type="float">
            <text:p>246</text:p>
          </table:table-cell>
          <table:table-cell office:value-type="float" office:value="5435" calcext:value-type="float">
            <text:p>5435</text:p>
          </table:table-cell>
          <table:table-cell office:value-type="float" office:value="1000" calcext:value-type="float">
            <text:p>1000</text:p>
          </table:table-cell>
          <table:table-cell office:value-type="float" office:value="5.435" calcext:value-type="float">
            <text:p>5.4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0352906" calcext:value-type="float">
            <text:p>0.03529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2906" calcext:value-type="float">
            <text:p>3.52906E-05</text:p>
          </table:table-cell>
          <table:table-cell office:value-type="float" office:value="0.000032968" calcext:value-type="float">
            <text:p>3.2968E-05</text:p>
          </table:table-cell>
          <table:table-cell office:value-type="float" office:value="0.000053695" calcext:value-type="float">
            <text:p>5.3695E-05</text:p>
          </table:table-cell>
          <table:table-cell office:value-type="float" office:value="238331" calcext:value-type="float">
            <text:p>238331</text:p>
          </table:table-cell>
          <table:table-cell office:value-type="float" office:value="1000" calcext:value-type="float">
            <text:p>1000</text:p>
          </table:table-cell>
          <table:table-cell office:value-type="float" office:value="238.331" calcext:value-type="float">
            <text:p>238.331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6330" calcext:value-type="float">
            <text:p>6330</text:p>
          </table:table-cell>
          <table:table-cell office:value-type="float" office:value="1000" calcext:value-type="float">
            <text:p>1000</text:p>
          </table:table-cell>
          <table:table-cell office:value-type="float" office:value="6.33" calcext:value-type="float">
            <text:p>6.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.0357301" calcext:value-type="float">
            <text:p>0.03573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7301" calcext:value-type="float">
            <text:p>3.57301E-05</text:p>
          </table:table-cell>
          <table:table-cell office:value-type="float" office:value="0.00003318" calcext:value-type="float">
            <text:p>3.318E-05</text:p>
          </table:table-cell>
          <table:table-cell office:value-type="float" office:value="0.00006021" calcext:value-type="float">
            <text:p>6.021E-05</text:p>
          </table:table-cell>
          <table:table-cell office:value-type="float" office:value="248510" calcext:value-type="float">
            <text:p>248510</text:p>
          </table:table-cell>
          <table:table-cell office:value-type="float" office:value="1000" calcext:value-type="float">
            <text:p>1000</text:p>
          </table:table-cell>
          <table:table-cell office:value-type="float" office:value="248.51" calcext:value-type="float">
            <text:p>248.51</text:p>
          </table:table-cell>
          <table:table-cell office:value-type="float" office:value="229" calcext:value-type="float">
            <text:p>229</text:p>
          </table:table-cell>
          <table:table-cell office:value-type="float" office:value="273" calcext:value-type="float">
            <text:p>273</text:p>
          </table:table-cell>
          <table:table-cell office:value-type="float" office:value="7328" calcext:value-type="float">
            <text:p>7328</text:p>
          </table:table-cell>
          <table:table-cell office:value-type="float" office:value="1000" calcext:value-type="float">
            <text:p>1000</text:p>
          </table:table-cell>
          <table:table-cell office:value-type="float" office:value="7.328" calcext:value-type="float">
            <text:p>7.3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.0362427" calcext:value-type="float">
            <text:p>0.03624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427" calcext:value-type="float">
            <text:p>3.62427E-05</text:p>
          </table:table-cell>
          <table:table-cell office:value-type="float" office:value="0.000033448" calcext:value-type="float">
            <text:p>3.3448E-05</text:p>
          </table:table-cell>
          <table:table-cell office:value-type="float" office:value="0.000055266" calcext:value-type="float">
            <text:p>5.5266E-05</text:p>
          </table:table-cell>
          <table:table-cell office:value-type="float" office:value="260790" calcext:value-type="float">
            <text:p>260790</text:p>
          </table:table-cell>
          <table:table-cell office:value-type="float" office:value="1000" calcext:value-type="float">
            <text:p>1000</text:p>
          </table:table-cell>
          <table:table-cell office:value-type="float" office:value="260.79" calcext:value-type="float">
            <text:p>260.79</text:p>
          </table:table-cell>
          <table:table-cell office:value-type="float" office:value="239" calcext:value-type="float">
            <text:p>239</text:p>
          </table:table-cell>
          <table:table-cell office:value-type="float" office:value="283" calcext:value-type="float">
            <text:p>283</text:p>
          </table:table-cell>
          <table:table-cell office:value-type="float" office:value="8433" calcext:value-type="float">
            <text:p>8433</text:p>
          </table:table-cell>
          <table:table-cell office:value-type="float" office:value="1000" calcext:value-type="float">
            <text:p>1000</text:p>
          </table:table-cell>
          <table:table-cell office:value-type="float" office:value="8.433" calcext:value-type="float">
            <text:p>8.43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0368983" calcext:value-type="float">
            <text:p>0.03689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983" calcext:value-type="float">
            <text:p>3.68983E-05</text:p>
          </table:table-cell>
          <table:table-cell office:value-type="float" office:value="0.000034226" calcext:value-type="float">
            <text:p>3.4226E-05</text:p>
          </table:table-cell>
          <table:table-cell office:value-type="float" office:value="0.000060217" calcext:value-type="float">
            <text:p>6.0217E-05</text:p>
          </table:table-cell>
          <table:table-cell office:value-type="float" office:value="276864" calcext:value-type="float">
            <text:p>276864</text:p>
          </table:table-cell>
          <table:table-cell office:value-type="float" office:value="1000" calcext:value-type="float">
            <text:p>1000</text:p>
          </table:table-cell>
          <table:table-cell office:value-type="float" office:value="276.864" calcext:value-type="float">
            <text:p>276.864</text:p>
          </table:table-cell>
          <table:table-cell office:value-type="float" office:value="254" calcext:value-type="float">
            <text:p>254</text:p>
          </table:table-cell>
          <table:table-cell office:value-type="float" office:value="311" calcext:value-type="float">
            <text:p>311</text:p>
          </table:table-cell>
          <table:table-cell office:value-type="float" office:value="9882" calcext:value-type="float">
            <text:p>9882</text:p>
          </table:table-cell>
          <table:table-cell office:value-type="float" office:value="1000" calcext:value-type="float">
            <text:p>1000</text:p>
          </table:table-cell>
          <table:table-cell office:value-type="float" office:value="9.882" calcext:value-type="float">
            <text:p>9.88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0377385" calcext:value-type="float">
            <text:p>0.03773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7385" calcext:value-type="float">
            <text:p>3.77385E-05</text:p>
          </table:table-cell>
          <table:table-cell office:value-type="float" office:value="0.000034685" calcext:value-type="float">
            <text:p>3.4685E-05</text:p>
          </table:table-cell>
          <table:table-cell office:value-type="float" office:value="0.000073197" calcext:value-type="float">
            <text:p>7.3197E-05</text:p>
          </table:table-cell>
          <table:table-cell office:value-type="float" office:value="308014" calcext:value-type="float">
            <text:p>308014</text:p>
          </table:table-cell>
          <table:table-cell office:value-type="float" office:value="1000" calcext:value-type="float">
            <text:p>1000</text:p>
          </table:table-cell>
          <table:table-cell office:value-type="float" office:value="308.014" calcext:value-type="float">
            <text:p>308.014</text:p>
          </table:table-cell>
          <table:table-cell office:value-type="float" office:value="274" calcext:value-type="float">
            <text:p>274</text:p>
          </table:table-cell>
          <table:table-cell office:value-type="float" office:value="367" calcext:value-type="float">
            <text:p>367</text:p>
          </table:table-cell>
          <table:table-cell office:value-type="float" office:value="12181" calcext:value-type="float">
            <text:p>12181</text:p>
          </table:table-cell>
          <table:table-cell office:value-type="float" office:value="1000" calcext:value-type="float">
            <text:p>1000</text:p>
          </table:table-cell>
          <table:table-cell office:value-type="float" office:value="12.181" calcext:value-type="float">
            <text:p>12.18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286" calcext:value-type="float">
            <text:p>3.44286E-05</text:p>
          </table:table-cell>
          <table:table-cell office:value-type="float" office:value="0.000032404" calcext:value-type="float">
            <text:p>3.2404E-05</text:p>
          </table:table-cell>
          <table:table-cell office:value-type="float" office:value="0.000052417" calcext:value-type="float">
            <text:p>5.2417E-05</text:p>
          </table:table-cell>
          <table:table-cell office:value-type="float" office:value="223730" calcext:value-type="float">
            <text:p>223730</text:p>
          </table:table-cell>
          <table:table-cell office:value-type="float" office:value="1000" calcext:value-type="float">
            <text:p>1000</text:p>
          </table:table-cell>
          <table:table-cell office:value-type="float" office:value="223.73" calcext:value-type="float">
            <text:p>223.73</text:p>
          </table:table-cell>
          <table:table-cell office:value-type="float" office:value="217" calcext:value-type="float">
            <text:p>217</text:p>
          </table:table-cell>
          <table:table-cell office:value-type="float" office:value="234" calcext:value-type="float">
            <text:p>234</text:p>
          </table:table-cell>
          <table:table-cell office:value-type="float" office:value="2964" calcext:value-type="float">
            <text:p>2964</text:p>
          </table:table-cell>
          <table:table-cell office:value-type="float" office:value="1000" calcext:value-type="float">
            <text:p>1000</text:p>
          </table:table-cell>
          <table:table-cell office:value-type="float" office:value="2.964" calcext:value-type="float">
            <text:p>2.9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0355521" calcext:value-type="float">
            <text:p>0.03555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5521" calcext:value-type="float">
            <text:p>3.55521E-05</text:p>
          </table:table-cell>
          <table:table-cell office:value-type="float" office:value="0.000033428" calcext:value-type="float">
            <text:p>3.3428E-05</text:p>
          </table:table-cell>
          <table:table-cell office:value-type="float" office:value="0.000058506" calcext:value-type="float">
            <text:p>5.8506E-05</text:p>
          </table:table-cell>
          <table:table-cell office:value-type="float" office:value="233396" calcext:value-type="float">
            <text:p>233396</text:p>
          </table:table-cell>
          <table:table-cell office:value-type="float" office:value="1000" calcext:value-type="float">
            <text:p>1000</text:p>
          </table:table-cell>
          <table:table-cell office:value-type="float" office:value="233.396" calcext:value-type="float">
            <text:p>233.396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office:value-type="float" office:value="3880" calcext:value-type="float">
            <text:p>3880</text:p>
          </table:table-cell>
          <table:table-cell office:value-type="float" office:value="1000" calcext:value-type="float">
            <text:p>1000</text:p>
          </table:table-cell>
          <table:table-cell office:value-type="float" office:value="3.88" calcext:value-type="float">
            <text:p>3.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.0366067" calcext:value-type="float">
            <text:p>0.03660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6067" calcext:value-type="float">
            <text:p>3.66067E-05</text:p>
          </table:table-cell>
          <table:table-cell office:value-type="float" office:value="0.000034054" calcext:value-type="float">
            <text:p>3.4054E-05</text:p>
          </table:table-cell>
          <table:table-cell office:value-type="float" office:value="0.000060209" calcext:value-type="float">
            <text:p>6.0209E-05</text:p>
          </table:table-cell>
          <table:table-cell office:value-type="float" office:value="242679" calcext:value-type="float">
            <text:p>242679</text:p>
          </table:table-cell>
          <table:table-cell office:value-type="float" office:value="1000" calcext:value-type="float">
            <text:p>1000</text:p>
          </table:table-cell>
          <table:table-cell office:value-type="float" office:value="242.679" calcext:value-type="float">
            <text:p>242.679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4728" calcext:value-type="float">
            <text:p>4728</text:p>
          </table:table-cell>
          <table:table-cell office:value-type="float" office:value="1000" calcext:value-type="float">
            <text:p>1000</text:p>
          </table:table-cell>
          <table:table-cell office:value-type="float" office:value="4.728" calcext:value-type="float">
            <text:p>4.7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.0375661" calcext:value-type="float">
            <text:p>0.03756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5661" calcext:value-type="float">
            <text:p>3.75661E-05</text:p>
          </table:table-cell>
          <table:table-cell office:value-type="float" office:value="0.000034582" calcext:value-type="float">
            <text:p>3.4582E-05</text:p>
          </table:table-cell>
          <table:table-cell office:value-type="float" office:value="0.000080405" calcext:value-type="float">
            <text:p>8.0405E-05</text:p>
          </table:table-cell>
          <table:table-cell office:value-type="float" office:value="252346" calcext:value-type="float">
            <text:p>252346</text:p>
          </table:table-cell>
          <table:table-cell office:value-type="float" office:value="1000" calcext:value-type="float">
            <text:p>1000</text:p>
          </table:table-cell>
          <table:table-cell office:value-type="float" office:value="252.346" calcext:value-type="float">
            <text:p>252.346</text:p>
          </table:table-cell>
          <table:table-cell office:value-type="float" office:value="237" calcext:value-type="float">
            <text:p>237</text:p>
          </table:table-cell>
          <table:table-cell office:value-type="float" office:value="269" calcext:value-type="float">
            <text:p>269</text:p>
          </table:table-cell>
          <table:table-cell office:value-type="float" office:value="5618" calcext:value-type="float">
            <text:p>5618</text:p>
          </table:table-cell>
          <table:table-cell office:value-type="float" office:value="1000" calcext:value-type="float">
            <text:p>1000</text:p>
          </table:table-cell>
          <table:table-cell office:value-type="float" office:value="5.618" calcext:value-type="float">
            <text:p>5.6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.0384005" calcext:value-type="float">
            <text:p>0.0384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4005" calcext:value-type="float">
            <text:p>3.84005E-05</text:p>
          </table:table-cell>
          <table:table-cell office:value-type="float" office:value="0.000035637" calcext:value-type="float">
            <text:p>3.5637E-05</text:p>
          </table:table-cell>
          <table:table-cell office:value-type="float" office:value="0.000062518" calcext:value-type="float">
            <text:p>6.2518E-05</text:p>
          </table:table-cell>
          <table:table-cell office:value-type="float" office:value="262307" calcext:value-type="float">
            <text:p>262307</text:p>
          </table:table-cell>
          <table:table-cell office:value-type="float" office:value="1000" calcext:value-type="float">
            <text:p>1000</text:p>
          </table:table-cell>
          <table:table-cell office:value-type="float" office:value="262.307" calcext:value-type="float">
            <text:p>262.307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 office:value-type="float" office:value="6513" calcext:value-type="float">
            <text:p>6513</text:p>
          </table:table-cell>
          <table:table-cell office:value-type="float" office:value="1000" calcext:value-type="float">
            <text:p>1000</text:p>
          </table:table-cell>
          <table:table-cell office:value-type="float" office:value="6.513" calcext:value-type="float">
            <text:p>6.5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0.0391199" calcext:value-type="float">
            <text:p>0.03911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1199" calcext:value-type="float">
            <text:p>3.91199E-05</text:p>
          </table:table-cell>
          <table:table-cell office:value-type="float" office:value="0.000036311" calcext:value-type="float">
            <text:p>3.6311E-05</text:p>
          </table:table-cell>
          <table:table-cell office:value-type="float" office:value="0.000074728" calcext:value-type="float">
            <text:p>7.4728E-05</text:p>
          </table:table-cell>
          <table:table-cell office:value-type="float" office:value="273977" calcext:value-type="float">
            <text:p>273977</text:p>
          </table:table-cell>
          <table:table-cell office:value-type="float" office:value="1000" calcext:value-type="float">
            <text:p>1000</text:p>
          </table:table-cell>
          <table:table-cell office:value-type="float" office:value="273.977" calcext:value-type="float">
            <text:p>273.977</text:p>
          </table:table-cell>
          <table:table-cell office:value-type="float" office:value="255" calcext:value-type="float">
            <text:p>255</text:p>
          </table:table-cell>
          <table:table-cell office:value-type="float" office:value="304" calcext:value-type="float">
            <text:p>304</text:p>
          </table:table-cell>
          <table:table-cell office:value-type="float" office:value="7569" calcext:value-type="float">
            <text:p>7569</text:p>
          </table:table-cell>
          <table:table-cell office:value-type="float" office:value="1000" calcext:value-type="float">
            <text:p>1000</text:p>
          </table:table-cell>
          <table:table-cell office:value-type="float" office:value="7.569" calcext:value-type="float">
            <text:p>7.5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.0395801" calcext:value-type="float">
            <text:p>0.03958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5801" calcext:value-type="float">
            <text:p>3.95801E-05</text:p>
          </table:table-cell>
          <table:table-cell office:value-type="float" office:value="0.000036785" calcext:value-type="float">
            <text:p>3.6785E-05</text:p>
          </table:table-cell>
          <table:table-cell office:value-type="float" office:value="0.00005805" calcext:value-type="float">
            <text:p>5.805E-05</text:p>
          </table:table-cell>
          <table:table-cell office:value-type="float" office:value="287331" calcext:value-type="float">
            <text:p>287331</text:p>
          </table:table-cell>
          <table:table-cell office:value-type="float" office:value="1000" calcext:value-type="float">
            <text:p>1000</text:p>
          </table:table-cell>
          <table:table-cell office:value-type="float" office:value="287.331" calcext:value-type="float">
            <text:p>287.331</text:p>
          </table:table-cell>
          <table:table-cell office:value-type="float" office:value="264" calcext:value-type="float">
            <text:p>264</text:p>
          </table:table-cell>
          <table:table-cell office:value-type="float" office:value="315" calcext:value-type="float">
            <text:p>315</text:p>
          </table:table-cell>
          <table:table-cell office:value-type="float" office:value="8809" calcext:value-type="float">
            <text:p>8809</text:p>
          </table:table-cell>
          <table:table-cell office:value-type="float" office:value="1000" calcext:value-type="float">
            <text:p>1000</text:p>
          </table:table-cell>
          <table:table-cell office:value-type="float" office:value="8.809" calcext:value-type="float">
            <text:p>8.80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.0401688" calcext:value-type="float">
            <text:p>0.04016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688" calcext:value-type="float">
            <text:p>4.01688E-05</text:p>
          </table:table-cell>
          <table:table-cell office:value-type="float" office:value="0.00003752" calcext:value-type="float">
            <text:p>3.752E-05</text:p>
          </table:table-cell>
          <table:table-cell office:value-type="float" office:value="0.000079245" calcext:value-type="float">
            <text:p>7.9245E-05</text:p>
          </table:table-cell>
          <table:table-cell office:value-type="float" office:value="304812" calcext:value-type="float">
            <text:p>304812</text:p>
          </table:table-cell>
          <table:table-cell office:value-type="float" office:value="1000" calcext:value-type="float">
            <text:p>1000</text:p>
          </table:table-cell>
          <table:table-cell office:value-type="float" office:value="304.812" calcext:value-type="float">
            <text:p>304.812</text:p>
          </table:table-cell>
          <table:table-cell office:value-type="float" office:value="279" calcext:value-type="float">
            <text:p>279</text:p>
          </table:table-cell>
          <table:table-cell office:value-type="float" office:value="340" calcext:value-type="float">
            <text:p>340</text:p>
          </table:table-cell>
          <table:table-cell office:value-type="float" office:value="10237" calcext:value-type="float">
            <text:p>10237</text:p>
          </table:table-cell>
          <table:table-cell office:value-type="float" office:value="1000" calcext:value-type="float">
            <text:p>1000</text:p>
          </table:table-cell>
          <table:table-cell office:value-type="float" office:value="10.237" calcext:value-type="float">
            <text:p>10.23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0.0412227" calcext:value-type="float">
            <text:p>0.04122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2227" calcext:value-type="float">
            <text:p>4.12227E-05</text:p>
          </table:table-cell>
          <table:table-cell office:value-type="float" office:value="0.000037875" calcext:value-type="float">
            <text:p>3.7875E-05</text:p>
          </table:table-cell>
          <table:table-cell office:value-type="float" office:value="0.000059454" calcext:value-type="float">
            <text:p>5.9454E-05</text:p>
          </table:table-cell>
          <table:table-cell office:value-type="float" office:value="338193" calcext:value-type="float">
            <text:p>338193</text:p>
          </table:table-cell>
          <table:table-cell office:value-type="float" office:value="1000" calcext:value-type="float">
            <text:p>1000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00" calcext:value-type="float">
            <text:p>300</text:p>
          </table:table-cell>
          <table:table-cell office:value-type="float" office:value="390" calcext:value-type="float">
            <text:p>390</text:p>
          </table:table-cell>
          <table:table-cell office:value-type="float" office:value="12679" calcext:value-type="float">
            <text:p>12679</text:p>
          </table:table-cell>
          <table:table-cell office:value-type="float" office:value="1000" calcext:value-type="float">
            <text:p>1000</text:p>
          </table:table-cell>
          <table:table-cell office:value-type="float" office:value="12.679" calcext:value-type="float">
            <text:p>12.67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0373431" calcext:value-type="float">
            <text:p>0.03734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3431" calcext:value-type="float">
            <text:p>3.73431E-05</text:p>
          </table:table-cell>
          <table:table-cell office:value-type="float" office:value="0.000034764" calcext:value-type="float">
            <text:p>3.4764E-05</text:p>
          </table:table-cell>
          <table:table-cell office:value-type="float" office:value="0.000057278" calcext:value-type="float">
            <text:p>5.7278E-05</text:p>
          </table:table-cell>
          <table:table-cell office:value-type="float" office:value="245673" calcext:value-type="float">
            <text:p>245673</text:p>
          </table:table-cell>
          <table:table-cell office:value-type="float" office:value="1000" calcext:value-type="float">
            <text:p>1000</text:p>
          </table:table-cell>
          <table:table-cell office:value-type="float" office:value="245.673" calcext:value-type="float">
            <text:p>245.673</text:p>
          </table:table-cell>
          <table:table-cell office:value-type="float" office:value="236" calcext:value-type="float">
            <text:p>236</text:p>
          </table:table-cell>
          <table:table-cell office:value-type="float" office:value="257" calcext:value-type="float">
            <text:p>257</text:p>
          </table:table-cell>
          <table:table-cell office:value-type="float" office:value="3019" calcext:value-type="float">
            <text:p>3019</text:p>
          </table:table-cell>
          <table:table-cell office:value-type="float" office:value="1000" calcext:value-type="float">
            <text:p>1000</text:p>
          </table:table-cell>
          <table:table-cell office:value-type="float" office:value="3.019" calcext:value-type="float">
            <text:p>3.0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.0387059" calcext:value-type="float">
            <text:p>0.03870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7059" calcext:value-type="float">
            <text:p>3.87059E-05</text:p>
          </table:table-cell>
          <table:table-cell office:value-type="float" office:value="0.000034994" calcext:value-type="float">
            <text:p>3.4994E-05</text:p>
          </table:table-cell>
          <table:table-cell office:value-type="float" office:value="0.00007188" calcext:value-type="float">
            <text:p>7.188E-05</text:p>
          </table:table-cell>
          <table:table-cell office:value-type="float" office:value="256339" calcext:value-type="float">
            <text:p>256339</text:p>
          </table:table-cell>
          <table:table-cell office:value-type="float" office:value="1000" calcext:value-type="float">
            <text:p>1000</text:p>
          </table:table-cell>
          <table:table-cell office:value-type="float" office:value="256.339" calcext:value-type="float">
            <text:p>256.339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3971" calcext:value-type="float">
            <text:p>3971</text:p>
          </table:table-cell>
          <table:table-cell office:value-type="float" office:value="1000" calcext:value-type="float">
            <text:p>1000</text:p>
          </table:table-cell>
          <table:table-cell office:value-type="float" office:value="3.971" calcext:value-type="float">
            <text:p>3.9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0397253" calcext:value-type="float">
            <text:p>0.03972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7253" calcext:value-type="float">
            <text:p>3.97253E-05</text:p>
          </table:table-cell>
          <table:table-cell office:value-type="float" office:value="0.000036478" calcext:value-type="float">
            <text:p>3.6478E-05</text:p>
          </table:table-cell>
          <table:table-cell office:value-type="float" office:value="0.000064309" calcext:value-type="float">
            <text:p>6.4309E-05</text:p>
          </table:table-cell>
          <table:table-cell office:value-type="float" office:value="266165" calcext:value-type="float">
            <text:p>266165</text:p>
          </table:table-cell>
          <table:table-cell office:value-type="float" office:value="1000" calcext:value-type="float">
            <text:p>1000</text:p>
          </table:table-cell>
          <table:table-cell office:value-type="float" office:value="266.165" calcext:value-type="float">
            <text:p>266.165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office:value-type="float" office:value="4845" calcext:value-type="float">
            <text:p>4845</text:p>
          </table:table-cell>
          <table:table-cell office:value-type="float" office:value="1000" calcext:value-type="float">
            <text:p>1000</text:p>
          </table:table-cell>
          <table:table-cell office:value-type="float" office:value="4.845" calcext:value-type="float">
            <text:p>4.8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.0411658" calcext:value-type="float">
            <text:p>0.04116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1658" calcext:value-type="float">
            <text:p>4.11658E-05</text:p>
          </table:table-cell>
          <table:table-cell office:value-type="float" office:value="0.00003752" calcext:value-type="float">
            <text:p>3.752E-05</text:p>
          </table:table-cell>
          <table:table-cell office:value-type="float" office:value="0.000063032" calcext:value-type="float">
            <text:p>6.3032E-05</text:p>
          </table:table-cell>
          <table:table-cell office:value-type="float" office:value="276834" calcext:value-type="float">
            <text:p>276834</text:p>
          </table:table-cell>
          <table:table-cell office:value-type="float" office:value="1000" calcext:value-type="float">
            <text:p>1000</text:p>
          </table:table-cell>
          <table:table-cell office:value-type="float" office:value="276.834" calcext:value-type="float">
            <text:p>276.834</text:p>
          </table:table-cell>
          <table:table-cell office:value-type="float" office:value="263" calcext:value-type="float">
            <text:p>263</text:p>
          </table:table-cell>
          <table:table-cell office:value-type="float" office:value="302" calcext:value-type="float">
            <text:p>302</text:p>
          </table:table-cell>
          <table:table-cell office:value-type="float" office:value="5791" calcext:value-type="float">
            <text:p>5791</text:p>
          </table:table-cell>
          <table:table-cell office:value-type="float" office:value="1000" calcext:value-type="float">
            <text:p>1000</text:p>
          </table:table-cell>
          <table:table-cell office:value-type="float" office:value="5.791" calcext:value-type="float">
            <text:p>5.7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0423324" calcext:value-type="float">
            <text:p>0.04233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3324" calcext:value-type="float">
            <text:p>4.23324E-05</text:p>
          </table:table-cell>
          <table:table-cell office:value-type="float" office:value="0.000039551" calcext:value-type="float">
            <text:p>3.9551E-05</text:p>
          </table:table-cell>
          <table:table-cell office:value-type="float" office:value="0.000072836" calcext:value-type="float">
            <text:p>7.2836E-05</text:p>
          </table:table-cell>
          <table:table-cell office:value-type="float" office:value="287800" calcext:value-type="float">
            <text:p>287800</text:p>
          </table:table-cell>
          <table:table-cell office:value-type="float" office:value="1000" calcext:value-type="float">
            <text:p>1000</text:p>
          </table:table-cell>
          <table:table-cell office:value-type="float" office:value="287.8" calcext:value-type="float">
            <text:p>287.8</text:p>
          </table:table-cell>
          <table:table-cell office:value-type="float" office:value="266" calcext:value-type="float">
            <text:p>266</text:p>
          </table:table-cell>
          <table:table-cell office:value-type="float" office:value="309" calcext:value-type="float">
            <text:p>309</text:p>
          </table:table-cell>
          <table:table-cell office:value-type="float" office:value="6766" calcext:value-type="float">
            <text:p>6766</text:p>
          </table:table-cell>
          <table:table-cell office:value-type="float" office:value="1000" calcext:value-type="float">
            <text:p>1000</text:p>
          </table:table-cell>
          <table:table-cell office:value-type="float" office:value="6.766" calcext:value-type="float">
            <text:p>6.76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0430287" calcext:value-type="float">
            <text:p>0.0430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287" calcext:value-type="float">
            <text:p>4.30287E-05</text:p>
          </table:table-cell>
          <table:table-cell office:value-type="float" office:value="0.000040335" calcext:value-type="float">
            <text:p>4.0335E-05</text:p>
          </table:table-cell>
          <table:table-cell office:value-type="float" office:value="0.000061508" calcext:value-type="float">
            <text:p>6.1508E-05</text:p>
          </table:table-cell>
          <table:table-cell office:value-type="float" office:value="300231" calcext:value-type="float">
            <text:p>300231</text:p>
          </table:table-cell>
          <table:table-cell office:value-type="float" office:value="1000" calcext:value-type="float">
            <text:p>1000</text:p>
          </table:table-cell>
          <table:table-cell office:value-type="float" office:value="300.231" calcext:value-type="float">
            <text:p>300.231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7813" calcext:value-type="float">
            <text:p>7813</text:p>
          </table:table-cell>
          <table:table-cell office:value-type="float" office:value="1000" calcext:value-type="float">
            <text:p>1000</text:p>
          </table:table-cell>
          <table:table-cell office:value-type="float" office:value="7.813" calcext:value-type="float">
            <text:p>7.8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0.043724" calcext:value-type="float">
            <text:p>0.0437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724" calcext:value-type="float">
            <text:p>4.3724E-05</text:p>
          </table:table-cell>
          <table:table-cell office:value-type="float" office:value="0.00004089" calcext:value-type="float">
            <text:p>4.089E-05</text:p>
          </table:table-cell>
          <table:table-cell office:value-type="float" office:value="0.000070919" calcext:value-type="float">
            <text:p>7.0919E-05</text:p>
          </table:table-cell>
          <table:table-cell office:value-type="float" office:value="315121" calcext:value-type="float">
            <text:p>315121</text:p>
          </table:table-cell>
          <table:table-cell office:value-type="float" office:value="1000" calcext:value-type="float">
            <text:p>1000</text:p>
          </table:table-cell>
          <table:table-cell office:value-type="float" office:value="315.121" calcext:value-type="float">
            <text:p>315.121</text:p>
          </table:table-cell>
          <table:table-cell office:value-type="float" office:value="288" calcext:value-type="float">
            <text:p>288</text:p>
          </table:table-cell>
          <table:table-cell office:value-type="float" office:value="340" calcext:value-type="float">
            <text:p>340</text:p>
          </table:table-cell>
          <table:table-cell office:value-type="float" office:value="9060" calcext:value-type="float">
            <text:p>9060</text:p>
          </table:table-cell>
          <table:table-cell office:value-type="float" office:value="1000" calcext:value-type="float">
            <text:p>1000</text:p>
          </table:table-cell>
          <table:table-cell office:value-type="float" office:value="9.06" calcext:value-type="float">
            <text:p>9.0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0.0448093" calcext:value-type="float">
            <text:p>0.04480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8093" calcext:value-type="float">
            <text:p>4.48093E-05</text:p>
          </table:table-cell>
          <table:table-cell office:value-type="float" office:value="0.000039787" calcext:value-type="float">
            <text:p>3.9787E-05</text:p>
          </table:table-cell>
          <table:table-cell office:value-type="float" office:value="0.000116873" calcext:value-type="float">
            <text:p>0.000116873</text:p>
          </table:table-cell>
          <table:table-cell office:value-type="float" office:value="334023" calcext:value-type="float">
            <text:p>334023</text:p>
          </table:table-cell>
          <table:table-cell office:value-type="float" office:value="1000" calcext:value-type="float">
            <text:p>1000</text:p>
          </table:table-cell>
          <table:table-cell office:value-type="float" office:value="334.023" calcext:value-type="float">
            <text:p>334.023</text:p>
          </table:table-cell>
          <table:table-cell office:value-type="float" office:value="305" calcext:value-type="float">
            <text:p>305</text:p>
          </table:table-cell>
          <table:table-cell office:value-type="float" office:value="372" calcext:value-type="float">
            <text:p>372</text:p>
          </table:table-cell>
          <table:table-cell office:value-type="float" office:value="10620" calcext:value-type="float">
            <text:p>10620</text:p>
          </table:table-cell>
          <table:table-cell office:value-type="float" office:value="1000" calcext:value-type="float">
            <text:p>1000</text:p>
          </table:table-cell>
          <table:table-cell office:value-type="float" office:value="10.62" calcext:value-type="float">
            <text:p>10.6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.0453837" calcext:value-type="float">
            <text:p>0.04538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3837" calcext:value-type="float">
            <text:p>4.53837E-05</text:p>
          </table:table-cell>
          <table:table-cell office:value-type="float" office:value="0.000040961" calcext:value-type="float">
            <text:p>4.0961E-05</text:p>
          </table:table-cell>
          <table:table-cell office:value-type="float" office:value="0.000076705" calcext:value-type="float">
            <text:p>7.6705E-05</text:p>
          </table:table-cell>
          <table:table-cell office:value-type="float" office:value="370393" calcext:value-type="float">
            <text:p>370393</text:p>
          </table:table-cell>
          <table:table-cell office:value-type="float" office:value="1000" calcext:value-type="float">
            <text:p>1000</text:p>
          </table:table-cell>
          <table:table-cell office:value-type="float" office:value="370.393" calcext:value-type="float">
            <text:p>370.393</text:p>
          </table:table-cell>
          <table:table-cell office:value-type="float" office:value="326" calcext:value-type="float">
            <text:p>326</text:p>
          </table:table-cell>
          <table:table-cell office:value-type="float" office:value="423" calcext:value-type="float">
            <text:p>423</text:p>
          </table:table-cell>
          <table:table-cell office:value-type="float" office:value="13172" calcext:value-type="float">
            <text:p>13172</text:p>
          </table:table-cell>
          <table:table-cell office:value-type="float" office:value="1000" calcext:value-type="float">
            <text:p>1000</text:p>
          </table:table-cell>
          <table:table-cell office:value-type="float" office:value="13.172" calcext:value-type="float">
            <text:p>13.17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0398913" calcext:value-type="float">
            <text:p>0.03989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913" calcext:value-type="float">
            <text:p>3.98913E-05</text:p>
          </table:table-cell>
          <table:table-cell office:value-type="float" office:value="0.000037137" calcext:value-type="float">
            <text:p>3.7137E-05</text:p>
          </table:table-cell>
          <table:table-cell office:value-type="float" office:value="0.000084744" calcext:value-type="float">
            <text:p>8.4744E-05</text:p>
          </table:table-cell>
          <table:table-cell office:value-type="float" office:value="269006" calcext:value-type="float">
            <text:p>269006</text:p>
          </table:table-cell>
          <table:table-cell office:value-type="float" office:value="1000" calcext:value-type="float">
            <text:p>1000</text:p>
          </table:table-cell>
          <table:table-cell office:value-type="float" office:value="269.006" calcext:value-type="float">
            <text:p>269.006</text:p>
          </table:table-cell>
          <table:table-cell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  <table:table-cell office:value-type="float" office:value="3043" calcext:value-type="float">
            <text:p>3043</text:p>
          </table:table-cell>
          <table:table-cell office:value-type="float" office:value="1000" calcext:value-type="float">
            <text:p>1000</text:p>
          </table:table-cell>
          <table:table-cell office:value-type="float" office:value="3.043" calcext:value-type="float">
            <text:p>3.0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0409825" calcext:value-type="float">
            <text:p>0.0409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9825" calcext:value-type="float">
            <text:p>4.09825E-05</text:p>
          </table:table-cell>
          <table:table-cell office:value-type="float" office:value="0.000038249" calcext:value-type="float">
            <text:p>3.8249E-05</text:p>
          </table:table-cell>
          <table:table-cell office:value-type="float" office:value="0.000064305" calcext:value-type="float">
            <text:p>6.4305E-05</text:p>
          </table:table-cell>
          <table:table-cell office:value-type="float" office:value="280411" calcext:value-type="float">
            <text:p>280411</text:p>
          </table:table-cell>
          <table:table-cell office:value-type="float" office:value="1000" calcext:value-type="float">
            <text:p>1000</text:p>
          </table:table-cell>
          <table:table-cell office:value-type="float" office:value="280.411" calcext:value-type="float">
            <text:p>280.411</text:p>
          </table:table-cell>
          <table:table-cell office:value-type="float" office:value="270" calcext:value-type="float">
            <text:p>270</text:p>
          </table:table-cell>
          <table:table-cell office:value-type="float" office:value="295" calcext:value-type="float">
            <text:p>295</text:p>
          </table:table-cell>
          <table:table-cell office:value-type="float" office:value="4047" calcext:value-type="float">
            <text:p>4047</text:p>
          </table:table-cell>
          <table:table-cell office:value-type="float" office:value="1000" calcext:value-type="float">
            <text:p>1000</text:p>
          </table:table-cell>
          <table:table-cell office:value-type="float" office:value="4.047" calcext:value-type="float">
            <text:p>4.0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.0418822" calcext:value-type="float">
            <text:p>0.0418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8822" calcext:value-type="float">
            <text:p>4.18822E-05</text:p>
          </table:table-cell>
          <table:table-cell office:value-type="float" office:value="0.000039777" calcext:value-type="float">
            <text:p>3.9777E-05</text:p>
          </table:table-cell>
          <table:table-cell office:value-type="float" office:value="0.000061312" calcext:value-type="float">
            <text:p>6.1312E-05</text:p>
          </table:table-cell>
          <table:table-cell office:value-type="float" office:value="291731" calcext:value-type="float">
            <text:p>291731</text:p>
          </table:table-cell>
          <table:table-cell office:value-type="float" office:value="1000" calcext:value-type="float">
            <text:p>1000</text:p>
          </table:table-cell>
          <table:table-cell office:value-type="float" office:value="291.731" calcext:value-type="float">
            <text:p>291.731</text:p>
          </table:table-cell>
          <table:table-cell office:value-type="float" office:value="272" calcext:value-type="float">
            <text:p>272</text:p>
          </table:table-cell>
          <table:table-cell office:value-type="float" office:value="314" calcext:value-type="float">
            <text:p>314</text:p>
          </table:table-cell>
          <table:table-cell office:value-type="float" office:value="5021" calcext:value-type="float">
            <text:p>5021</text:p>
          </table:table-cell>
          <table:table-cell office:value-type="float" office:value="1000" calcext:value-type="float">
            <text:p>1000</text:p>
          </table:table-cell>
          <table:table-cell office:value-type="float" office:value="5.021" calcext:value-type="float">
            <text:p>5.0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0.0432868" calcext:value-type="float">
            <text:p>0.04328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2868" calcext:value-type="float">
            <text:p>4.32868E-05</text:p>
          </table:table-cell>
          <table:table-cell office:value-type="float" office:value="0.000040352" calcext:value-type="float">
            <text:p>4.0352E-05</text:p>
          </table:table-cell>
          <table:table-cell office:value-type="float" office:value="0.00007959" calcext:value-type="float">
            <text:p>7.959E-05</text:p>
          </table:table-cell>
          <table:table-cell office:value-type="float" office:value="302706" calcext:value-type="float">
            <text:p>302706</text:p>
          </table:table-cell>
          <table:table-cell office:value-type="float" office:value="1000" calcext:value-type="float">
            <text:p>1000</text:p>
          </table:table-cell>
          <table:table-cell office:value-type="float" office:value="302.706" calcext:value-type="float">
            <text:p>302.706</text:p>
          </table:table-cell>
          <table:table-cell office:value-type="float" office:value="287" calcext:value-type="float">
            <text:p>287</text:p>
          </table:table-cell>
          <table:table-cell office:value-type="float" office:value="323" calcext:value-type="float">
            <text:p>323</text:p>
          </table:table-cell>
          <table:table-cell office:value-type="float" office:value="5956" calcext:value-type="float">
            <text:p>5956</text:p>
          </table:table-cell>
          <table:table-cell office:value-type="float" office:value="1000" calcext:value-type="float">
            <text:p>1000</text:p>
          </table:table-cell>
          <table:table-cell office:value-type="float" office:value="5.956" calcext:value-type="float">
            <text:p>5.9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0.0438333" calcext:value-type="float">
            <text:p>0.0438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8333" calcext:value-type="float">
            <text:p>4.38333E-05</text:p>
          </table:table-cell>
          <table:table-cell office:value-type="float" office:value="0.000041251" calcext:value-type="float">
            <text:p>4.1251E-05</text:p>
          </table:table-cell>
          <table:table-cell office:value-type="float" office:value="0.000067642" calcext:value-type="float">
            <text:p>6.7642E-05</text:p>
          </table:table-cell>
          <table:table-cell office:value-type="float" office:value="314547" calcext:value-type="float">
            <text:p>314547</text:p>
          </table:table-cell>
          <table:table-cell office:value-type="float" office:value="1000" calcext:value-type="float">
            <text:p>1000</text:p>
          </table:table-cell>
          <table:table-cell office:value-type="float" office:value="314.547" calcext:value-type="float">
            <text:p>314.547</text:p>
          </table:table-cell>
          <table:table-cell office:value-type="float" office:value="294" calcext:value-type="float">
            <text:p>294</text:p>
          </table:table-cell>
          <table:table-cell office:value-type="float" office:value="340" calcext:value-type="float">
            <text:p>340</text:p>
          </table:table-cell>
          <table:table-cell office:value-type="float" office:value="6931" calcext:value-type="float">
            <text:p>6931</text:p>
          </table:table-cell>
          <table:table-cell office:value-type="float" office:value="1000" calcext:value-type="float">
            <text:p>1000</text:p>
          </table:table-cell>
          <table:table-cell office:value-type="float" office:value="6.931" calcext:value-type="float">
            <text:p>6.9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0444352" calcext:value-type="float">
            <text:p>0.04443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4352" calcext:value-type="float">
            <text:p>4.44352E-05</text:p>
          </table:table-cell>
          <table:table-cell office:value-type="float" office:value="0.000042069" calcext:value-type="float">
            <text:p>4.2069E-05</text:p>
          </table:table-cell>
          <table:table-cell office:value-type="float" office:value="0.000064105" calcext:value-type="float">
            <text:p>6.4105E-05</text:p>
          </table:table-cell>
          <table:table-cell office:value-type="float" office:value="328180" calcext:value-type="float">
            <text:p>328180</text:p>
          </table:table-cell>
          <table:table-cell office:value-type="float" office:value="1000" calcext:value-type="float">
            <text:p>1000</text:p>
          </table:table-cell>
          <table:table-cell office:value-type="float" office:value="328.18" calcext:value-type="float">
            <text:p>328.18</text:p>
          </table:table-cell>
          <table:table-cell office:value-type="float" office:value="306" calcext:value-type="float">
            <text:p>306</text:p>
          </table:table-cell>
          <table:table-cell office:value-type="float" office:value="353" calcext:value-type="float">
            <text:p>353</text:p>
          </table:table-cell>
          <table:table-cell office:value-type="float" office:value="8078" calcext:value-type="float">
            <text:p>8078</text:p>
          </table:table-cell>
          <table:table-cell office:value-type="float" office:value="1000" calcext:value-type="float">
            <text:p>1000</text:p>
          </table:table-cell>
          <table:table-cell office:value-type="float" office:value="8.078" calcext:value-type="float">
            <text:p>8.0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0.0450266" calcext:value-type="float">
            <text:p>0.04502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0266" calcext:value-type="float">
            <text:p>4.50266E-05</text:p>
          </table:table-cell>
          <table:table-cell office:value-type="float" office:value="0.000042674" calcext:value-type="float">
            <text:p>4.2674E-05</text:p>
          </table:table-cell>
          <table:table-cell office:value-type="float" office:value="0.000064569" calcext:value-type="float">
            <text:p>6.4569E-05</text:p>
          </table:table-cell>
          <table:table-cell office:value-type="float" office:value="344268" calcext:value-type="float">
            <text:p>344268</text:p>
          </table:table-cell>
          <table:table-cell office:value-type="float" office:value="1000" calcext:value-type="float">
            <text:p>1000</text:p>
          </table:table-cell>
          <table:table-cell office:value-type="float" office:value="344.268" calcext:value-type="float">
            <text:p>344.268</text:p>
          </table:table-cell>
          <table:table-cell office:value-type="float" office:value="319" calcext:value-type="float">
            <text:p>319</text:p>
          </table:table-cell>
          <table:table-cell office:value-type="float" office:value="375" calcext:value-type="float">
            <text:p>375</text:p>
          </table:table-cell>
          <table:table-cell office:value-type="float" office:value="9369" calcext:value-type="float">
            <text:p>9369</text:p>
          </table:table-cell>
          <table:table-cell office:value-type="float" office:value="1000" calcext:value-type="float">
            <text:p>1000</text:p>
          </table:table-cell>
          <table:table-cell office:value-type="float" office:value="9.369" calcext:value-type="float">
            <text:p>9.36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.0457137" calcext:value-type="float">
            <text:p>0.0457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7137" calcext:value-type="float">
            <text:p>4.57137E-05</text:p>
          </table:table-cell>
          <table:table-cell office:value-type="float" office:value="0.000043108" calcext:value-type="float">
            <text:p>4.3108E-05</text:p>
          </table:table-cell>
          <table:table-cell office:value-type="float" office:value="0.00006415" calcext:value-type="float">
            <text:p>6.415E-05</text:p>
          </table:table-cell>
          <table:table-cell office:value-type="float" office:value="363674" calcext:value-type="float">
            <text:p>363674</text:p>
          </table:table-cell>
          <table:table-cell office:value-type="float" office:value="1000" calcext:value-type="float">
            <text:p>1000</text:p>
          </table:table-cell>
          <table:table-cell office:value-type="float" office:value="363.674" calcext:value-type="float">
            <text:p>363.674</text:p>
          </table:table-cell>
          <table:table-cell office:value-type="float" office:value="336" calcext:value-type="float">
            <text:p>336</text:p>
          </table:table-cell>
          <table:table-cell office:value-type="float" office:value="409" calcext:value-type="float">
            <text:p>409</text:p>
          </table:table-cell>
          <table:table-cell office:value-type="float" office:value="10877" calcext:value-type="float">
            <text:p>10877</text:p>
          </table:table-cell>
          <table:table-cell office:value-type="float" office:value="1000" calcext:value-type="float">
            <text:p>1000</text:p>
          </table:table-cell>
          <table:table-cell office:value-type="float" office:value="10.877" calcext:value-type="float">
            <text:p>10.87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0.0467306" calcext:value-type="float">
            <text:p>0.04673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7306" calcext:value-type="float">
            <text:p>4.67306E-05</text:p>
          </table:table-cell>
          <table:table-cell office:value-type="float" office:value="0.000043667" calcext:value-type="float">
            <text:p>4.3667E-05</text:p>
          </table:table-cell>
          <table:table-cell office:value-type="float" office:value="0.000066457" calcext:value-type="float">
            <text:p>6.6457E-05</text:p>
          </table:table-cell>
          <table:table-cell office:value-type="float" office:value="402038" calcext:value-type="float">
            <text:p>402038</text:p>
          </table:table-cell>
          <table:table-cell office:value-type="float" office:value="1000" calcext:value-type="float">
            <text:p>1000</text:p>
          </table:table-cell>
          <table:table-cell office:value-type="float" office:value="402.038" calcext:value-type="float">
            <text:p>402.038</text:p>
          </table:table-cell>
          <table:table-cell office:value-type="float" office:value="354" calcext:value-type="float">
            <text:p>354</text:p>
          </table:table-cell>
          <table:table-cell office:value-type="float" office:value="469" calcext:value-type="float">
            <text:p>469</text:p>
          </table:table-cell>
          <table:table-cell office:value-type="float" office:value="13535" calcext:value-type="float">
            <text:p>13535</text:p>
          </table:table-cell>
          <table:table-cell office:value-type="float" office:value="1000" calcext:value-type="float">
            <text:p>1000</text:p>
          </table:table-cell>
          <table:table-cell office:value-type="float" office:value="13.535" calcext:value-type="float">
            <text:p>13.53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0423083" calcext:value-type="float">
            <text:p>0.0423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3083" calcext:value-type="float">
            <text:p>4.23083E-05</text:p>
          </table:table-cell>
          <table:table-cell office:value-type="float" office:value="0.000039726" calcext:value-type="float">
            <text:p>3.9726E-05</text:p>
          </table:table-cell>
          <table:table-cell office:value-type="float" office:value="0.000064394" calcext:value-type="float">
            <text:p>6.4394E-05</text:p>
          </table:table-cell>
          <table:table-cell office:value-type="float" office:value="293205" calcext:value-type="float">
            <text:p>293205</text:p>
          </table:table-cell>
          <table:table-cell office:value-type="float" office:value="1000" calcext:value-type="float">
            <text:p>1000</text:p>
          </table:table-cell>
          <table:table-cell office:value-type="float" office:value="293.205" calcext:value-type="float">
            <text:p>293.205</text:p>
          </table:table-cell>
          <table:table-cell office:value-type="float" office:value="285" calcext:value-type="float">
            <text:p>285</text:p>
          </table:table-cell>
          <table:table-cell office:value-type="float" office:value="309" calcext:value-type="float">
            <text:p>309</text:p>
          </table:table-cell>
          <table:table-cell office:value-type="float" office:value="3083" calcext:value-type="float">
            <text:p>3083</text:p>
          </table:table-cell>
          <table:table-cell office:value-type="float" office:value="1000" calcext:value-type="float">
            <text:p>1000</text:p>
          </table:table-cell>
          <table:table-cell office:value-type="float" office:value="3.083" calcext:value-type="float">
            <text:p>3.0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93" calcext:value-type="float">
            <text:p>4.393E-05</text:p>
          </table:table-cell>
          <table:table-cell office:value-type="float" office:value="0.000041138" calcext:value-type="float">
            <text:p>4.1138E-05</text:p>
          </table:table-cell>
          <table:table-cell office:value-type="float" office:value="0.000078234" calcext:value-type="float">
            <text:p>7.8234E-05</text:p>
          </table:table-cell>
          <table:table-cell office:value-type="float" office:value="305535" calcext:value-type="float">
            <text:p>305535</text:p>
          </table:table-cell>
          <table:table-cell office:value-type="float" office:value="1000" calcext:value-type="float">
            <text:p>1000</text:p>
          </table:table-cell>
          <table:table-cell office:value-type="float" office:value="305.535" calcext:value-type="float">
            <text:p>305.535</text:p>
          </table:table-cell>
          <table:table-cell office:value-type="float" office:value="294" calcext:value-type="float">
            <text:p>294</text:p>
          </table:table-cell>
          <table:table-cell office:value-type="float" office:value="321" calcext:value-type="float">
            <text:p>321</text:p>
          </table:table-cell>
          <table:table-cell office:value-type="float" office:value="4151" calcext:value-type="float">
            <text:p>4151</text:p>
          </table:table-cell>
          <table:table-cell office:value-type="float" office:value="1000" calcext:value-type="float">
            <text:p>1000</text:p>
          </table:table-cell>
          <table:table-cell office:value-type="float" office:value="4.151" calcext:value-type="float">
            <text:p>4.1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0448037" calcext:value-type="float">
            <text:p>0.0448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8037" calcext:value-type="float">
            <text:p>4.48037E-05</text:p>
          </table:table-cell>
          <table:table-cell office:value-type="float" office:value="0.000042063" calcext:value-type="float">
            <text:p>4.2063E-05</text:p>
          </table:table-cell>
          <table:table-cell office:value-type="float" office:value="0.000063628" calcext:value-type="float">
            <text:p>6.3628E-05</text:p>
          </table:table-cell>
          <table:table-cell office:value-type="float" office:value="317066" calcext:value-type="float">
            <text:p>317066</text:p>
          </table:table-cell>
          <table:table-cell office:value-type="float" office:value="1000" calcext:value-type="float">
            <text:p>1000</text:p>
          </table:table-cell>
          <table:table-cell office:value-type="float" office:value="317.066" calcext:value-type="float">
            <text:p>317.066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  <table:table-cell office:value-type="float" office:value="5119" calcext:value-type="float">
            <text:p>5119</text:p>
          </table:table-cell>
          <table:table-cell office:value-type="float" office:value="1000" calcext:value-type="float">
            <text:p>1000</text:p>
          </table:table-cell>
          <table:table-cell office:value-type="float" office:value="5.119" calcext:value-type="float">
            <text:p>5.1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.0461581" calcext:value-type="float">
            <text:p>0.04615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1581" calcext:value-type="float">
            <text:p>4.61581E-05</text:p>
          </table:table-cell>
          <table:table-cell office:value-type="float" office:value="0.000043504" calcext:value-type="float">
            <text:p>4.3504E-05</text:p>
          </table:table-cell>
          <table:table-cell office:value-type="float" office:value="0.000073417" calcext:value-type="float">
            <text:p>7.3417E-05</text:p>
          </table:table-cell>
          <table:table-cell office:value-type="float" office:value="329401" calcext:value-type="float">
            <text:p>329401</text:p>
          </table:table-cell>
          <table:table-cell office:value-type="float" office:value="1000" calcext:value-type="float">
            <text:p>1000</text:p>
          </table:table-cell>
          <table:table-cell office:value-type="float" office:value="329.401" calcext:value-type="float">
            <text:p>329.401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office:value-type="float" office:value="6086" calcext:value-type="float">
            <text:p>6086</text:p>
          </table:table-cell>
          <table:table-cell office:value-type="float" office:value="1000" calcext:value-type="float">
            <text:p>1000</text:p>
          </table:table-cell>
          <table:table-cell office:value-type="float" office:value="6.086" calcext:value-type="float">
            <text:p>6.0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0.0469279" calcext:value-type="float">
            <text:p>0.04692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9279" calcext:value-type="float">
            <text:p>4.69279E-05</text:p>
          </table:table-cell>
          <table:table-cell office:value-type="float" office:value="0.000044135" calcext:value-type="float">
            <text:p>4.4135E-05</text:p>
          </table:table-cell>
          <table:table-cell office:value-type="float" office:value="0.000067836" calcext:value-type="float">
            <text:p>6.7836E-05</text:p>
          </table:table-cell>
          <table:table-cell office:value-type="float" office:value="342856" calcext:value-type="float">
            <text:p>342856</text:p>
          </table:table-cell>
          <table:table-cell office:value-type="float" office:value="1000" calcext:value-type="float">
            <text:p>1000</text:p>
          </table:table-cell>
          <table:table-cell office:value-type="float" office:value="342.856" calcext:value-type="float">
            <text:p>342.856</text:p>
          </table:table-cell>
          <table:table-cell office:value-type="float" office:value="323" calcext:value-type="float">
            <text:p>323</text:p>
          </table:table-cell>
          <table:table-cell office:value-type="float" office:value="366" calcext:value-type="float">
            <text:p>366</text:p>
          </table:table-cell>
          <table:table-cell office:value-type="float" office:value="7217" calcext:value-type="float">
            <text:p>7217</text:p>
          </table:table-cell>
          <table:table-cell office:value-type="float" office:value="1000" calcext:value-type="float">
            <text:p>1000</text:p>
          </table:table-cell>
          <table:table-cell office:value-type="float" office:value="7.217" calcext:value-type="float">
            <text:p>7.2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047584" calcext:value-type="float">
            <text:p>0.0475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584" calcext:value-type="float">
            <text:p>4.7584E-05</text:p>
          </table:table-cell>
          <table:table-cell office:value-type="float" office:value="0.000045192" calcext:value-type="float">
            <text:p>4.5192E-05</text:p>
          </table:table-cell>
          <table:table-cell office:value-type="float" office:value="0.000066158" calcext:value-type="float">
            <text:p>6.6158E-05</text:p>
          </table:table-cell>
          <table:table-cell office:value-type="float" office:value="357103" calcext:value-type="float">
            <text:p>357103</text:p>
          </table:table-cell>
          <table:table-cell office:value-type="float" office:value="1000" calcext:value-type="float">
            <text:p>1000</text:p>
          </table:table-cell>
          <table:table-cell office:value-type="float" office:value="357.103" calcext:value-type="float">
            <text:p>357.103</text:p>
          </table:table-cell>
          <table:table-cell office:value-type="float" office:value="327" calcext:value-type="float">
            <text:p>327</text:p>
          </table:table-cell>
          <table:table-cell office:value-type="float" office:value="381" calcext:value-type="float">
            <text:p>381</text:p>
          </table:table-cell>
          <table:table-cell office:value-type="float" office:value="8311" calcext:value-type="float">
            <text:p>8311</text:p>
          </table:table-cell>
          <table:table-cell office:value-type="float" office:value="1000" calcext:value-type="float">
            <text:p>1000</text:p>
          </table:table-cell>
          <table:table-cell office:value-type="float" office:value="8.311" calcext:value-type="float">
            <text:p>8.3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0.0491106" calcext:value-type="float">
            <text:p>0.0491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1106" calcext:value-type="float">
            <text:p>4.91106E-05</text:p>
          </table:table-cell>
          <table:table-cell office:value-type="float" office:value="0.000045563" calcext:value-type="float">
            <text:p>4.5563E-05</text:p>
          </table:table-cell>
          <table:table-cell office:value-type="float" office:value="0.000070036" calcext:value-type="float">
            <text:p>7.0036E-05</text:p>
          </table:table-cell>
          <table:table-cell office:value-type="float" office:value="373806" calcext:value-type="float">
            <text:p>373806</text:p>
          </table:table-cell>
          <table:table-cell office:value-type="float" office:value="1000" calcext:value-type="float">
            <text:p>1000</text:p>
          </table:table-cell>
          <table:table-cell office:value-type="float" office:value="373.806" calcext:value-type="float">
            <text:p>373.806</text:p>
          </table:table-cell>
          <table:table-cell office:value-type="float" office:value="347" calcext:value-type="float">
            <text:p>347</text:p>
          </table:table-cell>
          <table:table-cell office:value-type="float" office:value="401" calcext:value-type="float">
            <text:p>401</text:p>
          </table:table-cell>
          <table:table-cell office:value-type="float" office:value="9593" calcext:value-type="float">
            <text:p>9593</text:p>
          </table:table-cell>
          <table:table-cell office:value-type="float" office:value="1000" calcext:value-type="float">
            <text:p>1000</text:p>
          </table:table-cell>
          <table:table-cell office:value-type="float" office:value="9.593" calcext:value-type="float">
            <text:p>9.59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.0495024" calcext:value-type="float">
            <text:p>0.0495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5024" calcext:value-type="float">
            <text:p>4.95024E-05</text:p>
          </table:table-cell>
          <table:table-cell office:value-type="float" office:value="0.000046252" calcext:value-type="float">
            <text:p>4.6252E-05</text:p>
          </table:table-cell>
          <table:table-cell office:value-type="float" office:value="0.000078541" calcext:value-type="float">
            <text:p>7.8541E-05</text:p>
          </table:table-cell>
          <table:table-cell office:value-type="float" office:value="396253" calcext:value-type="float">
            <text:p>396253</text:p>
          </table:table-cell>
          <table:table-cell office:value-type="float" office:value="1000" calcext:value-type="float">
            <text:p>1000</text:p>
          </table:table-cell>
          <table:table-cell office:value-type="float" office:value="396.253" calcext:value-type="float">
            <text:p>396.253</text:p>
          </table:table-cell>
          <table:table-cell office:value-type="float" office:value="365" calcext:value-type="float">
            <text:p>365</text:p>
          </table:table-cell>
          <table:table-cell office:value-type="float" office:value="437" calcext:value-type="float">
            <text:p>437</text:p>
          </table:table-cell>
          <table:table-cell office:value-type="float" office:value="11351" calcext:value-type="float">
            <text:p>11351</text:p>
          </table:table-cell>
          <table:table-cell office:value-type="float" office:value="1000" calcext:value-type="float">
            <text:p>1000</text:p>
          </table:table-cell>
          <table:table-cell office:value-type="float" office:value="11.351" calcext:value-type="float">
            <text:p>11.35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0.0502969" calcext:value-type="float">
            <text:p>0.0502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2969" calcext:value-type="float">
            <text:p>5.02969E-05</text:p>
          </table:table-cell>
          <table:table-cell office:value-type="float" office:value="0.000046553" calcext:value-type="float">
            <text:p>4.6553E-05</text:p>
          </table:table-cell>
          <table:table-cell office:value-type="float" office:value="0.000084777" calcext:value-type="float">
            <text:p>8.4777E-05</text:p>
          </table:table-cell>
          <table:table-cell office:value-type="float" office:value="436948" calcext:value-type="float">
            <text:p>436948</text:p>
          </table:table-cell>
          <table:table-cell office:value-type="float" office:value="1000" calcext:value-type="float">
            <text:p>1000</text:p>
          </table:table-cell>
          <table:table-cell office:value-type="float" office:value="436.948" calcext:value-type="float">
            <text:p>436.948</text:p>
          </table:table-cell>
          <table:table-cell office:value-type="float" office:value="394" calcext:value-type="float">
            <text:p>394</text:p>
          </table:table-cell>
          <table:table-cell office:value-type="float" office:value="506" calcext:value-type="float">
            <text:p>506</text:p>
          </table:table-cell>
          <table:table-cell office:value-type="float" office:value="14024" calcext:value-type="float">
            <text:p>14024</text:p>
          </table:table-cell>
          <table:table-cell office:value-type="float" office:value="1000" calcext:value-type="float">
            <text:p>1000</text:p>
          </table:table-cell>
          <table:table-cell office:value-type="float" office:value="14.024" calcext:value-type="float">
            <text:p>14.02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0453946" calcext:value-type="float">
            <text:p>0.04539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3946" calcext:value-type="float">
            <text:p>4.53946E-05</text:p>
          </table:table-cell>
          <table:table-cell office:value-type="float" office:value="0.000042889" calcext:value-type="float">
            <text:p>4.2889E-05</text:p>
          </table:table-cell>
          <table:table-cell office:value-type="float" office:value="0.000063956" calcext:value-type="float">
            <text:p>6.3956E-05</text:p>
          </table:table-cell>
          <table:table-cell office:value-type="float" office:value="318613" calcext:value-type="float">
            <text:p>318613</text:p>
          </table:table-cell>
          <table:table-cell office:value-type="float" office:value="1000" calcext:value-type="float">
            <text:p>1000</text:p>
          </table:table-cell>
          <table:table-cell office:value-type="float" office:value="318.613" calcext:value-type="float">
            <text:p>318.613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137" calcext:value-type="float">
            <text:p>3137</text:p>
          </table:table-cell>
          <table:table-cell office:value-type="float" office:value="1000" calcext:value-type="float">
            <text:p>1000</text:p>
          </table:table-cell>
          <table:table-cell office:value-type="float" office:value="3.137" calcext:value-type="float">
            <text:p>3.1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0468543" calcext:value-type="float">
            <text:p>0.04685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8543" calcext:value-type="float">
            <text:p>4.68543E-05</text:p>
          </table:table-cell>
          <table:table-cell office:value-type="float" office:value="0.000043659" calcext:value-type="float">
            <text:p>4.3659E-05</text:p>
          </table:table-cell>
          <table:table-cell office:value-type="float" office:value="0.000081718" calcext:value-type="float">
            <text:p>8.1718E-05</text:p>
          </table:table-cell>
          <table:table-cell office:value-type="float" office:value="331954" calcext:value-type="float">
            <text:p>331954</text:p>
          </table:table-cell>
          <table:table-cell office:value-type="float" office:value="1000" calcext:value-type="float">
            <text:p>1000</text:p>
          </table:table-cell>
          <table:table-cell office:value-type="float" office:value="331.954" calcext:value-type="float">
            <text:p>331.954</text:p>
          </table:table-cell>
          <table:table-cell office:value-type="float" office:value="320" calcext:value-type="float">
            <text:p>320</text:p>
          </table:table-cell>
          <table:table-cell office:value-type="float" office:value="347" calcext:value-type="float">
            <text:p>347</text:p>
          </table:table-cell>
          <table:table-cell office:value-type="float" office:value="4252" calcext:value-type="float">
            <text:p>4252</text:p>
          </table:table-cell>
          <table:table-cell office:value-type="float" office:value="1000" calcext:value-type="float">
            <text:p>1000</text:p>
          </table:table-cell>
          <table:table-cell office:value-type="float" office:value="4.252" calcext:value-type="float">
            <text:p>4.2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0481191" calcext:value-type="float">
            <text:p>0.04811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1191" calcext:value-type="float">
            <text:p>4.81191E-05</text:p>
          </table:table-cell>
          <table:table-cell office:value-type="float" office:value="0.000045419" calcext:value-type="float">
            <text:p>4.5419E-05</text:p>
          </table:table-cell>
          <table:table-cell office:value-type="float" office:value="0.000085152" calcext:value-type="float">
            <text:p>8.5152E-05</text:p>
          </table:table-cell>
          <table:table-cell office:value-type="float" office:value="344514" calcext:value-type="float">
            <text:p>344514</text:p>
          </table:table-cell>
          <table:table-cell office:value-type="float" office:value="1000" calcext:value-type="float">
            <text:p>1000</text:p>
          </table:table-cell>
          <table:table-cell office:value-type="float" office:value="344.514" calcext:value-type="float">
            <text:p>344.514</text:p>
          </table:table-cell>
          <table:table-cell office:value-type="float" office:value="329" calcext:value-type="float">
            <text:p>329</text:p>
          </table:table-cell>
          <table:table-cell office:value-type="float" office:value="361" calcext:value-type="float">
            <text:p>361</text:p>
          </table:table-cell>
          <table:table-cell office:value-type="float" office:value="5256" calcext:value-type="float">
            <text:p>5256</text:p>
          </table:table-cell>
          <table:table-cell office:value-type="float" office:value="1000" calcext:value-type="float">
            <text:p>1000</text:p>
          </table:table-cell>
          <table:table-cell office:value-type="float" office:value="5.256" calcext:value-type="float">
            <text:p>5.2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.0493151" calcext:value-type="float">
            <text:p>0.0493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3151" calcext:value-type="float">
            <text:p>4.93151E-05</text:p>
          </table:table-cell>
          <table:table-cell office:value-type="float" office:value="0.000046587" calcext:value-type="float">
            <text:p>4.6587E-05</text:p>
          </table:table-cell>
          <table:table-cell office:value-type="float" office:value="0.000068521" calcext:value-type="float">
            <text:p>6.8521E-05</text:p>
          </table:table-cell>
          <table:table-cell office:value-type="float" office:value="357883" calcext:value-type="float">
            <text:p>357883</text:p>
          </table:table-cell>
          <table:table-cell office:value-type="float" office:value="1000" calcext:value-type="float">
            <text:p>1000</text:p>
          </table:table-cell>
          <table:table-cell office:value-type="float" office:value="357.883" calcext:value-type="float">
            <text:p>357.883</text:p>
          </table:table-cell>
          <table:table-cell office:value-type="float" office:value="337" calcext:value-type="float">
            <text:p>337</text:p>
          </table:table-cell>
          <table:table-cell office:value-type="float" office:value="381" calcext:value-type="float">
            <text:p>381</text:p>
          </table:table-cell>
          <table:table-cell office:value-type="float" office:value="6296" calcext:value-type="float">
            <text:p>6296</text:p>
          </table:table-cell>
          <table:table-cell office:value-type="float" office:value="1000" calcext:value-type="float">
            <text:p>1000</text:p>
          </table:table-cell>
          <table:table-cell office:value-type="float" office:value="6.296" calcext:value-type="float">
            <text:p>6.2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0503614" calcext:value-type="float">
            <text:p>0.05036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3614" calcext:value-type="float">
            <text:p>5.03614E-05</text:p>
          </table:table-cell>
          <table:table-cell office:value-type="float" office:value="0.000047203" calcext:value-type="float">
            <text:p>4.7203E-05</text:p>
          </table:table-cell>
          <table:table-cell office:value-type="float" office:value="0.000069176" calcext:value-type="float">
            <text:p>6.9176E-05</text:p>
          </table:table-cell>
          <table:table-cell office:value-type="float" office:value="371736" calcext:value-type="float">
            <text:p>371736</text:p>
          </table:table-cell>
          <table:table-cell office:value-type="float" office:value="1000" calcext:value-type="float">
            <text:p>1000</text:p>
          </table:table-cell>
          <table:table-cell office:value-type="float" office:value="371.736" calcext:value-type="float">
            <text:p>371.736</text:p>
          </table:table-cell>
          <table:table-cell office:value-type="float" office:value="349" calcext:value-type="float">
            <text:p>349</text:p>
          </table:table-cell>
          <table:table-cell office:value-type="float" office:value="399" calcext:value-type="float">
            <text:p>399</text:p>
          </table:table-cell>
          <table:table-cell office:value-type="float" office:value="7388" calcext:value-type="float">
            <text:p>7388</text:p>
          </table:table-cell>
          <table:table-cell office:value-type="float" office:value="1000" calcext:value-type="float">
            <text:p>1000</text:p>
          </table:table-cell>
          <table:table-cell office:value-type="float" office:value="7.388" calcext:value-type="float">
            <text:p>7.3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511258" calcext:value-type="float">
            <text:p>0.05112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258" calcext:value-type="float">
            <text:p>5.11258E-05</text:p>
          </table:table-cell>
          <table:table-cell office:value-type="float" office:value="0.000048236" calcext:value-type="float">
            <text:p>4.8236E-05</text:p>
          </table:table-cell>
          <table:table-cell office:value-type="float" office:value="0.000070035" calcext:value-type="float">
            <text:p>7.0035E-05</text:p>
          </table:table-cell>
          <table:table-cell office:value-type="float" office:value="386606" calcext:value-type="float">
            <text:p>386606</text:p>
          </table:table-cell>
          <table:table-cell office:value-type="float" office:value="1000" calcext:value-type="float">
            <text:p>1000</text:p>
          </table:table-cell>
          <table:table-cell office:value-type="float" office:value="386.606" calcext:value-type="float">
            <text:p>386.606</text:p>
          </table:table-cell>
          <table:table-cell office:value-type="float" office:value="362" calcext:value-type="float">
            <text:p>362</text:p>
          </table:table-cell>
          <table:table-cell office:value-type="float" office:value="419" calcext:value-type="float">
            <text:p>419</text:p>
          </table:table-cell>
          <table:table-cell office:value-type="float" office:value="8542" calcext:value-type="float">
            <text:p>8542</text:p>
          </table:table-cell>
          <table:table-cell office:value-type="float" office:value="1000" calcext:value-type="float">
            <text:p>1000</text:p>
          </table:table-cell>
          <table:table-cell office:value-type="float" office:value="8.542" calcext:value-type="float">
            <text:p>8.54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0.0520537" calcext:value-type="float">
            <text:p>0.05205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0537" calcext:value-type="float">
            <text:p>5.20537E-05</text:p>
          </table:table-cell>
          <table:table-cell office:value-type="float" office:value="0.000048988" calcext:value-type="float">
            <text:p>4.8988E-05</text:p>
          </table:table-cell>
          <table:table-cell office:value-type="float" office:value="0.000078823" calcext:value-type="float">
            <text:p>7.8823E-05</text:p>
          </table:table-cell>
          <table:table-cell office:value-type="float" office:value="405843" calcext:value-type="float">
            <text:p>405843</text:p>
          </table:table-cell>
          <table:table-cell office:value-type="float" office:value="1000" calcext:value-type="float">
            <text:p>1000</text:p>
          </table:table-cell>
          <table:table-cell office:value-type="float" office:value="405.843" calcext:value-type="float">
            <text:p>405.843</text:p>
          </table:table-cell>
          <table:table-cell office:value-type="float" office:value="375" calcext:value-type="float">
            <text:p>375</text:p>
          </table:table-cell>
          <table:table-cell office:value-type="float" office:value="438" calcext:value-type="float">
            <text:p>438</text:p>
          </table:table-cell>
          <table:table-cell office:value-type="float" office:value="9938" calcext:value-type="float">
            <text:p>9938</text:p>
          </table:table-cell>
          <table:table-cell office:value-type="float" office:value="1000" calcext:value-type="float">
            <text:p>1000</text:p>
          </table:table-cell>
          <table:table-cell office:value-type="float" office:value="9.938" calcext:value-type="float">
            <text:p>9.9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.0528411" calcext:value-type="float">
            <text:p>0.05284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8411" calcext:value-type="float">
            <text:p>5.28411E-05</text:p>
          </table:table-cell>
          <table:table-cell office:value-type="float" office:value="0.000049582" calcext:value-type="float">
            <text:p>4.9582E-05</text:p>
          </table:table-cell>
          <table:table-cell office:value-type="float" office:value="0.00007338" calcext:value-type="float">
            <text:p>7.338E-05</text:p>
          </table:table-cell>
          <table:table-cell office:value-type="float" office:value="428720" calcext:value-type="float">
            <text:p>428720</text:p>
          </table:table-cell>
          <table:table-cell office:value-type="float" office:value="1000" calcext:value-type="float">
            <text:p>1000</text:p>
          </table:table-cell>
          <table:table-cell office:value-type="float" office:value="428.72" calcext:value-type="float">
            <text:p>428.72</text:p>
          </table:table-cell>
          <table:table-cell office:value-type="float" office:value="400" calcext:value-type="float">
            <text:p>400</text:p>
          </table:table-cell>
          <table:table-cell office:value-type="float" office:value="462" calcext:value-type="float">
            <text:p>462</text:p>
          </table:table-cell>
          <table:table-cell office:value-type="float" office:value="11631" calcext:value-type="float">
            <text:p>11631</text:p>
          </table:table-cell>
          <table:table-cell office:value-type="float" office:value="1000" calcext:value-type="float">
            <text:p>1000</text:p>
          </table:table-cell>
          <table:table-cell office:value-type="float" office:value="11.631" calcext:value-type="float">
            <text:p>11.6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0.0538043" calcext:value-type="float">
            <text:p>0.05380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8043" calcext:value-type="float">
            <text:p>5.38043E-05</text:p>
          </table:table-cell>
          <table:table-cell office:value-type="float" office:value="0.00005017" calcext:value-type="float">
            <text:p>5.017E-05</text:p>
          </table:table-cell>
          <table:table-cell office:value-type="float" office:value="0.000089048" calcext:value-type="float">
            <text:p>8.9048E-05</text:p>
          </table:table-cell>
          <table:table-cell office:value-type="float" office:value="471326" calcext:value-type="float">
            <text:p>471326</text:p>
          </table:table-cell>
          <table:table-cell office:value-type="float" office:value="1000" calcext:value-type="float">
            <text:p>1000</text:p>
          </table:table-cell>
          <table:table-cell office:value-type="float" office:value="471.326" calcext:value-type="float">
            <text:p>471.326</text:p>
          </table:table-cell>
          <table:table-cell office:value-type="float" office:value="430" calcext:value-type="float">
            <text:p>430</text:p>
          </table:table-cell>
          <table:table-cell office:value-type="float" office:value="557" calcext:value-type="float">
            <text:p>557</text:p>
          </table:table-cell>
          <table:table-cell office:value-type="float" office:value="14379" calcext:value-type="float">
            <text:p>14379</text:p>
          </table:table-cell>
          <table:table-cell office:value-type="float" office:value="1000" calcext:value-type="float">
            <text:p>1000</text:p>
          </table:table-cell>
          <table:table-cell office:value-type="float" office:value="14.379" calcext:value-type="float">
            <text:p>14.37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.0492964" calcext:value-type="float">
            <text:p>0.0492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2964" calcext:value-type="float">
            <text:p>4.92964E-05</text:p>
          </table:table-cell>
          <table:table-cell office:value-type="float" office:value="0.000046052" calcext:value-type="float">
            <text:p>4.6052E-05</text:p>
          </table:table-cell>
          <table:table-cell office:value-type="float" office:value="0.000075733" calcext:value-type="float">
            <text:p>7.5733E-05</text:p>
          </table:table-cell>
          <table:table-cell office:value-type="float" office:value="344952" calcext:value-type="float">
            <text:p>344952</text:p>
          </table:table-cell>
          <table:table-cell office:value-type="float" office:value="1000" calcext:value-type="float">
            <text:p>1000</text:p>
          </table:table-cell>
          <table:table-cell office:value-type="float" office:value="344.952" calcext:value-type="float">
            <text:p>344.952</text:p>
          </table:table-cell>
          <table:table-cell office:value-type="float" office:value="336" calcext:value-type="float">
            <text:p>336</text:p>
          </table:table-cell>
          <table:table-cell office:value-type="float" office:value="357" calcext:value-type="float">
            <text:p>357</text:p>
          </table:table-cell>
          <table:table-cell office:value-type="float" office:value="3185" calcext:value-type="float">
            <text:p>3185</text:p>
          </table:table-cell>
          <table:table-cell office:value-type="float" office:value="1000" calcext:value-type="float">
            <text:p>1000</text:p>
          </table:table-cell>
          <table:table-cell office:value-type="float" office:value="3.185" calcext:value-type="float">
            <text:p>3.1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.0516211" calcext:value-type="float">
            <text:p>0.05162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6211" calcext:value-type="float">
            <text:p>5.16211E-05</text:p>
          </table:table-cell>
          <table:table-cell office:value-type="float" office:value="0.000048447" calcext:value-type="float">
            <text:p>4.8447E-05</text:p>
          </table:table-cell>
          <table:table-cell office:value-type="float" office:value="0.000084264" calcext:value-type="float">
            <text:p>8.4264E-05</text:p>
          </table:table-cell>
          <table:table-cell office:value-type="float" office:value="359279" calcext:value-type="float">
            <text:p>359279</text:p>
          </table:table-cell>
          <table:table-cell office:value-type="float" office:value="1000" calcext:value-type="float">
            <text:p>1000</text:p>
          </table:table-cell>
          <table:table-cell office:value-type="float" office:value="359.279" calcext:value-type="float">
            <text:p>359.279</text:p>
          </table:table-cell>
          <table:table-cell office:value-type="float" office:value="346" calcext:value-type="float">
            <text:p>346</text:p>
          </table:table-cell>
          <table:table-cell office:value-type="float" office:value="376" calcext:value-type="float">
            <text:p>376</text:p>
          </table:table-cell>
          <table:table-cell office:value-type="float" office:value="4344" calcext:value-type="float">
            <text:p>4344</text:p>
          </table:table-cell>
          <table:table-cell office:value-type="float" office:value="1000" calcext:value-type="float">
            <text:p>1000</text:p>
          </table:table-cell>
          <table:table-cell office:value-type="float" office:value="4.344" calcext:value-type="float">
            <text:p>4.3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0531053" calcext:value-type="float">
            <text:p>0.05310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1053" calcext:value-type="float">
            <text:p>5.31053E-05</text:p>
          </table:table-cell>
          <table:table-cell office:value-type="float" office:value="0.000049904" calcext:value-type="float">
            <text:p>4.9904E-05</text:p>
          </table:table-cell>
          <table:table-cell office:value-type="float" office:value="0.000069848" calcext:value-type="float">
            <text:p>6.9848E-05</text:p>
          </table:table-cell>
          <table:table-cell office:value-type="float" office:value="372588" calcext:value-type="float">
            <text:p>372588</text:p>
          </table:table-cell>
          <table:table-cell office:value-type="float" office:value="1000" calcext:value-type="float">
            <text:p>1000</text:p>
          </table:table-cell>
          <table:table-cell office:value-type="float" office:value="372.588" calcext:value-type="float">
            <text:p>372.588</text:p>
          </table:table-cell>
          <table:table-cell office:value-type="float" office:value="357" calcext:value-type="float">
            <text:p>357</text:p>
          </table:table-cell>
          <table:table-cell office:value-type="float" office:value="394" calcext:value-type="float">
            <text:p>394</text:p>
          </table:table-cell>
          <table:table-cell office:value-type="float" office:value="5373" calcext:value-type="float">
            <text:p>5373</text:p>
          </table:table-cell>
          <table:table-cell office:value-type="float" office:value="1000" calcext:value-type="float">
            <text:p>1000</text:p>
          </table:table-cell>
          <table:table-cell office:value-type="float" office:value="5.373" calcext:value-type="float">
            <text:p>5.3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0.0543433" calcext:value-type="float">
            <text:p>0.05434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3433" calcext:value-type="float">
            <text:p>5.43433E-05</text:p>
          </table:table-cell>
          <table:table-cell office:value-type="float" office:value="0.000051222" calcext:value-type="float">
            <text:p>5.1222E-05</text:p>
          </table:table-cell>
          <table:table-cell office:value-type="float" office:value="0.000077522" calcext:value-type="float">
            <text:p>7.7522E-05</text:p>
          </table:table-cell>
          <table:table-cell office:value-type="float" office:value="386521" calcext:value-type="float">
            <text:p>386521</text:p>
          </table:table-cell>
          <table:table-cell office:value-type="float" office:value="1000" calcext:value-type="float">
            <text:p>1000</text:p>
          </table:table-cell>
          <table:table-cell office:value-type="float" office:value="386.521" calcext:value-type="float">
            <text:p>386.521</text:p>
          </table:table-cell>
          <table:table-cell office:value-type="float" office:value="367" calcext:value-type="float">
            <text:p>367</text:p>
          </table:table-cell>
          <table:table-cell office:value-type="float" office:value="415" calcext:value-type="float">
            <text:p>415</text:p>
          </table:table-cell>
          <table:table-cell office:value-type="float" office:value="6444" calcext:value-type="float">
            <text:p>6444</text:p>
          </table:table-cell>
          <table:table-cell office:value-type="float" office:value="1000" calcext:value-type="float">
            <text:p>1000</text:p>
          </table:table-cell>
          <table:table-cell office:value-type="float" office:value="6.444" calcext:value-type="float">
            <text:p>6.4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0.0550968" calcext:value-type="float">
            <text:p>0.0550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0968" calcext:value-type="float">
            <text:p>5.50968E-05</text:p>
          </table:table-cell>
          <table:table-cell office:value-type="float" office:value="0.000050632" calcext:value-type="float">
            <text:p>5.0632E-05</text:p>
          </table:table-cell>
          <table:table-cell office:value-type="float" office:value="0.000079782" calcext:value-type="float">
            <text:p>7.9782E-05</text:p>
          </table:table-cell>
          <table:table-cell office:value-type="float" office:value="401750" calcext:value-type="float">
            <text:p>401750</text:p>
          </table:table-cell>
          <table:table-cell office:value-type="float" office:value="1000" calcext:value-type="float">
            <text:p>1000</text:p>
          </table:table-cell>
          <table:table-cell office:value-type="float" office:value="401.75" calcext:value-type="float">
            <text:p>401.75</text:p>
          </table:table-cell>
          <table:table-cell office:value-type="float" office:value="380" calcext:value-type="float">
            <text:p>380</text:p>
          </table:table-cell>
          <table:table-cell office:value-type="float" office:value="428" calcext:value-type="float">
            <text:p>428</text:p>
          </table:table-cell>
          <table:table-cell office:value-type="float" office:value="7571" calcext:value-type="float">
            <text:p>7571</text:p>
          </table:table-cell>
          <table:table-cell office:value-type="float" office:value="1000" calcext:value-type="float">
            <text:p>1000</text:p>
          </table:table-cell>
          <table:table-cell office:value-type="float" office:value="7.571" calcext:value-type="float">
            <text:p>7.5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.0544441" calcext:value-type="float">
            <text:p>0.05444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4441" calcext:value-type="float">
            <text:p>5.44441E-05</text:p>
          </table:table-cell>
          <table:table-cell office:value-type="float" office:value="0.000051717" calcext:value-type="float">
            <text:p>5.1717E-05</text:p>
          </table:table-cell>
          <table:table-cell office:value-type="float" office:value="0.000087773" calcext:value-type="float">
            <text:p>8.7773E-05</text:p>
          </table:table-cell>
          <table:table-cell office:value-type="float" office:value="418474" calcext:value-type="float">
            <text:p>418474</text:p>
          </table:table-cell>
          <table:table-cell office:value-type="float" office:value="1000" calcext:value-type="float">
            <text:p>1000</text:p>
          </table:table-cell>
          <table:table-cell office:value-type="float" office:value="418.474" calcext:value-type="float">
            <text:p>418.474</text:p>
          </table:table-cell>
          <table:table-cell office:value-type="float" office:value="391" calcext:value-type="float">
            <text:p>391</text:p>
          </table:table-cell>
          <table:table-cell office:value-type="float" office:value="446" calcext:value-type="float">
            <text:p>446</text:p>
          </table:table-cell>
          <table:table-cell office:value-type="float" office:value="8808" calcext:value-type="float">
            <text:p>8808</text:p>
          </table:table-cell>
          <table:table-cell office:value-type="float" office:value="1000" calcext:value-type="float">
            <text:p>1000</text:p>
          </table:table-cell>
          <table:table-cell office:value-type="float" office:value="8.808" calcext:value-type="float">
            <text:p>8.80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.0561601" calcext:value-type="float">
            <text:p>0.0561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1601" calcext:value-type="float">
            <text:p>5.61601E-05</text:p>
          </table:table-cell>
          <table:table-cell office:value-type="float" office:value="0.000052124" calcext:value-type="float">
            <text:p>5.2124E-05</text:p>
          </table:table-cell>
          <table:table-cell office:value-type="float" office:value="0.000091757" calcext:value-type="float">
            <text:p>9.1757E-05</text:p>
          </table:table-cell>
          <table:table-cell office:value-type="float" office:value="438166" calcext:value-type="float">
            <text:p>438166</text:p>
          </table:table-cell>
          <table:table-cell office:value-type="float" office:value="1000" calcext:value-type="float">
            <text:p>1000</text:p>
          </table:table-cell>
          <table:table-cell office:value-type="float" office:value="438.166" calcext:value-type="float">
            <text:p>438.166</text:p>
          </table:table-cell>
          <table:table-cell office:value-type="float" office:value="411" calcext:value-type="float">
            <text:p>411</text:p>
          </table:table-cell>
          <table:table-cell office:value-type="float" office:value="471" calcext:value-type="float">
            <text:p>471</text:p>
          </table:table-cell>
          <table:table-cell office:value-type="float" office:value="10182" calcext:value-type="float">
            <text:p>10182</text:p>
          </table:table-cell>
          <table:table-cell office:value-type="float" office:value="1000" calcext:value-type="float">
            <text:p>1000</text:p>
          </table:table-cell>
          <table:table-cell office:value-type="float" office:value="10.182" calcext:value-type="float">
            <text:p>10.1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0.0590293" calcext:value-type="float">
            <text:p>0.05902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0293" calcext:value-type="float">
            <text:p>5.90293E-05</text:p>
          </table:table-cell>
          <table:table-cell office:value-type="float" office:value="0.000053381" calcext:value-type="float">
            <text:p>5.3381E-05</text:p>
          </table:table-cell>
          <table:table-cell office:value-type="float" office:value="0.000091235" calcext:value-type="float">
            <text:p>9.1235E-05</text:p>
          </table:table-cell>
          <table:table-cell office:value-type="float" office:value="463492" calcext:value-type="float">
            <text:p>463492</text:p>
          </table:table-cell>
          <table:table-cell office:value-type="float" office:value="1000" calcext:value-type="float">
            <text:p>1000</text:p>
          </table:table-cell>
          <table:table-cell office:value-type="float" office:value="463.492" calcext:value-type="float">
            <text:p>463.492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office:value-type="float" office:value="12029" calcext:value-type="float">
            <text:p>12029</text:p>
          </table:table-cell>
          <table:table-cell office:value-type="float" office:value="1000" calcext:value-type="float">
            <text:p>1000</text:p>
          </table:table-cell>
          <table:table-cell office:value-type="float" office:value="12.029" calcext:value-type="float">
            <text:p>12.02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0.0586671" calcext:value-type="float">
            <text:p>0.0586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6671" calcext:value-type="float">
            <text:p>5.86671E-05</text:p>
          </table:table-cell>
          <table:table-cell office:value-type="float" office:value="0.000054432" calcext:value-type="float">
            <text:p>5.4432E-05</text:p>
          </table:table-cell>
          <table:table-cell office:value-type="float" office:value="0.000090901" calcext:value-type="float">
            <text:p>9.0901E-05</text:p>
          </table:table-cell>
          <table:table-cell office:value-type="float" office:value="508708" calcext:value-type="float">
            <text:p>508708</text:p>
          </table:table-cell>
          <table:table-cell office:value-type="float" office:value="1000" calcext:value-type="float">
            <text:p>1000</text:p>
          </table:table-cell>
          <table:table-cell office:value-type="float" office:value="508.708" calcext:value-type="float">
            <text:p>508.708</text:p>
          </table:table-cell>
          <table:table-cell office:value-type="float" office:value="463" calcext:value-type="float">
            <text:p>463</text:p>
          </table:table-cell>
          <table:table-cell office:value-type="float" office:value="578" calcext:value-type="float">
            <text:p>578</text:p>
          </table:table-cell>
          <table:table-cell office:value-type="float" office:value="14829" calcext:value-type="float">
            <text:p>14829</text:p>
          </table:table-cell>
          <table:table-cell office:value-type="float" office:value="1000" calcext:value-type="float">
            <text:p>1000</text:p>
          </table:table-cell>
          <table:table-cell office:value-type="float" office:value="14.829" calcext:value-type="float">
            <text:p>14.82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.052012" calcext:value-type="float">
            <text:p>0.052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012" calcext:value-type="float">
            <text:p>5.2012E-05</text:p>
          </table:table-cell>
          <table:table-cell office:value-type="float" office:value="0.000048529" calcext:value-type="float">
            <text:p>4.8529E-05</text:p>
          </table:table-cell>
          <table:table-cell office:value-type="float" office:value="0.000080511" calcext:value-type="float">
            <text:p>8.0511E-05</text:p>
          </table:table-cell>
          <table:table-cell office:value-type="float" office:value="372019" calcext:value-type="float">
            <text:p>372019</text:p>
          </table:table-cell>
          <table:table-cell office:value-type="float" office:value="1000" calcext:value-type="float">
            <text:p>1000</text:p>
          </table:table-cell>
          <table:table-cell office:value-type="float" office:value="372.019" calcext:value-type="float">
            <text:p>372.019</text:p>
          </table:table-cell>
          <table:table-cell office:value-type="float" office:value="362" calcext:value-type="float">
            <text:p>362</text:p>
          </table:table-cell>
          <table:table-cell office:value-type="float" office:value="388" calcext:value-type="float">
            <text:p>388</text:p>
          </table:table-cell>
          <table:table-cell office:value-type="float" office:value="3257" calcext:value-type="float">
            <text:p>3257</text:p>
          </table:table-cell>
          <table:table-cell office:value-type="float" office:value="1000" calcext:value-type="float">
            <text:p>1000</text:p>
          </table:table-cell>
          <table:table-cell office:value-type="float" office:value="3.257" calcext:value-type="float">
            <text:p>3.2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0540471" calcext:value-type="float">
            <text:p>0.05404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0471" calcext:value-type="float">
            <text:p>5.40471E-05</text:p>
          </table:table-cell>
          <table:table-cell office:value-type="float" office:value="0.000050262" calcext:value-type="float">
            <text:p>5.0262E-05</text:p>
          </table:table-cell>
          <table:table-cell office:value-type="float" office:value="0.000085752" calcext:value-type="float">
            <text:p>8.5752E-05</text:p>
          </table:table-cell>
          <table:table-cell office:value-type="float" office:value="387273" calcext:value-type="float">
            <text:p>387273</text:p>
          </table:table-cell>
          <table:table-cell office:value-type="float" office:value="1000" calcext:value-type="float">
            <text:p>1000</text:p>
          </table:table-cell>
          <table:table-cell office:value-type="float" office:value="387.273" calcext:value-type="float">
            <text:p>387.273</text:p>
          </table:table-cell>
          <table:table-cell office:value-type="float" office:value="373" calcext:value-type="float">
            <text:p>373</text:p>
          </table:table-cell>
          <table:table-cell office:value-type="float" office:value="406" calcext:value-type="float">
            <text:p>406</text:p>
          </table:table-cell>
          <table:table-cell office:value-type="float" office:value="4391" calcext:value-type="float">
            <text:p>4391</text:p>
          </table:table-cell>
          <table:table-cell office:value-type="float" office:value="1000" calcext:value-type="float">
            <text:p>1000</text:p>
          </table:table-cell>
          <table:table-cell office:value-type="float" office:value="4.391" calcext:value-type="float">
            <text:p>4.3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.0554573" calcext:value-type="float">
            <text:p>0.05545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4573" calcext:value-type="float">
            <text:p>5.54573E-05</text:p>
          </table:table-cell>
          <table:table-cell office:value-type="float" office:value="0.00005117" calcext:value-type="float">
            <text:p>5.117E-05</text:p>
          </table:table-cell>
          <table:table-cell office:value-type="float" office:value="0.000089496" calcext:value-type="float">
            <text:p>8.9496E-05</text:p>
          </table:table-cell>
          <table:table-cell office:value-type="float" office:value="401792" calcext:value-type="float">
            <text:p>401792</text:p>
          </table:table-cell>
          <table:table-cell office:value-type="float" office:value="1000" calcext:value-type="float">
            <text:p>1000</text:p>
          </table:table-cell>
          <table:table-cell office:value-type="float" office:value="401.792" calcext:value-type="float">
            <text:p>401.792</text:p>
          </table:table-cell>
          <table:table-cell office:value-type="float" office:value="384" calcext:value-type="float">
            <text:p>384</text:p>
          </table:table-cell>
          <table:table-cell office:value-type="float" office:value="425" calcext:value-type="float">
            <text:p>425</text:p>
          </table:table-cell>
          <table:table-cell office:value-type="float" office:value="5514" calcext:value-type="float">
            <text:p>5514</text:p>
          </table:table-cell>
          <table:table-cell office:value-type="float" office:value="1000" calcext:value-type="float">
            <text:p>1000</text:p>
          </table:table-cell>
          <table:table-cell office:value-type="float" office:value="5.514" calcext:value-type="float">
            <text:p>5.5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0.0572081" calcext:value-type="float">
            <text:p>0.05720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2081" calcext:value-type="float">
            <text:p>5.72081E-05</text:p>
          </table:table-cell>
          <table:table-cell office:value-type="float" office:value="0.000053042" calcext:value-type="float">
            <text:p>5.3042E-05</text:p>
          </table:table-cell>
          <table:table-cell office:value-type="float" office:value="0.000089767" calcext:value-type="float">
            <text:p>8.9767E-05</text:p>
          </table:table-cell>
          <table:table-cell office:value-type="float" office:value="416905" calcext:value-type="float">
            <text:p>416905</text:p>
          </table:table-cell>
          <table:table-cell office:value-type="float" office:value="1000" calcext:value-type="float">
            <text:p>1000</text:p>
          </table:table-cell>
          <table:table-cell office:value-type="float" office:value="416.905" calcext:value-type="float">
            <text:p>416.905</text:p>
          </table:table-cell>
          <table:table-cell office:value-type="float" office:value="396" calcext:value-type="float">
            <text:p>396</text:p>
          </table:table-cell>
          <table:table-cell office:value-type="float" office:value="441" calcext:value-type="float">
            <text:p>441</text:p>
          </table:table-cell>
          <table:table-cell office:value-type="float" office:value="6601" calcext:value-type="float">
            <text:p>6601</text:p>
          </table:table-cell>
          <table:table-cell office:value-type="float" office:value="1000" calcext:value-type="float">
            <text:p>1000</text:p>
          </table:table-cell>
          <table:table-cell office:value-type="float" office:value="6.601" calcext:value-type="float">
            <text:p>6.6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.0591464" calcext:value-type="float">
            <text:p>0.05914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464" calcext:value-type="float">
            <text:p>5.91464E-05</text:p>
          </table:table-cell>
          <table:table-cell office:value-type="float" office:value="0.00005396" calcext:value-type="float">
            <text:p>5.396E-05</text:p>
          </table:table-cell>
          <table:table-cell office:value-type="float" office:value="0.000091132" calcext:value-type="float">
            <text:p>9.1132E-05</text:p>
          </table:table-cell>
          <table:table-cell office:value-type="float" office:value="433228" calcext:value-type="float">
            <text:p>433228</text:p>
          </table:table-cell>
          <table:table-cell office:value-type="float" office:value="1000" calcext:value-type="float">
            <text:p>1000</text:p>
          </table:table-cell>
          <table:table-cell office:value-type="float" office:value="433.228" calcext:value-type="float">
            <text:p>433.228</text:p>
          </table:table-cell>
          <table:table-cell office:value-type="float" office:value="413" calcext:value-type="float">
            <text:p>413</text:p>
          </table:table-cell>
          <table:table-cell office:value-type="float" office:value="459" calcext:value-type="float">
            <text:p>459</text:p>
          </table:table-cell>
          <table:table-cell office:value-type="float" office:value="7766" calcext:value-type="float">
            <text:p>7766</text:p>
          </table:table-cell>
          <table:table-cell office:value-type="float" office:value="1000" calcext:value-type="float">
            <text:p>1000</text:p>
          </table:table-cell>
          <table:table-cell office:value-type="float" office:value="7.766" calcext:value-type="float">
            <text:p>7.7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0.0588594" calcext:value-type="float">
            <text:p>0.0588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8594" calcext:value-type="float">
            <text:p>5.88594E-05</text:p>
          </table:table-cell>
          <table:table-cell office:value-type="float" office:value="0.000054485" calcext:value-type="float">
            <text:p>5.4485E-05</text:p>
          </table:table-cell>
          <table:table-cell office:value-type="float" office:value="0.000092159" calcext:value-type="float">
            <text:p>9.2159E-05</text:p>
          </table:table-cell>
          <table:table-cell office:value-type="float" office:value="451178" calcext:value-type="float">
            <text:p>451178</text:p>
          </table:table-cell>
          <table:table-cell office:value-type="float" office:value="1000" calcext:value-type="float">
            <text:p>1000</text:p>
          </table:table-cell>
          <table:table-cell office:value-type="float" office:value="451.178" calcext:value-type="float">
            <text:p>451.178</text:p>
          </table:table-cell>
          <table:table-cell office:value-type="float" office:value="426" calcext:value-type="float">
            <text:p>426</text:p>
          </table:table-cell>
          <table:table-cell office:value-type="float" office:value="485" calcext:value-type="float">
            <text:p>485</text:p>
          </table:table-cell>
          <table:table-cell office:value-type="float" office:value="9035" calcext:value-type="float">
            <text:p>9035</text:p>
          </table:table-cell>
          <table:table-cell office:value-type="float" office:value="1000" calcext:value-type="float">
            <text:p>1000</text:p>
          </table:table-cell>
          <table:table-cell office:value-type="float" office:value="9.035" calcext:value-type="float">
            <text:p>9.0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0.0592882" calcext:value-type="float">
            <text:p>0.05928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2882" calcext:value-type="float">
            <text:p>5.92882E-05</text:p>
          </table:table-cell>
          <table:table-cell office:value-type="float" office:value="0.000055932" calcext:value-type="float">
            <text:p>5.5932E-05</text:p>
          </table:table-cell>
          <table:table-cell office:value-type="float" office:value="0.00007859" calcext:value-type="float">
            <text:p>7.859E-05</text:p>
          </table:table-cell>
          <table:table-cell office:value-type="float" office:value="472349" calcext:value-type="float">
            <text:p>472349</text:p>
          </table:table-cell>
          <table:table-cell office:value-type="float" office:value="1000" calcext:value-type="float">
            <text:p>1000</text:p>
          </table:table-cell>
          <table:table-cell office:value-type="float" office:value="472.349" calcext:value-type="float">
            <text:p>472.349</text:p>
          </table:table-cell>
          <table:table-cell office:value-type="float" office:value="442" calcext:value-type="float">
            <text:p>442</text:p>
          </table:table-cell>
          <table:table-cell office:value-type="float" office:value="510" calcext:value-type="float">
            <text:p>510</text:p>
          </table:table-cell>
          <table:table-cell office:value-type="float" office:value="10512" calcext:value-type="float">
            <text:p>10512</text:p>
          </table:table-cell>
          <table:table-cell office:value-type="float" office:value="1000" calcext:value-type="float">
            <text:p>1000</text:p>
          </table:table-cell>
          <table:table-cell office:value-type="float" office:value="10.512" calcext:value-type="float">
            <text:p>10.5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0.0607621" calcext:value-type="float">
            <text:p>0.06076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7621" calcext:value-type="float">
            <text:p>6.07621E-05</text:p>
          </table:table-cell>
          <table:table-cell office:value-type="float" office:value="0.000056857" calcext:value-type="float">
            <text:p>5.6857E-05</text:p>
          </table:table-cell>
          <table:table-cell office:value-type="float" office:value="0.000097319" calcext:value-type="float">
            <text:p>9.7319E-05</text:p>
          </table:table-cell>
          <table:table-cell office:value-type="float" office:value="499276" calcext:value-type="float">
            <text:p>499276</text:p>
          </table:table-cell>
          <table:table-cell office:value-type="float" office:value="1000" calcext:value-type="float">
            <text:p>1000</text:p>
          </table:table-cell>
          <table:table-cell office:value-type="float" office:value="499.276" calcext:value-type="float">
            <text:p>499.27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12316" calcext:value-type="float">
            <text:p>12316</text:p>
          </table:table-cell>
          <table:table-cell office:value-type="float" office:value="1000" calcext:value-type="float">
            <text:p>1000</text:p>
          </table:table-cell>
          <table:table-cell office:value-type="float" office:value="12.316" calcext:value-type="float">
            <text:p>12.3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0.0615552" calcext:value-type="float">
            <text:p>0.0615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5552" calcext:value-type="float">
            <text:p>6.15552E-05</text:p>
          </table:table-cell>
          <table:table-cell office:value-type="float" office:value="0.000057959" calcext:value-type="float">
            <text:p>5.7959E-05</text:p>
          </table:table-cell>
          <table:table-cell office:value-type="float" office:value="0.00009662" calcext:value-type="float">
            <text:p>9.662E-05</text:p>
          </table:table-cell>
          <table:table-cell office:value-type="float" office:value="546323" calcext:value-type="float">
            <text:p>546323</text:p>
          </table:table-cell>
          <table:table-cell office:value-type="float" office:value="1000" calcext:value-type="float">
            <text:p>1000</text:p>
          </table:table-cell>
          <table:table-cell office:value-type="float" office:value="546.323" calcext:value-type="float">
            <text:p>546.323</text:p>
          </table:table-cell>
          <table:table-cell office:value-type="float" office:value="504" calcext:value-type="float">
            <text:p>504</text:p>
          </table:table-cell>
          <table:table-cell office:value-type="float" office:value="620" calcext:value-type="float">
            <text:p>620</text:p>
          </table:table-cell>
          <table:table-cell office:value-type="float" office:value="15233" calcext:value-type="float">
            <text:p>15233</text:p>
          </table:table-cell>
          <table:table-cell office:value-type="float" office:value="1000" calcext:value-type="float">
            <text:p>1000</text:p>
          </table:table-cell>
          <table:table-cell office:value-type="float" office:value="15.233" calcext:value-type="float">
            <text:p>15.2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.0552846" calcext:value-type="float">
            <text:p>0.05528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2846" calcext:value-type="float">
            <text:p>5.52846E-05</text:p>
          </table:table-cell>
          <table:table-cell office:value-type="float" office:value="0.000051499" calcext:value-type="float">
            <text:p>5.1499E-05</text:p>
          </table:table-cell>
          <table:table-cell office:value-type="float" office:value="0.00009143" calcext:value-type="float">
            <text:p>9.143E-05</text:p>
          </table:table-cell>
          <table:table-cell office:value-type="float" office:value="400830" calcext:value-type="float">
            <text:p>400830</text:p>
          </table:table-cell>
          <table:table-cell office:value-type="float" office:value="1000" calcext:value-type="float">
            <text:p>1000</text:p>
          </table:table-cell>
          <table:table-cell office:value-type="float" office:value="400.83" calcext:value-type="float">
            <text:p>400.83</text:p>
          </table:table-cell>
          <table:table-cell office:value-type="float" office:value="390" calcext:value-type="float">
            <text:p>390</text:p>
          </table:table-cell>
          <table:table-cell office:value-type="float" office:value="412" calcext:value-type="float">
            <text:p>412</text:p>
          </table:table-cell>
          <table:table-cell office:value-type="float" office:value="3304" calcext:value-type="float">
            <text:p>3304</text:p>
          </table:table-cell>
          <table:table-cell office:value-type="float" office:value="1000" calcext:value-type="float">
            <text:p>1000</text:p>
          </table:table-cell>
          <table:table-cell office:value-type="float" office:value="3.304" calcext:value-type="float">
            <text:p>3.3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0569844" calcext:value-type="float">
            <text:p>0.05698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9844" calcext:value-type="float">
            <text:p>5.69844E-05</text:p>
          </table:table-cell>
          <table:table-cell office:value-type="float" office:value="0.000053621" calcext:value-type="float">
            <text:p>5.3621E-05</text:p>
          </table:table-cell>
          <table:table-cell office:value-type="float" office:value="0.000085394" calcext:value-type="float">
            <text:p>8.5394E-05</text:p>
          </table:table-cell>
          <table:table-cell office:value-type="float" office:value="416796" calcext:value-type="float">
            <text:p>416796</text:p>
          </table:table-cell>
          <table:table-cell office:value-type="float" office:value="1000" calcext:value-type="float">
            <text:p>1000</text:p>
          </table:table-cell>
          <table:table-cell office:value-type="float" office:value="416.796" calcext:value-type="float">
            <text:p>416.796</text:p>
          </table:table-cell>
          <table:table-cell office:value-type="float" office:value="402" calcext:value-type="float">
            <text:p>402</text:p>
          </table:table-cell>
          <table:table-cell office:value-type="float" office:value="438" calcext:value-type="float">
            <text:p>438</text:p>
          </table:table-cell>
          <table:table-cell office:value-type="float" office:value="4533" calcext:value-type="float">
            <text:p>4533</text:p>
          </table:table-cell>
          <table:table-cell office:value-type="float" office:value="1000" calcext:value-type="float">
            <text:p>1000</text:p>
          </table:table-cell>
          <table:table-cell office:value-type="float" office:value="4.533" calcext:value-type="float">
            <text:p>4.5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.0593495" calcext:value-type="float">
            <text:p>0.0593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3495" calcext:value-type="float">
            <text:p>5.93495E-05</text:p>
          </table:table-cell>
          <table:table-cell office:value-type="float" office:value="0.000055123" calcext:value-type="float">
            <text:p>5.5123E-05</text:p>
          </table:table-cell>
          <table:table-cell office:value-type="float" office:value="0.000094436" calcext:value-type="float">
            <text:p>9.4436E-05</text:p>
          </table:table-cell>
          <table:table-cell office:value-type="float" office:value="432407" calcext:value-type="float">
            <text:p>432407</text:p>
          </table:table-cell>
          <table:table-cell office:value-type="float" office:value="1000" calcext:value-type="float">
            <text:p>1000</text:p>
          </table:table-cell>
          <table:table-cell office:value-type="float" office:value="432.407" calcext:value-type="float">
            <text:p>432.407</text:p>
          </table:table-cell>
          <table:table-cell office:value-type="float" office:value="415" calcext:value-type="float">
            <text:p>415</text:p>
          </table:table-cell>
          <table:table-cell office:value-type="float" office:value="452" calcext:value-type="float">
            <text:p>452</text:p>
          </table:table-cell>
          <table:table-cell office:value-type="float" office:value="5618" calcext:value-type="float">
            <text:p>5618</text:p>
          </table:table-cell>
          <table:table-cell office:value-type="float" office:value="1000" calcext:value-type="float">
            <text:p>1000</text:p>
          </table:table-cell>
          <table:table-cell office:value-type="float" office:value="5.618" calcext:value-type="float">
            <text:p>5.6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0.0632763" calcext:value-type="float">
            <text:p>0.06327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2763" calcext:value-type="float">
            <text:p>6.32763E-05</text:p>
          </table:table-cell>
          <table:table-cell office:value-type="float" office:value="0.000056361" calcext:value-type="float">
            <text:p>5.6361E-05</text:p>
          </table:table-cell>
          <table:table-cell office:value-type="float" office:value="0.000160893" calcext:value-type="float">
            <text:p>0.000160893</text:p>
          </table:table-cell>
          <table:table-cell office:value-type="float" office:value="448212" calcext:value-type="float">
            <text:p>448212</text:p>
          </table:table-cell>
          <table:table-cell office:value-type="float" office:value="1000" calcext:value-type="float">
            <text:p>1000</text:p>
          </table:table-cell>
          <table:table-cell office:value-type="float" office:value="448.212" calcext:value-type="float">
            <text:p>448.212</text:p>
          </table:table-cell>
          <table:table-cell office:value-type="float" office:value="430" calcext:value-type="float">
            <text:p>430</text:p>
          </table:table-cell>
          <table:table-cell office:value-type="float" office:value="476" calcext:value-type="float">
            <text:p>476</text:p>
          </table:table-cell>
          <table:table-cell office:value-type="float" office:value="6736" calcext:value-type="float">
            <text:p>6736</text:p>
          </table:table-cell>
          <table:table-cell office:value-type="float" office:value="1000" calcext:value-type="float">
            <text:p>1000</text:p>
          </table:table-cell>
          <table:table-cell office:value-type="float" office:value="6.736" calcext:value-type="float">
            <text:p>6.7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0626095" calcext:value-type="float">
            <text:p>0.0626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6095" calcext:value-type="float">
            <text:p>6.26095E-05</text:p>
          </table:table-cell>
          <table:table-cell office:value-type="float" office:value="0.000057284" calcext:value-type="float">
            <text:p>5.7284E-05</text:p>
          </table:table-cell>
          <table:table-cell office:value-type="float" office:value="0.000096479" calcext:value-type="float">
            <text:p>9.6479E-05</text:p>
          </table:table-cell>
          <table:table-cell office:value-type="float" office:value="465721" calcext:value-type="float">
            <text:p>465721</text:p>
          </table:table-cell>
          <table:table-cell office:value-type="float" office:value="1000" calcext:value-type="float">
            <text:p>1000</text:p>
          </table:table-cell>
          <table:table-cell office:value-type="float" office:value="465.721" calcext:value-type="float">
            <text:p>465.721</text:p>
          </table:table-cell>
          <table:table-cell office:value-type="float" office:value="444" calcext:value-type="float">
            <text:p>444</text:p>
          </table:table-cell>
          <table:table-cell office:value-type="float" office:value="494" calcext:value-type="float">
            <text:p>494</text:p>
          </table:table-cell>
          <table:table-cell office:value-type="float" office:value="7969" calcext:value-type="float">
            <text:p>7969</text:p>
          </table:table-cell>
          <table:table-cell office:value-type="float" office:value="1000" calcext:value-type="float">
            <text:p>1000</text:p>
          </table:table-cell>
          <table:table-cell office:value-type="float" office:value="7.969" calcext:value-type="float">
            <text:p>7.9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.0632544" calcext:value-type="float">
            <text:p>0.06325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2544" calcext:value-type="float">
            <text:p>6.32544E-05</text:p>
          </table:table-cell>
          <table:table-cell office:value-type="float" office:value="0.000058335" calcext:value-type="float">
            <text:p>5.8335E-05</text:p>
          </table:table-cell>
          <table:table-cell office:value-type="float" office:value="0.000098839" calcext:value-type="float">
            <text:p>9.8839E-05</text:p>
          </table:table-cell>
          <table:table-cell office:value-type="float" office:value="484609" calcext:value-type="float">
            <text:p>484609</text:p>
          </table:table-cell>
          <table:table-cell office:value-type="float" office:value="1000" calcext:value-type="float">
            <text:p>1000</text:p>
          </table:table-cell>
          <table:table-cell office:value-type="float" office:value="484.609" calcext:value-type="float">
            <text:p>484.609</text:p>
          </table:table-cell>
          <table:table-cell office:value-type="float" office:value="457" calcext:value-type="float">
            <text:p>457</text:p>
          </table:table-cell>
          <table:table-cell office:value-type="float" office:value="521" calcext:value-type="float">
            <text:p>521</text:p>
          </table:table-cell>
          <table:table-cell office:value-type="float" office:value="9284" calcext:value-type="float">
            <text:p>9284</text:p>
          </table:table-cell>
          <table:table-cell office:value-type="float" office:value="1000" calcext:value-type="float">
            <text:p>1000</text:p>
          </table:table-cell>
          <table:table-cell office:value-type="float" office:value="9.284" calcext:value-type="float">
            <text:p>9.28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0.0635804" calcext:value-type="float">
            <text:p>0.06358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5804" calcext:value-type="float">
            <text:p>6.35804E-05</text:p>
          </table:table-cell>
          <table:table-cell office:value-type="float" office:value="0.000059513" calcext:value-type="float">
            <text:p>5.9513E-05</text:p>
          </table:table-cell>
          <table:table-cell office:value-type="float" office:value="0.000097149" calcext:value-type="float">
            <text:p>9.7149E-05</text:p>
          </table:table-cell>
          <table:table-cell office:value-type="float" office:value="508226" calcext:value-type="float">
            <text:p>508226</text:p>
          </table:table-cell>
          <table:table-cell office:value-type="float" office:value="1000" calcext:value-type="float">
            <text:p>1000</text:p>
          </table:table-cell>
          <table:table-cell office:value-type="float" office:value="508.226" calcext:value-type="float">
            <text:p>508.226</text:p>
          </table:table-cell>
          <table:table-cell office:value-type="float" office:value="475" calcext:value-type="float">
            <text:p>475</text:p>
          </table:table-cell>
          <table:table-cell office:value-type="float" office:value="551" calcext:value-type="float">
            <text:p>551</text:p>
          </table:table-cell>
          <table:table-cell office:value-type="float" office:value="10828" calcext:value-type="float">
            <text:p>10828</text:p>
          </table:table-cell>
          <table:table-cell office:value-type="float" office:value="1000" calcext:value-type="float">
            <text:p>1000</text:p>
          </table:table-cell>
          <table:table-cell office:value-type="float" office:value="10.828" calcext:value-type="float">
            <text:p>10.8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0.0639629" calcext:value-type="float">
            <text:p>0.06396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9629" calcext:value-type="float">
            <text:p>6.39629E-05</text:p>
          </table:table-cell>
          <table:table-cell office:value-type="float" office:value="0.000060285" calcext:value-type="float">
            <text:p>6.0285E-05</text:p>
          </table:table-cell>
          <table:table-cell office:value-type="float" office:value="0.000099725" calcext:value-type="float">
            <text:p>9.9725E-05</text:p>
          </table:table-cell>
          <table:table-cell office:value-type="float" office:value="536159" calcext:value-type="float">
            <text:p>536159</text:p>
          </table:table-cell>
          <table:table-cell office:value-type="float" office:value="1000" calcext:value-type="float">
            <text:p>1000</text:p>
          </table:table-cell>
          <table:table-cell office:value-type="float" office:value="536.159" calcext:value-type="float">
            <text:p>536.159</text:p>
          </table:table-cell>
          <table:table-cell office:value-type="float" office:value="499" calcext:value-type="float">
            <text:p>499</text:p>
          </table:table-cell>
          <table:table-cell office:value-type="float" office:value="575" calcext:value-type="float">
            <text:p>575</text:p>
          </table:table-cell>
          <table:table-cell office:value-type="float" office:value="12687" calcext:value-type="float">
            <text:p>12687</text:p>
          </table:table-cell>
          <table:table-cell office:value-type="float" office:value="1000" calcext:value-type="float">
            <text:p>1000</text:p>
          </table:table-cell>
          <table:table-cell office:value-type="float" office:value="12.687" calcext:value-type="float">
            <text:p>12.68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0.0654124" calcext:value-type="float">
            <text:p>0.06541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4124" calcext:value-type="float">
            <text:p>6.54124E-05</text:p>
          </table:table-cell>
          <table:table-cell office:value-type="float" office:value="0.000061793" calcext:value-type="float">
            <text:p>6.1793E-05</text:p>
          </table:table-cell>
          <table:table-cell office:value-type="float" office:value="0.000097858" calcext:value-type="float">
            <text:p>9.7858E-05</text:p>
          </table:table-cell>
          <table:table-cell office:value-type="float" office:value="586583" calcext:value-type="float">
            <text:p>586583</text:p>
          </table:table-cell>
          <table:table-cell office:value-type="float" office:value="1000" calcext:value-type="float">
            <text:p>1000</text:p>
          </table:table-cell>
          <table:table-cell office:value-type="float" office:value="586.583" calcext:value-type="float">
            <text:p>586.583</text:p>
          </table:table-cell>
          <table:table-cell office:value-type="float" office:value="535" calcext:value-type="float">
            <text:p>535</text:p>
          </table:table-cell>
          <table:table-cell office:value-type="float" office:value="655" calcext:value-type="float">
            <text:p>655</text:p>
          </table:table-cell>
          <table:table-cell office:value-type="float" office:value="15707" calcext:value-type="float">
            <text:p>15707</text:p>
          </table:table-cell>
          <table:table-cell office:value-type="float" office:value="1000" calcext:value-type="float">
            <text:p>1000</text:p>
          </table:table-cell>
          <table:table-cell office:value-type="float" office:value="15.707" calcext:value-type="float">
            <text:p>15.70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.0576814" calcext:value-type="float">
            <text:p>0.0576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6814" calcext:value-type="float">
            <text:p>5.76814E-05</text:p>
          </table:table-cell>
          <table:table-cell office:value-type="float" office:value="0.000054557" calcext:value-type="float">
            <text:p>5.4557E-05</text:p>
          </table:table-cell>
          <table:table-cell office:value-type="float" office:value="0.000090528" calcext:value-type="float">
            <text:p>9.0528E-05</text:p>
          </table:table-cell>
          <table:table-cell office:value-type="float" office:value="430005" calcext:value-type="float">
            <text:p>430005</text:p>
          </table:table-cell>
          <table:table-cell office:value-type="float" office:value="1000" calcext:value-type="float">
            <text:p>1000</text:p>
          </table:table-cell>
          <table:table-cell office:value-type="float" office:value="430.005" calcext:value-type="float">
            <text:p>430.005</text:p>
          </table:table-cell>
          <table:table-cell office:value-type="float" office:value="420" calcext:value-type="float">
            <text:p>420</text:p>
          </table:table-cell>
          <table:table-cell office:value-type="float" office:value="444" calcext:value-type="float">
            <text:p>444</text:p>
          </table:table-cell>
          <table:table-cell office:value-type="float" office:value="3335" calcext:value-type="float">
            <text:p>3335</text:p>
          </table:table-cell>
          <table:table-cell office:value-type="float" office:value="1000" calcext:value-type="float">
            <text:p>1000</text:p>
          </table:table-cell>
          <table:table-cell office:value-type="float" office:value="3.335" calcext:value-type="float">
            <text:p>3.3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.0604476" calcext:value-type="float">
            <text:p>0.06044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4476" calcext:value-type="float">
            <text:p>6.04476E-05</text:p>
          </table:table-cell>
          <table:table-cell office:value-type="float" office:value="0.000056379" calcext:value-type="float">
            <text:p>5.6379E-05</text:p>
          </table:table-cell>
          <table:table-cell office:value-type="float" office:value="0.00009831" calcext:value-type="float">
            <text:p>9.831E-05</text:p>
          </table:table-cell>
          <table:table-cell office:value-type="float" office:value="447191" calcext:value-type="float">
            <text:p>447191</text:p>
          </table:table-cell>
          <table:table-cell office:value-type="float" office:value="1000" calcext:value-type="float">
            <text:p>1000</text:p>
          </table:table-cell>
          <table:table-cell office:value-type="float" office:value="447.191" calcext:value-type="float">
            <text:p>447.191</text:p>
          </table:table-cell>
          <table:table-cell office:value-type="float" office:value="434" calcext:value-type="float">
            <text:p>434</text:p>
          </table:table-cell>
          <table:table-cell office:value-type="float" office:value="468" calcext:value-type="float">
            <text:p>468</text:p>
          </table:table-cell>
          <table:table-cell office:value-type="float" office:value="4627" calcext:value-type="float">
            <text:p>4627</text:p>
          </table:table-cell>
          <table:table-cell office:value-type="float" office:value="1000" calcext:value-type="float">
            <text:p>1000</text:p>
          </table:table-cell>
          <table:table-cell office:value-type="float" office:value="4.627" calcext:value-type="float">
            <text:p>4.6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0616402" calcext:value-type="float">
            <text:p>0.06164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6402" calcext:value-type="float">
            <text:p>6.16402E-05</text:p>
          </table:table-cell>
          <table:table-cell office:value-type="float" office:value="0.000058218" calcext:value-type="float">
            <text:p>5.8218E-05</text:p>
          </table:table-cell>
          <table:table-cell office:value-type="float" office:value="0.000086461" calcext:value-type="float">
            <text:p>8.6461E-05</text:p>
          </table:table-cell>
          <table:table-cell office:value-type="float" office:value="464107" calcext:value-type="float">
            <text:p>464107</text:p>
          </table:table-cell>
          <table:table-cell office:value-type="float" office:value="1000" calcext:value-type="float">
            <text:p>1000</text:p>
          </table:table-cell>
          <table:table-cell office:value-type="float" office:value="464.107" calcext:value-type="float">
            <text:p>464.107</text:p>
          </table:table-cell>
          <table:table-cell office:value-type="float" office:value="447" calcext:value-type="float">
            <text:p>447</text:p>
          </table:table-cell>
          <table:table-cell office:value-type="float" office:value="484" calcext:value-type="float">
            <text:p>484</text:p>
          </table:table-cell>
          <table:table-cell office:value-type="float" office:value="5768" calcext:value-type="float">
            <text:p>5768</text:p>
          </table:table-cell>
          <table:table-cell office:value-type="float" office:value="1000" calcext:value-type="float">
            <text:p>1000</text:p>
          </table:table-cell>
          <table:table-cell office:value-type="float" office:value="5.768" calcext:value-type="float">
            <text:p>5.7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.0635815" calcext:value-type="float">
            <text:p>0.06358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5815" calcext:value-type="float">
            <text:p>6.35815E-05</text:p>
          </table:table-cell>
          <table:table-cell office:value-type="float" office:value="0.000059232" calcext:value-type="float">
            <text:p>5.9232E-05</text:p>
          </table:table-cell>
          <table:table-cell office:value-type="float" office:value="0.000088581" calcext:value-type="float">
            <text:p>8.8581E-05</text:p>
          </table:table-cell>
          <table:table-cell office:value-type="float" office:value="481037" calcext:value-type="float">
            <text:p>481037</text:p>
          </table:table-cell>
          <table:table-cell office:value-type="float" office:value="1000" calcext:value-type="float">
            <text:p>1000</text:p>
          </table:table-cell>
          <table:table-cell office:value-type="float" office:value="481.037" calcext:value-type="float">
            <text:p>481.037</text:p>
          </table:table-cell>
          <table:table-cell office:value-type="float" office:value="452" calcext:value-type="float">
            <text:p>452</text:p>
          </table:table-cell>
          <table:table-cell office:value-type="float" office:value="507" calcext:value-type="float">
            <text:p>507</text:p>
          </table:table-cell>
          <table:table-cell office:value-type="float" office:value="6944" calcext:value-type="float">
            <text:p>6944</text:p>
          </table:table-cell>
          <table:table-cell office:value-type="float" office:value="1000" calcext:value-type="float">
            <text:p>1000</text:p>
          </table:table-cell>
          <table:table-cell office:value-type="float" office:value="6.944" calcext:value-type="float">
            <text:p>6.9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0.0644377" calcext:value-type="float">
            <text:p>0.0644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4377" calcext:value-type="float">
            <text:p>6.44377E-05</text:p>
          </table:table-cell>
          <table:table-cell office:value-type="float" office:value="0.000061184" calcext:value-type="float">
            <text:p>6.1184E-05</text:p>
          </table:table-cell>
          <table:table-cell office:value-type="float" office:value="0.00008958" calcext:value-type="float">
            <text:p>8.958E-05</text:p>
          </table:table-cell>
          <table:table-cell office:value-type="float" office:value="498827" calcext:value-type="float">
            <text:p>498827</text:p>
          </table:table-cell>
          <table:table-cell office:value-type="float" office:value="1000" calcext:value-type="float">
            <text:p>1000</text:p>
          </table:table-cell>
          <table:table-cell office:value-type="float" office:value="498.827" calcext:value-type="float">
            <text:p>498.827</text:p>
          </table:table-cell>
          <table:table-cell office:value-type="float" office:value="470" calcext:value-type="float">
            <text:p>470</text:p>
          </table:table-cell>
          <table:table-cell office:value-type="float" office:value="531" calcext:value-type="float">
            <text:p>531</text:p>
          </table:table-cell>
          <table:table-cell office:value-type="float" office:value="8129" calcext:value-type="float">
            <text:p>8129</text:p>
          </table:table-cell>
          <table:table-cell office:value-type="float" office:value="1000" calcext:value-type="float">
            <text:p>1000</text:p>
          </table:table-cell>
          <table:table-cell office:value-type="float" office:value="8.129" calcext:value-type="float">
            <text:p>8.1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065732" calcext:value-type="float">
            <text:p>0.0657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732" calcext:value-type="float">
            <text:p>6.5732E-05</text:p>
          </table:table-cell>
          <table:table-cell office:value-type="float" office:value="0.000061277" calcext:value-type="float">
            <text:p>6.1277E-05</text:p>
          </table:table-cell>
          <table:table-cell office:value-type="float" office:value="0.000085843" calcext:value-type="float">
            <text:p>8.5843E-05</text:p>
          </table:table-cell>
          <table:table-cell office:value-type="float" office:value="519908" calcext:value-type="float">
            <text:p>519908</text:p>
          </table:table-cell>
          <table:table-cell office:value-type="float" office:value="1000" calcext:value-type="float">
            <text:p>1000</text:p>
          </table:table-cell>
          <table:table-cell office:value-type="float" office:value="519.908" calcext:value-type="float">
            <text:p>519.908</text:p>
          </table:table-cell>
          <table:table-cell office:value-type="float" office:value="493" calcext:value-type="float">
            <text:p>493</text:p>
          </table:table-cell>
          <table:table-cell office:value-type="float" office:value="555" calcext:value-type="float">
            <text:p>555</text:p>
          </table:table-cell>
          <table:table-cell office:value-type="float" office:value="9543" calcext:value-type="float">
            <text:p>9543</text:p>
          </table:table-cell>
          <table:table-cell office:value-type="float" office:value="1000" calcext:value-type="float">
            <text:p>1000</text:p>
          </table:table-cell>
          <table:table-cell office:value-type="float" office:value="9.543" calcext:value-type="float">
            <text:p>9.54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0.0666503" calcext:value-type="float">
            <text:p>0.06665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6503" calcext:value-type="float">
            <text:p>6.66503E-05</text:p>
          </table:table-cell>
          <table:table-cell office:value-type="float" office:value="0.000062782" calcext:value-type="float">
            <text:p>6.2782E-05</text:p>
          </table:table-cell>
          <table:table-cell office:value-type="float" office:value="0.000101148" calcext:value-type="float">
            <text:p>0.000101148</text:p>
          </table:table-cell>
          <table:table-cell office:value-type="float" office:value="544063" calcext:value-type="float">
            <text:p>544063</text:p>
          </table:table-cell>
          <table:table-cell office:value-type="float" office:value="1000" calcext:value-type="float">
            <text:p>1000</text:p>
          </table:table-cell>
          <table:table-cell office:value-type="float" office:value="544.063" calcext:value-type="float">
            <text:p>544.063</text:p>
          </table:table-cell>
          <table:table-cell office:value-type="float" office:value="509" calcext:value-type="float">
            <text:p>509</text:p>
          </table:table-cell>
          <table:table-cell office:value-type="float" office:value="590" calcext:value-type="float">
            <text:p>590</text:p>
          </table:table-cell>
          <table:table-cell office:value-type="float" office:value="11078" calcext:value-type="float">
            <text:p>11078</text:p>
          </table:table-cell>
          <table:table-cell office:value-type="float" office:value="1000" calcext:value-type="float">
            <text:p>1000</text:p>
          </table:table-cell>
          <table:table-cell office:value-type="float" office:value="11.078" calcext:value-type="float">
            <text:p>11.07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0.0674439" calcext:value-type="float">
            <text:p>0.0674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439" calcext:value-type="float">
            <text:p>6.74439E-05</text:p>
          </table:table-cell>
          <table:table-cell office:value-type="float" office:value="0.000063918" calcext:value-type="float">
            <text:p>6.3918E-05</text:p>
          </table:table-cell>
          <table:table-cell office:value-type="float" office:value="0.000094489" calcext:value-type="float">
            <text:p>9.4489E-05</text:p>
          </table:table-cell>
          <table:table-cell office:value-type="float" office:value="574734" calcext:value-type="float">
            <text:p>574734</text:p>
          </table:table-cell>
          <table:table-cell office:value-type="float" office:value="1000" calcext:value-type="float">
            <text:p>1000</text:p>
          </table:table-cell>
          <table:table-cell office:value-type="float" office:value="574.734" calcext:value-type="float">
            <text:p>574.734</text:p>
          </table:table-cell>
          <table:table-cell office:value-type="float" office:value="531" calcext:value-type="float">
            <text:p>531</text:p>
          </table:table-cell>
          <table:table-cell office:value-type="float" office:value="622" calcext:value-type="float">
            <text:p>622</text:p>
          </table:table-cell>
          <table:table-cell office:value-type="float" office:value="13065" calcext:value-type="float">
            <text:p>13065</text:p>
          </table:table-cell>
          <table:table-cell office:value-type="float" office:value="1000" calcext:value-type="float">
            <text:p>1000</text:p>
          </table:table-cell>
          <table:table-cell office:value-type="float" office:value="13.065" calcext:value-type="float">
            <text:p>13.06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0.0693277" calcext:value-type="float">
            <text:p>0.0693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3277" calcext:value-type="float">
            <text:p>6.93277E-05</text:p>
          </table:table-cell>
          <table:table-cell office:value-type="float" office:value="0.000064741" calcext:value-type="float">
            <text:p>6.4741E-05</text:p>
          </table:table-cell>
          <table:table-cell office:value-type="float" office:value="0.000091887" calcext:value-type="float">
            <text:p>9.1887E-05</text:p>
          </table:table-cell>
          <table:table-cell office:value-type="float" office:value="625499" calcext:value-type="float">
            <text:p>625499</text:p>
          </table:table-cell>
          <table:table-cell office:value-type="float" office:value="1000" calcext:value-type="float">
            <text:p>1000</text:p>
          </table:table-cell>
          <table:table-cell office:value-type="float" office:value="625.499" calcext:value-type="float">
            <text:p>625.499</text:p>
          </table:table-cell>
          <table:table-cell office:value-type="float" office:value="577" calcext:value-type="float">
            <text:p>577</text:p>
          </table:table-cell>
          <table:table-cell office:value-type="float" office:value="701" calcext:value-type="float">
            <text:p>701</text:p>
          </table:table-cell>
          <table:table-cell office:value-type="float" office:value="16024" calcext:value-type="float">
            <text:p>16024</text:p>
          </table:table-cell>
          <table:table-cell office:value-type="float" office:value="1000" calcext:value-type="float">
            <text:p>1000</text:p>
          </table:table-cell>
          <table:table-cell office:value-type="float" office:value="16.024" calcext:value-type="float">
            <text:p>16.0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0638893" calcext:value-type="float">
            <text:p>0.06388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8893" calcext:value-type="float">
            <text:p>6.38893E-05</text:p>
          </table:table-cell>
          <table:table-cell office:value-type="float" office:value="0.000057521" calcext:value-type="float">
            <text:p>5.7521E-05</text:p>
          </table:table-cell>
          <table:table-cell office:value-type="float" office:value="0.000096918" calcext:value-type="float">
            <text:p>9.6918E-05</text:p>
          </table:table-cell>
          <table:table-cell office:value-type="float" office:value="460374" calcext:value-type="float">
            <text:p>460374</text:p>
          </table:table-cell>
          <table:table-cell office:value-type="float" office:value="1000" calcext:value-type="float">
            <text:p>1000</text:p>
          </table:table-cell>
          <table:table-cell office:value-type="float" office:value="460.374" calcext:value-type="float">
            <text:p>460.374</text:p>
          </table:table-cell>
          <table:table-cell office:value-type="float" office:value="448" calcext:value-type="float">
            <text:p>448</text:p>
          </table:table-cell>
          <table:table-cell office:value-type="float" office:value="475" calcext:value-type="float">
            <text:p>475</text:p>
          </table:table-cell>
          <table:table-cell office:value-type="float" office:value="3375" calcext:value-type="float">
            <text:p>3375</text:p>
          </table:table-cell>
          <table:table-cell office:value-type="float" office:value="1000" calcext:value-type="float">
            <text:p>1000</text:p>
          </table:table-cell>
          <table:table-cell office:value-type="float" office:value="3.375" calcext:value-type="float">
            <text:p>3.3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653254" calcext:value-type="float">
            <text:p>0.06532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3254" calcext:value-type="float">
            <text:p>6.53254E-05</text:p>
          </table:table-cell>
          <table:table-cell office:value-type="float" office:value="0.000060075" calcext:value-type="float">
            <text:p>6.0075E-05</text:p>
          </table:table-cell>
          <table:table-cell office:value-type="float" office:value="0.00009813" calcext:value-type="float">
            <text:p>9.813E-05</text:p>
          </table:table-cell>
          <table:table-cell office:value-type="float" office:value="478767" calcext:value-type="float">
            <text:p>478767</text:p>
          </table:table-cell>
          <table:table-cell office:value-type="float" office:value="1000" calcext:value-type="float">
            <text:p>1000</text:p>
          </table:table-cell>
          <table:table-cell office:value-type="float" office:value="478.767" calcext:value-type="float">
            <text:p>478.767</text:p>
          </table:table-cell>
          <table:table-cell office:value-type="float" office:value="464" calcext:value-type="float">
            <text:p>464</text:p>
          </table:table-cell>
          <table:table-cell office:value-type="float" office:value="506" calcext:value-type="float">
            <text:p>506</text:p>
          </table:table-cell>
          <table:table-cell office:value-type="float" office:value="4698" calcext:value-type="float">
            <text:p>4698</text:p>
          </table:table-cell>
          <table:table-cell office:value-type="float" office:value="1000" calcext:value-type="float">
            <text:p>1000</text:p>
          </table:table-cell>
          <table:table-cell office:value-type="float" office:value="4.698" calcext:value-type="float">
            <text:p>4.69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0683507" calcext:value-type="float">
            <text:p>0.06835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3507" calcext:value-type="float">
            <text:p>6.83507E-05</text:p>
          </table:table-cell>
          <table:table-cell office:value-type="float" office:value="0.000062097" calcext:value-type="float">
            <text:p>6.2097E-05</text:p>
          </table:table-cell>
          <table:table-cell office:value-type="float" office:value="0.00010218" calcext:value-type="float">
            <text:p>0.00010218</text:p>
          </table:table-cell>
          <table:table-cell office:value-type="float" office:value="496370" calcext:value-type="float">
            <text:p>496370</text:p>
          </table:table-cell>
          <table:table-cell office:value-type="float" office:value="1000" calcext:value-type="float">
            <text:p>1000</text:p>
          </table:table-cell>
          <table:table-cell office:value-type="float" office:value="496.37" calcext:value-type="float">
            <text:p>496.37</text:p>
          </table:table-cell>
          <table:table-cell office:value-type="float" office:value="479" calcext:value-type="float">
            <text:p>479</text:p>
          </table:table-cell>
          <table:table-cell office:value-type="float" office:value="520" calcext:value-type="float">
            <text:p>520</text:p>
          </table:table-cell>
          <table:table-cell office:value-type="float" office:value="5851" calcext:value-type="float">
            <text:p>5851</text:p>
          </table:table-cell>
          <table:table-cell office:value-type="float" office:value="1000" calcext:value-type="float">
            <text:p>1000</text:p>
          </table:table-cell>
          <table:table-cell office:value-type="float" office:value="5.851" calcext:value-type="float">
            <text:p>5.8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0694879" calcext:value-type="float">
            <text:p>0.06948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4879" calcext:value-type="float">
            <text:p>6.94879E-05</text:p>
          </table:table-cell>
          <table:table-cell office:value-type="float" office:value="0.000062681" calcext:value-type="float">
            <text:p>6.2681E-05</text:p>
          </table:table-cell>
          <table:table-cell office:value-type="float" office:value="0.000108423" calcext:value-type="float">
            <text:p>0.000108423</text:p>
          </table:table-cell>
          <table:table-cell office:value-type="float" office:value="514337" calcext:value-type="float">
            <text:p>514337</text:p>
          </table:table-cell>
          <table:table-cell office:value-type="float" office:value="1000" calcext:value-type="float">
            <text:p>1000</text:p>
          </table:table-cell>
          <table:table-cell office:value-type="float" office:value="514.337" calcext:value-type="float">
            <text:p>514.337</text:p>
          </table:table-cell>
          <table:table-cell office:value-type="float" office:value="491" calcext:value-type="float">
            <text:p>491</text:p>
          </table:table-cell>
          <table:table-cell office:value-type="float" office:value="542" calcext:value-type="float">
            <text:p>542</text:p>
          </table:table-cell>
          <table:table-cell office:value-type="float" office:value="7061" calcext:value-type="float">
            <text:p>7061</text:p>
          </table:table-cell>
          <table:table-cell office:value-type="float" office:value="1000" calcext:value-type="float">
            <text:p>1000</text:p>
          </table:table-cell>
          <table:table-cell office:value-type="float" office:value="7.061" calcext:value-type="float">
            <text:p>7.0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0692489" calcext:value-type="float">
            <text:p>0.06924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2489" calcext:value-type="float">
            <text:p>6.92489E-05</text:p>
          </table:table-cell>
          <table:table-cell office:value-type="float" office:value="0.000064585" calcext:value-type="float">
            <text:p>6.4585E-05</text:p>
          </table:table-cell>
          <table:table-cell office:value-type="float" office:value="0.000102893" calcext:value-type="float">
            <text:p>0.000102893</text:p>
          </table:table-cell>
          <table:table-cell office:value-type="float" office:value="533770" calcext:value-type="float">
            <text:p>533770</text:p>
          </table:table-cell>
          <table:table-cell office:value-type="float" office:value="1000" calcext:value-type="float">
            <text:p>1000</text:p>
          </table:table-cell>
          <table:table-cell office:value-type="float" office:value="533.77" calcext:value-type="float">
            <text:p>533.77</text:p>
          </table:table-cell>
          <table:table-cell office:value-type="float" office:value="510" calcext:value-type="float">
            <text:p>510</text:p>
          </table:table-cell>
          <table:table-cell office:value-type="float" office:value="563" calcext:value-type="float">
            <text:p>563</text:p>
          </table:table-cell>
          <table:table-cell office:value-type="float" office:value="8337" calcext:value-type="float">
            <text:p>8337</text:p>
          </table:table-cell>
          <table:table-cell office:value-type="float" office:value="1000" calcext:value-type="float">
            <text:p>1000</text:p>
          </table:table-cell>
          <table:table-cell office:value-type="float" office:value="8.337" calcext:value-type="float">
            <text:p>8.3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.0698789" calcext:value-type="float">
            <text:p>0.06987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8789" calcext:value-type="float">
            <text:p>6.98789E-05</text:p>
          </table:table-cell>
          <table:table-cell office:value-type="float" office:value="0.000065707" calcext:value-type="float">
            <text:p>6.5707E-05</text:p>
          </table:table-cell>
          <table:table-cell office:value-type="float" office:value="0.000089053" calcext:value-type="float">
            <text:p>8.9053E-05</text:p>
          </table:table-cell>
          <table:table-cell office:value-type="float" office:value="556349" calcext:value-type="float">
            <text:p>556349</text:p>
          </table:table-cell>
          <table:table-cell office:value-type="float" office:value="1000" calcext:value-type="float">
            <text:p>1000</text:p>
          </table:table-cell>
          <table:table-cell office:value-type="float" office:value="556.349" calcext:value-type="float">
            <text:p>556.349</text:p>
          </table:table-cell>
          <table:table-cell office:value-type="float" office:value="526" calcext:value-type="float">
            <text:p>526</text:p>
          </table:table-cell>
          <table:table-cell office:value-type="float" office:value="591" calcext:value-type="float">
            <text:p>591</text:p>
          </table:table-cell>
          <table:table-cell office:value-type="float" office:value="9764" calcext:value-type="float">
            <text:p>9764</text:p>
          </table:table-cell>
          <table:table-cell office:value-type="float" office:value="1000" calcext:value-type="float">
            <text:p>1000</text:p>
          </table:table-cell>
          <table:table-cell office:value-type="float" office:value="9.764" calcext:value-type="float">
            <text:p>9.7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.0711618" calcext:value-type="float">
            <text:p>0.0711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618" calcext:value-type="float">
            <text:p>7.11618E-05</text:p>
          </table:table-cell>
          <table:table-cell office:value-type="float" office:value="0.000066564" calcext:value-type="float">
            <text:p>6.6564E-05</text:p>
          </table:table-cell>
          <table:table-cell office:value-type="float" office:value="0.000105648" calcext:value-type="float">
            <text:p>0.000105648</text:p>
          </table:table-cell>
          <table:table-cell office:value-type="float" office:value="582071" calcext:value-type="float">
            <text:p>582071</text:p>
          </table:table-cell>
          <table:table-cell office:value-type="float" office:value="1000" calcext:value-type="float">
            <text:p>1000</text:p>
          </table:table-cell>
          <table:table-cell office:value-type="float" office:value="582.071" calcext:value-type="float">
            <text:p>582.071</text:p>
          </table:table-cell>
          <table:table-cell office:value-type="float" office:value="545" calcext:value-type="float">
            <text:p>545</text:p>
          </table:table-cell>
          <table:table-cell office:value-type="float" office:value="629" calcext:value-type="float">
            <text:p>629</text:p>
          </table:table-cell>
          <table:table-cell office:value-type="float" office:value="11408" calcext:value-type="float">
            <text:p>11408</text:p>
          </table:table-cell>
          <table:table-cell office:value-type="float" office:value="1000" calcext:value-type="float">
            <text:p>1000</text:p>
          </table:table-cell>
          <table:table-cell office:value-type="float" office:value="11.408" calcext:value-type="float">
            <text:p>11.40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0.0737943" calcext:value-type="float">
            <text:p>0.07379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943" calcext:value-type="float">
            <text:p>7.37943E-05</text:p>
          </table:table-cell>
          <table:table-cell office:value-type="float" office:value="0.000070028" calcext:value-type="float">
            <text:p>7.0028E-05</text:p>
          </table:table-cell>
          <table:table-cell office:value-type="float" office:value="0.00009117" calcext:value-type="float">
            <text:p>9.117E-05</text:p>
          </table:table-cell>
          <table:table-cell office:value-type="float" office:value="614609" calcext:value-type="float">
            <text:p>614609</text:p>
          </table:table-cell>
          <table:table-cell office:value-type="float" office:value="1000" calcext:value-type="float">
            <text:p>1000</text:p>
          </table:table-cell>
          <table:table-cell office:value-type="float" office:value="614.609" calcext:value-type="float">
            <text:p>614.609</text:p>
          </table:table-cell>
          <table:table-cell office:value-type="float" office:value="562" calcext:value-type="float">
            <text:p>562</text:p>
          </table:table-cell>
          <table:table-cell office:value-type="float" office:value="651" calcext:value-type="float">
            <text:p>651</text:p>
          </table:table-cell>
          <table:table-cell office:value-type="float" office:value="13426" calcext:value-type="float">
            <text:p>13426</text:p>
          </table:table-cell>
          <table:table-cell office:value-type="float" office:value="1000" calcext:value-type="float">
            <text:p>1000</text:p>
          </table:table-cell>
          <table:table-cell office:value-type="float" office:value="13.426" calcext:value-type="float">
            <text:p>13.4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.0741058" calcext:value-type="float">
            <text:p>0.07410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1058" calcext:value-type="float">
            <text:p>7.41058E-05</text:p>
          </table:table-cell>
          <table:table-cell office:value-type="float" office:value="0.000069468" calcext:value-type="float">
            <text:p>6.9468E-05</text:p>
          </table:table-cell>
          <table:table-cell office:value-type="float" office:value="0.000106976" calcext:value-type="float">
            <text:p>0.000106976</text:p>
          </table:table-cell>
          <table:table-cell office:value-type="float" office:value="668569" calcext:value-type="float">
            <text:p>668569</text:p>
          </table:table-cell>
          <table:table-cell office:value-type="float" office:value="1000" calcext:value-type="float">
            <text:p>1000</text:p>
          </table:table-cell>
          <table:table-cell office:value-type="float" office:value="668.569" calcext:value-type="float">
            <text:p>668.569</text:p>
          </table:table-cell>
          <table:table-cell office:value-type="float" office:value="614" calcext:value-type="float">
            <text:p>614</text:p>
          </table:table-cell>
          <table:table-cell office:value-type="float" office:value="777" calcext:value-type="float">
            <text:p>777</text:p>
          </table:table-cell>
          <table:table-cell office:value-type="float" office:value="16469" calcext:value-type="float">
            <text:p>16469</text:p>
          </table:table-cell>
          <table:table-cell office:value-type="float" office:value="1000" calcext:value-type="float">
            <text:p>1000</text:p>
          </table:table-cell>
          <table:table-cell office:value-type="float" office:value="16.469" calcext:value-type="float">
            <text:p>16.4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.0651711" calcext:value-type="float">
            <text:p>0.0651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1711" calcext:value-type="float">
            <text:p>6.51711E-05</text:p>
          </table:table-cell>
          <table:table-cell office:value-type="float" office:value="0.000061473" calcext:value-type="float">
            <text:p>6.1473E-05</text:p>
          </table:table-cell>
          <table:table-cell office:value-type="float" office:value="0.000091239" calcext:value-type="float">
            <text:p>9.1239E-05</text:p>
          </table:table-cell>
          <table:table-cell office:value-type="float" office:value="491753" calcext:value-type="float">
            <text:p>491753</text:p>
          </table:table-cell>
          <table:table-cell office:value-type="float" office:value="1000" calcext:value-type="float">
            <text:p>1000</text:p>
          </table:table-cell>
          <table:table-cell office:value-type="float" office:value="491.753" calcext:value-type="float">
            <text:p>491.753</text:p>
          </table:table-cell>
          <table:table-cell office:value-type="float" office:value="480" calcext:value-type="float">
            <text:p>480</text:p>
          </table:table-cell>
          <table:table-cell office:value-type="float" office:value="505" calcext:value-type="float">
            <text:p>505</text:p>
          </table:table-cell>
          <table:table-cell office:value-type="float" office:value="3471" calcext:value-type="float">
            <text:p>3471</text:p>
          </table:table-cell>
          <table:table-cell office:value-type="float" office:value="1000" calcext:value-type="float">
            <text:p>1000</text:p>
          </table:table-cell>
          <table:table-cell office:value-type="float" office:value="3.471" calcext:value-type="float">
            <text:p>3.4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.06721" calcext:value-type="float">
            <text:p>0.06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21" calcext:value-type="float">
            <text:p>6.721E-05</text:p>
          </table:table-cell>
          <table:table-cell office:value-type="float" office:value="0.000063347" calcext:value-type="float">
            <text:p>6.3347E-05</text:p>
          </table:table-cell>
          <table:table-cell office:value-type="float" office:value="0.000101415" calcext:value-type="float">
            <text:p>0.000101415</text:p>
          </table:table-cell>
          <table:table-cell office:value-type="float" office:value="511401" calcext:value-type="float">
            <text:p>511401</text:p>
          </table:table-cell>
          <table:table-cell office:value-type="float" office:value="1000" calcext:value-type="float">
            <text:p>1000</text:p>
          </table:table-cell>
          <table:table-cell office:value-type="float" office:value="511.401" calcext:value-type="float">
            <text:p>511.401</text:p>
          </table:table-cell>
          <table:table-cell office:value-type="float" office:value="495" calcext:value-type="float">
            <text:p>495</text:p>
          </table:table-cell>
          <table:table-cell office:value-type="float" office:value="531" calcext:value-type="float">
            <text:p>531</text:p>
          </table:table-cell>
          <table:table-cell office:value-type="float" office:value="4777" calcext:value-type="float">
            <text:p>4777</text:p>
          </table:table-cell>
          <table:table-cell office:value-type="float" office:value="1000" calcext:value-type="float">
            <text:p>1000</text:p>
          </table:table-cell>
          <table:table-cell office:value-type="float" office:value="4.777" calcext:value-type="float">
            <text:p>4.77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.0689188" calcext:value-type="float">
            <text:p>0.06891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9188" calcext:value-type="float">
            <text:p>6.89188E-05</text:p>
          </table:table-cell>
          <table:table-cell office:value-type="float" office:value="0.000065067" calcext:value-type="float">
            <text:p>6.5067E-05</text:p>
          </table:table-cell>
          <table:table-cell office:value-type="float" office:value="0.00009267" calcext:value-type="float">
            <text:p>9.267E-05</text:p>
          </table:table-cell>
          <table:table-cell office:value-type="float" office:value="530094" calcext:value-type="float">
            <text:p>530094</text:p>
          </table:table-cell>
          <table:table-cell office:value-type="float" office:value="1000" calcext:value-type="float">
            <text:p>1000</text:p>
          </table:table-cell>
          <table:table-cell office:value-type="float" office:value="530.094" calcext:value-type="float">
            <text:p>530.094</text:p>
          </table:table-cell>
          <table:table-cell office:value-type="float" office:value="512" calcext:value-type="float">
            <text:p>512</text:p>
          </table:table-cell>
          <table:table-cell office:value-type="float" office:value="552" calcext:value-type="float">
            <text:p>552</text:p>
          </table:table-cell>
          <table:table-cell office:value-type="float" office:value="6012" calcext:value-type="float">
            <text:p>6012</text:p>
          </table:table-cell>
          <table:table-cell office:value-type="float" office:value="1000" calcext:value-type="float">
            <text:p>1000</text:p>
          </table:table-cell>
          <table:table-cell office:value-type="float" office:value="6.012" calcext:value-type="float">
            <text:p>6.0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0.0709072" calcext:value-type="float">
            <text:p>0.0709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072" calcext:value-type="float">
            <text:p>7.09072E-05</text:p>
          </table:table-cell>
          <table:table-cell office:value-type="float" office:value="0.000066662" calcext:value-type="float">
            <text:p>6.6662E-05</text:p>
          </table:table-cell>
          <table:table-cell office:value-type="float" office:value="0.000121237" calcext:value-type="float">
            <text:p>0.000121237</text:p>
          </table:table-cell>
          <table:table-cell office:value-type="float" office:value="548912" calcext:value-type="float">
            <text:p>548912</text:p>
          </table:table-cell>
          <table:table-cell office:value-type="float" office:value="1000" calcext:value-type="float">
            <text:p>1000</text:p>
          </table:table-cell>
          <table:table-cell office:value-type="float" office:value="548.912" calcext:value-type="float">
            <text:p>548.912</text:p>
          </table:table-cell>
          <table:table-cell office:value-type="float" office:value="523" calcext:value-type="float">
            <text:p>523</text:p>
          </table:table-cell>
          <table:table-cell office:value-type="float" office:value="574" calcext:value-type="float">
            <text:p>574</text:p>
          </table:table-cell>
          <table:table-cell office:value-type="float" office:value="7197" calcext:value-type="float">
            <text:p>7197</text:p>
          </table:table-cell>
          <table:table-cell office:value-type="float" office:value="1000" calcext:value-type="float">
            <text:p>1000</text:p>
          </table:table-cell>
          <table:table-cell office:value-type="float" office:value="7.197" calcext:value-type="float">
            <text:p>7.1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0.0715977" calcext:value-type="float">
            <text:p>0.07159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5977" calcext:value-type="float">
            <text:p>7.15977E-05</text:p>
          </table:table-cell>
          <table:table-cell office:value-type="float" office:value="0.000068526" calcext:value-type="float">
            <text:p>6.8526E-05</text:p>
          </table:table-cell>
          <table:table-cell office:value-type="float" office:value="0.000092842" calcext:value-type="float">
            <text:p>9.2842E-05</text:p>
          </table:table-cell>
          <table:table-cell office:value-type="float" office:value="570040" calcext:value-type="float">
            <text:p>570040</text:p>
          </table:table-cell>
          <table:table-cell office:value-type="float" office:value="1000" calcext:value-type="float">
            <text:p>1000</text:p>
          </table:table-cell>
          <table:table-cell office:value-type="float" office:value="570.04" calcext:value-type="float">
            <text:p>570.04</text:p>
          </table:table-cell>
          <table:table-cell office:value-type="float" office:value="538" calcext:value-type="float">
            <text:p>538</text:p>
          </table:table-cell>
          <table:table-cell office:value-type="float" office:value="598" calcext:value-type="float">
            <text:p>598</text:p>
          </table:table-cell>
          <table:table-cell office:value-type="float" office:value="8514" calcext:value-type="float">
            <text:p>8514</text:p>
          </table:table-cell>
          <table:table-cell office:value-type="float" office:value="1000" calcext:value-type="float">
            <text:p>1000</text:p>
          </table:table-cell>
          <table:table-cell office:value-type="float" office:value="8.514" calcext:value-type="float">
            <text:p>8.5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0.0729223" calcext:value-type="float">
            <text:p>0.0729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9223" calcext:value-type="float">
            <text:p>7.29223E-05</text:p>
          </table:table-cell>
          <table:table-cell office:value-type="float" office:value="0.000069338" calcext:value-type="float">
            <text:p>6.9338E-05</text:p>
          </table:table-cell>
          <table:table-cell office:value-type="float" office:value="0.000109602" calcext:value-type="float">
            <text:p>0.000109602</text:p>
          </table:table-cell>
          <table:table-cell office:value-type="float" office:value="593248" calcext:value-type="float">
            <text:p>593248</text:p>
          </table:table-cell>
          <table:table-cell office:value-type="float" office:value="1000" calcext:value-type="float">
            <text:p>1000</text:p>
          </table:table-cell>
          <table:table-cell office:value-type="float" office:value="593.248" calcext:value-type="float">
            <text:p>593.248</text:p>
          </table:table-cell>
          <table:table-cell office:value-type="float" office:value="564" calcext:value-type="float">
            <text:p>564</text:p>
          </table:table-cell>
          <table:table-cell office:value-type="float" office:value="629" calcext:value-type="float">
            <text:p>629</text:p>
          </table:table-cell>
          <table:table-cell office:value-type="float" office:value="10008" calcext:value-type="float">
            <text:p>10008</text:p>
          </table:table-cell>
          <table:table-cell office:value-type="float" office:value="1000" calcext:value-type="float">
            <text:p>1000</text:p>
          </table:table-cell>
          <table:table-cell office:value-type="float" office:value="10.008" calcext:value-type="float">
            <text:p>10.00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.0759505" calcext:value-type="float">
            <text:p>0.07595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9505" calcext:value-type="float">
            <text:p>7.59505E-05</text:p>
          </table:table-cell>
          <table:table-cell office:value-type="float" office:value="0.000070697" calcext:value-type="float">
            <text:p>7.0697E-05</text:p>
          </table:table-cell>
          <table:table-cell office:value-type="float" office:value="0.000110876" calcext:value-type="float">
            <text:p>0.000110876</text:p>
          </table:table-cell>
          <table:table-cell office:value-type="float" office:value="620814" calcext:value-type="float">
            <text:p>620814</text:p>
          </table:table-cell>
          <table:table-cell office:value-type="float" office:value="1000" calcext:value-type="float">
            <text:p>1000</text:p>
          </table:table-cell>
          <table:table-cell office:value-type="float" office:value="620.814" calcext:value-type="float">
            <text:p>620.814</text:p>
          </table:table-cell>
          <table:table-cell office:value-type="float" office:value="583" calcext:value-type="float">
            <text:p>583</text:p>
          </table:table-cell>
          <table:table-cell office:value-type="float" office:value="662" calcext:value-type="float">
            <text:p>662</text:p>
          </table:table-cell>
          <table:table-cell office:value-type="float" office:value="11665" calcext:value-type="float">
            <text:p>11665</text:p>
          </table:table-cell>
          <table:table-cell office:value-type="float" office:value="1000" calcext:value-type="float">
            <text:p>1000</text:p>
          </table:table-cell>
          <table:table-cell office:value-type="float" office:value="11.665" calcext:value-type="float">
            <text:p>11.6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0.0763675" calcext:value-type="float">
            <text:p>0.0763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3675" calcext:value-type="float">
            <text:p>7.63675E-05</text:p>
          </table:table-cell>
          <table:table-cell office:value-type="float" office:value="0.000072157" calcext:value-type="float">
            <text:p>7.2157E-05</text:p>
          </table:table-cell>
          <table:table-cell office:value-type="float" office:value="0.000097861" calcext:value-type="float">
            <text:p>9.7861E-05</text:p>
          </table:table-cell>
          <table:table-cell office:value-type="float" office:value="655029" calcext:value-type="float">
            <text:p>655029</text:p>
          </table:table-cell>
          <table:table-cell office:value-type="float" office:value="1000" calcext:value-type="float">
            <text:p>1000</text:p>
          </table:table-cell>
          <table:table-cell office:value-type="float" office:value="655.029" calcext:value-type="float">
            <text:p>655.029</text:p>
          </table:table-cell>
          <table:table-cell office:value-type="float" office:value="614" calcext:value-type="float">
            <text:p>614</text:p>
          </table:table-cell>
          <table:table-cell office:value-type="float" office:value="701" calcext:value-type="float">
            <text:p>701</text:p>
          </table:table-cell>
          <table:table-cell office:value-type="float" office:value="13721" calcext:value-type="float">
            <text:p>13721</text:p>
          </table:table-cell>
          <table:table-cell office:value-type="float" office:value="1000" calcext:value-type="float">
            <text:p>1000</text:p>
          </table:table-cell>
          <table:table-cell office:value-type="float" office:value="13.721" calcext:value-type="float">
            <text:p>13.72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0.0784621" calcext:value-type="float">
            <text:p>0.07846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4621" calcext:value-type="float">
            <text:p>7.84621E-05</text:p>
          </table:table-cell>
          <table:table-cell office:value-type="float" office:value="0.000073694" calcext:value-type="float">
            <text:p>7.3694E-05</text:p>
          </table:table-cell>
          <table:table-cell office:value-type="float" office:value="0.000116134" calcext:value-type="float">
            <text:p>0.000116134</text:p>
          </table:table-cell>
          <table:table-cell office:value-type="float" office:value="711804" calcext:value-type="float">
            <text:p>711804</text:p>
          </table:table-cell>
          <table:table-cell office:value-type="float" office:value="1000" calcext:value-type="float">
            <text:p>1000</text:p>
          </table:table-cell>
          <table:table-cell office:value-type="float" office:value="711.804" calcext:value-type="float">
            <text:p>711.804</text:p>
          </table:table-cell>
          <table:table-cell office:value-type="float" office:value="656" calcext:value-type="float">
            <text:p>656</text:p>
          </table:table-cell>
          <table:table-cell office:value-type="float" office:value="783" calcext:value-type="float">
            <text:p>783</text:p>
          </table:table-cell>
          <table:table-cell office:value-type="float" office:value="16898" calcext:value-type="float">
            <text:p>16898</text:p>
          </table:table-cell>
          <table:table-cell office:value-type="float" office:value="1000" calcext:value-type="float">
            <text:p>1000</text:p>
          </table:table-cell>
          <table:table-cell office:value-type="float" office:value="16.898" calcext:value-type="float">
            <text:p>16.8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0686531" calcext:value-type="float">
            <text:p>0.0686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6531" calcext:value-type="float">
            <text:p>6.86531E-05</text:p>
          </table:table-cell>
          <table:table-cell office:value-type="float" office:value="0.000064805" calcext:value-type="float">
            <text:p>6.4805E-05</text:p>
          </table:table-cell>
          <table:table-cell office:value-type="float" office:value="0.000101042" calcext:value-type="float">
            <text:p>0.000101042</text:p>
          </table:table-cell>
          <table:table-cell office:value-type="float" office:value="524560" calcext:value-type="float">
            <text:p>524560</text:p>
          </table:table-cell>
          <table:table-cell office:value-type="float" office:value="1000" calcext:value-type="float">
            <text:p>1000</text:p>
          </table:table-cell>
          <table:table-cell office:value-type="float" office:value="524.56" calcext:value-type="float">
            <text:p>524.56</text:p>
          </table:table-cell>
          <table:table-cell office:value-type="float" office:value="512" calcext:value-type="float">
            <text:p>512</text:p>
          </table:table-cell>
          <table:table-cell office:value-type="float" office:value="541" calcext:value-type="float">
            <text:p>541</text:p>
          </table:table-cell>
          <table:table-cell office:value-type="float" office:value="3524" calcext:value-type="float">
            <text:p>3524</text:p>
          </table:table-cell>
          <table:table-cell office:value-type="float" office:value="1000" calcext:value-type="float">
            <text:p>1000</text:p>
          </table:table-cell>
          <table:table-cell office:value-type="float" office:value="3.524" calcext:value-type="float">
            <text:p>3.5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070839" calcext:value-type="float">
            <text:p>0.0708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839" calcext:value-type="float">
            <text:p>7.0839E-05</text:p>
          </table:table-cell>
          <table:table-cell office:value-type="float" office:value="0.000066965" calcext:value-type="float">
            <text:p>6.6965E-05</text:p>
          </table:table-cell>
          <table:table-cell office:value-type="float" office:value="0.000103617" calcext:value-type="float">
            <text:p>0.000103617</text:p>
          </table:table-cell>
          <table:table-cell office:value-type="float" office:value="545142" calcext:value-type="float">
            <text:p>545142</text:p>
          </table:table-cell>
          <table:table-cell office:value-type="float" office:value="1000" calcext:value-type="float">
            <text:p>1000</text:p>
          </table:table-cell>
          <table:table-cell office:value-type="float" office:value="545.142" calcext:value-type="float">
            <text:p>545.142</text:p>
          </table:table-cell>
          <table:table-cell office:value-type="float" office:value="529" calcext:value-type="float">
            <text:p>529</text:p>
          </table:table-cell>
          <table:table-cell office:value-type="float" office:value="566" calcext:value-type="float">
            <text:p>566</text:p>
          </table:table-cell>
          <table:table-cell office:value-type="float" office:value="4874" calcext:value-type="float">
            <text:p>4874</text:p>
          </table:table-cell>
          <table:table-cell office:value-type="float" office:value="1000" calcext:value-type="float">
            <text:p>1000</text:p>
          </table:table-cell>
          <table:table-cell office:value-type="float" office:value="4.874" calcext:value-type="float">
            <text:p>4.87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0730676" calcext:value-type="float">
            <text:p>0.07306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0676" calcext:value-type="float">
            <text:p>7.30676E-05</text:p>
          </table:table-cell>
          <table:table-cell office:value-type="float" office:value="0.00006887" calcext:value-type="float">
            <text:p>6.887E-05</text:p>
          </table:table-cell>
          <table:table-cell office:value-type="float" office:value="0.000106781" calcext:value-type="float">
            <text:p>0.000106781</text:p>
          </table:table-cell>
          <table:table-cell office:value-type="float" office:value="564568" calcext:value-type="float">
            <text:p>564568</text:p>
          </table:table-cell>
          <table:table-cell office:value-type="float" office:value="1000" calcext:value-type="float">
            <text:p>1000</text:p>
          </table:table-cell>
          <table:table-cell office:value-type="float" office:value="564.568" calcext:value-type="float">
            <text:p>564.568</text:p>
          </table:table-cell>
          <table:table-cell office:value-type="float" office:value="545" calcext:value-type="float">
            <text:p>545</text:p>
          </table:table-cell>
          <table:table-cell office:value-type="float" office:value="587" calcext:value-type="float">
            <text:p>587</text:p>
          </table:table-cell>
          <table:table-cell office:value-type="float" office:value="6082" calcext:value-type="float">
            <text:p>6082</text:p>
          </table:table-cell>
          <table:table-cell office:value-type="float" office:value="1000" calcext:value-type="float">
            <text:p>1000</text:p>
          </table:table-cell>
          <table:table-cell office:value-type="float" office:value="6.082" calcext:value-type="float">
            <text:p>6.0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0.0753887" calcext:value-type="float">
            <text:p>0.07538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3887" calcext:value-type="float">
            <text:p>7.53887E-05</text:p>
          </table:table-cell>
          <table:table-cell office:value-type="float" office:value="0.000070636" calcext:value-type="float">
            <text:p>7.0636E-05</text:p>
          </table:table-cell>
          <table:table-cell office:value-type="float" office:value="0.000110049" calcext:value-type="float">
            <text:p>0.000110049</text:p>
          </table:table-cell>
          <table:table-cell office:value-type="float" office:value="584836" calcext:value-type="float">
            <text:p>584836</text:p>
          </table:table-cell>
          <table:table-cell office:value-type="float" office:value="1000" calcext:value-type="float">
            <text:p>1000</text:p>
          </table:table-cell>
          <table:table-cell office:value-type="float" office:value="584.836" calcext:value-type="float">
            <text:p>584.836</text:p>
          </table:table-cell>
          <table:table-cell office:value-type="float" office:value="559" calcext:value-type="float">
            <text:p>559</text:p>
          </table:table-cell>
          <table:table-cell office:value-type="float" office:value="614" calcext:value-type="float">
            <text:p>614</text:p>
          </table:table-cell>
          <table:table-cell office:value-type="float" office:value="7364" calcext:value-type="float">
            <text:p>7364</text:p>
          </table:table-cell>
          <table:table-cell office:value-type="float" office:value="1000" calcext:value-type="float">
            <text:p>1000</text:p>
          </table:table-cell>
          <table:table-cell office:value-type="float" office:value="7.364" calcext:value-type="float">
            <text:p>7.36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0775012" calcext:value-type="float">
            <text:p>0.0775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5012" calcext:value-type="float">
            <text:p>7.75012E-05</text:p>
          </table:table-cell>
          <table:table-cell office:value-type="float" office:value="0.000072142" calcext:value-type="float">
            <text:p>7.2142E-05</text:p>
          </table:table-cell>
          <table:table-cell office:value-type="float" office:value="0.000110857" calcext:value-type="float">
            <text:p>0.000110857</text:p>
          </table:table-cell>
          <table:table-cell office:value-type="float" office:value="606645" calcext:value-type="float">
            <text:p>606645</text:p>
          </table:table-cell>
          <table:table-cell office:value-type="float" office:value="1000" calcext:value-type="float">
            <text:p>1000</text:p>
          </table:table-cell>
          <table:table-cell office:value-type="float" office:value="606.645" calcext:value-type="float">
            <text:p>606.645</text:p>
          </table:table-cell>
          <table:table-cell office:value-type="float" office:value="571" calcext:value-type="float">
            <text:p>571</text:p>
          </table:table-cell>
          <table:table-cell office:value-type="float" office:value="642" calcext:value-type="float">
            <text:p>642</text:p>
          </table:table-cell>
          <table:table-cell office:value-type="float" office:value="8693" calcext:value-type="float">
            <text:p>8693</text:p>
          </table:table-cell>
          <table:table-cell office:value-type="float" office:value="1000" calcext:value-type="float">
            <text:p>1000</text:p>
          </table:table-cell>
          <table:table-cell office:value-type="float" office:value="8.693" calcext:value-type="float">
            <text:p>8.69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.0790686" calcext:value-type="float">
            <text:p>0.07906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0686" calcext:value-type="float">
            <text:p>7.90686E-05</text:p>
          </table:table-cell>
          <table:table-cell office:value-type="float" office:value="0.000073125" calcext:value-type="float">
            <text:p>7.3125E-05</text:p>
          </table:table-cell>
          <table:table-cell office:value-type="float" office:value="0.00011301" calcext:value-type="float">
            <text:p>0.00011301</text:p>
          </table:table-cell>
          <table:table-cell office:value-type="float" office:value="631545" calcext:value-type="float">
            <text:p>631545</text:p>
          </table:table-cell>
          <table:table-cell office:value-type="float" office:value="1000" calcext:value-type="float">
            <text:p>1000</text:p>
          </table:table-cell>
          <table:table-cell office:value-type="float" office:value="631.545" calcext:value-type="float">
            <text:p>631.545</text:p>
          </table:table-cell>
          <table:table-cell office:value-type="float" office:value="595" calcext:value-type="float">
            <text:p>595</text:p>
          </table:table-cell>
          <table:table-cell office:value-type="float" office:value="679" calcext:value-type="float">
            <text:p>679</text:p>
          </table:table-cell>
          <table:table-cell office:value-type="float" office:value="10190" calcext:value-type="float">
            <text:p>10190</text:p>
          </table:table-cell>
          <table:table-cell office:value-type="float" office:value="1000" calcext:value-type="float">
            <text:p>1000</text:p>
          </table:table-cell>
          <table:table-cell office:value-type="float" office:value="10.19" calcext:value-type="float">
            <text:p>10.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0.0790946" calcext:value-type="float">
            <text:p>0.07909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0946" calcext:value-type="float">
            <text:p>7.90946E-05</text:p>
          </table:table-cell>
          <table:table-cell office:value-type="float" office:value="0.000074716" calcext:value-type="float">
            <text:p>7.4716E-05</text:p>
          </table:table-cell>
          <table:table-cell office:value-type="float" office:value="0.000114289" calcext:value-type="float">
            <text:p>0.000114289</text:p>
          </table:table-cell>
          <table:table-cell office:value-type="float" office:value="660067" calcext:value-type="float">
            <text:p>660067</text:p>
          </table:table-cell>
          <table:table-cell office:value-type="float" office:value="1000" calcext:value-type="float">
            <text:p>1000</text:p>
          </table:table-cell>
          <table:table-cell office:value-type="float" office:value="660.067" calcext:value-type="float">
            <text:p>660.067</text:p>
          </table:table-cell>
          <table:table-cell office:value-type="float" office:value="620" calcext:value-type="float">
            <text:p>620</text:p>
          </table:table-cell>
          <table:table-cell office:value-type="float" office:value="701" calcext:value-type="float">
            <text:p>701</text:p>
          </table:table-cell>
          <table:table-cell office:value-type="float" office:value="11926" calcext:value-type="float">
            <text:p>11926</text:p>
          </table:table-cell>
          <table:table-cell office:value-type="float" office:value="1000" calcext:value-type="float">
            <text:p>1000</text:p>
          </table:table-cell>
          <table:table-cell office:value-type="float" office:value="11.926" calcext:value-type="float">
            <text:p>11.9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0.0798936" calcext:value-type="float">
            <text:p>0.07989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8936" calcext:value-type="float">
            <text:p>7.98936E-05</text:p>
          </table:table-cell>
          <table:table-cell office:value-type="float" office:value="0.000075829" calcext:value-type="float">
            <text:p>7.5829E-05</text:p>
          </table:table-cell>
          <table:table-cell office:value-type="float" office:value="0.00011272" calcext:value-type="float">
            <text:p>0.00011272</text:p>
          </table:table-cell>
          <table:table-cell office:value-type="float" office:value="697767" calcext:value-type="float">
            <text:p>697767</text:p>
          </table:table-cell>
          <table:table-cell office:value-type="float" office:value="1000" calcext:value-type="float">
            <text:p>1000</text:p>
          </table:table-cell>
          <table:table-cell office:value-type="float" office:value="697.767" calcext:value-type="float">
            <text:p>697.767</text:p>
          </table:table-cell>
          <table:table-cell office:value-type="float" office:value="653" calcext:value-type="float">
            <text:p>653</text:p>
          </table:table-cell>
          <table:table-cell office:value-type="float" office:value="739" calcext:value-type="float">
            <text:p>739</text:p>
          </table:table-cell>
          <table:table-cell office:value-type="float" office:value="14079" calcext:value-type="float">
            <text:p>14079</text:p>
          </table:table-cell>
          <table:table-cell office:value-type="float" office:value="1000" calcext:value-type="float">
            <text:p>1000</text:p>
          </table:table-cell>
          <table:table-cell office:value-type="float" office:value="14.079" calcext:value-type="float">
            <text:p>14.07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0.0828292" calcext:value-type="float">
            <text:p>0.0828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8292" calcext:value-type="float">
            <text:p>8.28292E-05</text:p>
          </table:table-cell>
          <table:table-cell office:value-type="float" office:value="0.00007629" calcext:value-type="float">
            <text:p>7.629E-05</text:p>
          </table:table-cell>
          <table:table-cell office:value-type="float" office:value="0.000101883" calcext:value-type="float">
            <text:p>0.000101883</text:p>
          </table:table-cell>
          <table:table-cell office:value-type="float" office:value="756830" calcext:value-type="float">
            <text:p>756830</text:p>
          </table:table-cell>
          <table:table-cell office:value-type="float" office:value="1000" calcext:value-type="float">
            <text:p>1000</text:p>
          </table:table-cell>
          <table:table-cell office:value-type="float" office:value="756.83" calcext:value-type="float">
            <text:p>756.83</text:p>
          </table:table-cell>
          <table:table-cell office:value-type="float" office:value="704" calcext:value-type="float">
            <text:p>704</text:p>
          </table:table-cell>
          <table:table-cell office:value-type="float" office:value="839" calcext:value-type="float">
            <text:p>839</text:p>
          </table:table-cell>
          <table:table-cell office:value-type="float" office:value="17303" calcext:value-type="float">
            <text:p>17303</text:p>
          </table:table-cell>
          <table:table-cell office:value-type="float" office:value="1000" calcext:value-type="float">
            <text:p>1000</text:p>
          </table:table-cell>
          <table:table-cell office:value-type="float" office:value="17.303" calcext:value-type="float">
            <text:p>17.30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.0741103" calcext:value-type="float">
            <text:p>0.07411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1103" calcext:value-type="float">
            <text:p>7.41103E-05</text:p>
          </table:table-cell>
          <table:table-cell office:value-type="float" office:value="0.000069067" calcext:value-type="float">
            <text:p>6.9067E-05</text:p>
          </table:table-cell>
          <table:table-cell office:value-type="float" office:value="0.000091023" calcext:value-type="float">
            <text:p>9.1023E-05</text:p>
          </table:table-cell>
          <table:table-cell office:value-type="float" office:value="558262" calcext:value-type="float">
            <text:p>558262</text:p>
          </table:table-cell>
          <table:table-cell office:value-type="float" office:value="1000" calcext:value-type="float">
            <text:p>1000</text:p>
          </table:table-cell>
          <table:table-cell office:value-type="float" office:value="558.262" calcext:value-type="float">
            <text:p>558.262</text:p>
          </table:table-cell>
          <table:table-cell office:value-type="float" office:value="548" calcext:value-type="float">
            <text:p>548</text:p>
          </table:table-cell>
          <table:table-cell office:value-type="float" office:value="572" calcext:value-type="float">
            <text:p>572</text:p>
          </table:table-cell>
          <table:table-cell office:value-type="float" office:value="3596" calcext:value-type="float">
            <text:p>3596</text:p>
          </table:table-cell>
          <table:table-cell office:value-type="float" office:value="1000" calcext:value-type="float">
            <text:p>1000</text:p>
          </table:table-cell>
          <table:table-cell office:value-type="float" office:value="3.596" calcext:value-type="float">
            <text:p>3.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.0767726" calcext:value-type="float">
            <text:p>0.07677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7726" calcext:value-type="float">
            <text:p>7.67726E-05</text:p>
          </table:table-cell>
          <table:table-cell office:value-type="float" office:value="0.00007229" calcext:value-type="float">
            <text:p>7.229E-05</text:p>
          </table:table-cell>
          <table:table-cell office:value-type="float" office:value="0.000095572" calcext:value-type="float">
            <text:p>9.5572E-05</text:p>
          </table:table-cell>
          <table:table-cell office:value-type="float" office:value="579798" calcext:value-type="float">
            <text:p>579798</text:p>
          </table:table-cell>
          <table:table-cell office:value-type="float" office:value="1000" calcext:value-type="float">
            <text:p>1000</text:p>
          </table:table-cell>
          <table:table-cell office:value-type="float" office:value="579.798" calcext:value-type="float">
            <text:p>579.798</text:p>
          </table:table-cell>
          <table:table-cell office:value-type="float" office:value="563" calcext:value-type="float">
            <text:p>563</text:p>
          </table:table-cell>
          <table:table-cell office:value-type="float" office:value="605" calcext:value-type="float">
            <text:p>605</text:p>
          </table:table-cell>
          <table:table-cell office:value-type="float" office:value="4964" calcext:value-type="float">
            <text:p>4964</text:p>
          </table:table-cell>
          <table:table-cell office:value-type="float" office:value="1000" calcext:value-type="float">
            <text:p>1000</text:p>
          </table:table-cell>
          <table:table-cell office:value-type="float" office:value="4.964" calcext:value-type="float">
            <text:p>4.9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.0775309" calcext:value-type="float">
            <text:p>0.07753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5309" calcext:value-type="float">
            <text:p>7.75309E-05</text:p>
          </table:table-cell>
          <table:table-cell office:value-type="float" office:value="0.000072633" calcext:value-type="float">
            <text:p>7.2633E-05</text:p>
          </table:table-cell>
          <table:table-cell office:value-type="float" office:value="0.000110904" calcext:value-type="float">
            <text:p>0.000110904</text:p>
          </table:table-cell>
          <table:table-cell office:value-type="float" office:value="600135" calcext:value-type="float">
            <text:p>600135</text:p>
          </table:table-cell>
          <table:table-cell office:value-type="float" office:value="1000" calcext:value-type="float">
            <text:p>1000</text:p>
          </table:table-cell>
          <table:table-cell office:value-type="float" office:value="600.135" calcext:value-type="float">
            <text:p>600.135</text:p>
          </table:table-cell>
          <table:table-cell office:value-type="float" office:value="578" calcext:value-type="float">
            <text:p>578</text:p>
          </table:table-cell>
          <table:table-cell office:value-type="float" office:value="627" calcext:value-type="float">
            <text:p>627</text:p>
          </table:table-cell>
          <table:table-cell office:value-type="float" office:value="6205" calcext:value-type="float">
            <text:p>6205</text:p>
          </table:table-cell>
          <table:table-cell office:value-type="float" office:value="1000" calcext:value-type="float">
            <text:p>1000</text:p>
          </table:table-cell>
          <table:table-cell office:value-type="float" office:value="6.205" calcext:value-type="float">
            <text:p>6.2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0.0789644" calcext:value-type="float">
            <text:p>0.0789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9644" calcext:value-type="float">
            <text:p>7.89644E-05</text:p>
          </table:table-cell>
          <table:table-cell office:value-type="float" office:value="0.000074128" calcext:value-type="float">
            <text:p>7.4128E-05</text:p>
          </table:table-cell>
          <table:table-cell office:value-type="float" office:value="0.000113578" calcext:value-type="float">
            <text:p>0.000113578</text:p>
          </table:table-cell>
          <table:table-cell office:value-type="float" office:value="621622" calcext:value-type="float">
            <text:p>621622</text:p>
          </table:table-cell>
          <table:table-cell office:value-type="float" office:value="1000" calcext:value-type="float">
            <text:p>1000</text:p>
          </table:table-cell>
          <table:table-cell office:value-type="float" office:value="621.622" calcext:value-type="float">
            <text:p>621.622</text:p>
          </table:table-cell>
          <table:table-cell office:value-type="float" office:value="597" calcext:value-type="float">
            <text:p>597</text:p>
          </table:table-cell>
          <table:table-cell office:value-type="float" office:value="657" calcext:value-type="float">
            <text:p>657</text:p>
          </table:table-cell>
          <table:table-cell office:value-type="float" office:value="7521" calcext:value-type="float">
            <text:p>7521</text:p>
          </table:table-cell>
          <table:table-cell office:value-type="float" office:value="1000" calcext:value-type="float">
            <text:p>1000</text:p>
          </table:table-cell>
          <table:table-cell office:value-type="float" office:value="7.521" calcext:value-type="float">
            <text:p>7.5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0.0800405" calcext:value-type="float">
            <text:p>0.08004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0405" calcext:value-type="float">
            <text:p>8.00405E-05</text:p>
          </table:table-cell>
          <table:table-cell office:value-type="float" office:value="0.000076143" calcext:value-type="float">
            <text:p>7.6143E-05</text:p>
          </table:table-cell>
          <table:table-cell office:value-type="float" office:value="0.00012939" calcext:value-type="float">
            <text:p>0.00012939</text:p>
          </table:table-cell>
          <table:table-cell office:value-type="float" office:value="645030" calcext:value-type="float">
            <text:p>645030</text:p>
          </table:table-cell>
          <table:table-cell office:value-type="float" office:value="1000" calcext:value-type="float">
            <text:p>1000</text:p>
          </table:table-cell>
          <table:table-cell office:value-type="float" office:value="645.03" calcext:value-type="float">
            <text:p>645.03</text:p>
          </table:table-cell>
          <table:table-cell office:value-type="float" office:value="614" calcext:value-type="float">
            <text:p>614</text:p>
          </table:table-cell>
          <table:table-cell office:value-type="float" office:value="676" calcext:value-type="float">
            <text:p>676</text:p>
          </table:table-cell>
          <table:table-cell office:value-type="float" office:value="8901" calcext:value-type="float">
            <text:p>8901</text:p>
          </table:table-cell>
          <table:table-cell office:value-type="float" office:value="1000" calcext:value-type="float">
            <text:p>1000</text:p>
          </table:table-cell>
          <table:table-cell office:value-type="float" office:value="8.901" calcext:value-type="float">
            <text:p>8.90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0.0833533" calcext:value-type="float">
            <text:p>0.08335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3533" calcext:value-type="float">
            <text:p>8.33533E-05</text:p>
          </table:table-cell>
          <table:table-cell office:value-type="float" office:value="0.00007691" calcext:value-type="float">
            <text:p>7.691E-05</text:p>
          </table:table-cell>
          <table:table-cell office:value-type="float" office:value="0.000120739" calcext:value-type="float">
            <text:p>0.000120739</text:p>
          </table:table-cell>
          <table:table-cell office:value-type="float" office:value="670899" calcext:value-type="float">
            <text:p>670899</text:p>
          </table:table-cell>
          <table:table-cell office:value-type="float" office:value="1000" calcext:value-type="float">
            <text:p>1000</text:p>
          </table:table-cell>
          <table:table-cell office:value-type="float" office:value="670.899" calcext:value-type="float">
            <text:p>670.899</text:p>
          </table:table-cell>
          <table:table-cell office:value-type="float" office:value="639" calcext:value-type="float">
            <text:p>639</text:p>
          </table:table-cell>
          <table:table-cell office:value-type="float" office:value="705" calcext:value-type="float">
            <text:p>705</text:p>
          </table:table-cell>
          <table:table-cell office:value-type="float" office:value="10413" calcext:value-type="float">
            <text:p>10413</text:p>
          </table:table-cell>
          <table:table-cell office:value-type="float" office:value="1000" calcext:value-type="float">
            <text:p>1000</text:p>
          </table:table-cell>
          <table:table-cell office:value-type="float" office:value="10.413" calcext:value-type="float">
            <text:p>10.4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0.0847928" calcext:value-type="float">
            <text:p>0.0847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7928" calcext:value-type="float">
            <text:p>8.47928E-05</text:p>
          </table:table-cell>
          <table:table-cell office:value-type="float" office:value="0.000078195" calcext:value-type="float">
            <text:p>7.8195E-05</text:p>
          </table:table-cell>
          <table:table-cell office:value-type="float" office:value="0.000117653" calcext:value-type="float">
            <text:p>0.000117653</text:p>
          </table:table-cell>
          <table:table-cell office:value-type="float" office:value="701792" calcext:value-type="float">
            <text:p>701792</text:p>
          </table:table-cell>
          <table:table-cell office:value-type="float" office:value="1000" calcext:value-type="float">
            <text:p>1000</text:p>
          </table:table-cell>
          <table:table-cell office:value-type="float" office:value="701.792" calcext:value-type="float">
            <text:p>701.792</text:p>
          </table:table-cell>
          <table:table-cell office:value-type="float" office:value="661" calcext:value-type="float">
            <text:p>661</text:p>
          </table:table-cell>
          <table:table-cell office:value-type="float" office:value="749" calcext:value-type="float">
            <text:p>749</text:p>
          </table:table-cell>
          <table:table-cell office:value-type="float" office:value="12171" calcext:value-type="float">
            <text:p>12171</text:p>
          </table:table-cell>
          <table:table-cell office:value-type="float" office:value="1000" calcext:value-type="float">
            <text:p>1000</text:p>
          </table:table-cell>
          <table:table-cell office:value-type="float" office:value="12.171" calcext:value-type="float">
            <text:p>12.17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0.0866522" calcext:value-type="float">
            <text:p>0.08665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6522" calcext:value-type="float">
            <text:p>8.66522E-05</text:p>
          </table:table-cell>
          <table:table-cell office:value-type="float" office:value="0.000080051" calcext:value-type="float">
            <text:p>8.0051E-05</text:p>
          </table:table-cell>
          <table:table-cell office:value-type="float" office:value="0.000119385" calcext:value-type="float">
            <text:p>0.000119385</text:p>
          </table:table-cell>
          <table:table-cell office:value-type="float" office:value="741580" calcext:value-type="float">
            <text:p>741580</text:p>
          </table:table-cell>
          <table:table-cell office:value-type="float" office:value="1000" calcext:value-type="float">
            <text:p>1000</text:p>
          </table:table-cell>
          <table:table-cell office:value-type="float" office:value="741.58" calcext:value-type="float">
            <text:p>741.58</text:p>
          </table:table-cell>
          <table:table-cell office:value-type="float" office:value="699" calcext:value-type="float">
            <text:p>699</text:p>
          </table:table-cell>
          <table:table-cell office:value-type="float" office:value="800" calcext:value-type="float">
            <text:p>800</text:p>
          </table:table-cell>
          <table:table-cell office:value-type="float" office:value="14449" calcext:value-type="float">
            <text:p>14449</text:p>
          </table:table-cell>
          <table:table-cell office:value-type="float" office:value="1000" calcext:value-type="float">
            <text:p>1000</text:p>
          </table:table-cell>
          <table:table-cell office:value-type="float" office:value="14.449" calcext:value-type="float">
            <text:p>14.44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0.087559" calcext:value-type="float">
            <text:p>0.0875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559" calcext:value-type="float">
            <text:p>8.7559E-05</text:p>
          </table:table-cell>
          <table:table-cell office:value-type="float" office:value="0.000081694" calcext:value-type="float">
            <text:p>8.1694E-05</text:p>
          </table:table-cell>
          <table:table-cell office:value-type="float" office:value="0.000121514" calcext:value-type="float">
            <text:p>0.000121514</text:p>
          </table:table-cell>
          <table:table-cell office:value-type="float" office:value="802176" calcext:value-type="float">
            <text:p>802176</text:p>
          </table:table-cell>
          <table:table-cell office:value-type="float" office:value="1000" calcext:value-type="float">
            <text:p>1000</text:p>
          </table:table-cell>
          <table:table-cell office:value-type="float" office:value="802.176" calcext:value-type="float">
            <text:p>802.176</text:p>
          </table:table-cell>
          <table:table-cell office:value-type="float" office:value="756" calcext:value-type="float">
            <text:p>756</text:p>
          </table:table-cell>
          <table:table-cell office:value-type="float" office:value="877" calcext:value-type="float">
            <text:p>877</text:p>
          </table:table-cell>
          <table:table-cell office:value-type="float" office:value="17697" calcext:value-type="float">
            <text:p>17697</text:p>
          </table:table-cell>
          <table:table-cell office:value-type="float" office:value="1000" calcext:value-type="float">
            <text:p>1000</text:p>
          </table:table-cell>
          <table:table-cell office:value-type="float" office:value="17.697" calcext:value-type="float">
            <text:p>17.69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0757069" calcext:value-type="float">
            <text:p>0.07570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7069" calcext:value-type="float">
            <text:p>7.57069E-05</text:p>
          </table:table-cell>
          <table:table-cell office:value-type="float" office:value="0.000071515" calcext:value-type="float">
            <text:p>7.1515E-05</text:p>
          </table:table-cell>
          <table:table-cell office:value-type="float" office:value="0.000110806" calcext:value-type="float">
            <text:p>0.000110806</text:p>
          </table:table-cell>
          <table:table-cell office:value-type="float" office:value="592799" calcext:value-type="float">
            <text:p>592799</text:p>
          </table:table-cell>
          <table:table-cell office:value-type="float" office:value="1000" calcext:value-type="float">
            <text:p>1000</text:p>
          </table:table-cell>
          <table:table-cell office:value-type="float" office:value="592.799" calcext:value-type="float">
            <text:p>592.799</text:p>
          </table:table-cell>
          <table:table-cell office:value-type="float" office:value="581" calcext:value-type="float">
            <text:p>581</text:p>
          </table:table-cell>
          <table:table-cell office:value-type="float" office:value="606" calcext:value-type="float">
            <text:p>606</text:p>
          </table:table-cell>
          <table:table-cell office:value-type="float" office:value="3670" calcext:value-type="float">
            <text:p>3670</text:p>
          </table:table-cell>
          <table:table-cell office:value-type="float" office:value="1000" calcext:value-type="float">
            <text:p>1000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.078602" calcext:value-type="float">
            <text:p>0.0786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02" calcext:value-type="float">
            <text:p>7.8602E-05</text:p>
          </table:table-cell>
          <table:table-cell office:value-type="float" office:value="0.000074247" calcext:value-type="float">
            <text:p>7.4247E-05</text:p>
          </table:table-cell>
          <table:table-cell office:value-type="float" office:value="0.00011053" calcext:value-type="float">
            <text:p>0.00011053</text:p>
          </table:table-cell>
          <table:table-cell office:value-type="float" office:value="615622" calcext:value-type="float">
            <text:p>615622</text:p>
          </table:table-cell>
          <table:table-cell office:value-type="float" office:value="1000" calcext:value-type="float">
            <text:p>1000</text:p>
          </table:table-cell>
          <table:table-cell office:value-type="float" office:value="615.622" calcext:value-type="float">
            <text:p>615.622</text:p>
          </table:table-cell>
          <table:table-cell office:value-type="float" office:value="600" calcext:value-type="float">
            <text:p>600</text:p>
          </table:table-cell>
          <table:table-cell office:value-type="float" office:value="636" calcext:value-type="float">
            <text:p>636</text:p>
          </table:table-cell>
          <table:table-cell office:value-type="float" office:value="5041" calcext:value-type="float">
            <text:p>5041</text:p>
          </table:table-cell>
          <table:table-cell office:value-type="float" office:value="1000" calcext:value-type="float">
            <text:p>1000</text:p>
          </table:table-cell>
          <table:table-cell office:value-type="float" office:value="5.041" calcext:value-type="float">
            <text:p>5.0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.0803515" calcext:value-type="float">
            <text:p>0.08035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3515" calcext:value-type="float">
            <text:p>8.03515E-05</text:p>
          </table:table-cell>
          <table:table-cell office:value-type="float" office:value="0.000076294" calcext:value-type="float">
            <text:p>7.6294E-05</text:p>
          </table:table-cell>
          <table:table-cell office:value-type="float" office:value="0.000107441" calcext:value-type="float">
            <text:p>0.000107441</text:p>
          </table:table-cell>
          <table:table-cell office:value-type="float" office:value="637422" calcext:value-type="float">
            <text:p>637422</text:p>
          </table:table-cell>
          <table:table-cell office:value-type="float" office:value="1000" calcext:value-type="float">
            <text:p>1000</text:p>
          </table:table-cell>
          <table:table-cell office:value-type="float" office:value="637.422" calcext:value-type="float">
            <text:p>637.422</text:p>
          </table:table-cell>
          <table:table-cell office:value-type="float" office:value="616" calcext:value-type="float">
            <text:p>616</text:p>
          </table:table-cell>
          <table:table-cell office:value-type="float" office:value="658" calcext:value-type="float">
            <text:p>658</text:p>
          </table:table-cell>
          <table:table-cell office:value-type="float" office:value="6328" calcext:value-type="float">
            <text:p>6328</text:p>
          </table:table-cell>
          <table:table-cell office:value-type="float" office:value="1000" calcext:value-type="float">
            <text:p>1000</text:p>
          </table:table-cell>
          <table:table-cell office:value-type="float" office:value="6.328" calcext:value-type="float">
            <text:p>6.3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.0823263" calcext:value-type="float">
            <text:p>0.08232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3263" calcext:value-type="float">
            <text:p>8.23263E-05</text:p>
          </table:table-cell>
          <table:table-cell office:value-type="float" office:value="0.000078249" calcext:value-type="float">
            <text:p>7.8249E-05</text:p>
          </table:table-cell>
          <table:table-cell office:value-type="float" office:value="0.000116144" calcext:value-type="float">
            <text:p>0.000116144</text:p>
          </table:table-cell>
          <table:table-cell office:value-type="float" office:value="660305" calcext:value-type="float">
            <text:p>660305</text:p>
          </table:table-cell>
          <table:table-cell office:value-type="float" office:value="1000" calcext:value-type="float">
            <text:p>1000</text:p>
          </table:table-cell>
          <table:table-cell office:value-type="float" office:value="660.305" calcext:value-type="float">
            <text:p>660.305</text:p>
          </table:table-cell>
          <table:table-cell office:value-type="float" office:value="635" calcext:value-type="float">
            <text:p>635</text:p>
          </table:table-cell>
          <table:table-cell office:value-type="float" office:value="691" calcext:value-type="float">
            <text:p>691</text:p>
          </table:table-cell>
          <table:table-cell office:value-type="float" office:value="7691" calcext:value-type="float">
            <text:p>7691</text:p>
          </table:table-cell>
          <table:table-cell office:value-type="float" office:value="1000" calcext:value-type="float">
            <text:p>1000</text:p>
          </table:table-cell>
          <table:table-cell office:value-type="float" office:value="7.691" calcext:value-type="float">
            <text:p>7.6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0840227" calcext:value-type="float">
            <text:p>0.08402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0227" calcext:value-type="float">
            <text:p>8.40227E-05</text:p>
          </table:table-cell>
          <table:table-cell office:value-type="float" office:value="0.000080326" calcext:value-type="float">
            <text:p>8.0326E-05</text:p>
          </table:table-cell>
          <table:table-cell office:value-type="float" office:value="0.000108922" calcext:value-type="float">
            <text:p>0.000108922</text:p>
          </table:table-cell>
          <table:table-cell office:value-type="float" office:value="684834" calcext:value-type="float">
            <text:p>684834</text:p>
          </table:table-cell>
          <table:table-cell office:value-type="float" office:value="1000" calcext:value-type="float">
            <text:p>1000</text:p>
          </table:table-cell>
          <table:table-cell office:value-type="float" office:value="684.834" calcext:value-type="float">
            <text:p>684.834</text:p>
          </table:table-cell>
          <table:table-cell office:value-type="float" office:value="649" calcext:value-type="float">
            <text:p>649</text:p>
          </table:table-cell>
          <table:table-cell office:value-type="float" office:value="721" calcext:value-type="float">
            <text:p>721</text:p>
          </table:table-cell>
          <table:table-cell office:value-type="float" office:value="9122" calcext:value-type="float">
            <text:p>9122</text:p>
          </table:table-cell>
          <table:table-cell office:value-type="float" office:value="1000" calcext:value-type="float">
            <text:p>1000</text:p>
          </table:table-cell>
          <table:table-cell office:value-type="float" office:value="9.122" calcext:value-type="float">
            <text:p>9.1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0852111" calcext:value-type="float">
            <text:p>0.08521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2111" calcext:value-type="float">
            <text:p>8.52111E-05</text:p>
          </table:table-cell>
          <table:table-cell office:value-type="float" office:value="0.000081517" calcext:value-type="float">
            <text:p>8.1517E-05</text:p>
          </table:table-cell>
          <table:table-cell office:value-type="float" office:value="0.000123013" calcext:value-type="float">
            <text:p>0.000123013</text:p>
          </table:table-cell>
          <table:table-cell office:value-type="float" office:value="711487" calcext:value-type="float">
            <text:p>711487</text:p>
          </table:table-cell>
          <table:table-cell office:value-type="float" office:value="1000" calcext:value-type="float">
            <text:p>1000</text:p>
          </table:table-cell>
          <table:table-cell office:value-type="float" office:value="711.487" calcext:value-type="float">
            <text:p>711.487</text:p>
          </table:table-cell>
          <table:table-cell office:value-type="float" office:value="674" calcext:value-type="float">
            <text:p>674</text:p>
          </table:table-cell>
          <table:table-cell office:value-type="float" office:value="750" calcext:value-type="float">
            <text:p>750</text:p>
          </table:table-cell>
          <table:table-cell office:value-type="float" office:value="10620" calcext:value-type="float">
            <text:p>10620</text:p>
          </table:table-cell>
          <table:table-cell office:value-type="float" office:value="1000" calcext:value-type="float">
            <text:p>1000</text:p>
          </table:table-cell>
          <table:table-cell office:value-type="float" office:value="10.62" calcext:value-type="float">
            <text:p>10.6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0.0867373" calcext:value-type="float">
            <text:p>0.08673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7373" calcext:value-type="float">
            <text:p>8.67373E-05</text:p>
          </table:table-cell>
          <table:table-cell office:value-type="float" office:value="0.000082517" calcext:value-type="float">
            <text:p>8.2517E-05</text:p>
          </table:table-cell>
          <table:table-cell office:value-type="float" office:value="0.000107124" calcext:value-type="float">
            <text:p>0.000107124</text:p>
          </table:table-cell>
          <table:table-cell office:value-type="float" office:value="745025" calcext:value-type="float">
            <text:p>745025</text:p>
          </table:table-cell>
          <table:table-cell office:value-type="float" office:value="1000" calcext:value-type="float">
            <text:p>1000</text:p>
          </table:table-cell>
          <table:table-cell office:value-type="float" office:value="745.025" calcext:value-type="float">
            <text:p>745.025</text:p>
          </table:table-cell>
          <table:table-cell office:value-type="float" office:value="709" calcext:value-type="float">
            <text:p>709</text:p>
          </table:table-cell>
          <table:table-cell office:value-type="float" office:value="794" calcext:value-type="float">
            <text:p>794</text:p>
          </table:table-cell>
          <table:table-cell office:value-type="float" office:value="12468" calcext:value-type="float">
            <text:p>12468</text:p>
          </table:table-cell>
          <table:table-cell office:value-type="float" office:value="1000" calcext:value-type="float">
            <text:p>1000</text:p>
          </table:table-cell>
          <table:table-cell office:value-type="float" office:value="12.468" calcext:value-type="float">
            <text:p>12.46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0.0890136" calcext:value-type="float">
            <text:p>0.08901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0136" calcext:value-type="float">
            <text:p>8.90136E-05</text:p>
          </table:table-cell>
          <table:table-cell office:value-type="float" office:value="0.000082015" calcext:value-type="float">
            <text:p>8.2015E-05</text:p>
          </table:table-cell>
          <table:table-cell office:value-type="float" office:value="0.000125738" calcext:value-type="float">
            <text:p>0.000125738</text:p>
          </table:table-cell>
          <table:table-cell office:value-type="float" office:value="785570" calcext:value-type="float">
            <text:p>785570</text:p>
          </table:table-cell>
          <table:table-cell office:value-type="float" office:value="1000" calcext:value-type="float">
            <text:p>1000</text:p>
          </table:table-cell>
          <table:table-cell office:value-type="float" office:value="785.57" calcext:value-type="float">
            <text:p>785.57</text:p>
          </table:table-cell>
          <table:table-cell office:value-type="float" office:value="736" calcext:value-type="float">
            <text:p>736</text:p>
          </table:table-cell>
          <table:table-cell office:value-type="float" office:value="836" calcext:value-type="float">
            <text:p>836</text:p>
          </table:table-cell>
          <table:table-cell office:value-type="float" office:value="14780" calcext:value-type="float">
            <text:p>14780</text:p>
          </table:table-cell>
          <table:table-cell office:value-type="float" office:value="1000" calcext:value-type="float">
            <text:p>1000</text:p>
          </table:table-cell>
          <table:table-cell office:value-type="float" office:value="14.78" calcext:value-type="float">
            <text:p>14.7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0.091793" calcext:value-type="float">
            <text:p>0.0917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793" calcext:value-type="float">
            <text:p>9.1793E-05</text:p>
          </table:table-cell>
          <table:table-cell office:value-type="float" office:value="0.000084721" calcext:value-type="float">
            <text:p>8.4721E-05</text:p>
          </table:table-cell>
          <table:table-cell office:value-type="float" office:value="0.00012244" calcext:value-type="float">
            <text:p>0.00012244</text:p>
          </table:table-cell>
          <table:table-cell office:value-type="float" office:value="849874" calcext:value-type="float">
            <text:p>849874</text:p>
          </table:table-cell>
          <table:table-cell office:value-type="float" office:value="1000" calcext:value-type="float">
            <text:p>1000</text:p>
          </table:table-cell>
          <table:table-cell office:value-type="float" office:value="849.874" calcext:value-type="float">
            <text:p>849.874</text:p>
          </table:table-cell>
          <table:table-cell office:value-type="float" office:value="797" calcext:value-type="float">
            <text:p>797</text:p>
          </table:table-cell>
          <table:table-cell office:value-type="float" office:value="938" calcext:value-type="float">
            <text:p>938</text:p>
          </table:table-cell>
          <table:table-cell office:value-type="float" office:value="18134" calcext:value-type="float">
            <text:p>18134</text:p>
          </table:table-cell>
          <table:table-cell office:value-type="float" office:value="1000" calcext:value-type="float">
            <text:p>1000</text:p>
          </table:table-cell>
          <table:table-cell office:value-type="float" office:value="18.134" calcext:value-type="float">
            <text:p>18.13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0819984" calcext:value-type="float">
            <text:p>0.08199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9984" calcext:value-type="float">
            <text:p>8.19984E-05</text:p>
          </table:table-cell>
          <table:table-cell office:value-type="float" office:value="0.000078004" calcext:value-type="float">
            <text:p>7.8004E-05</text:p>
          </table:table-cell>
          <table:table-cell office:value-type="float" office:value="0.000104556" calcext:value-type="float">
            <text:p>0.000104556</text:p>
          </table:table-cell>
          <table:table-cell office:value-type="float" office:value="628278" calcext:value-type="float">
            <text:p>628278</text:p>
          </table:table-cell>
          <table:table-cell office:value-type="float" office:value="1000" calcext:value-type="float">
            <text:p>1000</text:p>
          </table:table-cell>
          <table:table-cell office:value-type="float" office:value="628.278" calcext:value-type="float">
            <text:p>628.278</text:p>
          </table:table-cell>
          <table:table-cell office:value-type="float" office:value="613" calcext:value-type="float">
            <text:p>613</text:p>
          </table:table-cell>
          <table:table-cell office:value-type="float" office:value="647" calcext:value-type="float">
            <text:p>647</text:p>
          </table:table-cell>
          <table:table-cell office:value-type="float" office:value="3707" calcext:value-type="float">
            <text:p>3707</text:p>
          </table:table-cell>
          <table:table-cell office:value-type="float" office:value="1000" calcext:value-type="float">
            <text:p>1000</text:p>
          </table:table-cell>
          <table:table-cell office:value-type="float" office:value="3.707" calcext:value-type="float">
            <text:p>3.7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0846719" calcext:value-type="float">
            <text:p>0.0846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6719" calcext:value-type="float">
            <text:p>8.46719E-05</text:p>
          </table:table-cell>
          <table:table-cell office:value-type="float" office:value="0.000080257" calcext:value-type="float">
            <text:p>8.0257E-05</text:p>
          </table:table-cell>
          <table:table-cell office:value-type="float" office:value="0.000104675" calcext:value-type="float">
            <text:p>0.000104675</text:p>
          </table:table-cell>
          <table:table-cell office:value-type="float" office:value="652607" calcext:value-type="float">
            <text:p>652607</text:p>
          </table:table-cell>
          <table:table-cell office:value-type="float" office:value="1000" calcext:value-type="float">
            <text:p>1000</text:p>
          </table:table-cell>
          <table:table-cell office:value-type="float" office:value="652.607" calcext:value-type="float">
            <text:p>652.607</text:p>
          </table:table-cell>
          <table:table-cell office:value-type="float" office:value="637" calcext:value-type="float">
            <text:p>637</text:p>
          </table:table-cell>
          <table:table-cell office:value-type="float" office:value="675" calcext:value-type="float">
            <text:p>675</text:p>
          </table:table-cell>
          <table:table-cell office:value-type="float" office:value="5133" calcext:value-type="float">
            <text:p>5133</text:p>
          </table:table-cell>
          <table:table-cell office:value-type="float" office:value="1000" calcext:value-type="float">
            <text:p>1000</text:p>
          </table:table-cell>
          <table:table-cell office:value-type="float" office:value="5.133" calcext:value-type="float">
            <text:p>5.1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.0867982" calcext:value-type="float">
            <text:p>0.08679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7982" calcext:value-type="float">
            <text:p>8.67982E-05</text:p>
          </table:table-cell>
          <table:table-cell office:value-type="float" office:value="0.0000795" calcext:value-type="float">
            <text:p>7.95E-05</text:p>
          </table:table-cell>
          <table:table-cell office:value-type="float" office:value="0.000110499" calcext:value-type="float">
            <text:p>0.000110499</text:p>
          </table:table-cell>
          <table:table-cell office:value-type="float" office:value="675309" calcext:value-type="float">
            <text:p>675309</text:p>
          </table:table-cell>
          <table:table-cell office:value-type="float" office:value="1000" calcext:value-type="float">
            <text:p>1000</text:p>
          </table:table-cell>
          <table:table-cell office:value-type="float" office:value="675.309" calcext:value-type="float">
            <text:p>675.309</text:p>
          </table:table-cell>
          <table:table-cell office:value-type="float" office:value="653" calcext:value-type="float">
            <text:p>653</text:p>
          </table:table-cell>
          <table:table-cell office:value-type="float" office:value="703" calcext:value-type="float">
            <text:p>703</text:p>
          </table:table-cell>
          <table:table-cell office:value-type="float" office:value="6431" calcext:value-type="float">
            <text:p>6431</text:p>
          </table:table-cell>
          <table:table-cell office:value-type="float" office:value="1000" calcext:value-type="float">
            <text:p>1000</text:p>
          </table:table-cell>
          <table:table-cell office:value-type="float" office:value="6.431" calcext:value-type="float">
            <text:p>6.4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.08838" calcext:value-type="float">
            <text:p>0.08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38" calcext:value-type="float">
            <text:p>8.838E-05</text:p>
          </table:table-cell>
          <table:table-cell office:value-type="float" office:value="0.000082425" calcext:value-type="float">
            <text:p>8.2425E-05</text:p>
          </table:table-cell>
          <table:table-cell office:value-type="float" office:value="0.000123033" calcext:value-type="float">
            <text:p>0.000123033</text:p>
          </table:table-cell>
          <table:table-cell office:value-type="float" office:value="699219" calcext:value-type="float">
            <text:p>699219</text:p>
          </table:table-cell>
          <table:table-cell office:value-type="float" office:value="1000" calcext:value-type="float">
            <text:p>1000</text:p>
          </table:table-cell>
          <table:table-cell office:value-type="float" office:value="699.219" calcext:value-type="float">
            <text:p>699.219</text:p>
          </table:table-cell>
          <table:table-cell office:value-type="float" office:value="671" calcext:value-type="float">
            <text:p>671</text:p>
          </table:table-cell>
          <table:table-cell office:value-type="float" office:value="730" calcext:value-type="float">
            <text:p>730</text:p>
          </table:table-cell>
          <table:table-cell office:value-type="float" office:value="7842" calcext:value-type="float">
            <text:p>7842</text:p>
          </table:table-cell>
          <table:table-cell office:value-type="float" office:value="1000" calcext:value-type="float">
            <text:p>1000</text:p>
          </table:table-cell>
          <table:table-cell office:value-type="float" office:value="7.842" calcext:value-type="float">
            <text:p>7.8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.0892863" calcext:value-type="float">
            <text:p>0.0892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2863" calcext:value-type="float">
            <text:p>8.92863E-05</text:p>
          </table:table-cell>
          <table:table-cell office:value-type="float" office:value="0.000084139" calcext:value-type="float">
            <text:p>8.4139E-05</text:p>
          </table:table-cell>
          <table:table-cell office:value-type="float" office:value="0.000122249" calcext:value-type="float">
            <text:p>0.000122249</text:p>
          </table:table-cell>
          <table:table-cell office:value-type="float" office:value="724813" calcext:value-type="float">
            <text:p>724813</text:p>
          </table:table-cell>
          <table:table-cell office:value-type="float" office:value="1000" calcext:value-type="float">
            <text:p>1000</text:p>
          </table:table-cell>
          <table:table-cell office:value-type="float" office:value="724.813" calcext:value-type="float">
            <text:p>724.813</text:p>
          </table:table-cell>
          <table:table-cell office:value-type="float" office:value="692" calcext:value-type="float">
            <text:p>692</text:p>
          </table:table-cell>
          <table:table-cell office:value-type="float" office:value="759" calcext:value-type="float">
            <text:p>759</text:p>
          </table:table-cell>
          <table:table-cell office:value-type="float" office:value="9272" calcext:value-type="float">
            <text:p>9272</text:p>
          </table:table-cell>
          <table:table-cell office:value-type="float" office:value="1000" calcext:value-type="float">
            <text:p>1000</text:p>
          </table:table-cell>
          <table:table-cell office:value-type="float" office:value="9.272" calcext:value-type="float">
            <text:p>9.27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.0911976" calcext:value-type="float">
            <text:p>0.09119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1976" calcext:value-type="float">
            <text:p>9.11976E-05</text:p>
          </table:table-cell>
          <table:table-cell office:value-type="float" office:value="0.000085788" calcext:value-type="float">
            <text:p>8.5788E-05</text:p>
          </table:table-cell>
          <table:table-cell office:value-type="float" office:value="0.000126937" calcext:value-type="float">
            <text:p>0.000126937</text:p>
          </table:table-cell>
          <table:table-cell office:value-type="float" office:value="754283" calcext:value-type="float">
            <text:p>754283</text:p>
          </table:table-cell>
          <table:table-cell office:value-type="float" office:value="1000" calcext:value-type="float">
            <text:p>1000</text:p>
          </table:table-cell>
          <table:table-cell office:value-type="float" office:value="754.283" calcext:value-type="float">
            <text:p>754.283</text:p>
          </table:table-cell>
          <table:table-cell office:value-type="float" office:value="708" calcext:value-type="float">
            <text:p>708</text:p>
          </table:table-cell>
          <table:table-cell office:value-type="float" office:value="801" calcext:value-type="float">
            <text:p>801</text:p>
          </table:table-cell>
          <table:table-cell office:value-type="float" office:value="10910" calcext:value-type="float">
            <text:p>10910</text:p>
          </table:table-cell>
          <table:table-cell office:value-type="float" office:value="1000" calcext:value-type="float">
            <text:p>1000</text:p>
          </table:table-cell>
          <table:table-cell office:value-type="float" office:value="10.91" calcext:value-type="float">
            <text:p>10.9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0.0919838" calcext:value-type="float">
            <text:p>0.0919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9838" calcext:value-type="float">
            <text:p>9.19838E-05</text:p>
          </table:table-cell>
          <table:table-cell office:value-type="float" office:value="0.000087115" calcext:value-type="float">
            <text:p>8.7115E-05</text:p>
          </table:table-cell>
          <table:table-cell office:value-type="float" office:value="0.000112736" calcext:value-type="float">
            <text:p>0.000112736</text:p>
          </table:table-cell>
          <table:table-cell office:value-type="float" office:value="789257" calcext:value-type="float">
            <text:p>789257</text:p>
          </table:table-cell>
          <table:table-cell office:value-type="float" office:value="1000" calcext:value-type="float">
            <text:p>1000</text:p>
          </table:table-cell>
          <table:table-cell office:value-type="float" office:value="789.257" calcext:value-type="float">
            <text:p>789.257</text:p>
          </table:table-cell>
          <table:table-cell office:value-type="float" office:value="747" calcext:value-type="float">
            <text:p>747</text:p>
          </table:table-cell>
          <table:table-cell office:value-type="float" office:value="842" calcext:value-type="float">
            <text:p>842</text:p>
          </table:table-cell>
          <table:table-cell office:value-type="float" office:value="12772" calcext:value-type="float">
            <text:p>12772</text:p>
          </table:table-cell>
          <table:table-cell office:value-type="float" office:value="1000" calcext:value-type="float">
            <text:p>1000</text:p>
          </table:table-cell>
          <table:table-cell office:value-type="float" office:value="12.772" calcext:value-type="float">
            <text:p>12.77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0.0952501" calcext:value-type="float">
            <text:p>0.09525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2501" calcext:value-type="float">
            <text:p>9.52501E-05</text:p>
          </table:table-cell>
          <table:table-cell office:value-type="float" office:value="0.000088782" calcext:value-type="float">
            <text:p>8.8782E-05</text:p>
          </table:table-cell>
          <table:table-cell office:value-type="float" office:value="0.000130475" calcext:value-type="float">
            <text:p>0.000130475</text:p>
          </table:table-cell>
          <table:table-cell office:value-type="float" office:value="832151" calcext:value-type="float">
            <text:p>832151</text:p>
          </table:table-cell>
          <table:table-cell office:value-type="float" office:value="1000" calcext:value-type="float">
            <text:p>1000</text:p>
          </table:table-cell>
          <table:table-cell office:value-type="float" office:value="832.151" calcext:value-type="float">
            <text:p>832.151</text:p>
          </table:table-cell>
          <table:table-cell office:value-type="float" office:value="776" calcext:value-type="float">
            <text:p>776</text:p>
          </table:table-cell>
          <table:table-cell office:value-type="float" office:value="879" calcext:value-type="float">
            <text:p>879</text:p>
          </table:table-cell>
          <table:table-cell office:value-type="float" office:value="15092" calcext:value-type="float">
            <text:p>15092</text:p>
          </table:table-cell>
          <table:table-cell office:value-type="float" office:value="1000" calcext:value-type="float">
            <text:p>1000</text:p>
          </table:table-cell>
          <table:table-cell office:value-type="float" office:value="15.092" calcext:value-type="float">
            <text:p>15.09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.0948979" calcext:value-type="float">
            <text:p>0.09489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8979" calcext:value-type="float">
            <text:p>9.48979E-05</text:p>
          </table:table-cell>
          <table:table-cell office:value-type="float" office:value="0.000090406" calcext:value-type="float">
            <text:p>9.0406E-05</text:p>
          </table:table-cell>
          <table:table-cell office:value-type="float" office:value="0.000127157" calcext:value-type="float">
            <text:p>0.000127157</text:p>
          </table:table-cell>
          <table:table-cell office:value-type="float" office:value="898517" calcext:value-type="float">
            <text:p>898517</text:p>
          </table:table-cell>
          <table:table-cell office:value-type="float" office:value="1000" calcext:value-type="float">
            <text:p>1000</text:p>
          </table:table-cell>
          <table:table-cell office:value-type="float" office:value="898.517" calcext:value-type="float">
            <text:p>898.517</text:p>
          </table:table-cell>
          <table:table-cell office:value-type="float" office:value="844" calcext:value-type="float">
            <text:p>844</text:p>
          </table:table-cell>
          <table:table-cell office:value-type="float" office:value="972" calcext:value-type="float">
            <text:p>972</text:p>
          </table:table-cell>
          <table:table-cell office:value-type="float" office:value="18463" calcext:value-type="float">
            <text:p>18463</text:p>
          </table:table-cell>
          <table:table-cell office:value-type="float" office:value="1000" calcext:value-type="float">
            <text:p>1000</text:p>
          </table:table-cell>
          <table:table-cell office:value-type="float" office:value="18.463" calcext:value-type="float">
            <text:p>18.46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.0825315" calcext:value-type="float">
            <text:p>0.08253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5315" calcext:value-type="float">
            <text:p>8.25315E-05</text:p>
          </table:table-cell>
          <table:table-cell office:value-type="float" office:value="0.000078622" calcext:value-type="float">
            <text:p>7.8622E-05</text:p>
          </table:table-cell>
          <table:table-cell office:value-type="float" office:value="0.000116947" calcext:value-type="float">
            <text:p>0.000116947</text:p>
          </table:table-cell>
          <table:table-cell office:value-type="float" office:value="664796" calcext:value-type="float">
            <text:p>664796</text:p>
          </table:table-cell>
          <table:table-cell office:value-type="float" office:value="1000" calcext:value-type="float">
            <text:p>1000</text:p>
          </table:table-cell>
          <table:table-cell office:value-type="float" office:value="664.796" calcext:value-type="float">
            <text:p>664.796</text:p>
          </table:table-cell>
          <table:table-cell office:value-type="float" office:value="652" calcext:value-type="float">
            <text:p>652</text:p>
          </table:table-cell>
          <table:table-cell office:value-type="float" office:value="682" calcext:value-type="float">
            <text:p>682</text:p>
          </table:table-cell>
          <table:table-cell office:value-type="float" office:value="3750" calcext:value-type="float">
            <text:p>3750</text:p>
          </table:table-cell>
          <table:table-cell office:value-type="float" office:value="1000" calcext:value-type="float">
            <text:p>1000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0855099" calcext:value-type="float">
            <text:p>0.08550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5099" calcext:value-type="float">
            <text:p>8.55099E-05</text:p>
          </table:table-cell>
          <table:table-cell office:value-type="float" office:value="0.000081138" calcext:value-type="float">
            <text:p>8.1138E-05</text:p>
          </table:table-cell>
          <table:table-cell office:value-type="float" office:value="0.000118838" calcext:value-type="float">
            <text:p>0.000118838</text:p>
          </table:table-cell>
          <table:table-cell office:value-type="float" office:value="690246" calcext:value-type="float">
            <text:p>690246</text:p>
          </table:table-cell>
          <table:table-cell office:value-type="float" office:value="1000" calcext:value-type="float">
            <text:p>1000</text:p>
          </table:table-cell>
          <table:table-cell office:value-type="float" office:value="690.246" calcext:value-type="float">
            <text:p>690.246</text:p>
          </table:table-cell>
          <table:table-cell office:value-type="float" office:value="672" calcext:value-type="float">
            <text:p>672</text:p>
          </table:table-cell>
          <table:table-cell office:value-type="float" office:value="708" calcext:value-type="float">
            <text:p>708</text:p>
          </table:table-cell>
          <table:table-cell office:value-type="float" office:value="5207" calcext:value-type="float">
            <text:p>5207</text:p>
          </table:table-cell>
          <table:table-cell office:value-type="float" office:value="1000" calcext:value-type="float">
            <text:p>1000</text:p>
          </table:table-cell>
          <table:table-cell office:value-type="float" office:value="5.207" calcext:value-type="float">
            <text:p>5.2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.0879676" calcext:value-type="float">
            <text:p>0.08796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9676" calcext:value-type="float">
            <text:p>8.79676E-05</text:p>
          </table:table-cell>
          <table:table-cell office:value-type="float" office:value="0.000084058" calcext:value-type="float">
            <text:p>8.4058E-05</text:p>
          </table:table-cell>
          <table:table-cell office:value-type="float" office:value="0.000110056" calcext:value-type="float">
            <text:p>0.000110056</text:p>
          </table:table-cell>
          <table:table-cell office:value-type="float" office:value="714778" calcext:value-type="float">
            <text:p>714778</text:p>
          </table:table-cell>
          <table:table-cell office:value-type="float" office:value="1000" calcext:value-type="float">
            <text:p>1000</text:p>
          </table:table-cell>
          <table:table-cell office:value-type="float" office:value="714.778" calcext:value-type="float">
            <text:p>714.778</text:p>
          </table:table-cell>
          <table:table-cell office:value-type="float" office:value="684" calcext:value-type="float">
            <text:p>684</text:p>
          </table:table-cell>
          <table:table-cell office:value-type="float" office:value="739" calcext:value-type="float">
            <text:p>739</text:p>
          </table:table-cell>
          <table:table-cell office:value-type="float" office:value="6595" calcext:value-type="float">
            <text:p>6595</text:p>
          </table:table-cell>
          <table:table-cell office:value-type="float" office:value="1000" calcext:value-type="float">
            <text:p>1000</text:p>
          </table:table-cell>
          <table:table-cell office:value-type="float" office:value="6.595" calcext:value-type="float">
            <text:p>6.5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0.0904867" calcext:value-type="float">
            <text:p>0.09048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4867" calcext:value-type="float">
            <text:p>9.04867E-05</text:p>
          </table:table-cell>
          <table:table-cell office:value-type="float" office:value="0.000086841" calcext:value-type="float">
            <text:p>8.6841E-05</text:p>
          </table:table-cell>
          <table:table-cell office:value-type="float" office:value="0.000126426" calcext:value-type="float">
            <text:p>0.000126426</text:p>
          </table:table-cell>
          <table:table-cell office:value-type="float" office:value="739805" calcext:value-type="float">
            <text:p>739805</text:p>
          </table:table-cell>
          <table:table-cell office:value-type="float" office:value="1000" calcext:value-type="float">
            <text:p>1000</text:p>
          </table:table-cell>
          <table:table-cell office:value-type="float" office:value="739.805" calcext:value-type="float">
            <text:p>739.805</text:p>
          </table:table-cell>
          <table:table-cell office:value-type="float" office:value="711" calcext:value-type="float">
            <text:p>711</text:p>
          </table:table-cell>
          <table:table-cell office:value-type="float" office:value="770" calcext:value-type="float">
            <text:p>770</text:p>
          </table:table-cell>
          <table:table-cell office:value-type="float" office:value="7992" calcext:value-type="float">
            <text:p>7992</text:p>
          </table:table-cell>
          <table:table-cell office:value-type="float" office:value="1000" calcext:value-type="float">
            <text:p>1000</text:p>
          </table:table-cell>
          <table:table-cell office:value-type="float" office:value="7.992" calcext:value-type="float">
            <text:p>7.99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0923468" calcext:value-type="float">
            <text:p>0.09234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3468" calcext:value-type="float">
            <text:p>9.23468E-05</text:p>
          </table:table-cell>
          <table:table-cell office:value-type="float" office:value="0.000088919" calcext:value-type="float">
            <text:p>8.8919E-05</text:p>
          </table:table-cell>
          <table:table-cell office:value-type="float" office:value="0.000127826" calcext:value-type="float">
            <text:p>0.000127826</text:p>
          </table:table-cell>
          <table:table-cell office:value-type="float" office:value="766916" calcext:value-type="float">
            <text:p>766916</text:p>
          </table:table-cell>
          <table:table-cell office:value-type="float" office:value="1000" calcext:value-type="float">
            <text:p>1000</text:p>
          </table:table-cell>
          <table:table-cell office:value-type="float" office:value="766.916" calcext:value-type="float">
            <text:p>766.916</text:p>
          </table:table-cell>
          <table:table-cell office:value-type="float" office:value="733" calcext:value-type="float">
            <text:p>733</text:p>
          </table:table-cell>
          <table:table-cell office:value-type="float" office:value="803" calcext:value-type="float">
            <text:p>803</text:p>
          </table:table-cell>
          <table:table-cell office:value-type="float" office:value="9448" calcext:value-type="float">
            <text:p>9448</text:p>
          </table:table-cell>
          <table:table-cell office:value-type="float" office:value="1000" calcext:value-type="float">
            <text:p>1000</text:p>
          </table:table-cell>
          <table:table-cell office:value-type="float" office:value="9.448" calcext:value-type="float">
            <text:p>9.44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0.0940806" calcext:value-type="float">
            <text:p>0.09408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0806" calcext:value-type="float">
            <text:p>9.40806E-05</text:p>
          </table:table-cell>
          <table:table-cell office:value-type="float" office:value="0.000088095" calcext:value-type="float">
            <text:p>8.8095E-05</text:p>
          </table:table-cell>
          <table:table-cell office:value-type="float" office:value="0.000128416" calcext:value-type="float">
            <text:p>0.000128416</text:p>
          </table:table-cell>
          <table:table-cell office:value-type="float" office:value="797666" calcext:value-type="float">
            <text:p>797666</text:p>
          </table:table-cell>
          <table:table-cell office:value-type="float" office:value="1000" calcext:value-type="float">
            <text:p>1000</text:p>
          </table:table-cell>
          <table:table-cell office:value-type="float" office:value="797.666" calcext:value-type="float">
            <text:p>797.666</text:p>
          </table:table-cell>
          <table:table-cell office:value-type="float" office:value="756" calcext:value-type="float">
            <text:p>756</text:p>
          </table:table-cell>
          <table:table-cell office:value-type="float" office:value="848" calcext:value-type="float">
            <text:p>848</text:p>
          </table:table-cell>
          <table:table-cell office:value-type="float" office:value="11157" calcext:value-type="float">
            <text:p>11157</text:p>
          </table:table-cell>
          <table:table-cell office:value-type="float" office:value="1000" calcext:value-type="float">
            <text:p>1000</text:p>
          </table:table-cell>
          <table:table-cell office:value-type="float" office:value="11.157" calcext:value-type="float">
            <text:p>11.1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0.0963318" calcext:value-type="float">
            <text:p>0.09633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3318" calcext:value-type="float">
            <text:p>9.63318E-05</text:p>
          </table:table-cell>
          <table:table-cell office:value-type="float" office:value="0.000089573" calcext:value-type="float">
            <text:p>8.9573E-05</text:p>
          </table:table-cell>
          <table:table-cell office:value-type="float" office:value="0.000121499" calcext:value-type="float">
            <text:p>0.000121499</text:p>
          </table:table-cell>
          <table:table-cell office:value-type="float" office:value="832947" calcext:value-type="float">
            <text:p>832947</text:p>
          </table:table-cell>
          <table:table-cell office:value-type="float" office:value="1000" calcext:value-type="float">
            <text:p>1000</text:p>
          </table:table-cell>
          <table:table-cell office:value-type="float" office:value="832.947" calcext:value-type="float">
            <text:p>832.947</text:p>
          </table:table-cell>
          <table:table-cell office:value-type="float" office:value="792" calcext:value-type="float">
            <text:p>792</text:p>
          </table:table-cell>
          <table:table-cell office:value-type="float" office:value="894" calcext:value-type="float">
            <text:p>894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0.0989895" calcext:value-type="float">
            <text:p>0.0989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9895" calcext:value-type="float">
            <text:p>9.89895E-05</text:p>
          </table:table-cell>
          <table:table-cell office:value-type="float" office:value="0.000091933" calcext:value-type="float">
            <text:p>9.1933E-05</text:p>
          </table:table-cell>
          <table:table-cell office:value-type="float" office:value="0.000130023" calcext:value-type="float">
            <text:p>0.000130023</text:p>
          </table:table-cell>
          <table:table-cell office:value-type="float" office:value="879218" calcext:value-type="float">
            <text:p>879218</text:p>
          </table:table-cell>
          <table:table-cell office:value-type="float" office:value="1000" calcext:value-type="float">
            <text:p>1000</text:p>
          </table:table-cell>
          <table:table-cell office:value-type="float" office:value="879.218" calcext:value-type="float">
            <text:p>879.218</text:p>
          </table:table-cell>
          <table:table-cell office:value-type="float" office:value="830" calcext:value-type="float">
            <text:p>830</text:p>
          </table:table-cell>
          <table:table-cell office:value-type="float" office:value="932" calcext:value-type="float">
            <text:p>932</text:p>
          </table:table-cell>
          <table:table-cell office:value-type="float" office:value="15404" calcext:value-type="float">
            <text:p>15404</text:p>
          </table:table-cell>
          <table:table-cell office:value-type="float" office:value="1000" calcext:value-type="float">
            <text:p>1000</text:p>
          </table:table-cell>
          <table:table-cell office:value-type="float" office:value="15.404" calcext:value-type="float">
            <text:p>15.40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0.102936" calcext:value-type="float">
            <text:p>0.1029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936" calcext:value-type="float">
            <text:p>0.000102936</text:p>
          </table:table-cell>
          <table:table-cell office:value-type="float" office:value="0.000098051" calcext:value-type="float">
            <text:p>9.8051E-05</text:p>
          </table:table-cell>
          <table:table-cell office:value-type="float" office:value="0.000119448" calcext:value-type="float">
            <text:p>0.000119448</text:p>
          </table:table-cell>
          <table:table-cell office:value-type="float" office:value="949221" calcext:value-type="float">
            <text:p>949221</text:p>
          </table:table-cell>
          <table:table-cell office:value-type="float" office:value="1000" calcext:value-type="float">
            <text:p>1000</text:p>
          </table:table-cell>
          <table:table-cell office:value-type="float" office:value="949.221" calcext:value-type="float">
            <text:p>949.221</text:p>
          </table:table-cell>
          <table:table-cell office:value-type="float" office:value="888" calcext:value-type="float">
            <text:p>888</text:p>
          </table:table-cell>
          <table:table-cell office:value-type="float" office:value="1035" calcext:value-type="float">
            <text:p>1035</text:p>
          </table:table-cell>
          <table:table-cell office:value-type="float" office:value="18907" calcext:value-type="float">
            <text:p>18907</text:p>
          </table:table-cell>
          <table:table-cell office:value-type="float" office:value="1000" calcext:value-type="float">
            <text:p>1000</text:p>
          </table:table-cell>
          <table:table-cell office:value-type="float" office:value="18.907" calcext:value-type="float">
            <text:p>18.90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.0875021" calcext:value-type="float">
            <text:p>0.08750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5021" calcext:value-type="float">
            <text:p>8.75021E-05</text:p>
          </table:table-cell>
          <table:table-cell office:value-type="float" office:value="0.000083246" calcext:value-type="float">
            <text:p>8.3246E-05</text:p>
          </table:table-cell>
          <table:table-cell office:value-type="float" office:value="0.000121395" calcext:value-type="float">
            <text:p>0.000121395</text:p>
          </table:table-cell>
          <table:table-cell office:value-type="float" office:value="702780" calcext:value-type="float">
            <text:p>702780</text:p>
          </table:table-cell>
          <table:table-cell office:value-type="float" office:value="1000" calcext:value-type="float">
            <text:p>1000</text:p>
          </table:table-cell>
          <table:table-cell office:value-type="float" office:value="702.78" calcext:value-type="float">
            <text:p>702.78</text:p>
          </table:table-cell>
          <table:table-cell office:value-type="float" office:value="690" calcext:value-type="float">
            <text:p>690</text:p>
          </table:table-cell>
          <table:table-cell office:value-type="float" office:value="720" calcext:value-type="float">
            <text:p>720</text:p>
          </table:table-cell>
          <table:table-cell office:value-type="float" office:value="3825" calcext:value-type="float">
            <text:p>3825</text:p>
          </table:table-cell>
          <table:table-cell office:value-type="float" office:value="1000" calcext:value-type="float">
            <text:p>1000</text:p>
          </table:table-cell>
          <table:table-cell office:value-type="float" office:value="3.825" calcext:value-type="float">
            <text:p>3.8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0900683" calcext:value-type="float">
            <text:p>0.09006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0683" calcext:value-type="float">
            <text:p>9.00683E-05</text:p>
          </table:table-cell>
          <table:table-cell office:value-type="float" office:value="0.000085563" calcext:value-type="float">
            <text:p>8.5563E-05</text:p>
          </table:table-cell>
          <table:table-cell office:value-type="float" office:value="0.00011397" calcext:value-type="float">
            <text:p>0.00011397</text:p>
          </table:table-cell>
          <table:table-cell office:value-type="float" office:value="728894" calcext:value-type="float">
            <text:p>728894</text:p>
          </table:table-cell>
          <table:table-cell office:value-type="float" office:value="1000" calcext:value-type="float">
            <text:p>1000</text:p>
          </table:table-cell>
          <table:table-cell office:value-type="float" office:value="728.894" calcext:value-type="float">
            <text:p>728.894</text:p>
          </table:table-cell>
          <table:table-cell office:value-type="float" office:value="711" calcext:value-type="float">
            <text:p>711</text:p>
          </table:table-cell>
          <table:table-cell office:value-type="float" office:value="749" calcext:value-type="float">
            <text:p>749</text:p>
          </table:table-cell>
          <table:table-cell office:value-type="float" office:value="5246" calcext:value-type="float">
            <text:p>5246</text:p>
          </table:table-cell>
          <table:table-cell office:value-type="float" office:value="1000" calcext:value-type="float">
            <text:p>1000</text:p>
          </table:table-cell>
          <table:table-cell office:value-type="float" office:value="5.246" calcext:value-type="float">
            <text:p>5.2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.0934869" calcext:value-type="float">
            <text:p>0.0934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4869" calcext:value-type="float">
            <text:p>9.34869E-05</text:p>
          </table:table-cell>
          <table:table-cell office:value-type="float" office:value="0.000088698" calcext:value-type="float">
            <text:p>8.8698E-05</text:p>
          </table:table-cell>
          <table:table-cell office:value-type="float" office:value="0.000129667" calcext:value-type="float">
            <text:p>0.000129667</text:p>
          </table:table-cell>
          <table:table-cell office:value-type="float" office:value="754429" calcext:value-type="float">
            <text:p>754429</text:p>
          </table:table-cell>
          <table:table-cell office:value-type="float" office:value="1000" calcext:value-type="float">
            <text:p>1000</text:p>
          </table:table-cell>
          <table:table-cell office:value-type="float" office:value="754.429" calcext:value-type="float">
            <text:p>754.429</text:p>
          </table:table-cell>
          <table:table-cell office:value-type="float" office:value="728" calcext:value-type="float">
            <text:p>728</text:p>
          </table:table-cell>
          <table:table-cell office:value-type="float" office:value="782" calcext:value-type="float">
            <text:p>782</text:p>
          </table:table-cell>
          <table:table-cell office:value-type="float" office:value="6670" calcext:value-type="float">
            <text:p>6670</text:p>
          </table:table-cell>
          <table:table-cell office:value-type="float" office:value="1000" calcext:value-type="float">
            <text:p>100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.0954709" calcext:value-type="float">
            <text:p>0.09547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4709" calcext:value-type="float">
            <text:p>9.54709E-05</text:p>
          </table:table-cell>
          <table:table-cell office:value-type="float" office:value="0.000091026" calcext:value-type="float">
            <text:p>9.1026E-05</text:p>
          </table:table-cell>
          <table:table-cell office:value-type="float" office:value="0.000128564" calcext:value-type="float">
            <text:p>0.000128564</text:p>
          </table:table-cell>
          <table:table-cell office:value-type="float" office:value="780514" calcext:value-type="float">
            <text:p>780514</text:p>
          </table:table-cell>
          <table:table-cell office:value-type="float" office:value="1000" calcext:value-type="float">
            <text:p>1000</text:p>
          </table:table-cell>
          <table:table-cell office:value-type="float" office:value="780.514" calcext:value-type="float">
            <text:p>780.514</text:p>
          </table:table-cell>
          <table:table-cell office:value-type="float" office:value="753" calcext:value-type="float">
            <text:p>753</text:p>
          </table:table-cell>
          <table:table-cell office:value-type="float" office:value="812" calcext:value-type="float">
            <text:p>812</text:p>
          </table:table-cell>
          <table:table-cell office:value-type="float" office:value="8114" calcext:value-type="float">
            <text:p>8114</text:p>
          </table:table-cell>
          <table:table-cell office:value-type="float" office:value="1000" calcext:value-type="float">
            <text:p>1000</text:p>
          </table:table-cell>
          <table:table-cell office:value-type="float" office:value="8.114" calcext:value-type="float">
            <text:p>8.1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0.0967757" calcext:value-type="float">
            <text:p>0.09677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7757" calcext:value-type="float">
            <text:p>9.67757E-05</text:p>
          </table:table-cell>
          <table:table-cell office:value-type="float" office:value="0.000092932" calcext:value-type="float">
            <text:p>9.2932E-05</text:p>
          </table:table-cell>
          <table:table-cell office:value-type="float" office:value="0.000143875" calcext:value-type="float">
            <text:p>0.000143875</text:p>
          </table:table-cell>
          <table:table-cell office:value-type="float" office:value="809734" calcext:value-type="float">
            <text:p>809734</text:p>
          </table:table-cell>
          <table:table-cell office:value-type="float" office:value="1000" calcext:value-type="float">
            <text:p>1000</text:p>
          </table:table-cell>
          <table:table-cell office:value-type="float" office:value="809.734" calcext:value-type="float">
            <text:p>809.734</text:p>
          </table:table-cell>
          <table:table-cell office:value-type="float" office:value="779" calcext:value-type="float">
            <text:p>779</text:p>
          </table:table-cell>
          <table:table-cell office:value-type="float" office:value="850" calcext:value-type="float">
            <text:p>850</text:p>
          </table:table-cell>
          <table:table-cell office:value-type="float" office:value="9653" calcext:value-type="float">
            <text:p>9653</text:p>
          </table:table-cell>
          <table:table-cell office:value-type="float" office:value="1000" calcext:value-type="float">
            <text:p>1000</text:p>
          </table:table-cell>
          <table:table-cell office:value-type="float" office:value="9.653" calcext:value-type="float">
            <text:p>9.6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0.0980434" calcext:value-type="float">
            <text:p>0.09804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0434" calcext:value-type="float">
            <text:p>9.80434E-05</text:p>
          </table:table-cell>
          <table:table-cell office:value-type="float" office:value="0.000094156" calcext:value-type="float">
            <text:p>9.4156E-05</text:p>
          </table:table-cell>
          <table:table-cell office:value-type="float" office:value="0.000125168" calcext:value-type="float">
            <text:p>0.000125168</text:p>
          </table:table-cell>
          <table:table-cell office:value-type="float" office:value="841206" calcext:value-type="float">
            <text:p>841206</text:p>
          </table:table-cell>
          <table:table-cell office:value-type="float" office:value="1000" calcext:value-type="float">
            <text:p>1000</text:p>
          </table:table-cell>
          <table:table-cell office:value-type="float" office:value="841.206" calcext:value-type="float">
            <text:p>841.206</text:p>
          </table:table-cell>
          <table:table-cell office:value-type="float" office:value="804" calcext:value-type="float">
            <text:p>804</text:p>
          </table:table-cell>
          <table:table-cell office:value-type="float" office:value="881" calcext:value-type="float">
            <text:p>881</text:p>
          </table:table-cell>
          <table:table-cell office:value-type="float" office:value="11308" calcext:value-type="float">
            <text:p>11308</text:p>
          </table:table-cell>
          <table:table-cell office:value-type="float" office:value="1000" calcext:value-type="float">
            <text:p>1000</text:p>
          </table:table-cell>
          <table:table-cell office:value-type="float" office:value="11.308" calcext:value-type="float">
            <text:p>11.3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0.0997002" calcext:value-type="float">
            <text:p>0.0997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7002" calcext:value-type="float">
            <text:p>9.97002E-05</text:p>
          </table:table-cell>
          <table:table-cell office:value-type="float" office:value="0.000095368" calcext:value-type="float">
            <text:p>9.5368E-05</text:p>
          </table:table-cell>
          <table:table-cell office:value-type="float" office:value="0.00012391" calcext:value-type="float">
            <text:p>0.00012391</text:p>
          </table:table-cell>
          <table:table-cell office:value-type="float" office:value="879109" calcext:value-type="float">
            <text:p>879109</text:p>
          </table:table-cell>
          <table:table-cell office:value-type="float" office:value="1000" calcext:value-type="float">
            <text:p>1000</text:p>
          </table:table-cell>
          <table:table-cell office:value-type="float" office:value="879.109" calcext:value-type="float">
            <text:p>879.109</text:p>
          </table:table-cell>
          <table:table-cell office:value-type="float" office:value="833" calcext:value-type="float">
            <text:p>833</text:p>
          </table:table-cell>
          <table:table-cell office:value-type="float" office:value="935" calcext:value-type="float">
            <text:p>935</text:p>
          </table:table-cell>
          <table:table-cell office:value-type="float" office:value="13276" calcext:value-type="float">
            <text:p>13276</text:p>
          </table:table-cell>
          <table:table-cell office:value-type="float" office:value="1000" calcext:value-type="float">
            <text:p>1000</text:p>
          </table:table-cell>
          <table:table-cell office:value-type="float" office:value="13.276" calcext:value-type="float">
            <text:p>13.27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0.101656" calcext:value-type="float">
            <text:p>0.1016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656" calcext:value-type="float">
            <text:p>0.000101656</text:p>
          </table:table-cell>
          <table:table-cell office:value-type="float" office:value="0.000097876" calcext:value-type="float">
            <text:p>9.7876E-05</text:p>
          </table:table-cell>
          <table:table-cell office:value-type="float" office:value="0.000130887" calcext:value-type="float">
            <text:p>0.000130887</text:p>
          </table:table-cell>
          <table:table-cell office:value-type="float" office:value="927949" calcext:value-type="float">
            <text:p>927949</text:p>
          </table:table-cell>
          <table:table-cell office:value-type="float" office:value="1000" calcext:value-type="float">
            <text:p>1000</text:p>
          </table:table-cell>
          <table:table-cell office:value-type="float" office:value="927.949" calcext:value-type="float">
            <text:p>927.949</text:p>
          </table:table-cell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15729" calcext:value-type="float">
            <text:p>15729</text:p>
          </table:table-cell>
          <table:table-cell office:value-type="float" office:value="1000" calcext:value-type="float">
            <text:p>1000</text:p>
          </table:table-cell>
          <table:table-cell office:value-type="float" office:value="15.729" calcext:value-type="float">
            <text:p>15.7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0.103591" calcext:value-type="float">
            <text:p>0.1035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591" calcext:value-type="float">
            <text:p>0.000103591</text:p>
          </table:table-cell>
          <table:table-cell office:value-type="float" office:value="0.000099186" calcext:value-type="float">
            <text:p>9.9186E-05</text:p>
          </table:table-cell>
          <table:table-cell office:value-type="float" office:value="0.000129207" calcext:value-type="float">
            <text:p>0.000129207</text:p>
          </table:table-cell>
          <table:table-cell office:value-type="float" office:value="1000921" calcext:value-type="float">
            <text:p>1000921</text:p>
          </table:table-cell>
          <table:table-cell office:value-type="float" office:value="1000" calcext:value-type="float">
            <text:p>1000</text:p>
          </table:table-cell>
          <table:table-cell office:value-type="float" office:value="1000.92" calcext:value-type="float">
            <text:p>1000.92</text:p>
          </table:table-cell>
          <table:table-cell office:value-type="float" office:value="938" calcext:value-type="float">
            <text:p>938</text:p>
          </table:table-cell>
          <table:table-cell office:value-type="float" office:value="1092" calcext:value-type="float">
            <text:p>1092</text:p>
          </table:table-cell>
          <table:table-cell office:value-type="float" office:value="19294" calcext:value-type="float">
            <text:p>19294</text:p>
          </table:table-cell>
          <table:table-cell office:value-type="float" office:value="1000" calcext:value-type="float">
            <text:p>1000</text:p>
          </table:table-cell>
          <table:table-cell office:value-type="float" office:value="19.294" calcext:value-type="float">
            <text:p>19.29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0.090297" calcext:value-type="float">
            <text:p>0.0902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297" calcext:value-type="float">
            <text:p>9.0297E-05</text:p>
          </table:table-cell>
          <table:table-cell office:value-type="float" office:value="0.000086561" calcext:value-type="float">
            <text:p>8.6561E-05</text:p>
          </table:table-cell>
          <table:table-cell office:value-type="float" office:value="0.000112072" calcext:value-type="float">
            <text:p>0.000112072</text:p>
          </table:table-cell>
          <table:table-cell office:value-type="float" office:value="741600" calcext:value-type="float">
            <text:p>741600</text:p>
          </table:table-cell>
          <table:table-cell office:value-type="float" office:value="1000" calcext:value-type="float">
            <text:p>1000</text:p>
          </table:table-cell>
          <table:table-cell office:value-type="float" office:value="741.6" calcext:value-type="float">
            <text:p>741.6</text:p>
          </table:table-cell>
          <table:table-cell office:value-type="float" office:value="728" calcext:value-type="float">
            <text:p>728</text:p>
          </table:table-cell>
          <table:table-cell office:value-type="float" office:value="759" calcext:value-type="float">
            <text:p>759</text:p>
          </table:table-cell>
          <table:table-cell office:value-type="float" office:value="3909" calcext:value-type="float">
            <text:p>3909</text:p>
          </table:table-cell>
          <table:table-cell office:value-type="float" office:value="1000" calcext:value-type="float">
            <text:p>1000</text:p>
          </table:table-cell>
          <table:table-cell office:value-type="float" office:value="3.909" calcext:value-type="float">
            <text:p>3.9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.093667" calcext:value-type="float">
            <text:p>0.093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667" calcext:value-type="float">
            <text:p>9.3667E-05</text:p>
          </table:table-cell>
          <table:table-cell office:value-type="float" office:value="0.000089998" calcext:value-type="float">
            <text:p>8.9998E-05</text:p>
          </table:table-cell>
          <table:table-cell office:value-type="float" office:value="0.000126681" calcext:value-type="float">
            <text:p>0.000126681</text:p>
          </table:table-cell>
          <table:table-cell office:value-type="float" office:value="769510" calcext:value-type="float">
            <text:p>769510</text:p>
          </table:table-cell>
          <table:table-cell office:value-type="float" office:value="1000" calcext:value-type="float">
            <text:p>1000</text:p>
          </table:table-cell>
          <table:table-cell office:value-type="float" office:value="769.51" calcext:value-type="float">
            <text:p>769.51</text:p>
          </table:table-cell>
          <table:table-cell office:value-type="float" office:value="752" calcext:value-type="float">
            <text:p>752</text:p>
          </table:table-cell>
          <table:table-cell office:value-type="float" office:value="788" calcext:value-type="float">
            <text:p>788</text:p>
          </table:table-cell>
          <table:table-cell office:value-type="float" office:value="5352" calcext:value-type="float">
            <text:p>5352</text:p>
          </table:table-cell>
          <table:table-cell office:value-type="float" office:value="1000" calcext:value-type="float">
            <text:p>1000</text:p>
          </table:table-cell>
          <table:table-cell office:value-type="float" office:value="5.352" calcext:value-type="float">
            <text:p>5.3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0963696" calcext:value-type="float">
            <text:p>0.09636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3696" calcext:value-type="float">
            <text:p>9.63696E-05</text:p>
          </table:table-cell>
          <table:table-cell office:value-type="float" office:value="0.000091903" calcext:value-type="float">
            <text:p>9.1903E-05</text:p>
          </table:table-cell>
          <table:table-cell office:value-type="float" office:value="0.000130034" calcext:value-type="float">
            <text:p>0.000130034</text:p>
          </table:table-cell>
          <table:table-cell office:value-type="float" office:value="795971" calcext:value-type="float">
            <text:p>795971</text:p>
          </table:table-cell>
          <table:table-cell office:value-type="float" office:value="1000" calcext:value-type="float">
            <text:p>1000</text:p>
          </table:table-cell>
          <table:table-cell office:value-type="float" office:value="795.971" calcext:value-type="float">
            <text:p>795.971</text:p>
          </table:table-cell>
          <table:table-cell office:value-type="float" office:value="773" calcext:value-type="float">
            <text:p>773</text:p>
          </table:table-cell>
          <table:table-cell office:value-type="float" office:value="826" calcext:value-type="float">
            <text:p>826</text:p>
          </table:table-cell>
          <table:table-cell office:value-type="float" office:value="6782" calcext:value-type="float">
            <text:p>6782</text:p>
          </table:table-cell>
          <table:table-cell office:value-type="float" office:value="1000" calcext:value-type="float">
            <text:p>1000</text:p>
          </table:table-cell>
          <table:table-cell office:value-type="float" office:value="6.782" calcext:value-type="float">
            <text:p>6.7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0.100401" calcext:value-type="float">
            <text:p>0.1004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401" calcext:value-type="float">
            <text:p>0.000100401</text:p>
          </table:table-cell>
          <table:table-cell office:value-type="float" office:value="0.000093039" calcext:value-type="float">
            <text:p>9.3039E-05</text:p>
          </table:table-cell>
          <table:table-cell office:value-type="float" office:value="0.000134033" calcext:value-type="float">
            <text:p>0.000134033</text:p>
          </table:table-cell>
          <table:table-cell office:value-type="float" office:value="823558" calcext:value-type="float">
            <text:p>823558</text:p>
          </table:table-cell>
          <table:table-cell office:value-type="float" office:value="1000" calcext:value-type="float">
            <text:p>1000</text:p>
          </table:table-cell>
          <table:table-cell office:value-type="float" office:value="823.558" calcext:value-type="float">
            <text:p>823.558</text:p>
          </table:table-cell>
          <table:table-cell office:value-type="float" office:value="791" calcext:value-type="float">
            <text:p>791</text:p>
          </table:table-cell>
          <table:table-cell office:value-type="float" office:value="860" calcext:value-type="float">
            <text:p>860</text:p>
          </table:table-cell>
          <table:table-cell office:value-type="float" office:value="8268" calcext:value-type="float">
            <text:p>8268</text:p>
          </table:table-cell>
          <table:table-cell office:value-type="float" office:value="1000" calcext:value-type="float">
            <text:p>1000</text:p>
          </table:table-cell>
          <table:table-cell office:value-type="float" office:value="8.268" calcext:value-type="float">
            <text:p>8.2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102581" calcext:value-type="float">
            <text:p>0.1025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581" calcext:value-type="float">
            <text:p>0.000102581</text:p>
          </table:table-cell>
          <table:table-cell office:value-type="float" office:value="0.000095075" calcext:value-type="float">
            <text:p>9.5075E-05</text:p>
          </table:table-cell>
          <table:table-cell office:value-type="float" office:value="0.000137811" calcext:value-type="float">
            <text:p>0.000137811</text:p>
          </table:table-cell>
          <table:table-cell office:value-type="float" office:value="853408" calcext:value-type="float">
            <text:p>853408</text:p>
          </table:table-cell>
          <table:table-cell office:value-type="float" office:value="1000" calcext:value-type="float">
            <text:p>1000</text:p>
          </table:table-cell>
          <table:table-cell office:value-type="float" office:value="853.408" calcext:value-type="float">
            <text:p>853.408</text:p>
          </table:table-cell>
          <table:table-cell office:value-type="float" office:value="812" calcext:value-type="float">
            <text:p>812</text:p>
          </table:table-cell>
          <table:table-cell office:value-type="float" office:value="890" calcext:value-type="float">
            <text:p>890</text:p>
          </table:table-cell>
          <table:table-cell office:value-type="float" office:value="9818" calcext:value-type="float">
            <text:p>9818</text:p>
          </table:table-cell>
          <table:table-cell office:value-type="float" office:value="1000" calcext:value-type="float">
            <text:p>1000</text:p>
          </table:table-cell>
          <table:table-cell office:value-type="float" office:value="9.818" calcext:value-type="float">
            <text:p>9.8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0.105814" calcext:value-type="float">
            <text:p>0.105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814" calcext:value-type="float">
            <text:p>0.000105814</text:p>
          </table:table-cell>
          <table:table-cell office:value-type="float" office:value="0.000096947" calcext:value-type="float">
            <text:p>9.6947E-05</text:p>
          </table:table-cell>
          <table:table-cell office:value-type="float" office:value="0.00013864" calcext:value-type="float">
            <text:p>0.00013864</text:p>
          </table:table-cell>
          <table:table-cell office:value-type="float" office:value="887102" calcext:value-type="float">
            <text:p>887102</text:p>
          </table:table-cell>
          <table:table-cell office:value-type="float" office:value="1000" calcext:value-type="float">
            <text:p>1000</text:p>
          </table:table-cell>
          <table:table-cell office:value-type="float" office:value="887.102" calcext:value-type="float">
            <text:p>887.102</text:p>
          </table:table-cell>
          <table:table-cell office:value-type="float" office:value="840" calcext:value-type="float">
            <text:p>840</text:p>
          </table:table-cell>
          <table:table-cell office:value-type="float" office:value="945" calcext:value-type="float">
            <text:p>945</text:p>
          </table:table-cell>
          <table:table-cell office:value-type="float" office:value="11565" calcext:value-type="float">
            <text:p>11565</text:p>
          </table:table-cell>
          <table:table-cell office:value-type="float" office:value="1000" calcext:value-type="float">
            <text:p>1000</text:p>
          </table:table-cell>
          <table:table-cell office:value-type="float" office:value="11.565" calcext:value-type="float">
            <text:p>11.5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0.108466" calcext:value-type="float">
            <text:p>0.1084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466" calcext:value-type="float">
            <text:p>0.000108466</text:p>
          </table:table-cell>
          <table:table-cell office:value-type="float" office:value="0.000100612" calcext:value-type="float">
            <text:p>0.000100612</text:p>
          </table:table-cell>
          <table:table-cell office:value-type="float" office:value="0.000128739" calcext:value-type="float">
            <text:p>0.000128739</text:p>
          </table:table-cell>
          <table:table-cell office:value-type="float" office:value="927063" calcext:value-type="float">
            <text:p>927063</text:p>
          </table:table-cell>
          <table:table-cell office:value-type="float" office:value="1000" calcext:value-type="float">
            <text:p>1000</text:p>
          </table:table-cell>
          <table:table-cell office:value-type="float" office:value="927.063" calcext:value-type="float">
            <text:p>927.063</text:p>
          </table:table-cell>
          <table:table-cell office:value-type="float" office:value="885" calcext:value-type="float">
            <text:p>885</text:p>
          </table:table-cell>
          <table:table-cell office:value-type="float" office:value="1001" calcext:value-type="float">
            <text:p>1001</text:p>
          </table:table-cell>
          <table:table-cell office:value-type="float" office:value="13596" calcext:value-type="float">
            <text:p>13596</text:p>
          </table:table-cell>
          <table:table-cell office:value-type="float" office:value="1000" calcext:value-type="float">
            <text:p>1000</text:p>
          </table:table-cell>
          <table:table-cell office:value-type="float" office:value="13.596" calcext:value-type="float">
            <text:p>13.59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0.110182" calcext:value-type="float">
            <text:p>0.110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182" calcext:value-type="float">
            <text:p>0.000110182</text:p>
          </table:table-cell>
          <table:table-cell office:value-type="float" office:value="0.000102728" calcext:value-type="float">
            <text:p>0.000102728</text:p>
          </table:table-cell>
          <table:table-cell office:value-type="float" office:value="0.000144704" calcext:value-type="float">
            <text:p>0.000144704</text:p>
          </table:table-cell>
          <table:table-cell office:value-type="float" office:value="978457" calcext:value-type="float">
            <text:p>978457</text:p>
          </table:table-cell>
          <table:table-cell office:value-type="float" office:value="1000" calcext:value-type="float">
            <text:p>1000</text:p>
          </table:table-cell>
          <table:table-cell office:value-type="float" office:value="978.457" calcext:value-type="float">
            <text:p>978.457</text:p>
          </table:table-cell>
          <table:table-cell office:value-type="float" office:value="922" calcext:value-type="float">
            <text:p>922</text:p>
          </table:table-cell>
          <table:table-cell office:value-type="float" office:value="1036" calcext:value-type="float">
            <text:p>1036</text:p>
          </table:table-cell>
          <table:table-cell office:value-type="float" office:value="16093" calcext:value-type="float">
            <text:p>16093</text:p>
          </table:table-cell>
          <table:table-cell office:value-type="float" office:value="1000" calcext:value-type="float">
            <text:p>1000</text:p>
          </table:table-cell>
          <table:table-cell office:value-type="float" office:value="16.093" calcext:value-type="float">
            <text:p>16.09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0.11287" calcext:value-type="float">
            <text:p>0.11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87" calcext:value-type="float">
            <text:p>0.00011287</text:p>
          </table:table-cell>
          <table:table-cell office:value-type="float" office:value="0.000104484" calcext:value-type="float">
            <text:p>0.000104484</text:p>
          </table:table-cell>
          <table:table-cell office:value-type="float" office:value="0.000156518" calcext:value-type="float">
            <text:p>0.000156518</text:p>
          </table:table-cell>
          <table:table-cell office:value-type="float" office:value="1053947" calcext:value-type="float">
            <text:p>1053947</text:p>
          </table:table-cell>
          <table:table-cell office:value-type="float" office:value="1000" calcext:value-type="float">
            <text:p>1000</text:p>
          </table:table-cell>
          <table:table-cell office:value-type="float" office:value="1053.95" calcext:value-type="float">
            <text:p>1053.95</text:p>
          </table:table-cell>
          <table:table-cell office:value-type="float" office:value="976" calcext:value-type="float">
            <text:p>976</text:p>
          </table:table-cell>
          <table:table-cell office:value-type="float" office:value="1132" calcext:value-type="float">
            <text:p>1132</text:p>
          </table:table-cell>
          <table:table-cell office:value-type="float" office:value="19739" calcext:value-type="float">
            <text:p>19739</text:p>
          </table:table-cell>
          <table:table-cell office:value-type="float" office:value="1000" calcext:value-type="float">
            <text:p>1000</text:p>
          </table:table-cell>
          <table:table-cell office:value-type="float" office:value="19.739" calcext:value-type="float">
            <text:p>19.73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.0961421" calcext:value-type="float">
            <text:p>0.09614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1421" calcext:value-type="float">
            <text:p>9.61421E-05</text:p>
          </table:table-cell>
          <table:table-cell office:value-type="float" office:value="0.000090375" calcext:value-type="float">
            <text:p>9.0375E-05</text:p>
          </table:table-cell>
          <table:table-cell office:value-type="float" office:value="0.000134106" calcext:value-type="float">
            <text:p>0.000134106</text:p>
          </table:table-cell>
          <table:table-cell office:value-type="float" office:value="781366" calcext:value-type="float">
            <text:p>781366</text:p>
          </table:table-cell>
          <table:table-cell office:value-type="float" office:value="1000" calcext:value-type="float">
            <text:p>1000</text:p>
          </table:table-cell>
          <table:table-cell office:value-type="float" office:value="781.366" calcext:value-type="float">
            <text:p>781.366</text:p>
          </table:table-cell>
          <table:table-cell office:value-type="float" office:value="765" calcext:value-type="float">
            <text:p>765</text:p>
          </table:table-cell>
          <table:table-cell office:value-type="float" office:value="795" calcext:value-type="float">
            <text:p>795</text:p>
          </table:table-cell>
          <table:table-cell office:value-type="float" office:value="3922" calcext:value-type="float">
            <text:p>3922</text:p>
          </table:table-cell>
          <table:table-cell office:value-type="float" office:value="1000" calcext:value-type="float">
            <text:p>1000</text:p>
          </table:table-cell>
          <table:table-cell office:value-type="float" office:value="3.922" calcext:value-type="float">
            <text:p>3.9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0.0983729" calcext:value-type="float">
            <text:p>0.0983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3729" calcext:value-type="float">
            <text:p>9.83729E-05</text:p>
          </table:table-cell>
          <table:table-cell office:value-type="float" office:value="0.000094004" calcext:value-type="float">
            <text:p>9.4004E-05</text:p>
          </table:table-cell>
          <table:table-cell office:value-type="float" office:value="0.000131421" calcext:value-type="float">
            <text:p>0.000131421</text:p>
          </table:table-cell>
          <table:table-cell office:value-type="float" office:value="810231" calcext:value-type="float">
            <text:p>810231</text:p>
          </table:table-cell>
          <table:table-cell office:value-type="float" office:value="1000" calcext:value-type="float">
            <text:p>1000</text:p>
          </table:table-cell>
          <table:table-cell office:value-type="float" office:value="810.231" calcext:value-type="float">
            <text:p>810.231</text:p>
          </table:table-cell>
          <table:table-cell office:value-type="float" office:value="792" calcext:value-type="float">
            <text:p>792</text:p>
          </table:table-cell>
          <table:table-cell office:value-type="float" office:value="831" calcext:value-type="float">
            <text:p>831</text:p>
          </table:table-cell>
          <table:table-cell office:value-type="float" office:value="5431" calcext:value-type="float">
            <text:p>5431</text:p>
          </table:table-cell>
          <table:table-cell office:value-type="float" office:value="1000" calcext:value-type="float">
            <text:p>1000</text:p>
          </table:table-cell>
          <table:table-cell office:value-type="float" office:value="5.431" calcext:value-type="float">
            <text:p>5.4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.101176" calcext:value-type="float">
            <text:p>0.1011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176" calcext:value-type="float">
            <text:p>0.000101176</text:p>
          </table:table-cell>
          <table:table-cell office:value-type="float" office:value="0.000096738" calcext:value-type="float">
            <text:p>9.6738E-05</text:p>
          </table:table-cell>
          <table:table-cell office:value-type="float" office:value="0.000132431" calcext:value-type="float">
            <text:p>0.000132431</text:p>
          </table:table-cell>
          <table:table-cell office:value-type="float" office:value="838391" calcext:value-type="float">
            <text:p>838391</text:p>
          </table:table-cell>
          <table:table-cell office:value-type="float" office:value="1000" calcext:value-type="float">
            <text:p>1000</text:p>
          </table:table-cell>
          <table:table-cell office:value-type="float" office:value="838.391" calcext:value-type="float">
            <text:p>838.391</text:p>
          </table:table-cell>
          <table:table-cell office:value-type="float" office:value="815" calcext:value-type="float">
            <text:p>815</text:p>
          </table:table-cell>
          <table:table-cell office:value-type="float" office:value="869" calcext:value-type="float">
            <text:p>869</text:p>
          </table:table-cell>
          <table:table-cell office:value-type="float" office:value="6968" calcext:value-type="float">
            <text:p>6968</text:p>
          </table:table-cell>
          <table:table-cell office:value-type="float" office:value="1000" calcext:value-type="float">
            <text:p>1000</text:p>
          </table:table-cell>
          <table:table-cell office:value-type="float" office:value="6.968" calcext:value-type="float">
            <text:p>6.9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.103767" calcext:value-type="float">
            <text:p>0.1037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767" calcext:value-type="float">
            <text:p>0.000103767</text:p>
          </table:table-cell>
          <table:table-cell office:value-type="float" office:value="0.000099714" calcext:value-type="float">
            <text:p>9.9714E-05</text:p>
          </table:table-cell>
          <table:table-cell office:value-type="float" office:value="0.000137807" calcext:value-type="float">
            <text:p>0.000137807</text:p>
          </table:table-cell>
          <table:table-cell office:value-type="float" office:value="866395" calcext:value-type="float">
            <text:p>866395</text:p>
          </table:table-cell>
          <table:table-cell office:value-type="float" office:value="1000" calcext:value-type="float">
            <text:p>1000</text:p>
          </table:table-cell>
          <table:table-cell office:value-type="float" office:value="866.395" calcext:value-type="float">
            <text:p>866.395</text:p>
          </table:table-cell>
          <table:table-cell office:value-type="float" office:value="833" calcext:value-type="float">
            <text:p>833</text:p>
          </table:table-cell>
          <table:table-cell office:value-type="float" office:value="899" calcext:value-type="float">
            <text:p>899</text:p>
          </table:table-cell>
          <table:table-cell office:value-type="float" office:value="8383" calcext:value-type="float">
            <text:p>8383</text:p>
          </table:table-cell>
          <table:table-cell office:value-type="float" office:value="1000" calcext:value-type="float">
            <text:p>1000</text:p>
          </table:table-cell>
          <table:table-cell office:value-type="float" office:value="8.383" calcext:value-type="float">
            <text:p>8.3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0.10565" calcext:value-type="float">
            <text:p>0.10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65" calcext:value-type="float">
            <text:p>0.00010565</text:p>
          </table:table-cell>
          <table:table-cell office:value-type="float" office:value="0.000101122" calcext:value-type="float">
            <text:p>0.000101122</text:p>
          </table:table-cell>
          <table:table-cell office:value-type="float" office:value="0.000129761" calcext:value-type="float">
            <text:p>0.000129761</text:p>
          </table:table-cell>
          <table:table-cell office:value-type="float" office:value="898727" calcext:value-type="float">
            <text:p>898727</text:p>
          </table:table-cell>
          <table:table-cell office:value-type="float" office:value="1000" calcext:value-type="float">
            <text:p>1000</text:p>
          </table:table-cell>
          <table:table-cell office:value-type="float" office:value="898.727" calcext:value-type="float">
            <text:p>898.727</text:p>
          </table:table-cell>
          <table:table-cell office:value-type="float" office:value="864" calcext:value-type="float">
            <text:p>864</text:p>
          </table:table-cell>
          <table:table-cell office:value-type="float" office:value="941" calcext:value-type="float">
            <text:p>941</text:p>
          </table:table-cell>
          <table:table-cell office:value-type="float" office:value="10023" calcext:value-type="float">
            <text:p>10023</text:p>
          </table:table-cell>
          <table:table-cell office:value-type="float" office:value="1000" calcext:value-type="float">
            <text:p>1000</text:p>
          </table:table-cell>
          <table:table-cell office:value-type="float" office:value="10.023" calcext:value-type="float">
            <text:p>10.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0.107426" calcext:value-type="float">
            <text:p>0.1074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426" calcext:value-type="float">
            <text:p>0.000107426</text:p>
          </table:table-cell>
          <table:table-cell office:value-type="float" office:value="0.000102811" calcext:value-type="float">
            <text:p>0.000102811</text:p>
          </table:table-cell>
          <table:table-cell office:value-type="float" office:value="0.000143622" calcext:value-type="float">
            <text:p>0.000143622</text:p>
          </table:table-cell>
          <table:table-cell office:value-type="float" office:value="932979" calcext:value-type="float">
            <text:p>932979</text:p>
          </table:table-cell>
          <table:table-cell office:value-type="float" office:value="1000" calcext:value-type="float">
            <text:p>1000</text:p>
          </table:table-cell>
          <table:table-cell office:value-type="float" office:value="932.979" calcext:value-type="float">
            <text:p>932.979</text:p>
          </table:table-cell>
          <table:table-cell office:value-type="float" office:value="886" calcext:value-type="float">
            <text:p>886</text:p>
          </table:table-cell>
          <table:table-cell office:value-type="float" office:value="983" calcext:value-type="float">
            <text:p>983</text:p>
          </table:table-cell>
          <table:table-cell office:value-type="float" office:value="11756" calcext:value-type="float">
            <text:p>11756</text:p>
          </table:table-cell>
          <table:table-cell office:value-type="float" office:value="1000" calcext:value-type="float">
            <text:p>1000</text:p>
          </table:table-cell>
          <table:table-cell office:value-type="float" office:value="11.756" calcext:value-type="float">
            <text:p>11.75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0.109219" calcext:value-type="float">
            <text:p>0.1092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219" calcext:value-type="float">
            <text:p>0.000109219</text:p>
          </table:table-cell>
          <table:table-cell office:value-type="float" office:value="0.000104389" calcext:value-type="float">
            <text:p>0.000104389</text:p>
          </table:table-cell>
          <table:table-cell office:value-type="float" office:value="0.000145047" calcext:value-type="float">
            <text:p>0.000145047</text:p>
          </table:table-cell>
          <table:table-cell office:value-type="float" office:value="975399" calcext:value-type="float">
            <text:p>975399</text:p>
          </table:table-cell>
          <table:table-cell office:value-type="float" office:value="1000" calcext:value-type="float">
            <text:p>1000</text:p>
          </table:table-cell>
          <table:table-cell office:value-type="float" office:value="975.399" calcext:value-type="float">
            <text:p>975.399</text:p>
          </table:table-cell>
          <table:table-cell office:value-type="float" office:value="929" calcext:value-type="float">
            <text:p>929</text:p>
          </table:table-cell>
          <table:table-cell office:value-type="float" office:value="1029" calcext:value-type="float">
            <text:p>1029</text:p>
          </table:table-cell>
          <table:table-cell office:value-type="float" office:value="13828" calcext:value-type="float">
            <text:p>13828</text:p>
          </table:table-cell>
          <table:table-cell office:value-type="float" office:value="1000" calcext:value-type="float">
            <text:p>1000</text:p>
          </table:table-cell>
          <table:table-cell office:value-type="float" office:value="13.828" calcext:value-type="float">
            <text:p>13.8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0.112222" calcext:value-type="float">
            <text:p>0.1122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222" calcext:value-type="float">
            <text:p>0.000112222</text:p>
          </table:table-cell>
          <table:table-cell office:value-type="float" office:value="0.000105177" calcext:value-type="float">
            <text:p>0.000105177</text:p>
          </table:table-cell>
          <table:table-cell office:value-type="float" office:value="0.000148759" calcext:value-type="float">
            <text:p>0.000148759</text:p>
          </table:table-cell>
          <table:table-cell office:value-type="float" office:value="1030679" calcext:value-type="float">
            <text:p>1030679</text:p>
          </table:table-cell>
          <table:table-cell office:value-type="float" office:value="1000" calcext:value-type="float">
            <text:p>1000</text:p>
          </table:table-cell>
          <table:table-cell office:value-type="float" office:value="1030.68" calcext:value-type="float">
            <text:p>1030.68</text:p>
          </table:table-cell>
          <table:table-cell office:value-type="float" office:value="982" calcext:value-type="float">
            <text:p>982</text:p>
          </table:table-cell>
          <table:table-cell office:value-type="float" office:value="1090" calcext:value-type="float">
            <text:p>1090</text:p>
          </table:table-cell>
          <table:table-cell office:value-type="float" office:value="16418" calcext:value-type="float">
            <text:p>16418</text:p>
          </table:table-cell>
          <table:table-cell office:value-type="float" office:value="1000" calcext:value-type="float">
            <text:p>1000</text:p>
          </table:table-cell>
          <table:table-cell office:value-type="float" office:value="16.418" calcext:value-type="float">
            <text:p>16.4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0.116758" calcext:value-type="float">
            <text:p>0.116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758" calcext:value-type="float">
            <text:p>0.000116758</text:p>
          </table:table-cell>
          <table:table-cell office:value-type="float" office:value="0.000105906" calcext:value-type="float">
            <text:p>0.000105906</text:p>
          </table:table-cell>
          <table:table-cell office:value-type="float" office:value="0.000167528" calcext:value-type="float">
            <text:p>0.000167528</text:p>
          </table:table-cell>
          <table:table-cell office:value-type="float" office:value="1108860" calcext:value-type="float">
            <text:p>1108860</text:p>
          </table:table-cell>
          <table:table-cell office:value-type="float" office:value="1000" calcext:value-type="float">
            <text:p>1000</text:p>
          </table:table-cell>
          <table:table-cell office:value-type="float" office:value="1108.86" calcext:value-type="float">
            <text:p>1108.86</text:p>
          </table:table-cell>
          <table:table-cell office:value-type="float" office:value="1041" calcext:value-type="float">
            <text:p>1041</text:p>
          </table:table-cell>
          <table:table-cell office:value-type="float" office:value="1198" calcext:value-type="float">
            <text:p>1198</text:p>
          </table:table-cell>
          <table:table-cell office:value-type="float" office:value="20130" calcext:value-type="float">
            <text:p>20130</text:p>
          </table:table-cell>
          <table:table-cell office:value-type="float" office:value="1000" calcext:value-type="float">
            <text:p>1000</text:p>
          </table:table-cell>
          <table:table-cell office:value-type="float" office:value="20.13" calcext:value-type="float">
            <text:p>20.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100553" calcext:value-type="float">
            <text:p>0.1005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553" calcext:value-type="float">
            <text:p>0.000100553</text:p>
          </table:table-cell>
          <table:table-cell office:value-type="float" office:value="0.00009333" calcext:value-type="float">
            <text:p>9.333E-05</text:p>
          </table:table-cell>
          <table:table-cell office:value-type="float" office:value="0.000130911" calcext:value-type="float">
            <text:p>0.000130911</text:p>
          </table:table-cell>
          <table:table-cell office:value-type="float" office:value="822057" calcext:value-type="float">
            <text:p>822057</text:p>
          </table:table-cell>
          <table:table-cell office:value-type="float" office:value="1000" calcext:value-type="float">
            <text:p>1000</text:p>
          </table:table-cell>
          <table:table-cell office:value-type="float" office:value="822.057" calcext:value-type="float">
            <text:p>822.057</text:p>
          </table:table-cell>
          <table:table-cell office:value-type="float" office:value="807" calcext:value-type="float">
            <text:p>807</text:p>
          </table:table-cell>
          <table:table-cell office:value-type="float" office:value="840" calcext:value-type="float">
            <text:p>840</text:p>
          </table:table-cell>
          <table:table-cell office:value-type="float" office:value="3988" calcext:value-type="float">
            <text:p>3988</text:p>
          </table:table-cell>
          <table:table-cell office:value-type="float" office:value="1000" calcext:value-type="float">
            <text:p>1000</text:p>
          </table:table-cell>
          <table:table-cell office:value-type="float" office:value="3.988" calcext:value-type="float">
            <text:p>3.9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106114" calcext:value-type="float">
            <text:p>0.1061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114" calcext:value-type="float">
            <text:p>0.000106114</text:p>
          </table:table-cell>
          <table:table-cell office:value-type="float" office:value="0.000101145" calcext:value-type="float">
            <text:p>0.000101145</text:p>
          </table:table-cell>
          <table:table-cell office:value-type="float" office:value="0.000124283" calcext:value-type="float">
            <text:p>0.000124283</text:p>
          </table:table-cell>
          <table:table-cell office:value-type="float" office:value="852148" calcext:value-type="float">
            <text:p>852148</text:p>
          </table:table-cell>
          <table:table-cell office:value-type="float" office:value="1000" calcext:value-type="float">
            <text:p>1000</text:p>
          </table:table-cell>
          <table:table-cell office:value-type="float" office:value="852.148" calcext:value-type="float">
            <text:p>852.148</text:p>
          </table:table-cell>
          <table:table-cell office:value-type="float" office:value="831" calcext:value-type="float">
            <text:p>831</text:p>
          </table:table-cell>
          <table:table-cell office:value-type="float" office:value="876" calcext:value-type="float">
            <text:p>876</text:p>
          </table:table-cell>
          <table:table-cell office:value-type="float" office:value="5494" calcext:value-type="float">
            <text:p>5494</text:p>
          </table:table-cell>
          <table:table-cell office:value-type="float" office:value="1000" calcext:value-type="float">
            <text:p>1000</text:p>
          </table:table-cell>
          <table:table-cell office:value-type="float" office:value="5.494" calcext:value-type="float">
            <text:p>5.4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109405" calcext:value-type="float">
            <text:p>0.1094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405" calcext:value-type="float">
            <text:p>0.000109405</text:p>
          </table:table-cell>
          <table:table-cell office:value-type="float" office:value="0.000100997" calcext:value-type="float">
            <text:p>0.000100997</text:p>
          </table:table-cell>
          <table:table-cell office:value-type="float" office:value="0.000130577" calcext:value-type="float">
            <text:p>0.000130577</text:p>
          </table:table-cell>
          <table:table-cell office:value-type="float" office:value="881550" calcext:value-type="float">
            <text:p>881550</text:p>
          </table:table-cell>
          <table:table-cell office:value-type="float" office:value="1000" calcext:value-type="float">
            <text:p>1000</text:p>
          </table:table-cell>
          <table:table-cell office:value-type="float" office:value="881.55" calcext:value-type="float">
            <text:p>881.55</text:p>
          </table:table-cell>
          <table:table-cell office:value-type="float" office:value="848" calcext:value-type="float">
            <text:p>848</text:p>
          </table:table-cell>
          <table:table-cell office:value-type="float" office:value="905" calcext:value-type="float">
            <text:p>905</text:p>
          </table:table-cell>
          <table:table-cell office:value-type="float" office:value="7012" calcext:value-type="float">
            <text:p>7012</text:p>
          </table:table-cell>
          <table:table-cell office:value-type="float" office:value="1000" calcext:value-type="float">
            <text:p>1000</text:p>
          </table:table-cell>
          <table:table-cell office:value-type="float" office:value="7.012" calcext:value-type="float">
            <text:p>7.0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.108046" calcext:value-type="float">
            <text:p>0.108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046" calcext:value-type="float">
            <text:p>0.000108046</text:p>
          </table:table-cell>
          <table:table-cell office:value-type="float" office:value="0.000103914" calcext:value-type="float">
            <text:p>0.000103914</text:p>
          </table:table-cell>
          <table:table-cell office:value-type="float" office:value="0.000132496" calcext:value-type="float">
            <text:p>0.000132496</text:p>
          </table:table-cell>
          <table:table-cell office:value-type="float" office:value="912053" calcext:value-type="float">
            <text:p>912053</text:p>
          </table:table-cell>
          <table:table-cell office:value-type="float" office:value="1000" calcext:value-type="float">
            <text:p>1000</text:p>
          </table:table-cell>
          <table:table-cell office:value-type="float" office:value="912.053" calcext:value-type="float">
            <text:p>912.053</text:p>
          </table:table-cell>
          <table:table-cell office:value-type="float" office:value="883" calcext:value-type="float">
            <text:p>883</text:p>
          </table:table-cell>
          <table:table-cell office:value-type="float" office:value="951" calcext:value-type="float">
            <text:p>951</text:p>
          </table:table-cell>
          <table:table-cell office:value-type="float" office:value="8561" calcext:value-type="float">
            <text:p>8561</text:p>
          </table:table-cell>
          <table:table-cell office:value-type="float" office:value="1000" calcext:value-type="float">
            <text:p>1000</text:p>
          </table:table-cell>
          <table:table-cell office:value-type="float" office:value="8.561" calcext:value-type="float">
            <text:p>8.56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110164" calcext:value-type="float">
            <text:p>0.1101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164" calcext:value-type="float">
            <text:p>0.000110164</text:p>
          </table:table-cell>
          <table:table-cell office:value-type="float" office:value="0.000105958" calcext:value-type="float">
            <text:p>0.000105958</text:p>
          </table:table-cell>
          <table:table-cell office:value-type="float" office:value="0.000148741" calcext:value-type="float">
            <text:p>0.000148741</text:p>
          </table:table-cell>
          <table:table-cell office:value-type="float" office:value="944316" calcext:value-type="float">
            <text:p>944316</text:p>
          </table:table-cell>
          <table:table-cell office:value-type="float" office:value="1000" calcext:value-type="float">
            <text:p>1000</text:p>
          </table:table-cell>
          <table:table-cell office:value-type="float" office:value="944.316" calcext:value-type="float">
            <text:p>944.316</text:p>
          </table:table-cell>
          <table:table-cell office:value-type="float" office:value="906" calcext:value-type="float">
            <text:p>906</text:p>
          </table:table-cell>
          <table:table-cell office:value-type="float" office:value="992" calcext:value-type="float">
            <text:p>992</text:p>
          </table:table-cell>
          <table:table-cell office:value-type="float" office:value="10191" calcext:value-type="float">
            <text:p>10191</text:p>
          </table:table-cell>
          <table:table-cell office:value-type="float" office:value="1000" calcext:value-type="float">
            <text:p>1000</text:p>
          </table:table-cell>
          <table:table-cell office:value-type="float" office:value="10.191" calcext:value-type="float">
            <text:p>10.19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112016" calcext:value-type="float">
            <text:p>0.1120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016" calcext:value-type="float">
            <text:p>0.000112016</text:p>
          </table:table-cell>
          <table:table-cell office:value-type="float" office:value="0.000108158" calcext:value-type="float">
            <text:p>0.000108158</text:p>
          </table:table-cell>
          <table:table-cell office:value-type="float" office:value="0.000149493" calcext:value-type="float">
            <text:p>0.000149493</text:p>
          </table:table-cell>
          <table:table-cell office:value-type="float" office:value="981038" calcext:value-type="float">
            <text:p>981038</text:p>
          </table:table-cell>
          <table:table-cell office:value-type="float" office:value="1000" calcext:value-type="float">
            <text:p>1000</text:p>
          </table:table-cell>
          <table:table-cell office:value-type="float" office:value="981.038" calcext:value-type="float">
            <text:p>981.038</text:p>
          </table:table-cell>
          <table:table-cell office:value-type="float" office:value="937" calcext:value-type="float">
            <text:p>937</text:p>
          </table:table-cell>
          <table:table-cell office:value-type="float" office:value="1041" calcext:value-type="float">
            <text:p>1041</text:p>
          </table:table-cell>
          <table:table-cell office:value-type="float" office:value="11971" calcext:value-type="float">
            <text:p>11971</text:p>
          </table:table-cell>
          <table:table-cell office:value-type="float" office:value="1000" calcext:value-type="float">
            <text:p>1000</text:p>
          </table:table-cell>
          <table:table-cell office:value-type="float" office:value="11.971" calcext:value-type="float">
            <text:p>11.9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.113747" calcext:value-type="float">
            <text:p>0.1137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747" calcext:value-type="float">
            <text:p>0.000113747</text:p>
          </table:table-cell>
          <table:table-cell office:value-type="float" office:value="0.000110059" calcext:value-type="float">
            <text:p>0.000110059</text:p>
          </table:table-cell>
          <table:table-cell office:value-type="float" office:value="0.000156896" calcext:value-type="float">
            <text:p>0.000156896</text:p>
          </table:table-cell>
          <table:table-cell office:value-type="float" office:value="1026007" calcext:value-type="float">
            <text:p>1026007</text:p>
          </table:table-cell>
          <table:table-cell office:value-type="float" office:value="1000" calcext:value-type="float">
            <text:p>1000</text:p>
          </table:table-cell>
          <table:table-cell office:value-type="float" office:value="1026.01" calcext:value-type="float">
            <text:p>1026.01</text:p>
          </table:table-cell>
          <table:table-cell office:value-type="float" office:value="977" calcext:value-type="float">
            <text:p>977</text:p>
          </table:table-cell>
          <table:table-cell office:value-type="float" office:value="1092" calcext:value-type="float">
            <text:p>1092</text:p>
          </table:table-cell>
          <table:table-cell office:value-type="float" office:value="14132" calcext:value-type="float">
            <text:p>14132</text:p>
          </table:table-cell>
          <table:table-cell office:value-type="float" office:value="1000" calcext:value-type="float">
            <text:p>1000</text:p>
          </table:table-cell>
          <table:table-cell office:value-type="float" office:value="14.132" calcext:value-type="float">
            <text:p>14.13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.116233" calcext:value-type="float">
            <text:p>0.1162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233" calcext:value-type="float">
            <text:p>0.000116233</text:p>
          </table:table-cell>
          <table:table-cell office:value-type="float" office:value="0.000111723" calcext:value-type="float">
            <text:p>0.000111723</text:p>
          </table:table-cell>
          <table:table-cell office:value-type="float" office:value="0.000157289" calcext:value-type="float">
            <text:p>0.000157289</text:p>
          </table:table-cell>
          <table:table-cell office:value-type="float" office:value="1082670" calcext:value-type="float">
            <text:p>1082670</text:p>
          </table:table-cell>
          <table:table-cell office:value-type="float" office:value="1000" calcext:value-type="float">
            <text:p>1000</text:p>
          </table:table-cell>
          <table:table-cell office:value-type="float" office:value="1082.67" calcext:value-type="float">
            <text:p>1082.67</text:p>
          </table:table-cell>
          <table:table-cell office:value-type="float" office:value="1013" calcext:value-type="float">
            <text:p>1013</text:p>
          </table:table-cell>
          <table:table-cell office:value-type="float" office:value="1143" calcext:value-type="float">
            <text:p>1143</text:p>
          </table:table-cell>
          <table:table-cell office:value-type="float" office:value="16739" calcext:value-type="float">
            <text:p>16739</text:p>
          </table:table-cell>
          <table:table-cell office:value-type="float" office:value="1000" calcext:value-type="float">
            <text:p>1000</text:p>
          </table:table-cell>
          <table:table-cell office:value-type="float" office:value="16.739" calcext:value-type="float">
            <text:p>16.73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0.12004" calcext:value-type="float">
            <text:p>0.120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04" calcext:value-type="float">
            <text:p>0.00012004</text:p>
          </table:table-cell>
          <table:table-cell office:value-type="float" office:value="0.000114241" calcext:value-type="float">
            <text:p>0.000114241</text:p>
          </table:table-cell>
          <table:table-cell office:value-type="float" office:value="0.000176369" calcext:value-type="float">
            <text:p>0.000176369</text:p>
          </table:table-cell>
          <table:table-cell office:value-type="float" office:value="1164155" calcext:value-type="float">
            <text:p>1164155</text:p>
          </table:table-cell>
          <table:table-cell office:value-type="float" office:value="1000" calcext:value-type="float">
            <text:p>1000</text:p>
          </table:table-cell>
          <table:table-cell office:value-type="float" office:value="1164.15" calcext:value-type="float">
            <text:p>1164.15</text:p>
          </table:table-cell>
          <table:table-cell office:value-type="float" office:value="1104" calcext:value-type="float">
            <text:p>1104</text:p>
          </table:table-cell>
          <table:table-cell office:value-type="float" office:value="1264" calcext:value-type="float">
            <text:p>1264</text:p>
          </table:table-cell>
          <table:table-cell office:value-type="float" office:value="20516" calcext:value-type="float">
            <text:p>20516</text:p>
          </table:table-cell>
          <table:table-cell office:value-type="float" office:value="1000" calcext:value-type="float">
            <text:p>1000</text:p>
          </table:table-cell>
          <table:table-cell office:value-type="float" office:value="20.516" calcext:value-type="float">
            <text:p>20.5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.102896" calcext:value-type="float">
            <text:p>0.102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896" calcext:value-type="float">
            <text:p>0.000102896</text:p>
          </table:table-cell>
          <table:table-cell office:value-type="float" office:value="0.000099541" calcext:value-type="float">
            <text:p>9.9541E-05</text:p>
          </table:table-cell>
          <table:table-cell office:value-type="float" office:value="0.000141823" calcext:value-type="float">
            <text:p>0.000141823</text:p>
          </table:table-cell>
          <table:table-cell office:value-type="float" office:value="863797" calcext:value-type="float">
            <text:p>863797</text:p>
          </table:table-cell>
          <table:table-cell office:value-type="float" office:value="1000" calcext:value-type="float">
            <text:p>1000</text:p>
          </table:table-cell>
          <table:table-cell office:value-type="float" office:value="863.797" calcext:value-type="float">
            <text:p>863.797</text:p>
          </table:table-cell>
          <table:table-cell office:value-type="float" office:value="849" calcext:value-type="float">
            <text:p>849</text:p>
          </table:table-cell>
          <table:table-cell office:value-type="float" office:value="880" calcext:value-type="float">
            <text:p>880</text:p>
          </table:table-cell>
          <table:table-cell office:value-type="float" office:value="4011" calcext:value-type="float">
            <text:p>4011</text:p>
          </table:table-cell>
          <table:table-cell office:value-type="float" office:value="1000" calcext:value-type="float">
            <text:p>1000</text:p>
          </table:table-cell>
          <table:table-cell office:value-type="float" office:value="4.011" calcext:value-type="float">
            <text:p>4.0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.106285" calcext:value-type="float">
            <text:p>0.106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285" calcext:value-type="float">
            <text:p>0.000106285</text:p>
          </table:table-cell>
          <table:table-cell office:value-type="float" office:value="0.000102501" calcext:value-type="float">
            <text:p>0.000102501</text:p>
          </table:table-cell>
          <table:table-cell office:value-type="float" office:value="0.000142353" calcext:value-type="float">
            <text:p>0.000142353</text:p>
          </table:table-cell>
          <table:table-cell office:value-type="float" office:value="895687" calcext:value-type="float">
            <text:p>895687</text:p>
          </table:table-cell>
          <table:table-cell office:value-type="float" office:value="1000" calcext:value-type="float">
            <text:p>1000</text:p>
          </table:table-cell>
          <table:table-cell office:value-type="float" office:value="895.687" calcext:value-type="float">
            <text:p>895.687</text:p>
          </table:table-cell>
          <table:table-cell office:value-type="float" office:value="874" calcext:value-type="float">
            <text:p>874</text:p>
          </table:table-cell>
          <table:table-cell office:value-type="float" office:value="923" calcext:value-type="float">
            <text:p>923</text:p>
          </table:table-cell>
          <table:table-cell office:value-type="float" office:value="5629" calcext:value-type="float">
            <text:p>5629</text:p>
          </table:table-cell>
          <table:table-cell office:value-type="float" office:value="1000" calcext:value-type="float">
            <text:p>1000</text:p>
          </table:table-cell>
          <table:table-cell office:value-type="float" office:value="5.629" calcext:value-type="float">
            <text:p>5.6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.109745" calcext:value-type="float">
            <text:p>0.109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745" calcext:value-type="float">
            <text:p>0.000109745</text:p>
          </table:table-cell>
          <table:table-cell office:value-type="float" office:value="0.000105911" calcext:value-type="float">
            <text:p>0.000105911</text:p>
          </table:table-cell>
          <table:table-cell office:value-type="float" office:value="0.000144727" calcext:value-type="float">
            <text:p>0.000144727</text:p>
          </table:table-cell>
          <table:table-cell office:value-type="float" office:value="925961" calcext:value-type="float">
            <text:p>925961</text:p>
          </table:table-cell>
          <table:table-cell office:value-type="float" office:value="1000" calcext:value-type="float">
            <text:p>1000</text:p>
          </table:table-cell>
          <table:table-cell office:value-type="float" office:value="925.961" calcext:value-type="float">
            <text:p>925.961</text:p>
          </table:table-cell>
          <table:table-cell office:value-type="float" office:value="900" calcext:value-type="float">
            <text:p>900</text:p>
          </table:table-cell>
          <table:table-cell office:value-type="float" office:value="956" calcext:value-type="float">
            <text:p>956</text:p>
          </table:table-cell>
          <table:table-cell office:value-type="float" office:value="7115" calcext:value-type="float">
            <text:p>7115</text:p>
          </table:table-cell>
          <table:table-cell office:value-type="float" office:value="1000" calcext:value-type="float">
            <text:p>1000</text:p>
          </table:table-cell>
          <table:table-cell office:value-type="float" office:value="7.115" calcext:value-type="float">
            <text:p>7.1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114055" calcext:value-type="float">
            <text:p>0.1140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055" calcext:value-type="float">
            <text:p>0.000114055</text:p>
          </table:table-cell>
          <table:table-cell office:value-type="float" office:value="0.000106647" calcext:value-type="float">
            <text:p>0.000106647</text:p>
          </table:table-cell>
          <table:table-cell office:value-type="float" office:value="0.000150552" calcext:value-type="float">
            <text:p>0.000150552</text:p>
          </table:table-cell>
          <table:table-cell office:value-type="float" office:value="957554" calcext:value-type="float">
            <text:p>957554</text:p>
          </table:table-cell>
          <table:table-cell office:value-type="float" office:value="1000" calcext:value-type="float">
            <text:p>1000</text:p>
          </table:table-cell>
          <table:table-cell office:value-type="float" office:value="957.554" calcext:value-type="float">
            <text:p>957.554</text:p>
          </table:table-cell>
          <table:table-cell office:value-type="float" office:value="920" calcext:value-type="float">
            <text:p>920</text:p>
          </table:table-cell>
          <table:table-cell office:value-type="float" office:value="992" calcext:value-type="float">
            <text:p>992</text:p>
          </table:table-cell>
          <table:table-cell office:value-type="float" office:value="8682" calcext:value-type="float">
            <text:p>8682</text:p>
          </table:table-cell>
          <table:table-cell office:value-type="float" office:value="1000" calcext:value-type="float">
            <text:p>1000</text:p>
          </table:table-cell>
          <table:table-cell office:value-type="float" office:value="8.682" calcext:value-type="float">
            <text:p>8.6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.116737" calcext:value-type="float">
            <text:p>0.116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737" calcext:value-type="float">
            <text:p>0.000116737</text:p>
          </table:table-cell>
          <table:table-cell office:value-type="float" office:value="0.000108111" calcext:value-type="float">
            <text:p>0.000108111</text:p>
          </table:table-cell>
          <table:table-cell office:value-type="float" office:value="0.000152421" calcext:value-type="float">
            <text:p>0.000152421</text:p>
          </table:table-cell>
          <table:table-cell office:value-type="float" office:value="991455" calcext:value-type="float">
            <text:p>991455</text:p>
          </table:table-cell>
          <table:table-cell office:value-type="float" office:value="1000" calcext:value-type="float">
            <text:p>1000</text:p>
          </table:table-cell>
          <table:table-cell office:value-type="float" office:value="991.455" calcext:value-type="float">
            <text:p>991.455</text:p>
          </table:table-cell>
          <table:table-cell office:value-type="float" office:value="955" calcext:value-type="float">
            <text:p>955</text:p>
          </table:table-cell>
          <table:table-cell office:value-type="float" office:value="1035" calcext:value-type="float">
            <text:p>1035</text:p>
          </table:table-cell>
          <table:table-cell office:value-type="float" office:value="10307" calcext:value-type="float">
            <text:p>10307</text:p>
          </table:table-cell>
          <table:table-cell office:value-type="float" office:value="1000" calcext:value-type="float">
            <text:p>1000</text:p>
          </table:table-cell>
          <table:table-cell office:value-type="float" office:value="10.307" calcext:value-type="float">
            <text:p>10.30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0.119816" calcext:value-type="float">
            <text:p>0.1198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816" calcext:value-type="float">
            <text:p>0.000119816</text:p>
          </table:table-cell>
          <table:table-cell office:value-type="float" office:value="0.000110713" calcext:value-type="float">
            <text:p>0.000110713</text:p>
          </table:table-cell>
          <table:table-cell office:value-type="float" office:value="0.000153771" calcext:value-type="float">
            <text:p>0.000153771</text:p>
          </table:table-cell>
          <table:table-cell office:value-type="float" office:value="1031483" calcext:value-type="float">
            <text:p>1031483</text:p>
          </table:table-cell>
          <table:table-cell office:value-type="float" office:value="1000" calcext:value-type="float">
            <text:p>1000</text:p>
          </table:table-cell>
          <table:table-cell office:value-type="float" office:value="1031.48" calcext:value-type="float">
            <text:p>1031.48</text:p>
          </table:table-cell>
          <table:table-cell office:value-type="float" office:value="987" calcext:value-type="float">
            <text:p>987</text:p>
          </table:table-cell>
          <table:table-cell office:value-type="float" office:value="1088" calcext:value-type="float">
            <text:p>1088</text:p>
          </table:table-cell>
          <table:table-cell office:value-type="float" office:value="12255" calcext:value-type="float">
            <text:p>12255</text:p>
          </table:table-cell>
          <table:table-cell office:value-type="float" office:value="1000" calcext:value-type="float">
            <text:p>1000</text:p>
          </table:table-cell>
          <table:table-cell office:value-type="float" office:value="12.255" calcext:value-type="float">
            <text:p>12.2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0.120712" calcext:value-type="float">
            <text:p>0.1207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712" calcext:value-type="float">
            <text:p>0.000120712</text:p>
          </table:table-cell>
          <table:table-cell office:value-type="float" office:value="0.000114646" calcext:value-type="float">
            <text:p>0.000114646</text:p>
          </table:table-cell>
          <table:table-cell office:value-type="float" office:value="0.000135263" calcext:value-type="float">
            <text:p>0.000135263</text:p>
          </table:table-cell>
          <table:table-cell office:value-type="float" office:value="1076613" calcext:value-type="float">
            <text:p>1076613</text:p>
          </table:table-cell>
          <table:table-cell office:value-type="float" office:value="1000" calcext:value-type="float">
            <text:p>1000</text:p>
          </table:table-cell>
          <table:table-cell office:value-type="float" office:value="1076.61" calcext:value-type="float">
            <text:p>1076.61</text:p>
          </table:table-cell>
          <table:table-cell office:value-type="float" office:value="1017" calcext:value-type="float">
            <text:p>1017</text:p>
          </table:table-cell>
          <table:table-cell office:value-type="float" office:value="1135" calcext:value-type="float">
            <text:p>1135</text:p>
          </table:table-cell>
          <table:table-cell office:value-type="float" office:value="14358" calcext:value-type="float">
            <text:p>14358</text:p>
          </table:table-cell>
          <table:table-cell office:value-type="float" office:value="1000" calcext:value-type="float">
            <text:p>1000</text:p>
          </table:table-cell>
          <table:table-cell office:value-type="float" office:value="14.358" calcext:value-type="float">
            <text:p>14.35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0.122941" calcext:value-type="float">
            <text:p>0.1229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941" calcext:value-type="float">
            <text:p>0.000122941</text:p>
          </table:table-cell>
          <table:table-cell office:value-type="float" office:value="0.000117587" calcext:value-type="float">
            <text:p>0.000117587</text:p>
          </table:table-cell>
          <table:table-cell office:value-type="float" office:value="0.000137636" calcext:value-type="float">
            <text:p>0.000137636</text:p>
          </table:table-cell>
          <table:table-cell office:value-type="float" office:value="1137434" calcext:value-type="float">
            <text:p>1137434</text:p>
          </table:table-cell>
          <table:table-cell office:value-type="float" office:value="1000" calcext:value-type="float">
            <text:p>1000</text:p>
          </table:table-cell>
          <table:table-cell office:value-type="float" office:value="1137.43" calcext:value-type="float">
            <text:p>1137.43</text:p>
          </table:table-cell>
          <table:table-cell office:value-type="float" office:value="1071" calcext:value-type="float">
            <text:p>1071</text:p>
          </table:table-cell>
          <table:table-cell office:value-type="float" office:value="1210" calcext:value-type="float">
            <text:p>1210</text:p>
          </table:table-cell>
          <table:table-cell office:value-type="float" office:value="17105" calcext:value-type="float">
            <text:p>17105</text:p>
          </table:table-cell>
          <table:table-cell office:value-type="float" office:value="1000" calcext:value-type="float">
            <text:p>1000</text:p>
          </table:table-cell>
          <table:table-cell office:value-type="float" office:value="17.105" calcext:value-type="float">
            <text:p>17.10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0.125756" calcext:value-type="float">
            <text:p>0.1257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756" calcext:value-type="float">
            <text:p>0.000125756</text:p>
          </table:table-cell>
          <table:table-cell office:value-type="float" office:value="0.000120151" calcext:value-type="float">
            <text:p>0.000120151</text:p>
          </table:table-cell>
          <table:table-cell office:value-type="float" office:value="0.00015736" calcext:value-type="float">
            <text:p>0.00015736</text:p>
          </table:table-cell>
          <table:table-cell office:value-type="float" office:value="1221192" calcext:value-type="float">
            <text:p>1221192</text:p>
          </table:table-cell>
          <table:table-cell office:value-type="float" office:value="1000" calcext:value-type="float">
            <text:p>1000</text:p>
          </table:table-cell>
          <table:table-cell office:value-type="float" office:value="1221.19" calcext:value-type="float">
            <text:p>1221.19</text:p>
          </table:table-cell>
          <table:table-cell office:value-type="float" office:value="1164" calcext:value-type="float">
            <text:p>1164</text:p>
          </table:table-cell>
          <table:table-cell office:value-type="float" office:value="1359" calcext:value-type="float">
            <text:p>1359</text:p>
          </table:table-cell>
          <table:table-cell office:value-type="float" office:value="20903" calcext:value-type="float">
            <text:p>20903</text:p>
          </table:table-cell>
          <table:table-cell office:value-type="float" office:value="1000" calcext:value-type="float">
            <text:p>1000</text:p>
          </table:table-cell>
          <table:table-cell office:value-type="float" office:value="20.903" calcext:value-type="float">
            <text:p>20.90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0.11718" calcext:value-type="float">
            <text:p>0.117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18" calcext:value-type="float">
            <text:p>0.00011718</text:p>
          </table:table-cell>
          <table:table-cell office:value-type="float" office:value="0.00010409" calcext:value-type="float">
            <text:p>0.00010409</text:p>
          </table:table-cell>
          <table:table-cell office:value-type="float" office:value="0.000137298" calcext:value-type="float">
            <text:p>0.000137298</text:p>
          </table:table-cell>
          <table:table-cell office:value-type="float" office:value="906831" calcext:value-type="float">
            <text:p>906831</text:p>
          </table:table-cell>
          <table:table-cell office:value-type="float" office:value="1000" calcext:value-type="float">
            <text:p>1000</text:p>
          </table:table-cell>
          <table:table-cell office:value-type="float" office:value="906.831" calcext:value-type="float">
            <text:p>906.831</text:p>
          </table:table-cell>
          <table:table-cell office:value-type="float" office:value="891" calcext:value-type="float">
            <text:p>891</text:p>
          </table:table-cell>
          <table:table-cell office:value-type="float" office:value="922" calcext:value-type="float">
            <text:p>922</text:p>
          </table:table-cell>
          <table:table-cell office:value-type="float" office:value="4044" calcext:value-type="float">
            <text:p>4044</text:p>
          </table:table-cell>
          <table:table-cell office:value-type="float" office:value="1000" calcext:value-type="float">
            <text:p>1000</text:p>
          </table:table-cell>
          <table:table-cell office:value-type="float" office:value="4.044" calcext:value-type="float">
            <text:p>4.0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.124689" calcext:value-type="float">
            <text:p>0.1246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689" calcext:value-type="float">
            <text:p>0.000124689</text:p>
          </table:table-cell>
          <table:table-cell office:value-type="float" office:value="0.000119562" calcext:value-type="float">
            <text:p>0.000119562</text:p>
          </table:table-cell>
          <table:table-cell office:value-type="float" office:value="0.000139812" calcext:value-type="float">
            <text:p>0.000139812</text:p>
          </table:table-cell>
          <table:table-cell office:value-type="float" office:value="939989" calcext:value-type="float">
            <text:p>939989</text:p>
          </table:table-cell>
          <table:table-cell office:value-type="float" office:value="1000" calcext:value-type="float">
            <text:p>1000</text:p>
          </table:table-cell>
          <table:table-cell office:value-type="float" office:value="939.989" calcext:value-type="float">
            <text:p>939.989</text:p>
          </table:table-cell>
          <table:table-cell office:value-type="float" office:value="920" calcext:value-type="float">
            <text:p>920</text:p>
          </table:table-cell>
          <table:table-cell office:value-type="float" office:value="963" calcext:value-type="float">
            <text:p>963</text:p>
          </table:table-cell>
          <table:table-cell office:value-type="float" office:value="5691" calcext:value-type="float">
            <text:p>5691</text:p>
          </table:table-cell>
          <table:table-cell office:value-type="float" office:value="1000" calcext:value-type="float">
            <text:p>1000</text:p>
          </table:table-cell>
          <table:table-cell office:value-type="float" office:value="5.691" calcext:value-type="float">
            <text:p>5.6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0.117862" calcext:value-type="float">
            <text:p>0.117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862" calcext:value-type="float">
            <text:p>0.000117862</text:p>
          </table:table-cell>
          <table:table-cell office:value-type="float" office:value="0.000105152" calcext:value-type="float">
            <text:p>0.000105152</text:p>
          </table:table-cell>
          <table:table-cell office:value-type="float" office:value="0.000150328" calcext:value-type="float">
            <text:p>0.000150328</text:p>
          </table:table-cell>
          <table:table-cell office:value-type="float" office:value="971467" calcext:value-type="float">
            <text:p>971467</text:p>
          </table:table-cell>
          <table:table-cell office:value-type="float" office:value="1000" calcext:value-type="float">
            <text:p>1000</text:p>
          </table:table-cell>
          <table:table-cell office:value-type="float" office:value="971.467" calcext:value-type="float">
            <text:p>971.467</text:p>
          </table:table-cell>
          <table:table-cell office:value-type="float" office:value="944" calcext:value-type="float">
            <text:p>944</text:p>
          </table:table-cell>
          <table:table-cell office:value-type="float" office:value="997" calcext:value-type="float">
            <text:p>997</text:p>
          </table:table-cell>
          <table:table-cell office:value-type="float" office:value="7232" calcext:value-type="float">
            <text:p>7232</text:p>
          </table:table-cell>
          <table:table-cell office:value-type="float" office:value="1000" calcext:value-type="float">
            <text:p>1000</text:p>
          </table:table-cell>
          <table:table-cell office:value-type="float" office:value="7.232" calcext:value-type="float">
            <text:p>7.2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112179" calcext:value-type="float">
            <text:p>0.1121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179" calcext:value-type="float">
            <text:p>0.000112179</text:p>
          </table:table-cell>
          <table:table-cell office:value-type="float" office:value="0.00010751" calcext:value-type="float">
            <text:p>0.00010751</text:p>
          </table:table-cell>
          <table:table-cell office:value-type="float" office:value="0.000143311" calcext:value-type="float">
            <text:p>0.000143311</text:p>
          </table:table-cell>
          <table:table-cell office:value-type="float" office:value="1005364" calcext:value-type="float">
            <text:p>1005364</text:p>
          </table:table-cell>
          <table:table-cell office:value-type="float" office:value="1000" calcext:value-type="float">
            <text:p>1000</text:p>
          </table:table-cell>
          <table:table-cell office:value-type="float" office:value="1005.36" calcext:value-type="float">
            <text:p>1005.36</text:p>
          </table:table-cell>
          <table:table-cell office:value-type="float" office:value="976" calcext:value-type="float">
            <text:p>976</text:p>
          </table:table-cell>
          <table:table-cell office:value-type="float" office:value="1042" calcext:value-type="float">
            <text:p>1042</text:p>
          </table:table-cell>
          <table:table-cell office:value-type="float" office:value="8869" calcext:value-type="float">
            <text:p>8869</text:p>
          </table:table-cell>
          <table:table-cell office:value-type="float" office:value="1000" calcext:value-type="float">
            <text:p>1000</text:p>
          </table:table-cell>
          <table:table-cell office:value-type="float" office:value="8.869" calcext:value-type="float">
            <text:p>8.8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.11441" calcext:value-type="float">
            <text:p>0.114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41" calcext:value-type="float">
            <text:p>0.00011441</text:p>
          </table:table-cell>
          <table:table-cell office:value-type="float" office:value="0.000109712" calcext:value-type="float">
            <text:p>0.000109712</text:p>
          </table:table-cell>
          <table:table-cell office:value-type="float" office:value="0.000144409" calcext:value-type="float">
            <text:p>0.000144409</text:p>
          </table:table-cell>
          <table:table-cell office:value-type="float" office:value="1040236" calcext:value-type="float">
            <text:p>1040236</text:p>
          </table:table-cell>
          <table:table-cell office:value-type="float" office:value="1000" calcext:value-type="float">
            <text:p>1000</text:p>
          </table:table-cell>
          <table:table-cell office:value-type="float" office:value="1040.24" calcext:value-type="float">
            <text:p>1040.24</text:p>
          </table:table-cell>
          <table:table-cell office:value-type="float" office:value="998" calcext:value-type="float">
            <text:p>998</text:p>
          </table:table-cell>
          <table:table-cell office:value-type="float" office:value="1093" calcext:value-type="float">
            <text:p>1093</text:p>
          </table:table-cell>
          <table:table-cell office:value-type="float" office:value="10551" calcext:value-type="float">
            <text:p>10551</text:p>
          </table:table-cell>
          <table:table-cell office:value-type="float" office:value="1000" calcext:value-type="float">
            <text:p>1000</text:p>
          </table:table-cell>
          <table:table-cell office:value-type="float" office:value="10.551" calcext:value-type="float">
            <text:p>10.55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279" calcext:value-type="float">
            <text:p>0.000116279</text:p>
          </table:table-cell>
          <table:table-cell office:value-type="float" office:value="0.000111525" calcext:value-type="float">
            <text:p>0.000111525</text:p>
          </table:table-cell>
          <table:table-cell office:value-type="float" office:value="0.000138711" calcext:value-type="float">
            <text:p>0.000138711</text:p>
          </table:table-cell>
          <table:table-cell office:value-type="float" office:value="1081059" calcext:value-type="float">
            <text:p>1081059</text:p>
          </table:table-cell>
          <table:table-cell office:value-type="float" office:value="1000" calcext:value-type="float">
            <text:p>1000</text:p>
          </table:table-cell>
          <table:table-cell office:value-type="float" office:value="1081.06" calcext:value-type="float">
            <text:p>1081.06</text:p>
          </table:table-cell>
          <table:table-cell office:value-type="float" office:value="1029" calcext:value-type="float">
            <text:p>1029</text:p>
          </table:table-cell>
          <table:table-cell office:value-type="float" office:value="1136" calcext:value-type="float">
            <text:p>1136</text:p>
          </table:table-cell>
          <table:table-cell office:value-type="float" office:value="12424" calcext:value-type="float">
            <text:p>12424</text:p>
          </table:table-cell>
          <table:table-cell office:value-type="float" office:value="1000" calcext:value-type="float">
            <text:p>1000</text:p>
          </table:table-cell>
          <table:table-cell office:value-type="float" office:value="12.424" calcext:value-type="float">
            <text:p>12.4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0.118269" calcext:value-type="float">
            <text:p>0.118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269" calcext:value-type="float">
            <text:p>0.000118269</text:p>
          </table:table-cell>
          <table:table-cell office:value-type="float" office:value="0.000113707" calcext:value-type="float">
            <text:p>0.000113707</text:p>
          </table:table-cell>
          <table:table-cell office:value-type="float" office:value="0.000156065" calcext:value-type="float">
            <text:p>0.000156065</text:p>
          </table:table-cell>
          <table:table-cell office:value-type="float" office:value="1128978" calcext:value-type="float">
            <text:p>1128978</text:p>
          </table:table-cell>
          <table:table-cell office:value-type="float" office:value="1000" calcext:value-type="float">
            <text:p>1000</text:p>
          </table:table-cell>
          <table:table-cell office:value-type="float" office:value="1128.98" calcext:value-type="float">
            <text:p>1128.98</text:p>
          </table:table-cell>
          <table:table-cell office:value-type="float" office:value="1083" calcext:value-type="float">
            <text:p>1083</text:p>
          </table:table-cell>
          <table:table-cell office:value-type="float" office:value="1189" calcext:value-type="float">
            <text:p>1189</text:p>
          </table:table-cell>
          <table:table-cell office:value-type="float" office:value="14623" calcext:value-type="float">
            <text:p>14623</text:p>
          </table:table-cell>
          <table:table-cell office:value-type="float" office:value="1000" calcext:value-type="float">
            <text:p>1000</text:p>
          </table:table-cell>
          <table:table-cell office:value-type="float" office:value="14.623" calcext:value-type="float">
            <text:p>14.6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0.12108" calcext:value-type="float">
            <text:p>0.121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08" calcext:value-type="float">
            <text:p>0.00012108</text:p>
          </table:table-cell>
          <table:table-cell office:value-type="float" office:value="0.000116256" calcext:value-type="float">
            <text:p>0.000116256</text:p>
          </table:table-cell>
          <table:table-cell office:value-type="float" office:value="0.000176199" calcext:value-type="float">
            <text:p>0.000176199</text:p>
          </table:table-cell>
          <table:table-cell office:value-type="float" office:value="1192277" calcext:value-type="float">
            <text:p>1192277</text:p>
          </table:table-cell>
          <table:table-cell office:value-type="float" office:value="1000" calcext:value-type="float">
            <text:p>1000</text:p>
          </table:table-cell>
          <table:table-cell office:value-type="float" office:value="1192.28" calcext:value-type="float">
            <text:p>1192.28</text:p>
          </table:table-cell>
          <table:table-cell office:value-type="float" office:value="1136" calcext:value-type="float">
            <text:p>1136</text:p>
          </table:table-cell>
          <table:table-cell office:value-type="float" office:value="1249" calcext:value-type="float">
            <text:p>1249</text:p>
          </table:table-cell>
          <table:table-cell office:value-type="float" office:value="17448" calcext:value-type="float">
            <text:p>17448</text:p>
          </table:table-cell>
          <table:table-cell office:value-type="float" office:value="1000" calcext:value-type="float">
            <text:p>1000</text:p>
          </table:table-cell>
          <table:table-cell office:value-type="float" office:value="17.448" calcext:value-type="float">
            <text:p>17.44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0.124645" calcext:value-type="float">
            <text:p>0.1246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645" calcext:value-type="float">
            <text:p>0.000124645</text:p>
          </table:table-cell>
          <table:table-cell office:value-type="float" office:value="0.000118904" calcext:value-type="float">
            <text:p>0.000118904</text:p>
          </table:table-cell>
          <table:table-cell office:value-type="float" office:value="0.000158627" calcext:value-type="float">
            <text:p>0.000158627</text:p>
          </table:table-cell>
          <table:table-cell office:value-type="float" office:value="1279904" calcext:value-type="float">
            <text:p>1279904</text:p>
          </table:table-cell>
          <table:table-cell office:value-type="float" office:value="1000" calcext:value-type="float">
            <text:p>1000</text:p>
          </table:table-cell>
          <table:table-cell office:value-type="float" office:value="1279.9" calcext:value-type="float">
            <text:p>1279.9</text:p>
          </table:table-cell>
          <table:table-cell office:value-type="float" office:value="1206" calcext:value-type="float">
            <text:p>1206</text:p>
          </table:table-cell>
          <table:table-cell office:value-type="float" office:value="1379" calcext:value-type="float">
            <text:p>1379</text:p>
          </table:table-cell>
          <table:table-cell office:value-type="float" office:value="21336" calcext:value-type="float">
            <text:p>21336</text:p>
          </table:table-cell>
          <table:table-cell office:value-type="float" office:value="1000" calcext:value-type="float">
            <text:p>1000</text:p>
          </table:table-cell>
          <table:table-cell office:value-type="float" office:value="21.336" calcext:value-type="float">
            <text:p>21.33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.107209" calcext:value-type="float">
            <text:p>0.1072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209" calcext:value-type="float">
            <text:p>0.000107209</text:p>
          </table:table-cell>
          <table:table-cell office:value-type="float" office:value="0.000102972" calcext:value-type="float">
            <text:p>0.000102972</text:p>
          </table:table-cell>
          <table:table-cell office:value-type="float" office:value="0.000137515" calcext:value-type="float">
            <text:p>0.000137515</text:p>
          </table:table-cell>
          <table:table-cell office:value-type="float" office:value="950423" calcext:value-type="float">
            <text:p>950423</text:p>
          </table:table-cell>
          <table:table-cell office:value-type="float" office:value="1000" calcext:value-type="float">
            <text:p>1000</text:p>
          </table:table-cell>
          <table:table-cell office:value-type="float" office:value="950.423" calcext:value-type="float">
            <text:p>950.423</text:p>
          </table:table-cell>
          <table:table-cell office:value-type="float" office:value="932" calcext:value-type="float">
            <text:p>932</text:p>
          </table:table-cell>
          <table:table-cell office:value-type="float" office:value="978" calcext:value-type="float">
            <text:p>978</text:p>
          </table:table-cell>
          <table:table-cell office:value-type="float" office:value="4086" calcext:value-type="float">
            <text:p>4086</text:p>
          </table:table-cell>
          <table:table-cell office:value-type="float" office:value="1000" calcext:value-type="float">
            <text:p>1000</text:p>
          </table:table-cell>
          <table:table-cell office:value-type="float" office:value="4.086" calcext:value-type="float">
            <text:p>4.0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.111063" calcext:value-type="float">
            <text:p>0.1110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063" calcext:value-type="float">
            <text:p>0.000111063</text:p>
          </table:table-cell>
          <table:table-cell office:value-type="float" office:value="0.000105422" calcext:value-type="float">
            <text:p>0.000105422</text:p>
          </table:table-cell>
          <table:table-cell office:value-type="float" office:value="0.000137492" calcext:value-type="float">
            <text:p>0.000137492</text:p>
          </table:table-cell>
          <table:table-cell office:value-type="float" office:value="985110" calcext:value-type="float">
            <text:p>985110</text:p>
          </table:table-cell>
          <table:table-cell office:value-type="float" office:value="1000" calcext:value-type="float">
            <text:p>1000</text:p>
          </table:table-cell>
          <table:table-cell office:value-type="float" office:value="985.11" calcext:value-type="float">
            <text:p>985.11</text:p>
          </table:table-cell>
          <table:table-cell office:value-type="float" office:value="962" calcext:value-type="float">
            <text:p>962</text:p>
          </table:table-cell>
          <table:table-cell office:value-type="float" office:value="1016" calcext:value-type="float">
            <text:p>1016</text:p>
          </table:table-cell>
          <table:table-cell office:value-type="float" office:value="5767" calcext:value-type="float">
            <text:p>5767</text:p>
          </table:table-cell>
          <table:table-cell office:value-type="float" office:value="1000" calcext:value-type="float">
            <text:p>1000</text:p>
          </table:table-cell>
          <table:table-cell office:value-type="float" office:value="5.767" calcext:value-type="float">
            <text:p>5.7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0.114535" calcext:value-type="float">
            <text:p>0.1145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535" calcext:value-type="float">
            <text:p>0.000114535</text:p>
          </table:table-cell>
          <table:table-cell office:value-type="float" office:value="0.000109434" calcext:value-type="float">
            <text:p>0.000109434</text:p>
          </table:table-cell>
          <table:table-cell office:value-type="float" office:value="0.000129978" calcext:value-type="float">
            <text:p>0.000129978</text:p>
          </table:table-cell>
          <table:table-cell office:value-type="float" office:value="1018753" calcext:value-type="float">
            <text:p>1018753</text:p>
          </table:table-cell>
          <table:table-cell office:value-type="float" office:value="1000" calcext:value-type="float">
            <text:p>1000</text:p>
          </table:table-cell>
          <table:table-cell office:value-type="float" office:value="1018.75" calcext:value-type="float">
            <text:p>1018.75</text:p>
          </table:table-cell>
          <table:table-cell office:value-type="float" office:value="992" calcext:value-type="float">
            <text:p>992</text:p>
          </table:table-cell>
          <table:table-cell office:value-type="float" office:value="1047" calcext:value-type="float">
            <text:p>1047</text:p>
          </table:table-cell>
          <table:table-cell office:value-type="float" office:value="7385" calcext:value-type="float">
            <text:p>7385</text:p>
          </table:table-cell>
          <table:table-cell office:value-type="float" office:value="1000" calcext:value-type="float">
            <text:p>1000</text:p>
          </table:table-cell>
          <table:table-cell office:value-type="float" office:value="7.385" calcext:value-type="float">
            <text:p>7.3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0.11771" calcext:value-type="float">
            <text:p>0.117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71" calcext:value-type="float">
            <text:p>0.00011771</text:p>
          </table:table-cell>
          <table:table-cell office:value-type="float" office:value="0.000112615" calcext:value-type="float">
            <text:p>0.000112615</text:p>
          </table:table-cell>
          <table:table-cell office:value-type="float" office:value="0.000135218" calcext:value-type="float">
            <text:p>0.000135218</text:p>
          </table:table-cell>
          <table:table-cell office:value-type="float" office:value="1052653" calcext:value-type="float">
            <text:p>1052653</text:p>
          </table:table-cell>
          <table:table-cell office:value-type="float" office:value="1000" calcext:value-type="float">
            <text:p>1000</text:p>
          </table:table-cell>
          <table:table-cell office:value-type="float" office:value="1052.65" calcext:value-type="float">
            <text:p>1052.65</text:p>
          </table:table-cell>
          <table:table-cell office:value-type="float" office:value="1017" calcext:value-type="float">
            <text:p>1017</text:p>
          </table:table-cell>
          <table:table-cell office:value-type="float" office:value="1099" calcext:value-type="float">
            <text:p>1099</text:p>
          </table:table-cell>
          <table:table-cell office:value-type="float" office:value="8975" calcext:value-type="float">
            <text:p>8975</text:p>
          </table:table-cell>
          <table:table-cell office:value-type="float" office:value="1000" calcext:value-type="float">
            <text:p>1000</text:p>
          </table:table-cell>
          <table:table-cell office:value-type="float" office:value="8.975" calcext:value-type="float">
            <text:p>8.9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.120981" calcext:value-type="float">
            <text:p>0.120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981" calcext:value-type="float">
            <text:p>0.000120981</text:p>
          </table:table-cell>
          <table:table-cell office:value-type="float" office:value="0.000114621" calcext:value-type="float">
            <text:p>0.000114621</text:p>
          </table:table-cell>
          <table:table-cell office:value-type="float" office:value="0.000137716" calcext:value-type="float">
            <text:p>0.000137716</text:p>
          </table:table-cell>
          <table:table-cell office:value-type="float" office:value="1090137" calcext:value-type="float">
            <text:p>1090137</text:p>
          </table:table-cell>
          <table:table-cell office:value-type="float" office:value="1000" calcext:value-type="float">
            <text:p>1000</text:p>
          </table:table-cell>
          <table:table-cell office:value-type="float" office:value="1090.14" calcext:value-type="float">
            <text:p>1090.14</text:p>
          </table:table-cell>
          <table:table-cell office:value-type="float" office:value="1048" calcext:value-type="float">
            <text:p>1048</text:p>
          </table:table-cell>
          <table:table-cell office:value-type="float" office:value="1134" calcext:value-type="float">
            <text:p>1134</text:p>
          </table:table-cell>
          <table:table-cell office:value-type="float" office:value="10716" calcext:value-type="float">
            <text:p>10716</text:p>
          </table:table-cell>
          <table:table-cell office:value-type="float" office:value="1000" calcext:value-type="float">
            <text:p>1000</text:p>
          </table:table-cell>
          <table:table-cell office:value-type="float" office:value="10.716" calcext:value-type="float">
            <text:p>10.7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0.126877" calcext:value-type="float">
            <text:p>0.1268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877" calcext:value-type="float">
            <text:p>0.000126877</text:p>
          </table:table-cell>
          <table:table-cell office:value-type="float" office:value="0.000120333" calcext:value-type="float">
            <text:p>0.000120333</text:p>
          </table:table-cell>
          <table:table-cell office:value-type="float" office:value="0.000163322" calcext:value-type="float">
            <text:p>0.000163322</text:p>
          </table:table-cell>
          <table:table-cell office:value-type="float" office:value="1132649" calcext:value-type="float">
            <text:p>1132649</text:p>
          </table:table-cell>
          <table:table-cell office:value-type="float" office:value="1000" calcext:value-type="float">
            <text:p>1000</text:p>
          </table:table-cell>
          <table:table-cell office:value-type="float" office:value="1132.65" calcext:value-type="float">
            <text:p>1132.65</text:p>
          </table:table-cell>
          <table:table-cell office:value-type="float" office:value="1079" calcext:value-type="float">
            <text:p>1079</text:p>
          </table:table-cell>
          <table:table-cell office:value-type="float" office:value="1178" calcext:value-type="float">
            <text:p>1178</text:p>
          </table:table-cell>
          <table:table-cell office:value-type="float" office:value="12649" calcext:value-type="float">
            <text:p>12649</text:p>
          </table:table-cell>
          <table:table-cell office:value-type="float" office:value="1000" calcext:value-type="float">
            <text:p>1000</text:p>
          </table:table-cell>
          <table:table-cell office:value-type="float" office:value="12.649" calcext:value-type="float">
            <text:p>12.64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0.130907" calcext:value-type="float">
            <text:p>0.1309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907" calcext:value-type="float">
            <text:p>0.000130907</text:p>
          </table:table-cell>
          <table:table-cell office:value-type="float" office:value="0.000123999" calcext:value-type="float">
            <text:p>0.000123999</text:p>
          </table:table-cell>
          <table:table-cell office:value-type="float" office:value="0.000197579" calcext:value-type="float">
            <text:p>0.000197579</text:p>
          </table:table-cell>
          <table:table-cell office:value-type="float" office:value="1182802" calcext:value-type="float">
            <text:p>1182802</text:p>
          </table:table-cell>
          <table:table-cell office:value-type="float" office:value="1000" calcext:value-type="float">
            <text:p>1000</text:p>
          </table:table-cell>
          <table:table-cell office:value-type="float" office:value="1182.8" calcext:value-type="float">
            <text:p>1182.8</text:p>
          </table:table-cell>
          <table:table-cell office:value-type="float" office:value="1132" calcext:value-type="float">
            <text:p>1132</text:p>
          </table:table-cell>
          <table:table-cell office:value-type="float" office:value="1253" calcext:value-type="float">
            <text:p>1253</text:p>
          </table:table-cell>
          <table:table-cell office:value-type="float" office:value="14919" calcext:value-type="float">
            <text:p>14919</text:p>
          </table:table-cell>
          <table:table-cell office:value-type="float" office:value="1000" calcext:value-type="float">
            <text:p>1000</text:p>
          </table:table-cell>
          <table:table-cell office:value-type="float" office:value="14.919" calcext:value-type="float">
            <text:p>14.9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0.13438" calcext:value-type="float">
            <text:p>0.134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38" calcext:value-type="float">
            <text:p>0.00013438</text:p>
          </table:table-cell>
          <table:table-cell office:value-type="float" office:value="0.000127085" calcext:value-type="float">
            <text:p>0.000127085</text:p>
          </table:table-cell>
          <table:table-cell office:value-type="float" office:value="0.000172706" calcext:value-type="float">
            <text:p>0.000172706</text:p>
          </table:table-cell>
          <table:table-cell office:value-type="float" office:value="1248637" calcext:value-type="float">
            <text:p>1248637</text:p>
          </table:table-cell>
          <table:table-cell office:value-type="float" office:value="1000" calcext:value-type="float">
            <text:p>1000</text:p>
          </table:table-cell>
          <table:table-cell office:value-type="float" office:value="1248.64" calcext:value-type="float">
            <text:p>1248.64</text:p>
          </table:table-cell>
          <table:table-cell office:value-type="float" office:value="1174" calcext:value-type="float">
            <text:p>1174</text:p>
          </table:table-cell>
          <table:table-cell office:value-type="float" office:value="1323" calcext:value-type="float">
            <text:p>1323</text:p>
          </table:table-cell>
          <table:table-cell office:value-type="float" office:value="17760" calcext:value-type="float">
            <text:p>17760</text:p>
          </table:table-cell>
          <table:table-cell office:value-type="float" office:value="1000" calcext:value-type="float">
            <text:p>1000</text:p>
          </table:table-cell>
          <table:table-cell office:value-type="float" office:value="17.76" calcext:value-type="float">
            <text:p>17.7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0.13986" calcext:value-type="float">
            <text:p>0.13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86" calcext:value-type="float">
            <text:p>0.00013986</text:p>
          </table:table-cell>
          <table:table-cell office:value-type="float" office:value="0.0001311" calcext:value-type="float">
            <text:p>0.0001311</text:p>
          </table:table-cell>
          <table:table-cell office:value-type="float" office:value="0.000174316" calcext:value-type="float">
            <text:p>0.000174316</text:p>
          </table:table-cell>
          <table:table-cell office:value-type="float" office:value="1338199" calcext:value-type="float">
            <text:p>1338199</text:p>
          </table:table-cell>
          <table:table-cell office:value-type="float" office:value="1000" calcext:value-type="float">
            <text:p>1000</text:p>
          </table:table-cell>
          <table:table-cell office:value-type="float" office:value="1338.2" calcext:value-type="float">
            <text:p>1338.2</text:p>
          </table:table-cell>
          <table:table-cell office:value-type="float" office:value="1268" calcext:value-type="float">
            <text:p>1268</text:p>
          </table:table-cell>
          <table:table-cell office:value-type="float" office:value="1427" calcext:value-type="float">
            <text:p>1427</text:p>
          </table:table-cell>
          <table:table-cell office:value-type="float" office:value="21628" calcext:value-type="float">
            <text:p>21628</text:p>
          </table:table-cell>
          <table:table-cell office:value-type="float" office:value="1000" calcext:value-type="float">
            <text:p>1000</text:p>
          </table:table-cell>
          <table:table-cell office:value-type="float" office:value="21.628" calcext:value-type="float">
            <text:p>21.62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122251" calcext:value-type="float">
            <text:p>0.1222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251" calcext:value-type="float">
            <text:p>0.000122251</text:p>
          </table:table-cell>
          <table:table-cell office:value-type="float" office:value="0.000112447" calcext:value-type="float">
            <text:p>0.000112447</text:p>
          </table:table-cell>
          <table:table-cell office:value-type="float" office:value="0.000167905" calcext:value-type="float">
            <text:p>0.000167905</text:p>
          </table:table-cell>
          <table:table-cell office:value-type="float" office:value="995937" calcext:value-type="float">
            <text:p>995937</text:p>
          </table:table-cell>
          <table:table-cell office:value-type="float" office:value="1000" calcext:value-type="float">
            <text:p>1000</text:p>
          </table:table-cell>
          <table:table-cell office:value-type="float" office:value="995.937" calcext:value-type="float">
            <text:p>995.937</text:p>
          </table:table-cell>
          <table:table-cell office:value-type="float" office:value="980" calcext:value-type="float">
            <text:p>980</text:p>
          </table:table-cell>
          <table:table-cell office:value-type="float" office:value="1013" calcext:value-type="float">
            <text:p>1013</text:p>
          </table:table-cell>
          <table:table-cell office:value-type="float" office:value="4130" calcext:value-type="float">
            <text:p>4130</text:p>
          </table:table-cell>
          <table:table-cell office:value-type="float" office:value="1000" calcext:value-type="float">
            <text:p>1000</text:p>
          </table:table-cell>
          <table:table-cell office:value-type="float" office:value="4.13" calcext:value-type="float">
            <text:p>4.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.125363" calcext:value-type="float">
            <text:p>0.1253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363" calcext:value-type="float">
            <text:p>0.000125363</text:p>
          </table:table-cell>
          <table:table-cell office:value-type="float" office:value="0.000116127" calcext:value-type="float">
            <text:p>0.000116127</text:p>
          </table:table-cell>
          <table:table-cell office:value-type="float" office:value="0.000158766" calcext:value-type="float">
            <text:p>0.000158766</text:p>
          </table:table-cell>
          <table:table-cell office:value-type="float" office:value="1031538" calcext:value-type="float">
            <text:p>1031538</text:p>
          </table:table-cell>
          <table:table-cell office:value-type="float" office:value="1000" calcext:value-type="float">
            <text:p>1000</text:p>
          </table:table-cell>
          <table:table-cell office:value-type="float" office:value="1031.54" calcext:value-type="float">
            <text:p>1031.54</text:p>
          </table:table-cell>
          <table:table-cell office:value-type="float" office:value="1004" calcext:value-type="float">
            <text:p>1004</text:p>
          </table:table-cell>
          <table:table-cell office:value-type="float" office:value="1056" calcext:value-type="float">
            <text:p>1056</text:p>
          </table:table-cell>
          <table:table-cell office:value-type="float" office:value="5846" calcext:value-type="float">
            <text:p>5846</text:p>
          </table:table-cell>
          <table:table-cell office:value-type="float" office:value="1000" calcext:value-type="float">
            <text:p>1000</text:p>
          </table:table-cell>
          <table:table-cell office:value-type="float" office:value="5.846" calcext:value-type="float">
            <text:p>5.8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.126329" calcext:value-type="float">
            <text:p>0.1263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329" calcext:value-type="float">
            <text:p>0.000126329</text:p>
          </table:table-cell>
          <table:table-cell office:value-type="float" office:value="0.000119652" calcext:value-type="float">
            <text:p>0.000119652</text:p>
          </table:table-cell>
          <table:table-cell office:value-type="float" office:value="0.000159861" calcext:value-type="float">
            <text:p>0.000159861</text:p>
          </table:table-cell>
          <table:table-cell office:value-type="float" office:value="1066040" calcext:value-type="float">
            <text:p>1066040</text:p>
          </table:table-cell>
          <table:table-cell office:value-type="float" office:value="1000" calcext:value-type="float">
            <text:p>1000</text:p>
          </table:table-cell>
          <table:table-cell office:value-type="float" office:value="1066.04" calcext:value-type="float">
            <text:p>1066.04</text:p>
          </table:table-cell>
          <table:table-cell office:value-type="float" office:value="1035" calcext:value-type="float">
            <text:p>1035</text:p>
          </table:table-cell>
          <table:table-cell office:value-type="float" office:value="1097" calcext:value-type="float">
            <text:p>1097</text:p>
          </table:table-cell>
          <table:table-cell office:value-type="float" office:value="7437" calcext:value-type="float">
            <text:p>7437</text:p>
          </table:table-cell>
          <table:table-cell office:value-type="float" office:value="1000" calcext:value-type="float">
            <text:p>1000</text:p>
          </table:table-cell>
          <table:table-cell office:value-type="float" office:value="7.437" calcext:value-type="float">
            <text:p>7.4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.128745" calcext:value-type="float">
            <text:p>0.128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745" calcext:value-type="float">
            <text:p>0.000128745</text:p>
          </table:table-cell>
          <table:table-cell office:value-type="float" office:value="0.000122968" calcext:value-type="float">
            <text:p>0.000122968</text:p>
          </table:table-cell>
          <table:table-cell office:value-type="float" office:value="0.000160109" calcext:value-type="float">
            <text:p>0.000160109</text:p>
          </table:table-cell>
          <table:table-cell office:value-type="float" office:value="1102613" calcext:value-type="float">
            <text:p>1102613</text:p>
          </table:table-cell>
          <table:table-cell office:value-type="float" office:value="1000" calcext:value-type="float">
            <text:p>1000</text:p>
          </table:table-cell>
          <table:table-cell office:value-type="float" office:value="1102.61" calcext:value-type="float">
            <text:p>1102.61</text:p>
          </table:table-cell>
          <table:table-cell office:value-type="float" office:value="1067" calcext:value-type="float">
            <text:p>1067</text:p>
          </table:table-cell>
          <table:table-cell office:value-type="float" office:value="1145" calcext:value-type="float">
            <text:p>1145</text:p>
          </table:table-cell>
          <table:table-cell office:value-type="float" office:value="9126" calcext:value-type="float">
            <text:p>9126</text:p>
          </table:table-cell>
          <table:table-cell office:value-type="float" office:value="1000" calcext:value-type="float">
            <text:p>1000</text:p>
          </table:table-cell>
          <table:table-cell office:value-type="float" office:value="9.126" calcext:value-type="float">
            <text:p>9.12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0.133271" calcext:value-type="float">
            <text:p>0.1332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271" calcext:value-type="float">
            <text:p>0.000133271</text:p>
          </table:table-cell>
          <table:table-cell office:value-type="float" office:value="0.000126006" calcext:value-type="float">
            <text:p>0.000126006</text:p>
          </table:table-cell>
          <table:table-cell office:value-type="float" office:value="0.000169469" calcext:value-type="float">
            <text:p>0.000169469</text:p>
          </table:table-cell>
          <table:table-cell office:value-type="float" office:value="1140579" calcext:value-type="float">
            <text:p>1140579</text:p>
          </table:table-cell>
          <table:table-cell office:value-type="float" office:value="1000" calcext:value-type="float">
            <text:p>1000</text:p>
          </table:table-cell>
          <table:table-cell office:value-type="float" office:value="1140.58" calcext:value-type="float">
            <text:p>1140.58</text:p>
          </table:table-cell>
          <table:table-cell office:value-type="float" office:value="1102" calcext:value-type="float">
            <text:p>1102</text:p>
          </table:table-cell>
          <table:table-cell office:value-type="float" office:value="1188" calcext:value-type="float">
            <text:p>1188</text:p>
          </table:table-cell>
          <table:table-cell office:value-type="float" office:value="10877" calcext:value-type="float">
            <text:p>10877</text:p>
          </table:table-cell>
          <table:table-cell office:value-type="float" office:value="1000" calcext:value-type="float">
            <text:p>1000</text:p>
          </table:table-cell>
          <table:table-cell office:value-type="float" office:value="10.877" calcext:value-type="float">
            <text:p>10.87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0.138022" calcext:value-type="float">
            <text:p>0.1380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8022" calcext:value-type="float">
            <text:p>0.000138022</text:p>
          </table:table-cell>
          <table:table-cell office:value-type="float" office:value="0.000128513" calcext:value-type="float">
            <text:p>0.000128513</text:p>
          </table:table-cell>
          <table:table-cell office:value-type="float" office:value="0.00017422" calcext:value-type="float">
            <text:p>0.00017422</text:p>
          </table:table-cell>
          <table:table-cell office:value-type="float" office:value="1185453" calcext:value-type="float">
            <text:p>1185453</text:p>
          </table:table-cell>
          <table:table-cell office:value-type="float" office:value="1000" calcext:value-type="float">
            <text:p>1000</text:p>
          </table:table-cell>
          <table:table-cell office:value-type="float" office:value="1185.45" calcext:value-type="float">
            <text:p>1185.45</text:p>
          </table:table-cell>
          <table:table-cell office:value-type="float" office:value="1135" calcext:value-type="float">
            <text:p>1135</text:p>
          </table:table-cell>
          <table:table-cell office:value-type="float" office:value="1240" calcext:value-type="float">
            <text:p>1240</text:p>
          </table:table-cell>
          <table:table-cell office:value-type="float" office:value="12889" calcext:value-type="float">
            <text:p>12889</text:p>
          </table:table-cell>
          <table:table-cell office:value-type="float" office:value="1000" calcext:value-type="float">
            <text:p>1000</text:p>
          </table:table-cell>
          <table:table-cell office:value-type="float" office:value="12.889" calcext:value-type="float">
            <text:p>12.88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0.143756" calcext:value-type="float">
            <text:p>0.1437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756" calcext:value-type="float">
            <text:p>0.000143756</text:p>
          </table:table-cell>
          <table:table-cell office:value-type="float" office:value="0.000129972" calcext:value-type="float">
            <text:p>0.000129972</text:p>
          </table:table-cell>
          <table:table-cell office:value-type="float" office:value="0.000205327" calcext:value-type="float">
            <text:p>0.000205327</text:p>
          </table:table-cell>
          <table:table-cell office:value-type="float" office:value="1236988" calcext:value-type="float">
            <text:p>1236988</text:p>
          </table:table-cell>
          <table:table-cell office:value-type="float" office:value="1000" calcext:value-type="float">
            <text:p>1000</text:p>
          </table:table-cell>
          <table:table-cell office:value-type="float" office:value="1236.99" calcext:value-type="float">
            <text:p>1236.99</text:p>
          </table:table-cell>
          <table:table-cell office:value-type="float" office:value="1179" calcext:value-type="float">
            <text:p>1179</text:p>
          </table:table-cell>
          <table:table-cell office:value-type="float" office:value="1301" calcext:value-type="float">
            <text:p>1301</text:p>
          </table:table-cell>
          <table:table-cell office:value-type="float" office:value="15127" calcext:value-type="float">
            <text:p>15127</text:p>
          </table:table-cell>
          <table:table-cell office:value-type="float" office:value="1000" calcext:value-type="float">
            <text:p>1000</text:p>
          </table:table-cell>
          <table:table-cell office:value-type="float" office:value="15.127" calcext:value-type="float">
            <text:p>15.12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0.145975" calcext:value-type="float">
            <text:p>0.1459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975" calcext:value-type="float">
            <text:p>0.000145975</text:p>
          </table:table-cell>
          <table:table-cell office:value-type="float" office:value="0.000133396" calcext:value-type="float">
            <text:p>0.000133396</text:p>
          </table:table-cell>
          <table:table-cell office:value-type="float" office:value="0.000195804" calcext:value-type="float">
            <text:p>0.000195804</text:p>
          </table:table-cell>
          <table:table-cell office:value-type="float" office:value="1307184" calcext:value-type="float">
            <text:p>1307184</text:p>
          </table:table-cell>
          <table:table-cell office:value-type="float" office:value="1000" calcext:value-type="float">
            <text:p>1000</text:p>
          </table:table-cell>
          <table:table-cell office:value-type="float" office:value="1307.18" calcext:value-type="float">
            <text:p>1307.18</text:p>
          </table:table-cell>
          <table:table-cell office:value-type="float" office:value="1244" calcext:value-type="float">
            <text:p>1244</text:p>
          </table:table-cell>
          <table:table-cell office:value-type="float" office:value="1374" calcext:value-type="float">
            <text:p>1374</text:p>
          </table:table-cell>
          <table:table-cell office:value-type="float" office:value="18085" calcext:value-type="float">
            <text:p>18085</text:p>
          </table:table-cell>
          <table:table-cell office:value-type="float" office:value="1000" calcext:value-type="float">
            <text:p>1000</text:p>
          </table:table-cell>
          <table:table-cell office:value-type="float" office:value="18.085" calcext:value-type="float">
            <text:p>18.08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0.145029" calcext:value-type="float">
            <text:p>0.1450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029" calcext:value-type="float">
            <text:p>0.000145029</text:p>
          </table:table-cell>
          <table:table-cell office:value-type="float" office:value="0.000135071" calcext:value-type="float">
            <text:p>0.000135071</text:p>
          </table:table-cell>
          <table:table-cell office:value-type="float" office:value="0.000208933" calcext:value-type="float">
            <text:p>0.000208933</text:p>
          </table:table-cell>
          <table:table-cell office:value-type="float" office:value="1400923" calcext:value-type="float">
            <text:p>1400923</text:p>
          </table:table-cell>
          <table:table-cell office:value-type="float" office:value="1000" calcext:value-type="float">
            <text:p>1000</text:p>
          </table:table-cell>
          <table:table-cell office:value-type="float" office:value="1400.92" calcext:value-type="float">
            <text:p>1400.92</text:p>
          </table:table-cell>
          <table:table-cell office:value-type="float" office:value="1329" calcext:value-type="float">
            <text:p>1329</text:p>
          </table:table-cell>
          <table:table-cell office:value-type="float" office:value="1486" calcext:value-type="float">
            <text:p>1486</text:p>
          </table:table-cell>
          <table:table-cell office:value-type="float" office:value="22058" calcext:value-type="float">
            <text:p>22058</text:p>
          </table:table-cell>
          <table:table-cell office:value-type="float" office:value="1000" calcext:value-type="float">
            <text:p>1000</text:p>
          </table:table-cell>
          <table:table-cell office:value-type="float" office:value="22.058" calcext:value-type="float">
            <text:p>22.05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127037" calcext:value-type="float">
            <text:p>0.127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037" calcext:value-type="float">
            <text:p>0.000127037</text:p>
          </table:table-cell>
          <table:table-cell office:value-type="float" office:value="0.000115832" calcext:value-type="float">
            <text:p>0.000115832</text:p>
          </table:table-cell>
          <table:table-cell office:value-type="float" office:value="0.000172725" calcext:value-type="float">
            <text:p>0.000172725</text:p>
          </table:table-cell>
          <table:table-cell office:value-type="float" office:value="1041869" calcext:value-type="float">
            <text:p>1041869</text:p>
          </table:table-cell>
          <table:table-cell office:value-type="float" office:value="1000" calcext:value-type="float">
            <text:p>1000</text:p>
          </table:table-cell>
          <table:table-cell office:value-type="float" office:value="1041.87" calcext:value-type="float">
            <text:p>1041.87</text:p>
          </table:table-cell>
          <table:table-cell office:value-type="float" office:value="1026" calcext:value-type="float">
            <text:p>1026</text:p>
          </table:table-cell>
          <table:table-cell office:value-type="float" office:value="1064" calcext:value-type="float">
            <text:p>1064</text:p>
          </table:table-cell>
          <table:table-cell office:value-type="float" office:value="4138" calcext:value-type="float">
            <text:p>4138</text:p>
          </table:table-cell>
          <table:table-cell office:value-type="float" office:value="1000" calcext:value-type="float">
            <text:p>1000</text:p>
          </table:table-cell>
          <table:table-cell office:value-type="float" office:value="4.138" calcext:value-type="float">
            <text:p>4.1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.129667" calcext:value-type="float">
            <text:p>0.12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667" calcext:value-type="float">
            <text:p>0.000129667</text:p>
          </table:table-cell>
          <table:table-cell office:value-type="float" office:value="0.000121306" calcext:value-type="float">
            <text:p>0.000121306</text:p>
          </table:table-cell>
          <table:table-cell office:value-type="float" office:value="0.000185382" calcext:value-type="float">
            <text:p>0.000185382</text:p>
          </table:table-cell>
          <table:table-cell office:value-type="float" office:value="1078650" calcext:value-type="float">
            <text:p>1078650</text:p>
          </table:table-cell>
          <table:table-cell office:value-type="float" office:value="1000" calcext:value-type="float">
            <text:p>1000</text:p>
          </table:table-cell>
          <table:table-cell office:value-type="float" office:value="1078.65" calcext:value-type="float">
            <text:p>1078.65</text:p>
          </table:table-cell>
          <table:table-cell office:value-type="float" office:value="1057" calcext:value-type="float">
            <text:p>1057</text:p>
          </table:table-cell>
          <table:table-cell office:value-type="float" office:value="1108" calcext:value-type="float">
            <text:p>1108</text:p>
          </table:table-cell>
          <table:table-cell office:value-type="float" office:value="5906" calcext:value-type="float">
            <text:p>5906</text:p>
          </table:table-cell>
          <table:table-cell office:value-type="float" office:value="1000" calcext:value-type="float">
            <text:p>1000</text:p>
          </table:table-cell>
          <table:table-cell office:value-type="float" office:value="5.906" calcext:value-type="float">
            <text:p>5.9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.13203" calcext:value-type="float">
            <text:p>0.132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03" calcext:value-type="float">
            <text:p>0.00013203</text:p>
          </table:table-cell>
          <table:table-cell office:value-type="float" office:value="0.000124316" calcext:value-type="float">
            <text:p>0.000124316</text:p>
          </table:table-cell>
          <table:table-cell office:value-type="float" office:value="0.000165409" calcext:value-type="float">
            <text:p>0.000165409</text:p>
          </table:table-cell>
          <table:table-cell office:value-type="float" office:value="1114832" calcext:value-type="float">
            <text:p>1114832</text:p>
          </table:table-cell>
          <table:table-cell office:value-type="float" office:value="1000" calcext:value-type="float">
            <text:p>1000</text:p>
          </table:table-cell>
          <table:table-cell office:value-type="float" office:value="1114.83" calcext:value-type="float">
            <text:p>1114.83</text:p>
          </table:table-cell>
          <table:table-cell office:value-type="float" office:value="1080" calcext:value-type="float">
            <text:p>1080</text:p>
          </table:table-cell>
          <table:table-cell office:value-type="float" office:value="1151" calcext:value-type="float">
            <text:p>1151</text:p>
          </table:table-cell>
          <table:table-cell office:value-type="float" office:value="7573" calcext:value-type="float">
            <text:p>7573</text:p>
          </table:table-cell>
          <table:table-cell office:value-type="float" office:value="1000" calcext:value-type="float">
            <text:p>1000</text:p>
          </table:table-cell>
          <table:table-cell office:value-type="float" office:value="7.573" calcext:value-type="float">
            <text:p>7.5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128336" calcext:value-type="float">
            <text:p>0.1283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336" calcext:value-type="float">
            <text:p>0.000128336</text:p>
          </table:table-cell>
          <table:table-cell office:value-type="float" office:value="0.00012242" calcext:value-type="float">
            <text:p>0.00012242</text:p>
          </table:table-cell>
          <table:table-cell office:value-type="float" office:value="0.000156975" calcext:value-type="float">
            <text:p>0.000156975</text:p>
          </table:table-cell>
          <table:table-cell office:value-type="float" office:value="1152660" calcext:value-type="float">
            <text:p>1152660</text:p>
          </table:table-cell>
          <table:table-cell office:value-type="float" office:value="1000" calcext:value-type="float">
            <text:p>1000</text:p>
          </table:table-cell>
          <table:table-cell office:value-type="float" office:value="1152.66" calcext:value-type="float">
            <text:p>1152.66</text:p>
          </table:table-cell>
          <table:table-cell office:value-type="float" office:value="1119" calcext:value-type="float">
            <text:p>1119</text:p>
          </table:table-cell>
          <table:table-cell office:value-type="float" office:value="1194" calcext:value-type="float">
            <text:p>1194</text:p>
          </table:table-cell>
          <table:table-cell office:value-type="float" office:value="9243" calcext:value-type="float">
            <text:p>9243</text:p>
          </table:table-cell>
          <table:table-cell office:value-type="float" office:value="1000" calcext:value-type="float">
            <text:p>1000</text:p>
          </table:table-cell>
          <table:table-cell office:value-type="float" office:value="9.243" calcext:value-type="float">
            <text:p>9.2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.129061" calcext:value-type="float">
            <text:p>0.1290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061" calcext:value-type="float">
            <text:p>0.000129061</text:p>
          </table:table-cell>
          <table:table-cell office:value-type="float" office:value="0.000124586" calcext:value-type="float">
            <text:p>0.000124586</text:p>
          </table:table-cell>
          <table:table-cell office:value-type="float" office:value="0.000148483" calcext:value-type="float">
            <text:p>0.000148483</text:p>
          </table:table-cell>
          <table:table-cell office:value-type="float" office:value="1192996" calcext:value-type="float">
            <text:p>1192996</text:p>
          </table:table-cell>
          <table:table-cell office:value-type="float" office:value="1000" calcext:value-type="float">
            <text:p>1000</text:p>
          </table:table-cell>
          <table:table-cell office:value-type="float" office:value="1193" calcext:value-type="float">
            <text:p>1193</text:p>
          </table:table-cell>
          <table:table-cell office:value-type="float" office:value="1146" calcext:value-type="float">
            <text:p>1146</text:p>
          </table:table-cell>
          <table:table-cell office:value-type="float" office:value="1237" calcext:value-type="float">
            <text:p>1237</text:p>
          </table:table-cell>
          <table:table-cell office:value-type="float" office:value="11058" calcext:value-type="float">
            <text:p>11058</text:p>
          </table:table-cell>
          <table:table-cell office:value-type="float" office:value="1000" calcext:value-type="float">
            <text:p>1000</text:p>
          </table:table-cell>
          <table:table-cell office:value-type="float" office:value="11.058" calcext:value-type="float">
            <text:p>11.05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.132326" calcext:value-type="float">
            <text:p>0.1323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326" calcext:value-type="float">
            <text:p>0.000132326</text:p>
          </table:table-cell>
          <table:table-cell office:value-type="float" office:value="0.000127173" calcext:value-type="float">
            <text:p>0.000127173</text:p>
          </table:table-cell>
          <table:table-cell office:value-type="float" office:value="0.000149219" calcext:value-type="float">
            <text:p>0.000149219</text:p>
          </table:table-cell>
          <table:table-cell office:value-type="float" office:value="1239197" calcext:value-type="float">
            <text:p>1239197</text:p>
          </table:table-cell>
          <table:table-cell office:value-type="float" office:value="1000" calcext:value-type="float">
            <text:p>1000</text:p>
          </table:table-cell>
          <table:table-cell office:value-type="float" office:value="1239.2" calcext:value-type="float">
            <text:p>1239.2</text:p>
          </table:table-cell>
          <table:table-cell office:value-type="float" office:value="1192" calcext:value-type="float">
            <text:p>1192</text:p>
          </table:table-cell>
          <table:table-cell office:value-type="float" office:value="1292" calcext:value-type="float">
            <text:p>1292</text:p>
          </table:table-cell>
          <table:table-cell office:value-type="float" office:value="13072" calcext:value-type="float">
            <text:p>13072</text:p>
          </table:table-cell>
          <table:table-cell office:value-type="float" office:value="1000" calcext:value-type="float">
            <text:p>1000</text:p>
          </table:table-cell>
          <table:table-cell office:value-type="float" office:value="13.072" calcext:value-type="float">
            <text:p>13.07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.13523" calcext:value-type="float">
            <text:p>0.135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23" calcext:value-type="float">
            <text:p>0.00013523</text:p>
          </table:table-cell>
          <table:table-cell office:value-type="float" office:value="0.000129019" calcext:value-type="float">
            <text:p>0.000129019</text:p>
          </table:table-cell>
          <table:table-cell office:value-type="float" office:value="0.000175583" calcext:value-type="float">
            <text:p>0.000175583</text:p>
          </table:table-cell>
          <table:table-cell office:value-type="float" office:value="1294529" calcext:value-type="float">
            <text:p>1294529</text:p>
          </table:table-cell>
          <table:table-cell office:value-type="float" office:value="1000" calcext:value-type="float">
            <text:p>1000</text:p>
          </table:table-cell>
          <table:table-cell office:value-type="float" office:value="1294.53" calcext:value-type="float">
            <text:p>1294.53</text:p>
          </table:table-cell>
          <table:table-cell office:value-type="float" office:value="1240" calcext:value-type="float">
            <text:p>1240</text:p>
          </table:table-cell>
          <table:table-cell office:value-type="float" office:value="1370" calcext:value-type="float">
            <text:p>1370</text:p>
          </table:table-cell>
          <table:table-cell office:value-type="float" office:value="15445" calcext:value-type="float">
            <text:p>15445</text:p>
          </table:table-cell>
          <table:table-cell office:value-type="float" office:value="1000" calcext:value-type="float">
            <text:p>1000</text:p>
          </table:table-cell>
          <table:table-cell office:value-type="float" office:value="15.445" calcext:value-type="float">
            <text:p>15.44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0.138331" calcext:value-type="float">
            <text:p>0.1383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8331" calcext:value-type="float">
            <text:p>0.000138331</text:p>
          </table:table-cell>
          <table:table-cell office:value-type="float" office:value="0.000131853" calcext:value-type="float">
            <text:p>0.000131853</text:p>
          </table:table-cell>
          <table:table-cell office:value-type="float" office:value="0.000178593" calcext:value-type="float">
            <text:p>0.000178593</text:p>
          </table:table-cell>
          <table:table-cell office:value-type="float" office:value="1365502" calcext:value-type="float">
            <text:p>1365502</text:p>
          </table:table-cell>
          <table:table-cell office:value-type="float" office:value="1000" calcext:value-type="float">
            <text:p>1000</text:p>
          </table:table-cell>
          <table:table-cell office:value-type="float" office:value="1365.5" calcext:value-type="float">
            <text:p>1365.5</text:p>
          </table:table-cell>
          <table:table-cell office:value-type="float" office:value="1287" calcext:value-type="float">
            <text:p>1287</text:p>
          </table:table-cell>
          <table:table-cell office:value-type="float" office:value="1435" calcext:value-type="float">
            <text:p>1435</text:p>
          </table:table-cell>
          <table:table-cell office:value-type="float" office:value="18376" calcext:value-type="float">
            <text:p>18376</text:p>
          </table:table-cell>
          <table:table-cell office:value-type="float" office:value="1000" calcext:value-type="float">
            <text:p>1000</text:p>
          </table:table-cell>
          <table:table-cell office:value-type="float" office:value="18.376" calcext:value-type="float">
            <text:p>18.37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0.143466" calcext:value-type="float">
            <text:p>0.1434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466" calcext:value-type="float">
            <text:p>0.000143466</text:p>
          </table:table-cell>
          <table:table-cell office:value-type="float" office:value="0.000135661" calcext:value-type="float">
            <text:p>0.000135661</text:p>
          </table:table-cell>
          <table:table-cell office:value-type="float" office:value="0.00017083" calcext:value-type="float">
            <text:p>0.00017083</text:p>
          </table:table-cell>
          <table:table-cell office:value-type="float" office:value="1462680" calcext:value-type="float">
            <text:p>1462680</text:p>
          </table:table-cell>
          <table:table-cell office:value-type="float" office:value="1000" calcext:value-type="float">
            <text:p>1000</text:p>
          </table:table-cell>
          <table:table-cell office:value-type="float" office:value="1462.68" calcext:value-type="float">
            <text:p>1462.68</text:p>
          </table:table-cell>
          <table:table-cell office:value-type="float" office:value="1395" calcext:value-type="float">
            <text:p>1395</text:p>
          </table:table-cell>
          <table:table-cell office:value-type="float" office:value="1559" calcext:value-type="float">
            <text:p>1559</text:p>
          </table:table-cell>
          <table:table-cell office:value-type="float" office:value="22472" calcext:value-type="float">
            <text:p>22472</text:p>
          </table:table-cell>
          <table:table-cell office:value-type="float" office:value="1000" calcext:value-type="float">
            <text:p>1000</text:p>
          </table:table-cell>
          <table:table-cell office:value-type="float" office:value="22.472" calcext:value-type="float">
            <text:p>22.47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.123085" calcext:value-type="float">
            <text:p>0.1230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085" calcext:value-type="float">
            <text:p>0.000123085</text:p>
          </table:table-cell>
          <table:table-cell office:value-type="float" office:value="0.000118497" calcext:value-type="float">
            <text:p>0.000118497</text:p>
          </table:table-cell>
          <table:table-cell office:value-type="float" office:value="0.00013811" calcext:value-type="float">
            <text:p>0.00013811</text:p>
          </table:table-cell>
          <table:table-cell office:value-type="float" office:value="1088701" calcext:value-type="float">
            <text:p>1088701</text:p>
          </table:table-cell>
          <table:table-cell office:value-type="float" office:value="1000" calcext:value-type="float">
            <text:p>1000</text:p>
          </table:table-cell>
          <table:table-cell office:value-type="float" office:value="1088.7" calcext:value-type="float">
            <text:p>1088.7</text:p>
          </table:table-cell>
          <table:table-cell office:value-type="float" office:value="1072" calcext:value-type="float">
            <text:p>1072</text:p>
          </table:table-cell>
          <table:table-cell office:value-type="float" office:value="1110" calcext:value-type="float">
            <text:p>1110</text:p>
          </table:table-cell>
          <table:table-cell office:value-type="float" office:value="4212" calcext:value-type="float">
            <text:p>4212</text:p>
          </table:table-cell>
          <table:table-cell office:value-type="float" office:value="1000" calcext:value-type="float">
            <text:p>1000</text:p>
          </table:table-cell>
          <table:table-cell office:value-type="float" office:value="4.212" calcext:value-type="float">
            <text:p>4.2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0.127746" calcext:value-type="float">
            <text:p>0.1277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746" calcext:value-type="float">
            <text:p>0.000127746</text:p>
          </table:table-cell>
          <table:table-cell office:value-type="float" office:value="0.00012224" calcext:value-type="float">
            <text:p>0.00012224</text:p>
          </table:table-cell>
          <table:table-cell office:value-type="float" office:value="0.000143129" calcext:value-type="float">
            <text:p>0.000143129</text:p>
          </table:table-cell>
          <table:table-cell office:value-type="float" office:value="1127937" calcext:value-type="float">
            <text:p>1127937</text:p>
          </table:table-cell>
          <table:table-cell office:value-type="float" office:value="1000" calcext:value-type="float">
            <text:p>1000</text:p>
          </table:table-cell>
          <table:table-cell office:value-type="float" office:value="1127.94" calcext:value-type="float">
            <text:p>1127.94</text:p>
          </table:table-cell>
          <table:table-cell office:value-type="float" office:value="1107" calcext:value-type="float">
            <text:p>1107</text:p>
          </table:table-cell>
          <table:table-cell office:value-type="float" office:value="1159" calcext:value-type="float">
            <text:p>1159</text:p>
          </table:table-cell>
          <table:table-cell office:value-type="float" office:value="6001" calcext:value-type="float">
            <text:p>6001</text:p>
          </table:table-cell>
          <table:table-cell office:value-type="float" office:value="1000" calcext:value-type="float">
            <text:p>1000</text:p>
          </table:table-cell>
          <table:table-cell office:value-type="float" office:value="6.001" calcext:value-type="float">
            <text:p>6.0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0.131838" calcext:value-type="float">
            <text:p>0.131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1838" calcext:value-type="float">
            <text:p>0.000131838</text:p>
          </table:table-cell>
          <table:table-cell office:value-type="float" office:value="0.000126361" calcext:value-type="float">
            <text:p>0.000126361</text:p>
          </table:table-cell>
          <table:table-cell office:value-type="float" office:value="0.000159561" calcext:value-type="float">
            <text:p>0.000159561</text:p>
          </table:table-cell>
          <table:table-cell office:value-type="float" office:value="1165688" calcext:value-type="float">
            <text:p>1165688</text:p>
          </table:table-cell>
          <table:table-cell office:value-type="float" office:value="1000" calcext:value-type="float">
            <text:p>1000</text:p>
          </table:table-cell>
          <table:table-cell office:value-type="float" office:value="1165.69" calcext:value-type="float">
            <text:p>1165.69</text:p>
          </table:table-cell>
          <table:table-cell office:value-type="float" office:value="1141" calcext:value-type="float">
            <text:p>1141</text:p>
          </table:table-cell>
          <table:table-cell office:value-type="float" office:value="1199" calcext:value-type="float">
            <text:p>1199</text:p>
          </table:table-cell>
          <table:table-cell office:value-type="float" office:value="7716" calcext:value-type="float">
            <text:p>7716</text:p>
          </table:table-cell>
          <table:table-cell office:value-type="float" office:value="1000" calcext:value-type="float">
            <text:p>1000</text:p>
          </table:table-cell>
          <table:table-cell office:value-type="float" office:value="7.716" calcext:value-type="float">
            <text:p>7.7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0.135691" calcext:value-type="float">
            <text:p>0.1356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691" calcext:value-type="float">
            <text:p>0.000135691</text:p>
          </table:table-cell>
          <table:table-cell office:value-type="float" office:value="0.000129316" calcext:value-type="float">
            <text:p>0.000129316</text:p>
          </table:table-cell>
          <table:table-cell office:value-type="float" office:value="0.000158855" calcext:value-type="float">
            <text:p>0.000158855</text:p>
          </table:table-cell>
          <table:table-cell office:value-type="float" office:value="1204692" calcext:value-type="float">
            <text:p>1204692</text:p>
          </table:table-cell>
          <table:table-cell office:value-type="float" office:value="1000" calcext:value-type="float">
            <text:p>1000</text:p>
          </table:table-cell>
          <table:table-cell office:value-type="float" office:value="1204.69" calcext:value-type="float">
            <text:p>1204.69</text:p>
          </table:table-cell>
          <table:table-cell office:value-type="float" office:value="1170" calcext:value-type="float">
            <text:p>1170</text:p>
          </table:table-cell>
          <table:table-cell office:value-type="float" office:value="1249" calcext:value-type="float">
            <text:p>1249</text:p>
          </table:table-cell>
          <table:table-cell office:value-type="float" office:value="9418" calcext:value-type="float">
            <text:p>9418</text:p>
          </table:table-cell>
          <table:table-cell office:value-type="float" office:value="1000" calcext:value-type="float">
            <text:p>1000</text:p>
          </table:table-cell>
          <table:table-cell office:value-type="float" office:value="9.418" calcext:value-type="float">
            <text:p>9.4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.142431" calcext:value-type="float">
            <text:p>0.1424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431" calcext:value-type="float">
            <text:p>0.000142431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000164589" calcext:value-type="float">
            <text:p>0.000164589</text:p>
          </table:table-cell>
          <table:table-cell office:value-type="float" office:value="1246141" calcext:value-type="float">
            <text:p>1246141</text:p>
          </table:table-cell>
          <table:table-cell office:value-type="float" office:value="1000" calcext:value-type="float">
            <text:p>1000</text:p>
          </table:table-cell>
          <table:table-cell office:value-type="float" office:value="1246.14" calcext:value-type="float">
            <text:p>1246.14</text:p>
          </table:table-cell>
          <table:table-cell office:value-type="float" office:value="1204" calcext:value-type="float">
            <text:p>1204</text:p>
          </table:table-cell>
          <table:table-cell office:value-type="float" office:value="1289" calcext:value-type="float">
            <text:p>1289</text:p>
          </table:table-cell>
          <table:table-cell office:value-type="float" office:value="11248" calcext:value-type="float">
            <text:p>11248</text:p>
          </table:table-cell>
          <table:table-cell office:value-type="float" office:value="1000" calcext:value-type="float">
            <text:p>1000</text:p>
          </table:table-cell>
          <table:table-cell office:value-type="float" office:value="11.248" calcext:value-type="float">
            <text:p>11.24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0.144919" calcext:value-type="float">
            <text:p>0.1449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919" calcext:value-type="float">
            <text:p>0.000144919</text:p>
          </table:table-cell>
          <table:table-cell office:value-type="float" office:value="0.000139249" calcext:value-type="float">
            <text:p>0.000139249</text:p>
          </table:table-cell>
          <table:table-cell office:value-type="float" office:value="0.000161171" calcext:value-type="float">
            <text:p>0.000161171</text:p>
          </table:table-cell>
          <table:table-cell office:value-type="float" office:value="1294024" calcext:value-type="float">
            <text:p>1294024</text:p>
          </table:table-cell>
          <table:table-cell office:value-type="float" office:value="1000" calcext:value-type="float">
            <text:p>1000</text:p>
          </table:table-cell>
          <table:table-cell office:value-type="float" office:value="1294.02" calcext:value-type="float">
            <text:p>1294.02</text:p>
          </table:table-cell>
          <table:table-cell office:value-type="float" office:value="1237" calcext:value-type="float">
            <text:p>1237</text:p>
          </table:table-cell>
          <table:table-cell office:value-type="float" office:value="1346" calcext:value-type="float">
            <text:p>1346</text:p>
          </table:table-cell>
          <table:table-cell office:value-type="float" office:value="13286" calcext:value-type="float">
            <text:p>13286</text:p>
          </table:table-cell>
          <table:table-cell office:value-type="float" office:value="1000" calcext:value-type="float">
            <text:p>1000</text:p>
          </table:table-cell>
          <table:table-cell office:value-type="float" office:value="13.286" calcext:value-type="float">
            <text:p>13.28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0.147755" calcext:value-type="float">
            <text:p>0.1477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755" calcext:value-type="float">
            <text:p>0.000147755</text:p>
          </table:table-cell>
          <table:table-cell office:value-type="float" office:value="0.000141437" calcext:value-type="float">
            <text:p>0.000141437</text:p>
          </table:table-cell>
          <table:table-cell office:value-type="float" office:value="0.000178973" calcext:value-type="float">
            <text:p>0.000178973</text:p>
          </table:table-cell>
          <table:table-cell office:value-type="float" office:value="1351012" calcext:value-type="float">
            <text:p>1351012</text:p>
          </table:table-cell>
          <table:table-cell office:value-type="float" office:value="1000" calcext:value-type="float">
            <text:p>1000</text:p>
          </table:table-cell>
          <table:table-cell office:value-type="float" office:value="1351.01" calcext:value-type="float">
            <text:p>1351.01</text:p>
          </table:table-cell>
          <table:table-cell office:value-type="float" office:value="1299" calcext:value-type="float">
            <text:p>1299</text:p>
          </table:table-cell>
          <table:table-cell office:value-type="float" office:value="1427" calcext:value-type="float">
            <text:p>1427</text:p>
          </table:table-cell>
          <table:table-cell office:value-type="float" office:value="15661" calcext:value-type="float">
            <text:p>15661</text:p>
          </table:table-cell>
          <table:table-cell office:value-type="float" office:value="1000" calcext:value-type="float">
            <text:p>1000</text:p>
          </table:table-cell>
          <table:table-cell office:value-type="float" office:value="15.661" calcext:value-type="float">
            <text:p>15.6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0.16152" calcext:value-type="float">
            <text:p>0.16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52" calcext:value-type="float">
            <text:p>0.00016152</text:p>
          </table:table-cell>
          <table:table-cell office:value-type="float" office:value="0.000144731" calcext:value-type="float">
            <text:p>0.000144731</text:p>
          </table:table-cell>
          <table:table-cell office:value-type="float" office:value="0.000182648" calcext:value-type="float">
            <text:p>0.000182648</text:p>
          </table:table-cell>
          <table:table-cell office:value-type="float" office:value="1424022" calcext:value-type="float">
            <text:p>1424022</text:p>
          </table:table-cell>
          <table:table-cell office:value-type="float" office:value="1000" calcext:value-type="float">
            <text:p>1000</text:p>
          </table:table-cell>
          <table:table-cell office:value-type="float" office:value="1424.02" calcext:value-type="float">
            <text:p>1424.02</text:p>
          </table:table-cell>
          <table:table-cell office:value-type="float" office:value="1347" calcext:value-type="float">
            <text:p>1347</text:p>
          </table:table-cell>
          <table:table-cell office:value-type="float" office:value="1504" calcext:value-type="float">
            <text:p>1504</text:p>
          </table:table-cell>
          <table:table-cell office:value-type="float" office:value="18663" calcext:value-type="float">
            <text:p>18663</text:p>
          </table:table-cell>
          <table:table-cell office:value-type="float" office:value="1000" calcext:value-type="float">
            <text:p>1000</text:p>
          </table:table-cell>
          <table:table-cell office:value-type="float" office:value="18.663" calcext:value-type="float">
            <text:p>18.66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0.149461" calcext:value-type="float">
            <text:p>0.1494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461" calcext:value-type="float">
            <text:p>0.000149461</text:p>
          </table:table-cell>
          <table:table-cell office:value-type="float" office:value="0.000139758" calcext:value-type="float">
            <text:p>0.000139758</text:p>
          </table:table-cell>
          <table:table-cell office:value-type="float" office:value="0.000190726" calcext:value-type="float">
            <text:p>0.000190726</text:p>
          </table:table-cell>
          <table:table-cell office:value-type="float" office:value="1527767" calcext:value-type="float">
            <text:p>1527767</text:p>
          </table:table-cell>
          <table:table-cell office:value-type="float" office:value="1000" calcext:value-type="float">
            <text:p>1000</text:p>
          </table:table-cell>
          <table:table-cell office:value-type="float" office:value="1527.77" calcext:value-type="float">
            <text:p>1527.77</text:p>
          </table:table-cell>
          <table:table-cell office:value-type="float" office:value="1461" calcext:value-type="float">
            <text:p>1461</text:p>
          </table:table-cell>
          <table:table-cell office:value-type="float" office:value="1626" calcext:value-type="float">
            <text:p>1626</text:p>
          </table:table-cell>
          <table:table-cell office:value-type="float" office:value="22911" calcext:value-type="float">
            <text:p>22911</text:p>
          </table:table-cell>
          <table:table-cell office:value-type="float" office:value="1000" calcext:value-type="float">
            <text:p>1000</text:p>
          </table:table-cell>
          <table:table-cell office:value-type="float" office:value="22.911" calcext:value-type="float">
            <text:p>22.9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.125726" calcext:value-type="float">
            <text:p>0.1257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726" calcext:value-type="float">
            <text:p>0.000125726</text:p>
          </table:table-cell>
          <table:table-cell office:value-type="float" office:value="0.000119535" calcext:value-type="float">
            <text:p>0.000119535</text:p>
          </table:table-cell>
          <table:table-cell office:value-type="float" office:value="0.000158767" calcext:value-type="float">
            <text:p>0.000158767</text:p>
          </table:table-cell>
          <table:table-cell office:value-type="float" office:value="1136449" calcext:value-type="float">
            <text:p>1136449</text:p>
          </table:table-cell>
          <table:table-cell office:value-type="float" office:value="1000" calcext:value-type="float">
            <text:p>1000</text:p>
          </table:table-cell>
          <table:table-cell office:value-type="float" office:value="1136.45" calcext:value-type="float">
            <text:p>1136.45</text:p>
          </table:table-cell>
          <table:table-cell office:value-type="float" office:value="1120" calcext:value-type="float">
            <text:p>1120</text:p>
          </table:table-cell>
          <table:table-cell office:value-type="float" office:value="1157" calcext:value-type="float">
            <text:p>1157</text:p>
          </table:table-cell>
          <table:table-cell office:value-type="float" office:value="4225" calcext:value-type="float">
            <text:p>4225</text:p>
          </table:table-cell>
          <table:table-cell office:value-type="float" office:value="1000" calcext:value-type="float">
            <text:p>1000</text:p>
          </table:table-cell>
          <table:table-cell office:value-type="float" office:value="4.225" calcext:value-type="float">
            <text:p>4.2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.132443" calcext:value-type="float">
            <text:p>0.1324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443" calcext:value-type="float">
            <text:p>0.000132443</text:p>
          </table:table-cell>
          <table:table-cell office:value-type="float" office:value="0.000124374" calcext:value-type="float">
            <text:p>0.000124374</text:p>
          </table:table-cell>
          <table:table-cell office:value-type="float" office:value="0.000167057" calcext:value-type="float">
            <text:p>0.000167057</text:p>
          </table:table-cell>
          <table:table-cell office:value-type="float" office:value="1177034" calcext:value-type="float">
            <text:p>1177034</text:p>
          </table:table-cell>
          <table:table-cell office:value-type="float" office:value="1000" calcext:value-type="float">
            <text:p>1000</text:p>
          </table:table-cell>
          <table:table-cell office:value-type="float" office:value="1177.03" calcext:value-type="float">
            <text:p>1177.03</text:p>
          </table:table-cell>
          <table:table-cell office:value-type="float" office:value="1153" calcext:value-type="float">
            <text:p>1153</text:p>
          </table:table-cell>
          <table:table-cell office:value-type="float" office:value="1208" calcext:value-type="float">
            <text:p>1208</text:p>
          </table:table-cell>
          <table:table-cell office:value-type="float" office:value="6076" calcext:value-type="float">
            <text:p>6076</text:p>
          </table:table-cell>
          <table:table-cell office:value-type="float" office:value="1000" calcext:value-type="float">
            <text:p>1000</text:p>
          </table:table-cell>
          <table:table-cell office:value-type="float" office:value="6.076" calcext:value-type="float">
            <text:p>6.0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1375" calcext:value-type="float">
            <text:p>0.13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5" calcext:value-type="float">
            <text:p>0.0001375</text:p>
          </table:table-cell>
          <table:table-cell office:value-type="float" office:value="0.000128027" calcext:value-type="float">
            <text:p>0.000128027</text:p>
          </table:table-cell>
          <table:table-cell office:value-type="float" office:value="0.000164928" calcext:value-type="float">
            <text:p>0.000164928</text:p>
          </table:table-cell>
          <table:table-cell office:value-type="float" office:value="1216493" calcext:value-type="float">
            <text:p>1216493</text:p>
          </table:table-cell>
          <table:table-cell office:value-type="float" office:value="1000" calcext:value-type="float">
            <text:p>1000</text:p>
          </table:table-cell>
          <table:table-cell office:value-type="float" office:value="1216.49" calcext:value-type="float">
            <text:p>1216.49</text:p>
          </table:table-cell>
          <table:table-cell office:value-type="float" office:value="1187" calcext:value-type="float">
            <text:p>1187</text:p>
          </table:table-cell>
          <table:table-cell office:value-type="float" office:value="1246" calcext:value-type="float">
            <text:p>1246</text:p>
          </table:table-cell>
          <table:table-cell office:value-type="float" office:value="7819" calcext:value-type="float">
            <text:p>7819</text:p>
          </table:table-cell>
          <table:table-cell office:value-type="float" office:value="1000" calcext:value-type="float">
            <text:p>1000</text:p>
          </table:table-cell>
          <table:table-cell office:value-type="float" office:value="7.819" calcext:value-type="float">
            <text:p>7.8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.139535" calcext:value-type="float">
            <text:p>0.1395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535" calcext:value-type="float">
            <text:p>0.000139535</text:p>
          </table:table-cell>
          <table:table-cell office:value-type="float" office:value="0.000131955" calcext:value-type="float">
            <text:p>0.000131955</text:p>
          </table:table-cell>
          <table:table-cell office:value-type="float" office:value="0.000175525" calcext:value-type="float">
            <text:p>0.000175525</text:p>
          </table:table-cell>
          <table:table-cell office:value-type="float" office:value="1256522" calcext:value-type="float">
            <text:p>1256522</text:p>
          </table:table-cell>
          <table:table-cell office:value-type="float" office:value="1000" calcext:value-type="float">
            <text:p>1000</text:p>
          </table:table-cell>
          <table:table-cell office:value-type="float" office:value="1256.52" calcext:value-type="float">
            <text:p>1256.52</text:p>
          </table:table-cell>
          <table:table-cell office:value-type="float" office:value="1221" calcext:value-type="float">
            <text:p>1221</text:p>
          </table:table-cell>
          <table:table-cell office:value-type="float" office:value="1299" calcext:value-type="float">
            <text:p>1299</text:p>
          </table:table-cell>
          <table:table-cell office:value-type="float" office:value="9574" calcext:value-type="float">
            <text:p>9574</text:p>
          </table:table-cell>
          <table:table-cell office:value-type="float" office:value="1000" calcext:value-type="float">
            <text:p>1000</text:p>
          </table:table-cell>
          <table:table-cell office:value-type="float" office:value="9.574" calcext:value-type="float">
            <text:p>9.57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.140364" calcext:value-type="float">
            <text:p>0.1403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364" calcext:value-type="float">
            <text:p>0.000140364</text:p>
          </table:table-cell>
          <table:table-cell office:value-type="float" office:value="0.000134514" calcext:value-type="float">
            <text:p>0.000134514</text:p>
          </table:table-cell>
          <table:table-cell office:value-type="float" office:value="0.000171279" calcext:value-type="float">
            <text:p>0.000171279</text:p>
          </table:table-cell>
          <table:table-cell office:value-type="float" office:value="1300860" calcext:value-type="float">
            <text:p>1300860</text:p>
          </table:table-cell>
          <table:table-cell office:value-type="float" office:value="1000" calcext:value-type="float">
            <text:p>1000</text:p>
          </table:table-cell>
          <table:table-cell office:value-type="float" office:value="1300.86" calcext:value-type="float">
            <text:p>1300.86</text:p>
          </table:table-cell>
          <table:table-cell office:value-type="float" office:value="1247" calcext:value-type="float">
            <text:p>1247</text:p>
          </table:table-cell>
          <table:table-cell office:value-type="float" office:value="1359" calcext:value-type="float">
            <text:p>1359</text:p>
          </table:table-cell>
          <table:table-cell office:value-type="float" office:value="11443" calcext:value-type="float">
            <text:p>11443</text:p>
          </table:table-cell>
          <table:table-cell office:value-type="float" office:value="1000" calcext:value-type="float">
            <text:p>1000</text:p>
          </table:table-cell>
          <table:table-cell office:value-type="float" office:value="11.443" calcext:value-type="float">
            <text:p>11.44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0.142756" calcext:value-type="float">
            <text:p>0.1427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756" calcext:value-type="float">
            <text:p>0.000142756</text:p>
          </table:table-cell>
          <table:table-cell office:value-type="float" office:value="0.000136624" calcext:value-type="float">
            <text:p>0.000136624</text:p>
          </table:table-cell>
          <table:table-cell office:value-type="float" office:value="0.000204699" calcext:value-type="float">
            <text:p>0.000204699</text:p>
          </table:table-cell>
          <table:table-cell office:value-type="float" office:value="1349911" calcext:value-type="float">
            <text:p>1349911</text:p>
          </table:table-cell>
          <table:table-cell office:value-type="float" office:value="1000" calcext:value-type="float">
            <text:p>1000</text:p>
          </table:table-cell>
          <table:table-cell office:value-type="float" office:value="1349.91" calcext:value-type="float">
            <text:p>1349.91</text:p>
          </table:table-cell>
          <table:table-cell office:value-type="float" office:value="1300" calcext:value-type="float">
            <text:p>1300</text:p>
          </table:table-cell>
          <table:table-cell office:value-type="float" office:value="1414" calcext:value-type="float">
            <text:p>1414</text:p>
          </table:table-cell>
          <table:table-cell office:value-type="float" office:value="13484" calcext:value-type="float">
            <text:p>13484</text:p>
          </table:table-cell>
          <table:table-cell office:value-type="float" office:value="1000" calcext:value-type="float">
            <text:p>1000</text:p>
          </table:table-cell>
          <table:table-cell office:value-type="float" office:value="13.484" calcext:value-type="float">
            <text:p>13.48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0.146099" calcext:value-type="float">
            <text:p>0.1460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099" calcext:value-type="float">
            <text:p>0.000146099</text:p>
          </table:table-cell>
          <table:table-cell office:value-type="float" office:value="0.000138692" calcext:value-type="float">
            <text:p>0.000138692</text:p>
          </table:table-cell>
          <table:table-cell office:value-type="float" office:value="0.000176366" calcext:value-type="float">
            <text:p>0.000176366</text:p>
          </table:table-cell>
          <table:table-cell office:value-type="float" office:value="1409002" calcext:value-type="float">
            <text:p>1409002</text:p>
          </table:table-cell>
          <table:table-cell office:value-type="float" office:value="1000" calcext:value-type="float">
            <text:p>1000</text:p>
          </table:table-cell>
          <table:table-cell office:value-type="float" office:value="1409" calcext:value-type="float">
            <text:p>1409</text:p>
          </table:table-cell>
          <table:table-cell office:value-type="float" office:value="1350" calcext:value-type="float">
            <text:p>1350</text:p>
          </table:table-cell>
          <table:table-cell office:value-type="float" office:value="1483" calcext:value-type="float">
            <text:p>1483</text:p>
          </table:table-cell>
          <table:table-cell office:value-type="float" office:value="15924" calcext:value-type="float">
            <text:p>15924</text:p>
          </table:table-cell>
          <table:table-cell office:value-type="float" office:value="1000" calcext:value-type="float">
            <text:p>1000</text:p>
          </table:table-cell>
          <table:table-cell office:value-type="float" office:value="15.924" calcext:value-type="float">
            <text:p>15.92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0.148985" calcext:value-type="float">
            <text:p>0.1489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985" calcext:value-type="float">
            <text:p>0.000148985</text:p>
          </table:table-cell>
          <table:table-cell office:value-type="float" office:value="0.000142501" calcext:value-type="float">
            <text:p>0.000142501</text:p>
          </table:table-cell>
          <table:table-cell office:value-type="float" office:value="0.000177699" calcext:value-type="float">
            <text:p>0.000177699</text:p>
          </table:table-cell>
          <table:table-cell office:value-type="float" office:value="1488030" calcext:value-type="float">
            <text:p>1488030</text:p>
          </table:table-cell>
          <table:table-cell office:value-type="float" office:value="1000" calcext:value-type="float">
            <text:p>1000</text:p>
          </table:table-cell>
          <table:table-cell office:value-type="float" office:value="1488.03" calcext:value-type="float">
            <text:p>1488.03</text:p>
          </table:table-cell>
          <table:table-cell office:value-type="float" office:value="1406" calcext:value-type="float">
            <text:p>1406</text:p>
          </table:table-cell>
          <table:table-cell office:value-type="float" office:value="1587" calcext:value-type="float">
            <text:p>1587</text:p>
          </table:table-cell>
          <table:table-cell office:value-type="float" office:value="19093" calcext:value-type="float">
            <text:p>19093</text:p>
          </table:table-cell>
          <table:table-cell office:value-type="float" office:value="1000" calcext:value-type="float">
            <text:p>1000</text:p>
          </table:table-cell>
          <table:table-cell office:value-type="float" office:value="19.093" calcext:value-type="float">
            <text:p>19.09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0.154663" calcext:value-type="float">
            <text:p>0.1546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663" calcext:value-type="float">
            <text:p>0.000154663</text:p>
          </table:table-cell>
          <table:table-cell office:value-type="float" office:value="0.00014582" calcext:value-type="float">
            <text:p>0.00014582</text:p>
          </table:table-cell>
          <table:table-cell office:value-type="float" office:value="0.000190331" calcext:value-type="float">
            <text:p>0.000190331</text:p>
          </table:table-cell>
          <table:table-cell office:value-type="float" office:value="1593986" calcext:value-type="float">
            <text:p>1593986</text:p>
          </table:table-cell>
          <table:table-cell office:value-type="float" office:value="1000" calcext:value-type="float">
            <text:p>1000</text:p>
          </table:table-cell>
          <table:table-cell office:value-type="float" office:value="1593.99" calcext:value-type="float">
            <text:p>1593.99</text:p>
          </table:table-cell>
          <table:table-cell office:value-type="float" office:value="1494" calcext:value-type="float">
            <text:p>1494</text:p>
          </table:table-cell>
          <table:table-cell office:value-type="float" office:value="1673" calcext:value-type="float">
            <text:p>1673</text:p>
          </table:table-cell>
          <table:table-cell office:value-type="float" office:value="23338" calcext:value-type="float">
            <text:p>23338</text:p>
          </table:table-cell>
          <table:table-cell office:value-type="float" office:value="1000" calcext:value-type="float">
            <text:p>1000</text:p>
          </table:table-cell>
          <table:table-cell office:value-type="float" office:value="23.338" calcext:value-type="float">
            <text:p>23.33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896" calcext:value-type="float">
            <text:p>0.000132896</text:p>
          </table:table-cell>
          <table:table-cell office:value-type="float" office:value="0.000127999" calcext:value-type="float">
            <text:p>0.000127999</text:p>
          </table:table-cell>
          <table:table-cell office:value-type="float" office:value="0.000146532" calcext:value-type="float">
            <text:p>0.000146532</text:p>
          </table:table-cell>
          <table:table-cell office:value-type="float" office:value="1185775" calcext:value-type="float">
            <text:p>1185775</text:p>
          </table:table-cell>
          <table:table-cell office:value-type="float" office:value="1000" calcext:value-type="float">
            <text:p>1000</text:p>
          </table:table-cell>
          <table:table-cell office:value-type="float" office:value="1185.78" calcext:value-type="float">
            <text:p>1185.78</text:p>
          </table:table-cell>
          <table:table-cell office:value-type="float" office:value="1169" calcext:value-type="float">
            <text:p>1169</text:p>
          </table:table-cell>
          <table:table-cell office:value-type="float" office:value="1205" calcext:value-type="float">
            <text:p>1205</text:p>
          </table:table-cell>
          <table:table-cell office:value-type="float" office:value="4268" calcext:value-type="float">
            <text:p>4268</text:p>
          </table:table-cell>
          <table:table-cell office:value-type="float" office:value="1000" calcext:value-type="float">
            <text:p>1000</text:p>
          </table:table-cell>
          <table:table-cell office:value-type="float" office:value="4.268" calcext:value-type="float">
            <text:p>4.2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.137482" calcext:value-type="float">
            <text:p>0.1374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482" calcext:value-type="float">
            <text:p>0.000137482</text:p>
          </table:table-cell>
          <table:table-cell office:value-type="float" office:value="0.000131899" calcext:value-type="float">
            <text:p>0.000131899</text:p>
          </table:table-cell>
          <table:table-cell office:value-type="float" office:value="0.000151761" calcext:value-type="float">
            <text:p>0.000151761</text:p>
          </table:table-cell>
          <table:table-cell office:value-type="float" office:value="1227668" calcext:value-type="float">
            <text:p>1227668</text:p>
          </table:table-cell>
          <table:table-cell office:value-type="float" office:value="1000" calcext:value-type="float">
            <text:p>1000</text:p>
          </table:table-cell>
          <table:table-cell office:value-type="float" office:value="1227.67" calcext:value-type="float">
            <text:p>1227.67</text:p>
          </table:table-cell>
          <table:table-cell office:value-type="float" office:value="1207" calcext:value-type="float">
            <text:p>1207</text:p>
          </table:table-cell>
          <table:table-cell office:value-type="float" office:value="1258" calcext:value-type="float">
            <text:p>1258</text:p>
          </table:table-cell>
          <table:table-cell office:value-type="float" office:value="6167" calcext:value-type="float">
            <text:p>6167</text:p>
          </table:table-cell>
          <table:table-cell office:value-type="float" office:value="1000" calcext:value-type="float">
            <text:p>1000</text:p>
          </table:table-cell>
          <table:table-cell office:value-type="float" office:value="6.167" calcext:value-type="float">
            <text:p>6.1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0.142275" calcext:value-type="float">
            <text:p>0.1422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275" calcext:value-type="float">
            <text:p>0.000142275</text:p>
          </table:table-cell>
          <table:table-cell office:value-type="float" office:value="0.000136348" calcext:value-type="float">
            <text:p>0.000136348</text:p>
          </table:table-cell>
          <table:table-cell office:value-type="float" office:value="0.000156856" calcext:value-type="float">
            <text:p>0.000156856</text:p>
          </table:table-cell>
          <table:table-cell office:value-type="float" office:value="1268689" calcext:value-type="float">
            <text:p>1268689</text:p>
          </table:table-cell>
          <table:table-cell office:value-type="float" office:value="1000" calcext:value-type="float">
            <text:p>1000</text:p>
          </table:table-cell>
          <table:table-cell office:value-type="float" office:value="1268.69" calcext:value-type="float">
            <text:p>1268.69</text:p>
          </table:table-cell>
          <table:table-cell office:value-type="float" office:value="1238" calcext:value-type="float">
            <text:p>1238</text:p>
          </table:table-cell>
          <table:table-cell office:value-type="float" office:value="1303" calcext:value-type="float">
            <text:p>1303</text:p>
          </table:table-cell>
          <table:table-cell office:value-type="float" office:value="7944" calcext:value-type="float">
            <text:p>7944</text:p>
          </table:table-cell>
          <table:table-cell office:value-type="float" office:value="1000" calcext:value-type="float">
            <text:p>1000</text:p>
          </table:table-cell>
          <table:table-cell office:value-type="float" office:value="7.944" calcext:value-type="float">
            <text:p>7.94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.146919" calcext:value-type="float">
            <text:p>0.1469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919" calcext:value-type="float">
            <text:p>0.000146919</text:p>
          </table:table-cell>
          <table:table-cell office:value-type="float" office:value="0.000140313" calcext:value-type="float">
            <text:p>0.000140313</text:p>
          </table:table-cell>
          <table:table-cell office:value-type="float" office:value="0.000163406" calcext:value-type="float">
            <text:p>0.000163406</text:p>
          </table:table-cell>
          <table:table-cell office:value-type="float" office:value="1310350" calcext:value-type="float">
            <text:p>1310350</text:p>
          </table:table-cell>
          <table:table-cell office:value-type="float" office:value="1000" calcext:value-type="float">
            <text:p>1000</text:p>
          </table:table-cell>
          <table:table-cell office:value-type="float" office:value="1310.35" calcext:value-type="float">
            <text:p>1310.35</text:p>
          </table:table-cell>
          <table:table-cell office:value-type="float" office:value="1266" calcext:value-type="float">
            <text:p>1266</text:p>
          </table:table-cell>
          <table:table-cell office:value-type="float" office:value="1347" calcext:value-type="float">
            <text:p>1347</text:p>
          </table:table-cell>
          <table:table-cell office:value-type="float" office:value="9676" calcext:value-type="float">
            <text:p>9676</text:p>
          </table:table-cell>
          <table:table-cell office:value-type="float" office:value="1000" calcext:value-type="float">
            <text:p>1000</text:p>
          </table:table-cell>
          <table:table-cell office:value-type="float" office:value="9.676" calcext:value-type="float">
            <text:p>9.6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0.153714" calcext:value-type="float">
            <text:p>0.1537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714" calcext:value-type="float">
            <text:p>0.000153714</text:p>
          </table:table-cell>
          <table:table-cell office:value-type="float" office:value="0.000147568" calcext:value-type="float">
            <text:p>0.000147568</text:p>
          </table:table-cell>
          <table:table-cell office:value-type="float" office:value="0.000189027" calcext:value-type="float">
            <text:p>0.000189027</text:p>
          </table:table-cell>
          <table:table-cell office:value-type="float" office:value="1356784" calcext:value-type="float">
            <text:p>1356784</text:p>
          </table:table-cell>
          <table:table-cell office:value-type="float" office:value="1000" calcext:value-type="float">
            <text:p>1000</text:p>
          </table:table-cell>
          <table:table-cell office:value-type="float" office:value="1356.78" calcext:value-type="float">
            <text:p>1356.78</text:p>
          </table:table-cell>
          <table:table-cell office:value-type="float" office:value="1312" calcext:value-type="float">
            <text:p>1312</text:p>
          </table:table-cell>
          <table:table-cell office:value-type="float" office:value="1409" calcext:value-type="float">
            <text:p>1409</text:p>
          </table:table-cell>
          <table:table-cell office:value-type="float" office:value="11607" calcext:value-type="float">
            <text:p>11607</text:p>
          </table:table-cell>
          <table:table-cell office:value-type="float" office:value="1000" calcext:value-type="float">
            <text:p>1000</text:p>
          </table:table-cell>
          <table:table-cell office:value-type="float" office:value="11.607" calcext:value-type="float">
            <text:p>11.60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0.156426" calcext:value-type="float">
            <text:p>0.1564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426" calcext:value-type="float">
            <text:p>0.000156426</text:p>
          </table:table-cell>
          <table:table-cell office:value-type="float" office:value="0.000149531" calcext:value-type="float">
            <text:p>0.000149531</text:p>
          </table:table-cell>
          <table:table-cell office:value-type="float" office:value="0.000171174" calcext:value-type="float">
            <text:p>0.000171174</text:p>
          </table:table-cell>
          <table:table-cell office:value-type="float" office:value="1406885" calcext:value-type="float">
            <text:p>1406885</text:p>
          </table:table-cell>
          <table:table-cell office:value-type="float" office:value="1000" calcext:value-type="float">
            <text:p>1000</text:p>
          </table:table-cell>
          <table:table-cell office:value-type="float" office:value="1406.88" calcext:value-type="float">
            <text:p>1406.88</text:p>
          </table:table-cell>
          <table:table-cell office:value-type="float" office:value="1350" calcext:value-type="float">
            <text:p>1350</text:p>
          </table:table-cell>
          <table:table-cell office:value-type="float" office:value="1464" calcext:value-type="float">
            <text:p>1464</text:p>
          </table:table-cell>
          <table:table-cell office:value-type="float" office:value="13710" calcext:value-type="float">
            <text:p>13710</text:p>
          </table:table-cell>
          <table:table-cell office:value-type="float" office:value="1000" calcext:value-type="float">
            <text:p>1000</text:p>
          </table:table-cell>
          <table:table-cell office:value-type="float" office:value="13.71" calcext:value-type="float">
            <text:p>13.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0.159225" calcext:value-type="float">
            <text:p>0.1592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225" calcext:value-type="float">
            <text:p>0.000159225</text:p>
          </table:table-cell>
          <table:table-cell office:value-type="float" office:value="0.000152461" calcext:value-type="float">
            <text:p>0.000152461</text:p>
          </table:table-cell>
          <table:table-cell office:value-type="float" office:value="0.000173904" calcext:value-type="float">
            <text:p>0.000173904</text:p>
          </table:table-cell>
          <table:table-cell office:value-type="float" office:value="1467514" calcext:value-type="float">
            <text:p>1467514</text:p>
          </table:table-cell>
          <table:table-cell office:value-type="float" office:value="1000" calcext:value-type="float">
            <text:p>1000</text:p>
          </table:table-cell>
          <table:table-cell office:value-type="float" office:value="1467.51" calcext:value-type="float">
            <text:p>1467.51</text:p>
          </table:table-cell>
          <table:table-cell office:value-type="float" office:value="1403" calcext:value-type="float">
            <text:p>1403</text:p>
          </table:table-cell>
          <table:table-cell office:value-type="float" office:value="1545" calcext:value-type="float">
            <text:p>1545</text:p>
          </table:table-cell>
          <table:table-cell office:value-type="float" office:value="16193" calcext:value-type="float">
            <text:p>16193</text:p>
          </table:table-cell>
          <table:table-cell office:value-type="float" office:value="1000" calcext:value-type="float">
            <text:p>1000</text:p>
          </table:table-cell>
          <table:table-cell office:value-type="float" office:value="16.193" calcext:value-type="float">
            <text:p>16.19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0.175413" calcext:value-type="float">
            <text:p>0.1754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413" calcext:value-type="float">
            <text:p>0.000175413</text:p>
          </table:table-cell>
          <table:table-cell office:value-type="float" office:value="0.000148169" calcext:value-type="float">
            <text:p>0.000148169</text:p>
          </table:table-cell>
          <table:table-cell office:value-type="float" office:value="0.000233192" calcext:value-type="float">
            <text:p>0.000233192</text:p>
          </table:table-cell>
          <table:table-cell office:value-type="float" office:value="1548887" calcext:value-type="float">
            <text:p>1548887</text:p>
          </table:table-cell>
          <table:table-cell office:value-type="float" office:value="1000" calcext:value-type="float">
            <text:p>1000</text:p>
          </table:table-cell>
          <table:table-cell office:value-type="float" office:value="1548.89" calcext:value-type="float">
            <text:p>1548.89</text:p>
          </table:table-cell>
          <table:table-cell office:value-type="float" office:value="1474" calcext:value-type="float">
            <text:p>1474</text:p>
          </table:table-cell>
          <table:table-cell office:value-type="float" office:value="1642" calcext:value-type="float">
            <text:p>1642</text:p>
          </table:table-cell>
          <table:table-cell office:value-type="float" office:value="19327" calcext:value-type="float">
            <text:p>19327</text:p>
          </table:table-cell>
          <table:table-cell office:value-type="float" office:value="1000" calcext:value-type="float">
            <text:p>1000</text:p>
          </table:table-cell>
          <table:table-cell office:value-type="float" office:value="19.327" calcext:value-type="float">
            <text:p>19.32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0.157492" calcext:value-type="float">
            <text:p>0.157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492" calcext:value-type="float">
            <text:p>0.000157492</text:p>
          </table:table-cell>
          <table:table-cell office:value-type="float" office:value="0.000150939" calcext:value-type="float">
            <text:p>0.000150939</text:p>
          </table:table-cell>
          <table:table-cell office:value-type="float" office:value="0.000197997" calcext:value-type="float">
            <text:p>0.000197997</text:p>
          </table:table-cell>
          <table:table-cell office:value-type="float" office:value="1659051" calcext:value-type="float">
            <text:p>1659051</text:p>
          </table:table-cell>
          <table:table-cell office:value-type="float" office:value="1000" calcext:value-type="float">
            <text:p>1000</text:p>
          </table:table-cell>
          <table:table-cell office:value-type="float" office:value="1659.05" calcext:value-type="float">
            <text:p>1659.05</text:p>
          </table:table-cell>
          <table:table-cell office:value-type="float" office:value="1592" calcext:value-type="float">
            <text:p>1592</text:p>
          </table:table-cell>
          <table:table-cell office:value-type="float" office:value="1766" calcext:value-type="float">
            <text:p>1766</text:p>
          </table:table-cell>
          <table:table-cell office:value-type="float" office:value="23690" calcext:value-type="float">
            <text:p>23690</text:p>
          </table:table-cell>
          <table:table-cell office:value-type="float" office:value="1000" calcext:value-type="float">
            <text:p>1000</text:p>
          </table:table-cell>
          <table:table-cell office:value-type="float" office:value="23.69" calcext:value-type="float">
            <text:p>23.6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.132914" calcext:value-type="float">
            <text:p>0.1329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914" calcext:value-type="float">
            <text:p>0.000132914</text:p>
          </table:table-cell>
          <table:table-cell office:value-type="float" office:value="0.000128758" calcext:value-type="float">
            <text:p>0.000128758</text:p>
          </table:table-cell>
          <table:table-cell office:value-type="float" office:value="0.000172361" calcext:value-type="float">
            <text:p>0.000172361</text:p>
          </table:table-cell>
          <table:table-cell office:value-type="float" office:value="1236163" calcext:value-type="float">
            <text:p>1236163</text:p>
          </table:table-cell>
          <table:table-cell office:value-type="float" office:value="1000" calcext:value-type="float">
            <text:p>1000</text:p>
          </table:table-cell>
          <table:table-cell office:value-type="float" office:value="1236.16" calcext:value-type="float">
            <text:p>1236.16</text:p>
          </table:table-cell>
          <table:table-cell office:value-type="float" office:value="1217" calcext:value-type="float">
            <text:p>1217</text:p>
          </table:table-cell>
          <table:table-cell office:value-type="float" office:value="1257" calcext:value-type="float">
            <text:p>1257</text:p>
          </table:table-cell>
          <table:table-cell office:value-type="float" office:value="4354" calcext:value-type="float">
            <text:p>4354</text:p>
          </table:table-cell>
          <table:table-cell office:value-type="float" office:value="1000" calcext:value-type="float">
            <text:p>1000</text:p>
          </table:table-cell>
          <table:table-cell office:value-type="float" office:value="4.354" calcext:value-type="float">
            <text:p>4.3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0.137863" calcext:value-type="float">
            <text:p>0.137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863" calcext:value-type="float">
            <text:p>0.000137863</text:p>
          </table:table-cell>
          <table:table-cell office:value-type="float" office:value="0.000133645" calcext:value-type="float">
            <text:p>0.000133645</text:p>
          </table:table-cell>
          <table:table-cell office:value-type="float" office:value="0.000164199" calcext:value-type="float">
            <text:p>0.000164199</text:p>
          </table:table-cell>
          <table:table-cell office:value-type="float" office:value="1279359" calcext:value-type="float">
            <text:p>1279359</text:p>
          </table:table-cell>
          <table:table-cell office:value-type="float" office:value="1000" calcext:value-type="float">
            <text:p>1000</text:p>
          </table:table-cell>
          <table:table-cell office:value-type="float" office:value="1279.36" calcext:value-type="float">
            <text:p>1279.36</text:p>
          </table:table-cell>
          <table:table-cell office:value-type="float" office:value="1255" calcext:value-type="float">
            <text:p>1255</text:p>
          </table:table-cell>
          <table:table-cell office:value-type="float" office:value="1308" calcext:value-type="float">
            <text:p>1308</text:p>
          </table:table-cell>
          <table:table-cell office:value-type="float" office:value="6233" calcext:value-type="float">
            <text:p>6233</text:p>
          </table:table-cell>
          <table:table-cell office:value-type="float" office:value="1000" calcext:value-type="float">
            <text:p>1000</text:p>
          </table:table-cell>
          <table:table-cell office:value-type="float" office:value="6.233" calcext:value-type="float">
            <text:p>6.2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0.14254" calcext:value-type="float">
            <text:p>0.142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54" calcext:value-type="float">
            <text:p>0.00014254</text:p>
          </table:table-cell>
          <table:table-cell office:value-type="float" office:value="0.000137963" calcext:value-type="float">
            <text:p>0.000137963</text:p>
          </table:table-cell>
          <table:table-cell office:value-type="float" office:value="0.000178533" calcext:value-type="float">
            <text:p>0.000178533</text:p>
          </table:table-cell>
          <table:table-cell office:value-type="float" office:value="1321262" calcext:value-type="float">
            <text:p>1321262</text:p>
          </table:table-cell>
          <table:table-cell office:value-type="float" office:value="1000" calcext:value-type="float">
            <text:p>1000</text:p>
          </table:table-cell>
          <table:table-cell office:value-type="float" office:value="1321.26" calcext:value-type="float">
            <text:p>1321.26</text:p>
          </table:table-cell>
          <table:table-cell office:value-type="float" office:value="1289" calcext:value-type="float">
            <text:p>1289</text:p>
          </table:table-cell>
          <table:table-cell office:value-type="float" office:value="1358" calcext:value-type="float">
            <text:p>1358</text:p>
          </table:table-cell>
          <table:table-cell office:value-type="float" office:value="8003" calcext:value-type="float">
            <text:p>8003</text:p>
          </table:table-cell>
          <table:table-cell office:value-type="float" office:value="1000" calcext:value-type="float">
            <text:p>1000</text:p>
          </table:table-cell>
          <table:table-cell office:value-type="float" office:value="8.003" calcext:value-type="float">
            <text:p>8.00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146757" calcext:value-type="float">
            <text:p>0.1467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757" calcext:value-type="float">
            <text:p>0.000146757</text:p>
          </table:table-cell>
          <table:table-cell office:value-type="float" office:value="0.000141665" calcext:value-type="float">
            <text:p>0.000141665</text:p>
          </table:table-cell>
          <table:table-cell office:value-type="float" office:value="0.000176604" calcext:value-type="float">
            <text:p>0.000176604</text:p>
          </table:table-cell>
          <table:table-cell office:value-type="float" office:value="1365286" calcext:value-type="float">
            <text:p>1365286</text:p>
          </table:table-cell>
          <table:table-cell office:value-type="float" office:value="1000" calcext:value-type="float">
            <text:p>1000</text:p>
          </table:table-cell>
          <table:table-cell office:value-type="float" office:value="1365.29" calcext:value-type="float">
            <text:p>1365.29</text:p>
          </table:table-cell>
          <table:table-cell office:value-type="float" office:value="1327" calcext:value-type="float">
            <text:p>1327</text:p>
          </table:table-cell>
          <table:table-cell office:value-type="float" office:value="1409" calcext:value-type="float">
            <text:p>1409</text:p>
          </table:table-cell>
          <table:table-cell office:value-type="float" office:value="9829" calcext:value-type="float">
            <text:p>9829</text:p>
          </table:table-cell>
          <table:table-cell office:value-type="float" office:value="1000" calcext:value-type="float">
            <text:p>1000</text:p>
          </table:table-cell>
          <table:table-cell office:value-type="float" office:value="9.829" calcext:value-type="float">
            <text:p>9.8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.150545" calcext:value-type="float">
            <text:p>0.1505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0545" calcext:value-type="float">
            <text:p>0.000150545</text:p>
          </table:table-cell>
          <table:table-cell office:value-type="float" office:value="0.000144807" calcext:value-type="float">
            <text:p>0.000144807</text:p>
          </table:table-cell>
          <table:table-cell office:value-type="float" office:value="0.000177478" calcext:value-type="float">
            <text:p>0.000177478</text:p>
          </table:table-cell>
          <table:table-cell office:value-type="float" office:value="1412148" calcext:value-type="float">
            <text:p>1412148</text:p>
          </table:table-cell>
          <table:table-cell office:value-type="float" office:value="1000" calcext:value-type="float">
            <text:p>1000</text:p>
          </table:table-cell>
          <table:table-cell office:value-type="float" office:value="1412.15" calcext:value-type="float">
            <text:p>1412.15</text:p>
          </table:table-cell>
          <table:table-cell office:value-type="float" office:value="1366" calcext:value-type="float">
            <text:p>1366</text:p>
          </table:table-cell>
          <table:table-cell office:value-type="float" office:value="1464" calcext:value-type="float">
            <text:p>1464</text:p>
          </table:table-cell>
          <table:table-cell office:value-type="float" office:value="11787" calcext:value-type="float">
            <text:p>11787</text:p>
          </table:table-cell>
          <table:table-cell office:value-type="float" office:value="1000" calcext:value-type="float">
            <text:p>1000</text:p>
          </table:table-cell>
          <table:table-cell office:value-type="float" office:value="11.787" calcext:value-type="float">
            <text:p>11.78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0.154282" calcext:value-type="float">
            <text:p>0.1542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282" calcext:value-type="float">
            <text:p>0.000154282</text:p>
          </table:table-cell>
          <table:table-cell office:value-type="float" office:value="0.000147863" calcext:value-type="float">
            <text:p>0.000147863</text:p>
          </table:table-cell>
          <table:table-cell office:value-type="float" office:value="0.000194253" calcext:value-type="float">
            <text:p>0.000194253</text:p>
          </table:table-cell>
          <table:table-cell office:value-type="float" office:value="1465806" calcext:value-type="float">
            <text:p>1465806</text:p>
          </table:table-cell>
          <table:table-cell office:value-type="float" office:value="1000" calcext:value-type="float">
            <text:p>1000</text:p>
          </table:table-cell>
          <table:table-cell office:value-type="float" office:value="1465.81" calcext:value-type="float">
            <text:p>1465.81</text:p>
          </table:table-cell>
          <table:table-cell office:value-type="float" office:value="1413" calcext:value-type="float">
            <text:p>1413</text:p>
          </table:table-cell>
          <table:table-cell office:value-type="float" office:value="1530" calcext:value-type="float">
            <text:p>1530</text:p>
          </table:table-cell>
          <table:table-cell office:value-type="float" office:value="13943" calcext:value-type="float">
            <text:p>13943</text:p>
          </table:table-cell>
          <table:table-cell office:value-type="float" office:value="1000" calcext:value-type="float">
            <text:p>1000</text:p>
          </table:table-cell>
          <table:table-cell office:value-type="float" office:value="13.943" calcext:value-type="float">
            <text:p>13.9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0.158683" calcext:value-type="float">
            <text:p>0.1586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683" calcext:value-type="float">
            <text:p>0.000158683</text:p>
          </table:table-cell>
          <table:table-cell office:value-type="float" office:value="0.000149408" calcext:value-type="float">
            <text:p>0.000149408</text:p>
          </table:table-cell>
          <table:table-cell office:value-type="float" office:value="0.000198089" calcext:value-type="float">
            <text:p>0.000198089</text:p>
          </table:table-cell>
          <table:table-cell office:value-type="float" office:value="1529652" calcext:value-type="float">
            <text:p>1529652</text:p>
          </table:table-cell>
          <table:table-cell office:value-type="float" office:value="1000" calcext:value-type="float">
            <text:p>1000</text:p>
          </table:table-cell>
          <table:table-cell office:value-type="float" office:value="1529.65" calcext:value-type="float">
            <text:p>1529.65</text:p>
          </table:table-cell>
          <table:table-cell office:value-type="float" office:value="1473" calcext:value-type="float">
            <text:p>1473</text:p>
          </table:table-cell>
          <table:table-cell office:value-type="float" office:value="1592" calcext:value-type="float">
            <text:p>1592</text:p>
          </table:table-cell>
          <table:table-cell office:value-type="float" office:value="16501" calcext:value-type="float">
            <text:p>16501</text:p>
          </table:table-cell>
          <table:table-cell office:value-type="float" office:value="1000" calcext:value-type="float">
            <text:p>1000</text:p>
          </table:table-cell>
          <table:table-cell office:value-type="float" office:value="16.501" calcext:value-type="float">
            <text:p>16.50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92" calcext:value-type="float">
            <text:p>0.00016292</text:p>
          </table:table-cell>
          <table:table-cell office:value-type="float" office:value="0.000153428" calcext:value-type="float">
            <text:p>0.000153428</text:p>
          </table:table-cell>
          <table:table-cell office:value-type="float" office:value="0.000197406" calcext:value-type="float">
            <text:p>0.000197406</text:p>
          </table:table-cell>
          <table:table-cell office:value-type="float" office:value="1612628" calcext:value-type="float">
            <text:p>1612628</text:p>
          </table:table-cell>
          <table:table-cell office:value-type="float" office:value="1000" calcext:value-type="float">
            <text:p>1000</text:p>
          </table:table-cell>
          <table:table-cell office:value-type="float" office:value="1612.63" calcext:value-type="float">
            <text:p>1612.63</text:p>
          </table:table-cell>
          <table:table-cell office:value-type="float" office:value="1537" calcext:value-type="float">
            <text:p>1537</text:p>
          </table:table-cell>
          <table:table-cell office:value-type="float" office:value="1682" calcext:value-type="float">
            <text:p>1682</text:p>
          </table:table-cell>
          <table:table-cell office:value-type="float" office:value="19637" calcext:value-type="float">
            <text:p>19637</text:p>
          </table:table-cell>
          <table:table-cell office:value-type="float" office:value="1000" calcext:value-type="float">
            <text:p>1000</text:p>
          </table:table-cell>
          <table:table-cell office:value-type="float" office:value="19.637" calcext:value-type="float">
            <text:p>19.63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0.167801" calcext:value-type="float">
            <text:p>0.1678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7801" calcext:value-type="float">
            <text:p>0.000167801</text:p>
          </table:table-cell>
          <table:table-cell office:value-type="float" office:value="0.000161045" calcext:value-type="float">
            <text:p>0.000161045</text:p>
          </table:table-cell>
          <table:table-cell office:value-type="float" office:value="0.000200121" calcext:value-type="float">
            <text:p>0.000200121</text:p>
          </table:table-cell>
          <table:table-cell office:value-type="float" office:value="1727573" calcext:value-type="float">
            <text:p>1727573</text:p>
          </table:table-cell>
          <table:table-cell office:value-type="float" office:value="1000" calcext:value-type="float">
            <text:p>1000</text:p>
          </table:table-cell>
          <table:table-cell office:value-type="float" office:value="1727.57" calcext:value-type="float">
            <text:p>1727.57</text:p>
          </table:table-cell>
          <table:table-cell office:value-type="float" office:value="1644" calcext:value-type="float">
            <text:p>1644</text:p>
          </table:table-cell>
          <table:table-cell office:value-type="float" office:value="1828" calcext:value-type="float">
            <text:p>1828</text:p>
          </table:table-cell>
          <table:table-cell office:value-type="float" office:value="24076" calcext:value-type="float">
            <text:p>24076</text:p>
          </table:table-cell>
          <table:table-cell office:value-type="float" office:value="1000" calcext:value-type="float">
            <text:p>1000</text:p>
          </table:table-cell>
          <table:table-cell office:value-type="float" office:value="24.076" calcext:value-type="float">
            <text:p>24.07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42234" calcext:value-type="float">
            <text:p>0.1422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234" calcext:value-type="float">
            <text:p>0.000142234</text:p>
          </table:table-cell>
          <table:table-cell office:value-type="float" office:value="0.000136763" calcext:value-type="float">
            <text:p>0.000136763</text:p>
          </table:table-cell>
          <table:table-cell office:value-type="float" office:value="0.000164451" calcext:value-type="float">
            <text:p>0.000164451</text:p>
          </table:table-cell>
          <table:table-cell office:value-type="float" office:value="1286962" calcext:value-type="float">
            <text:p>1286962</text:p>
          </table:table-cell>
          <table:table-cell office:value-type="float" office:value="1000" calcext:value-type="float">
            <text:p>1000</text:p>
          </table:table-cell>
          <table:table-cell office:value-type="float" office:value="1286.96" calcext:value-type="float">
            <text:p>1286.96</text:p>
          </table:table-cell>
          <table:table-cell office:value-type="float" office:value="1269" calcext:value-type="float">
            <text:p>1269</text:p>
          </table:table-cell>
          <table:table-cell office:value-type="float" office:value="1314" calcext:value-type="float">
            <text:p>1314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47507" calcext:value-type="float">
            <text:p>0.1475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507" calcext:value-type="float">
            <text:p>0.000147507</text:p>
          </table:table-cell>
          <table:table-cell office:value-type="float" office:value="0.000141896" calcext:value-type="float">
            <text:p>0.000141896</text:p>
          </table:table-cell>
          <table:table-cell office:value-type="float" office:value="0.000164615" calcext:value-type="float">
            <text:p>0.000164615</text:p>
          </table:table-cell>
          <table:table-cell office:value-type="float" office:value="1331946" calcext:value-type="float">
            <text:p>1331946</text:p>
          </table:table-cell>
          <table:table-cell office:value-type="float" office:value="1000" calcext:value-type="float">
            <text:p>1000</text:p>
          </table:table-cell>
          <table:table-cell office:value-type="float" office:value="1331.95" calcext:value-type="float">
            <text:p>1331.95</text:p>
          </table:table-cell>
          <table:table-cell office:value-type="float" office:value="1306" calcext:value-type="float">
            <text:p>1306</text:p>
          </table:table-cell>
          <table:table-cell office:value-type="float" office:value="1362" calcext:value-type="float">
            <text:p>1362</text:p>
          </table:table-cell>
          <table:table-cell office:value-type="float" office:value="6288" calcext:value-type="float">
            <text:p>6288</text:p>
          </table:table-cell>
          <table:table-cell office:value-type="float" office:value="1000" calcext:value-type="float">
            <text:p>1000</text:p>
          </table:table-cell>
          <table:table-cell office:value-type="float" office:value="6.288" calcext:value-type="float">
            <text:p>6.2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156776" calcext:value-type="float">
            <text:p>0.1567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776" calcext:value-type="float">
            <text:p>0.000156776</text:p>
          </table:table-cell>
          <table:table-cell office:value-type="float" office:value="0.000147723" calcext:value-type="float">
            <text:p>0.000147723</text:p>
          </table:table-cell>
          <table:table-cell office:value-type="float" office:value="0.000170727" calcext:value-type="float">
            <text:p>0.000170727</text:p>
          </table:table-cell>
          <table:table-cell office:value-type="float" office:value="1375177" calcext:value-type="float">
            <text:p>1375177</text:p>
          </table:table-cell>
          <table:table-cell office:value-type="float" office:value="1000" calcext:value-type="float">
            <text:p>1000</text:p>
          </table:table-cell>
          <table:table-cell office:value-type="float" office:value="1375.18" calcext:value-type="float">
            <text:p>1375.18</text:p>
          </table:table-cell>
          <table:table-cell office:value-type="float" office:value="1345" calcext:value-type="float">
            <text:p>1345</text:p>
          </table:table-cell>
          <table:table-cell office:value-type="float" office:value="1423" calcext:value-type="float">
            <text:p>1423</text:p>
          </table:table-cell>
          <table:table-cell office:value-type="float" office:value="8093" calcext:value-type="float">
            <text:p>8093</text:p>
          </table:table-cell>
          <table:table-cell office:value-type="float" office:value="1000" calcext:value-type="float">
            <text:p>1000</text:p>
          </table:table-cell>
          <table:table-cell office:value-type="float" office:value="8.093" calcext:value-type="float">
            <text:p>8.09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161403" calcext:value-type="float">
            <text:p>0.1614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403" calcext:value-type="float">
            <text:p>0.000161403</text:p>
          </table:table-cell>
          <table:table-cell office:value-type="float" office:value="0.000153648" calcext:value-type="float">
            <text:p>0.000153648</text:p>
          </table:table-cell>
          <table:table-cell office:value-type="float" office:value="0.000175746" calcext:value-type="float">
            <text:p>0.000175746</text:p>
          </table:table-cell>
          <table:table-cell office:value-type="float" office:value="1421001" calcext:value-type="float">
            <text:p>1421001</text:p>
          </table:table-cell>
          <table:table-cell office:value-type="float" office:value="1000" calcext:value-type="float">
            <text:p>1000</text:p>
          </table:table-cell>
          <table:table-cell office:value-type="float" office:value="1421" calcext:value-type="float">
            <text:p>1421</text:p>
          </table:table-cell>
          <table:table-cell office:value-type="float" office:value="1375" calcext:value-type="float">
            <text:p>1375</text:p>
          </table:table-cell>
          <table:table-cell office:value-type="float" office:value="1463" calcext:value-type="float">
            <text:p>1463</text:p>
          </table:table-cell>
          <table:table-cell office:value-type="float" office:value="9987" calcext:value-type="float">
            <text:p>9987</text:p>
          </table:table-cell>
          <table:table-cell office:value-type="float" office:value="1000" calcext:value-type="float">
            <text:p>1000</text:p>
          </table:table-cell>
          <table:table-cell office:value-type="float" office:value="9.987" calcext:value-type="float">
            <text:p>9.98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.165231" calcext:value-type="float">
            <text:p>0.1652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231" calcext:value-type="float">
            <text:p>0.000165231</text:p>
          </table:table-cell>
          <table:table-cell office:value-type="float" office:value="0.000158672" calcext:value-type="float">
            <text:p>0.000158672</text:p>
          </table:table-cell>
          <table:table-cell office:value-type="float" office:value="0.000199917" calcext:value-type="float">
            <text:p>0.000199917</text:p>
          </table:table-cell>
          <table:table-cell office:value-type="float" office:value="1469456" calcext:value-type="float">
            <text:p>1469456</text:p>
          </table:table-cell>
          <table:table-cell office:value-type="float" office:value="1000" calcext:value-type="float">
            <text:p>1000</text:p>
          </table:table-cell>
          <table:table-cell office:value-type="float" office:value="1469.46" calcext:value-type="float">
            <text:p>1469.46</text:p>
          </table:table-cell>
          <table:table-cell office:value-type="float" office:value="1414" calcext:value-type="float">
            <text:p>1414</text:p>
          </table:table-cell>
          <table:table-cell office:value-type="float" office:value="1526" calcext:value-type="float">
            <text:p>1526</text:p>
          </table:table-cell>
          <table:table-cell office:value-type="float" office:value="11957" calcext:value-type="float">
            <text:p>11957</text:p>
          </table:table-cell>
          <table:table-cell office:value-type="float" office:value="1000" calcext:value-type="float">
            <text:p>1000</text:p>
          </table:table-cell>
          <table:table-cell office:value-type="float" office:value="11.957" calcext:value-type="float">
            <text:p>11.95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.175525" calcext:value-type="float">
            <text:p>0.175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525" calcext:value-type="float">
            <text:p>0.000175525</text:p>
          </table:table-cell>
          <table:table-cell office:value-type="float" office:value="0.000161136" calcext:value-type="float">
            <text:p>0.000161136</text:p>
          </table:table-cell>
          <table:table-cell office:value-type="float" office:value="0.00020208" calcext:value-type="float">
            <text:p>0.00020208</text:p>
          </table:table-cell>
          <table:table-cell office:value-type="float" office:value="1525549" calcext:value-type="float">
            <text:p>1525549</text:p>
          </table:table-cell>
          <table:table-cell office:value-type="float" office:value="1000" calcext:value-type="float">
            <text:p>1000</text:p>
          </table:table-cell>
          <table:table-cell office:value-type="float" office:value="1525.55" calcext:value-type="float">
            <text:p>1525.55</text:p>
          </table:table-cell>
          <table:table-cell office:value-type="float" office:value="1477" calcext:value-type="float">
            <text:p>1477</text:p>
          </table:table-cell>
          <table:table-cell office:value-type="float" office:value="1606" calcext:value-type="float">
            <text:p>1606</text:p>
          </table:table-cell>
          <table:table-cell office:value-type="float" office:value="14149" calcext:value-type="float">
            <text:p>14149</text:p>
          </table:table-cell>
          <table:table-cell office:value-type="float" office:value="1000" calcext:value-type="float">
            <text:p>1000</text:p>
          </table:table-cell>
          <table:table-cell office:value-type="float" office:value="14.149" calcext:value-type="float">
            <text:p>14.14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.174132" calcext:value-type="float">
            <text:p>0.1741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4132" calcext:value-type="float">
            <text:p>0.000174132</text:p>
          </table:table-cell>
          <table:table-cell office:value-type="float" office:value="0.000155872" calcext:value-type="float">
            <text:p>0.000155872</text:p>
          </table:table-cell>
          <table:table-cell office:value-type="float" office:value="0.000207453" calcext:value-type="float">
            <text:p>0.000207453</text:p>
          </table:table-cell>
          <table:table-cell office:value-type="float" office:value="1591865" calcext:value-type="float">
            <text:p>1591865</text:p>
          </table:table-cell>
          <table:table-cell office:value-type="float" office:value="1000" calcext:value-type="float">
            <text:p>1000</text:p>
          </table:table-cell>
          <table:table-cell office:value-type="float" office:value="1591.87" calcext:value-type="float">
            <text:p>1591.87</text:p>
          </table:table-cell>
          <table:table-cell office:value-type="float" office:value="1530" calcext:value-type="float">
            <text:p>1530</text:p>
          </table:table-cell>
          <table:table-cell office:value-type="float" office:value="1653" calcext:value-type="float">
            <text:p>1653</text:p>
          </table:table-cell>
          <table:table-cell office:value-type="float" office:value="16731" calcext:value-type="float">
            <text:p>16731</text:p>
          </table:table-cell>
          <table:table-cell office:value-type="float" office:value="1000" calcext:value-type="float">
            <text:p>1000</text:p>
          </table:table-cell>
          <table:table-cell office:value-type="float" office:value="16.731" calcext:value-type="float">
            <text:p>16.73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.165368" calcext:value-type="float">
            <text:p>0.1653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368" calcext:value-type="float">
            <text:p>0.000165368</text:p>
          </table:table-cell>
          <table:table-cell office:value-type="float" office:value="0.00015829" calcext:value-type="float">
            <text:p>0.00015829</text:p>
          </table:table-cell>
          <table:table-cell office:value-type="float" office:value="0.000219552" calcext:value-type="float">
            <text:p>0.000219552</text:p>
          </table:table-cell>
          <table:table-cell office:value-type="float" office:value="1679152" calcext:value-type="float">
            <text:p>1679152</text:p>
          </table:table-cell>
          <table:table-cell office:value-type="float" office:value="1000" calcext:value-type="float">
            <text:p>1000</text:p>
          </table:table-cell>
          <table:table-cell office:value-type="float" office:value="1679.15" calcext:value-type="float">
            <text:p>1679.15</text:p>
          </table:table-cell>
          <table:table-cell office:value-type="float" office:value="1600" calcext:value-type="float">
            <text:p>1600</text:p>
          </table:table-cell>
          <table:table-cell office:value-type="float" office:value="1761" calcext:value-type="float">
            <text:p>1761</text:p>
          </table:table-cell>
          <table:table-cell office:value-type="float" office:value="19990" calcext:value-type="float">
            <text:p>19990</text:p>
          </table:table-cell>
          <table:table-cell office:value-type="float" office:value="1000" calcext:value-type="float">
            <text:p>1000</text:p>
          </table:table-cell>
          <table:table-cell office:value-type="float" office:value="19.99" calcext:value-type="float">
            <text:p>19.9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.169673" calcext:value-type="float">
            <text:p>0.1696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673" calcext:value-type="float">
            <text:p>0.000169673</text:p>
          </table:table-cell>
          <table:table-cell office:value-type="float" office:value="0.000162753" calcext:value-type="float">
            <text:p>0.000162753</text:p>
          </table:table-cell>
          <table:table-cell office:value-type="float" office:value="0.000210829" calcext:value-type="float">
            <text:p>0.000210829</text:p>
          </table:table-cell>
          <table:table-cell office:value-type="float" office:value="1797023" calcext:value-type="float">
            <text:p>1797023</text:p>
          </table:table-cell>
          <table:table-cell office:value-type="float" office:value="1000" calcext:value-type="float">
            <text:p>1000</text:p>
          </table:table-cell>
          <table:table-cell office:value-type="float" office:value="1797.02" calcext:value-type="float">
            <text:p>1797.02</text:p>
          </table:table-cell>
          <table:table-cell office:value-type="float" office:value="1720" calcext:value-type="float">
            <text:p>1720</text:p>
          </table:table-cell>
          <table:table-cell office:value-type="float" office:value="1894" calcext:value-type="float">
            <text:p>1894</text:p>
          </table:table-cell>
          <table:table-cell office:value-type="float" office:value="24482" calcext:value-type="float">
            <text:p>24482</text:p>
          </table:table-cell>
          <table:table-cell office:value-type="float" office:value="1000" calcext:value-type="float">
            <text:p>1000</text:p>
          </table:table-cell>
          <table:table-cell office:value-type="float" office:value="24.482" calcext:value-type="float">
            <text:p>24.48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data" table:style-name="ta1">
        <table:table-column table:style-name="co1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L$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L$1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L$10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L$10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L$10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L$1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L$10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L$10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L$10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L$10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L$10]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L$10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L$10]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L$10]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L$10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L$10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L$10]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L$10]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L$10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L$10]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L$10]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L$10]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L$10]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L$10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L$10]"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L$10]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summary_31.$L$10]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summary_32.$L$10]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summary_33.$L$10]"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summary_34.$L$10]"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summary_35.$L$10]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summary_36.$L$10]"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summary_37.$L$10]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summary_38.$L$10]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summary_39.$L$10]"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L$10]"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summary_41.$L$10]"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summary_42.$L$10]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summary_43.$L$10]"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summary_44.$L$10]"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summary_45.$L$10]"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summary_46.$L$10]"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summary_47.$L$10]"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summary_48.$L$10]"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summary_49.$L$10]"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L$10]" office:value-type="float" office:value="1894" calcext:value-type="float">
            <text:p>1894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J2:summary_5.J10 summary_5.B2:summary_5.B10 summary_10.J2:summary_10.J10 summary_10.B2:summary_10.B10 summary_15.J2:summary_15.J10 summary_15.B2:summary_15.B10 summary_20.J2:summary_20.J10 summary_20.B2:summary_20.B10 summary_25.J2:summary_25.J10 summary_25.B2:summary_25.B10 summary_30.J2:summary_30.J10 summary_30.B2:summary_30.B10 summary_35.J2:summary_35.J10 summary_35.B2:summary_35.B10 summary_40.J2:summary_40.J10 summary_40.B2:summary_40.B10 summary_45.J2:summary_45.J10 summary_45.B2:summary_45.B10 summary_50.J2:summary_50.J10 summary_50.B2:summary_5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3.27pt" svg:y="0pt">
            <draw:object draw:notify-on-update-of-ranges="data.B1:data.B46 data.A1:data.A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22:58:46.793475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2:30:31.494811633</meta:creation-date>
    <meta:generator>LibreOffice/6.2.7.1$Linux_X86_64 LibreOffice_project/20$Build-1</meta:generator>
    <dc:date>2019-12-22T23:19:35.731743595</dc:date>
    <meta:editing-duration>PT32M37S</meta:editing-duration>
    <meta:editing-cycles>8</meta:editing-cycles>
    <meta:document-statistic meta:table-count="48" meta:cell-count="79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J2:summary_5.J10 summary_10.J2:summary_10.J10 summary_15.J2:summary_15.J10 summary_20.J2:summary_20.J10 summary_25.J2:summary_25.J10 summary_30.J2:summary_30.J10 summary_35.J2:summary_35.J10 summary_40.J2:summary_40.J10 summary_45.J2:summary_45.J10 summary_50.J2:summary_50.J10" chart:data-source-has-labels="row" svg:x="1.331cm" svg:y="0.18cm" svg:width="12.185cm" svg:height="7.659cm">
          <chartooo:coordinate-region svg:x="2.138cm" svg:y="0.379cm" svg:width="10.91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926cm" chart:style-name="ch6">
              <text:p>Mean Steps</text:p>
            </chart:title>
            <chart:grid chart:style-name="ch7" chart:class="major"/>
          </chart:axis>
          <chart:series chart:style-name="ch8" chart:values-cell-range-address="summary_5.J2:summary_5.J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J2:summary_10.J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J2:summary_15.J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J2:summary_20.J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J2:summary_25.J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J2:summary_30.J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J2:summary_35.J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J2:summary_40.J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J2:summary_45.J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J2:summary_50.J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0.914">
                <text:p>10.914</text:p>
                <draw:g>
                  <svg:desc>summary_5.J2:summary_5.J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48.665">
                <text:p>48.665</text:p>
                <draw:g>
                  <svg:desc>summary_10.J2:summary_10.J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112.557">
                <text:p>112.557</text:p>
                <draw:g>
                  <svg:desc>summary_15.J2:summary_15.J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202.473">
                <text:p>202.473</text:p>
                <draw:g>
                  <svg:desc>summary_20.J2:summary_20.J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318.613">
                <text:p>318.613</text:p>
                <draw:g>
                  <svg:desc>summary_25.J2:summary_25.J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460.374">
                <text:p>460.374</text:p>
                <draw:g>
                  <svg:desc>summary_30.J2:summary_30.J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628.278">
                <text:p>628.278</text:p>
                <draw:g>
                  <svg:desc>summary_35.J2:summary_35.J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822.057">
                <text:p>822.057</text:p>
                <draw:g>
                  <svg:desc>summary_40.J2:summary_40.J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1041.87">
                <text:p>1041.87</text:p>
                <draw:g>
                  <svg:desc>summary_45.J2:summary_45.J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1286.96">
                <text:p>1286.96</text:p>
                <draw:g>
                  <svg:desc>summary_50.J2:summary_50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.768">
                <text:p>11.768</text:p>
              </table:table-cell>
              <table:table-cell office:value-type="float" office:value="20">
                <text:p>20</text:p>
              </table:table-cell>
              <table:table-cell office:value-type="float" office:value="51.266">
                <text:p>51.266</text:p>
              </table:table-cell>
              <table:table-cell office:value-type="float" office:value="20">
                <text:p>20</text:p>
              </table:table-cell>
              <table:table-cell office:value-type="float" office:value="117.856">
                <text:p>117.856</text:p>
              </table:table-cell>
              <table:table-cell office:value-type="float" office:value="20">
                <text:p>20</text:p>
              </table:table-cell>
              <table:table-cell office:value-type="float" office:value="211.489">
                <text:p>211.489</text:p>
              </table:table-cell>
              <table:table-cell office:value-type="float" office:value="20">
                <text:p>20</text:p>
              </table:table-cell>
              <table:table-cell office:value-type="float" office:value="331.954">
                <text:p>331.954</text:p>
              </table:table-cell>
              <table:table-cell office:value-type="float" office:value="20">
                <text:p>20</text:p>
              </table:table-cell>
              <table:table-cell office:value-type="float" office:value="478.767">
                <text:p>478.767</text:p>
              </table:table-cell>
              <table:table-cell office:value-type="float" office:value="20">
                <text:p>20</text:p>
              </table:table-cell>
              <table:table-cell office:value-type="float" office:value="652.607">
                <text:p>652.607</text:p>
              </table:table-cell>
              <table:table-cell office:value-type="float" office:value="20">
                <text:p>20</text:p>
              </table:table-cell>
              <table:table-cell office:value-type="float" office:value="852.148">
                <text:p>852.148</text:p>
              </table:table-cell>
              <table:table-cell office:value-type="float" office:value="20">
                <text:p>20</text:p>
              </table:table-cell>
              <table:table-cell office:value-type="float" office:value="1078.65">
                <text:p>1078.65</text:p>
              </table:table-cell>
              <table:table-cell office:value-type="float" office:value="20">
                <text:p>20</text:p>
              </table:table-cell>
              <table:table-cell office:value-type="float" office:value="1331.95">
                <text:p>1331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.519">
                <text:p>12.519</text:p>
              </table:table-cell>
              <table:table-cell office:value-type="float" office:value="30">
                <text:p>30</text:p>
              </table:table-cell>
              <table:table-cell office:value-type="float" office:value="53.761">
                <text:p>53.761</text:p>
              </table:table-cell>
              <table:table-cell office:value-type="float" office:value="30">
                <text:p>30</text:p>
              </table:table-cell>
              <table:table-cell office:value-type="float" office:value="122.987">
                <text:p>122.987</text:p>
              </table:table-cell>
              <table:table-cell office:value-type="float" office:value="30">
                <text:p>30</text:p>
              </table:table-cell>
              <table:table-cell office:value-type="float" office:value="220.217">
                <text:p>220.217</text:p>
              </table:table-cell>
              <table:table-cell office:value-type="float" office:value="30">
                <text:p>30</text:p>
              </table:table-cell>
              <table:table-cell office:value-type="float" office:value="344.514">
                <text:p>344.514</text:p>
              </table:table-cell>
              <table:table-cell office:value-type="float" office:value="30">
                <text:p>30</text:p>
              </table:table-cell>
              <table:table-cell office:value-type="float" office:value="496.37">
                <text:p>496.37</text:p>
              </table:table-cell>
              <table:table-cell office:value-type="float" office:value="30">
                <text:p>30</text:p>
              </table:table-cell>
              <table:table-cell office:value-type="float" office:value="675.309">
                <text:p>675.309</text:p>
              </table:table-cell>
              <table:table-cell office:value-type="float" office:value="30">
                <text:p>30</text:p>
              </table:table-cell>
              <table:table-cell office:value-type="float" office:value="881.55">
                <text:p>881.55</text:p>
              </table:table-cell>
              <table:table-cell office:value-type="float" office:value="30">
                <text:p>30</text:p>
              </table:table-cell>
              <table:table-cell office:value-type="float" office:value="1114.83">
                <text:p>1114.83</text:p>
              </table:table-cell>
              <table:table-cell office:value-type="float" office:value="30">
                <text:p>30</text:p>
              </table:table-cell>
              <table:table-cell office:value-type="float" office:value="1375.18">
                <text:p>1375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346">
                <text:p>13.346</text:p>
              </table:table-cell>
              <table:table-cell office:value-type="float" office:value="40">
                <text:p>40</text:p>
              </table:table-cell>
              <table:table-cell office:value-type="float" office:value="56.32">
                <text:p>56.32</text:p>
              </table:table-cell>
              <table:table-cell office:value-type="float" office:value="40">
                <text:p>40</text:p>
              </table:table-cell>
              <table:table-cell office:value-type="float" office:value="128.382">
                <text:p>128.382</text:p>
              </table:table-cell>
              <table:table-cell office:value-type="float" office:value="40">
                <text:p>40</text:p>
              </table:table-cell>
              <table:table-cell office:value-type="float" office:value="228.682">
                <text:p>228.682</text:p>
              </table:table-cell>
              <table:table-cell office:value-type="float" office:value="40">
                <text:p>40</text:p>
              </table:table-cell>
              <table:table-cell office:value-type="float" office:value="357.883">
                <text:p>357.883</text:p>
              </table:table-cell>
              <table:table-cell office:value-type="float" office:value="40">
                <text:p>40</text:p>
              </table:table-cell>
              <table:table-cell office:value-type="float" office:value="514.337">
                <text:p>514.337</text:p>
              </table:table-cell>
              <table:table-cell office:value-type="float" office:value="40">
                <text:p>40</text:p>
              </table:table-cell>
              <table:table-cell office:value-type="float" office:value="699.219">
                <text:p>699.219</text:p>
              </table:table-cell>
              <table:table-cell office:value-type="float" office:value="40">
                <text:p>40</text:p>
              </table:table-cell>
              <table:table-cell office:value-type="float" office:value="912.053">
                <text:p>912.053</text:p>
              </table:table-cell>
              <table:table-cell office:value-type="float" office:value="40">
                <text:p>40</text:p>
              </table:table-cell>
              <table:table-cell office:value-type="float" office:value="1152.66">
                <text:p>1152.66</text:p>
              </table:table-cell>
              <table:table-cell office:value-type="float" office:value="40">
                <text:p>40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4.058">
                <text:p>14.058</text:p>
              </table:table-cell>
              <table:table-cell office:value-type="float" office:value="50">
                <text:p>50</text:p>
              </table:table-cell>
              <table:table-cell office:value-type="float" office:value="59.189">
                <text:p>59.189</text:p>
              </table:table-cell>
              <table:table-cell office:value-type="float" office:value="50">
                <text:p>50</text:p>
              </table:table-cell>
              <table:table-cell office:value-type="float" office:value="133.763">
                <text:p>133.763</text:p>
              </table:table-cell>
              <table:table-cell office:value-type="float" office:value="50">
                <text:p>50</text:p>
              </table:table-cell>
              <table:table-cell office:value-type="float" office:value="238.331">
                <text:p>238.331</text:p>
              </table:table-cell>
              <table:table-cell office:value-type="float" office:value="50">
                <text:p>50</text:p>
              </table:table-cell>
              <table:table-cell office:value-type="float" office:value="371.736">
                <text:p>371.736</text:p>
              </table:table-cell>
              <table:table-cell office:value-type="float" office:value="50">
                <text:p>50</text:p>
              </table:table-cell>
              <table:table-cell office:value-type="float" office:value="533.77">
                <text:p>533.77</text:p>
              </table:table-cell>
              <table:table-cell office:value-type="float" office:value="50">
                <text:p>50</text:p>
              </table:table-cell>
              <table:table-cell office:value-type="float" office:value="724.813">
                <text:p>724.813</text:p>
              </table:table-cell>
              <table:table-cell office:value-type="float" office:value="50">
                <text:p>50</text:p>
              </table:table-cell>
              <table:table-cell office:value-type="float" office:value="944.316">
                <text:p>944.316</text:p>
              </table:table-cell>
              <table:table-cell office:value-type="float" office:value="50">
                <text:p>50</text:p>
              </table:table-cell>
              <table:table-cell office:value-type="float" office:value="1193">
                <text:p>1193</text:p>
              </table:table-cell>
              <table:table-cell office:value-type="float" office:value="50">
                <text:p>50</text:p>
              </table:table-cell>
              <table:table-cell office:value-type="float" office:value="1469.46">
                <text:p>1469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.116">
                <text:p>15.116</text:p>
              </table:table-cell>
              <table:table-cell office:value-type="float" office:value="60">
                <text:p>60</text:p>
              </table:table-cell>
              <table:table-cell office:value-type="float" office:value="62.022">
                <text:p>62.022</text:p>
              </table:table-cell>
              <table:table-cell office:value-type="float" office:value="60">
                <text:p>60</text:p>
              </table:table-cell>
              <table:table-cell office:value-type="float" office:value="140.517">
                <text:p>140.517</text:p>
              </table:table-cell>
              <table:table-cell office:value-type="float" office:value="60">
                <text:p>60</text:p>
              </table:table-cell>
              <table:table-cell office:value-type="float" office:value="248.51">
                <text:p>248.51</text:p>
              </table:table-cell>
              <table:table-cell office:value-type="float" office:value="60">
                <text:p>60</text:p>
              </table:table-cell>
              <table:table-cell office:value-type="float" office:value="386.606">
                <text:p>386.606</text:p>
              </table:table-cell>
              <table:table-cell office:value-type="float" office:value="60">
                <text:p>60</text:p>
              </table:table-cell>
              <table:table-cell office:value-type="float" office:value="556.349">
                <text:p>556.349</text:p>
              </table:table-cell>
              <table:table-cell office:value-type="float" office:value="60">
                <text:p>60</text:p>
              </table:table-cell>
              <table:table-cell office:value-type="float" office:value="754.283">
                <text:p>754.283</text:p>
              </table:table-cell>
              <table:table-cell office:value-type="float" office:value="60">
                <text:p>60</text:p>
              </table:table-cell>
              <table:table-cell office:value-type="float" office:value="981.038">
                <text:p>981.038</text:p>
              </table:table-cell>
              <table:table-cell office:value-type="float" office:value="60">
                <text:p>60</text:p>
              </table:table-cell>
              <table:table-cell office:value-type="float" office:value="1239.2">
                <text:p>1239.2</text:p>
              </table:table-cell>
              <table:table-cell office:value-type="float" office:value="60">
                <text:p>60</text:p>
              </table:table-cell>
              <table:table-cell office:value-type="float" office:value="1525.55">
                <text:p>1525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.152">
                <text:p>16.152</text:p>
              </table:table-cell>
              <table:table-cell office:value-type="float" office:value="70">
                <text:p>70</text:p>
              </table:table-cell>
              <table:table-cell office:value-type="float" office:value="65.919">
                <text:p>65.919</text:p>
              </table:table-cell>
              <table:table-cell office:value-type="float" office:value="70">
                <text:p>70</text:p>
              </table:table-cell>
              <table:table-cell office:value-type="float" office:value="147.48">
                <text:p>147.48</text:p>
              </table:table-cell>
              <table:table-cell office:value-type="float" office:value="70">
                <text:p>70</text:p>
              </table:table-cell>
              <table:table-cell office:value-type="float" office:value="260.79">
                <text:p>260.79</text:p>
              </table:table-cell>
              <table:table-cell office:value-type="float" office:value="70">
                <text:p>70</text:p>
              </table:table-cell>
              <table:table-cell office:value-type="float" office:value="405.843">
                <text:p>405.843</text:p>
              </table:table-cell>
              <table:table-cell office:value-type="float" office:value="70">
                <text:p>70</text:p>
              </table:table-cell>
              <table:table-cell office:value-type="float" office:value="582.071">
                <text:p>582.071</text:p>
              </table:table-cell>
              <table:table-cell office:value-type="float" office:value="70">
                <text:p>70</text:p>
              </table:table-cell>
              <table:table-cell office:value-type="float" office:value="789.257">
                <text:p>789.257</text:p>
              </table:table-cell>
              <table:table-cell office:value-type="float" office:value="70">
                <text:p>70</text:p>
              </table:table-cell>
              <table:table-cell office:value-type="float" office:value="1026.01">
                <text:p>1026.01</text:p>
              </table:table-cell>
              <table:table-cell office:value-type="float" office:value="70">
                <text:p>70</text:p>
              </table:table-cell>
              <table:table-cell office:value-type="float" office:value="1294.53">
                <text:p>1294.53</text:p>
              </table:table-cell>
              <table:table-cell office:value-type="float" office:value="70">
                <text:p>70</text:p>
              </table:table-cell>
              <table:table-cell office:value-type="float" office:value="1591.87">
                <text:p>159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7.458">
                <text:p>17.458</text:p>
              </table:table-cell>
              <table:table-cell office:value-type="float" office:value="80">
                <text:p>80</text:p>
              </table:table-cell>
              <table:table-cell office:value-type="float" office:value="71.325">
                <text:p>71.325</text:p>
              </table:table-cell>
              <table:table-cell office:value-type="float" office:value="80">
                <text:p>80</text:p>
              </table:table-cell>
              <table:table-cell office:value-type="float" office:value="157.261">
                <text:p>157.261</text:p>
              </table:table-cell>
              <table:table-cell office:value-type="float" office:value="80">
                <text:p>80</text:p>
              </table:table-cell>
              <table:table-cell office:value-type="float" office:value="276.864">
                <text:p>276.864</text:p>
              </table:table-cell>
              <table:table-cell office:value-type="float" office:value="80">
                <text:p>80</text:p>
              </table:table-cell>
              <table:table-cell office:value-type="float" office:value="428.72">
                <text:p>428.72</text:p>
              </table:table-cell>
              <table:table-cell office:value-type="float" office:value="80">
                <text:p>80</text:p>
              </table:table-cell>
              <table:table-cell office:value-type="float" office:value="614.609">
                <text:p>614.609</text:p>
              </table:table-cell>
              <table:table-cell office:value-type="float" office:value="80">
                <text:p>80</text:p>
              </table:table-cell>
              <table:table-cell office:value-type="float" office:value="832.151">
                <text:p>832.151</text:p>
              </table:table-cell>
              <table:table-cell office:value-type="float" office:value="80">
                <text:p>80</text:p>
              </table:table-cell>
              <table:table-cell office:value-type="float" office:value="1082.67">
                <text:p>1082.67</text:p>
              </table:table-cell>
              <table:table-cell office:value-type="float" office:value="80">
                <text:p>80</text:p>
              </table:table-cell>
              <table:table-cell office:value-type="float" office:value="1365.5">
                <text:p>1365.5</text:p>
              </table:table-cell>
              <table:table-cell office:value-type="float" office:value="80">
                <text:p>80</text:p>
              </table:table-cell>
              <table:table-cell office:value-type="float" office:value="1679.15">
                <text:p>1679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8.747">
                <text:p>18.747</text:p>
              </table:table-cell>
              <table:table-cell office:value-type="float" office:value="90">
                <text:p>90</text:p>
              </table:table-cell>
              <table:table-cell office:value-type="float" office:value="80.421">
                <text:p>80.421</text:p>
              </table:table-cell>
              <table:table-cell office:value-type="float" office:value="90">
                <text:p>90</text:p>
              </table:table-cell>
              <table:table-cell office:value-type="float" office:value="177.71">
                <text:p>177.71</text:p>
              </table:table-cell>
              <table:table-cell office:value-type="float" office:value="90">
                <text:p>90</text:p>
              </table:table-cell>
              <table:table-cell office:value-type="float" office:value="308.014">
                <text:p>308.014</text:p>
              </table:table-cell>
              <table:table-cell office:value-type="float" office:value="90">
                <text:p>90</text:p>
              </table:table-cell>
              <table:table-cell office:value-type="float" office:value="471.326">
                <text:p>471.326</text:p>
              </table:table-cell>
              <table:table-cell office:value-type="float" office:value="90">
                <text:p>90</text:p>
              </table:table-cell>
              <table:table-cell office:value-type="float" office:value="668.569">
                <text:p>668.569</text:p>
              </table:table-cell>
              <table:table-cell office:value-type="float" office:value="90">
                <text:p>90</text:p>
              </table:table-cell>
              <table:table-cell office:value-type="float" office:value="898.517">
                <text:p>898.517</text:p>
              </table:table-cell>
              <table:table-cell office:value-type="float" office:value="90">
                <text:p>90</text:p>
              </table:table-cell>
              <table:table-cell office:value-type="float" office:value="1164.15">
                <text:p>1164.15</text:p>
              </table:table-cell>
              <table:table-cell office:value-type="float" office:value="90">
                <text:p>90</text:p>
              </table:table-cell>
              <table:table-cell office:value-type="float" office:value="1462.68">
                <text:p>1462.68</text:p>
              </table:table-cell>
              <table:table-cell office:value-type="float" office:value="90">
                <text:p>90</text:p>
              </table:table-cell>
              <table:table-cell office:value-type="float" office:value="1797.02">
                <text:p>1797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64cm" svg:y="0.316cm" chart:style-name="ch2">
          <text:p>steps=0.6170n^2+7.9504n-46.5978</text:p>
        </chart:title>
        <chart:legend chart:legend-position="end" svg:x="11.825cm" svg:y="3.952cm" style:legend-expansion="high" chart:style-name="ch3"/>
        <chart:plot-area chart:style-name="ch4" table:cell-range-address="data.A1:data.B46" chart:data-source-has-labels="row" svg:x="1.331cm" svg:y="1.275cm" svg:width="10.174cm" svg:height="6.564cm">
          <chartooo:coordinate-region svg:x="2.138cm" svg:y="1.474cm" svg:width="8.996cm" svg:height="5.718cm"/>
          <chart:axis chart:dimension="x" chart:name="primary-x" chart:style-name="ch5">
            <chart:title svg:x="5.951cm" svg:y="8.019cm" chart:style-name="ch6">
              <text:p>Order</text:p>
            </chart:title>
          </chart:axis>
          <chart:axis chart:dimension="y" chart:name="primary-y" chart:style-name="ch5">
            <chart:title svg:x="0.451cm" svg:y="5.368cm" chart:style-name="ch7">
              <text:p>Max Steps</text:p>
            </chart:title>
            <chart:grid chart:style-name="ch8" chart:class="major"/>
          </chart:axis>
          <chart:series chart:style-name="ch9" chart:values-cell-range-address="data.B1:data.B46" loext:label-string="&quot;P=90&quot;" chart:class="chart:scatter">
            <chart:domain table:cell-range-address="data.A1:data.A46"/>
            <chart:regression-curve chart:style-name="ch1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46</svg:desc>
                </draw:g>
              </table:table-cell>
              <table:table-cell office:value-type="float" office:value="20">
                <text:p>20</text:p>
                <draw:g>
                  <svg:desc>data.B1:data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894">
                <text:p>1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